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82869787" calcext:value-type="float">
            <text:p>0.04828697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65281348" calcext:value-type="float">
            <text:p>0.09652813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447270213" calcext:value-type="float">
            <text:p>0.14472702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928854539" calcext:value-type="float">
            <text:p>0.19288545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10018511" calcext:value-type="float">
            <text:p>0.24100185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890703262" calcext:value-type="float">
            <text:p>0.28907032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370807589" calcext:value-type="float">
            <text:p>0.33708075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85019844" calcext:value-type="float">
            <text:p>0.3850198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328727021" calcext:value-type="float">
            <text:p>0.43287270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806246099" calcext:value-type="float">
            <text:p>0.48062460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5282622837" calcext:value-type="float">
            <text:p>0.528262283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757743546" calcext:value-type="float">
            <text:p>0.575774354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23151078" calcext:value-type="float">
            <text:p>0.62315107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703835957" calcext:value-type="float">
            <text:p>0.670383595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174633121" calcext:value-type="float">
            <text:p>0.71746331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643820142" calcext:value-type="float">
            <text:p>0.764382014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8111330213" calcext:value-type="float">
            <text:p>0.811133021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577131986" calcext:value-type="float">
            <text:p>0.85771319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041253546" calcext:value-type="float">
            <text:p>0.904125354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503800638" calcext:value-type="float">
            <text:p>0.950380063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64961135" calcext:value-type="float">
            <text:p>0.996496113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0424990142" calcext:value-type="float">
            <text:p>1.042499014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0884176241" calcext:value-type="float">
            <text:p>1.088417624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1342795177" calcext:value-type="float">
            <text:p>1.134279517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1801060851" calcext:value-type="float">
            <text:p>1.180106085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2259085106" calcext:value-type="float">
            <text:p>1.22590851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2716854184" calcext:value-type="float">
            <text:p>1.271685418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3174224468" calcext:value-type="float">
            <text:p>1.317422446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3630935106" calcext:value-type="float">
            <text:p>1.36309351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086632057" calcext:value-type="float">
            <text:p>1.408663205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4540897872" calcext:value-type="float">
            <text:p>1.454089787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993284752" calcext:value-type="float">
            <text:p>1.49932847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5443351773" calcext:value-type="float">
            <text:p>1.544335177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5890709433" calcext:value-type="float">
            <text:p>1.58907094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633507227" calcext:value-type="float">
            <text:p>1.63350722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6776316312" calcext:value-type="float">
            <text:p>1.67763163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7214529787" calcext:value-type="float">
            <text:p>1.721452978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7650041915" calcext:value-type="float">
            <text:p>1.76500419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8083412482" calcext:value-type="float">
            <text:p>1.808341248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8515374397" calcext:value-type="float">
            <text:p>1.851537439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8946731844" calcext:value-type="float">
            <text:p>1.894673184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9378231915" calcext:value-type="float">
            <text:p>1.937823191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9810435674" calcext:value-type="float">
            <text:p>1.981043567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0243615035" calcext:value-type="float">
            <text:p>2.024361503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0677691418" calcext:value-type="float">
            <text:p>2.067769141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1112218227" calcext:value-type="float">
            <text:p>2.111221822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1546389433" calcext:value-type="float">
            <text:p>2.15463894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1979028085" calcext:value-type="float">
            <text:p>2.19790280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2408436028" calcext:value-type="float">
            <text:p>2.240843602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2831661135" calcext:value-type="float">
            <text:p>2.283166113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3240326596" calcext:value-type="float">
            <text:p>2.324032659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3521272837" calcext:value-type="float">
            <text:p>2.352127283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400059695" calcext:value-type="float">
            <text:p>2.40005969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4451800567" calcext:value-type="float">
            <text:p>2.445180056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4894401489" calcext:value-type="float">
            <text:p>2.489440148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5332810071" calcext:value-type="float">
            <text:p>2.53328100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5769022057" calcext:value-type="float">
            <text:p>2.57690220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6204214752" calcext:value-type="float">
            <text:p>2.620421475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6639129007" calcext:value-type="float">
            <text:p>2.66391290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7074213121" calcext:value-type="float">
            <text:p>2.707421312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7509722766" calcext:value-type="float">
            <text:p>2.750972276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7945818085" calcext:value-type="float">
            <text:p>2.794581808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8382655106" calcext:value-type="float">
            <text:p>2.838265510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8820453333" calcext:value-type="float">
            <text:p>2.882045333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9259522411" calcext:value-type="float">
            <text:p>2.925952241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9700241277" calcext:value-type="float">
            <text:p>2.970024127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.0142998227" calcext:value-type="float">
            <text:p>3.014299822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0588111844" calcext:value-type="float">
            <text:p>3.058811184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.1035759929" calcext:value-type="float">
            <text:p>3.103575992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1485938014" calcext:value-type="float">
            <text:p>3.148593801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1938459291" calcext:value-type="float">
            <text:p>3.193845929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2392994184" calcext:value-type="float">
            <text:p>3.239299418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.2849135816" calcext:value-type="float">
            <text:p>3.284913581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.3306474894" calcext:value-type="float">
            <text:p>3.330647489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.3764665248" calcext:value-type="float">
            <text:p>3.376466524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4223467943" calcext:value-type="float">
            <text:p>3.422346794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4682767021" calcext:value-type="float">
            <text:p>3.468276702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.5142558298" calcext:value-type="float">
            <text:p>3.514255829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5602917163" calcext:value-type="float">
            <text:p>3.560291716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6063956809" calcext:value-type="float">
            <text:p>3.606395680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6525788582" calcext:value-type="float">
            <text:p>3.652578858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.6988495745" calcext:value-type="float">
            <text:p>3.698849574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7452125957" calcext:value-type="float">
            <text:p>3.745212595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7916703759" calcext:value-type="float">
            <text:p>3.791670375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8382255106" calcext:value-type="float">
            <text:p>3.838225510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8848833972" calcext:value-type="float">
            <text:p>3.884883397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931653773" calcext:value-type="float">
            <text:p>3.93165377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9785503262" calcext:value-type="float">
            <text:p>3.978550326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.0255881418" calcext:value-type="float">
            <text:p>4.025588141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.0727796525" calcext:value-type="float">
            <text:p>4.072779652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.120130383" calcext:value-type="float">
            <text:p>4.12013038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.1676359645" calcext:value-type="float">
            <text:p>4.167635964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.2152815319" calcext:value-type="float">
            <text:p>4.215281531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2630439078" calcext:value-type="float">
            <text:p>4.263043907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.310896078" calcext:value-type="float">
            <text:p>4.3108960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3588127376" calcext:value-type="float">
            <text:p>4.358812737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.4067754326" calcext:value-type="float">
            <text:p>4.406775432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.4547758723" calcext:value-type="float">
            <text:p>4.454775872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.5028165887" calcext:value-type="float">
            <text:p>4.502816588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5509088369" calcext:value-type="float">
            <text:p>4.550908836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.5990684113" calcext:value-type="float">
            <text:p>4.599068411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.6473105957" calcext:value-type="float">
            <text:p>4.647310595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.6956455106" calcext:value-type="float">
            <text:p>4.695645510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7440750213" calcext:value-type="float">
            <text:p>4.744075021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.7925917021" calcext:value-type="float">
            <text:p>4.792591702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.8411798652" calcext:value-type="float">
            <text:p>4.841179865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.889818078" calcext:value-type="float">
            <text:p>4.88981807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.9384824965" calcext:value-type="float">
            <text:p>4.938482496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.9871501986" calcext:value-type="float">
            <text:p>4.987150198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.0358019574" calcext:value-type="float">
            <text:p>5.035801957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.0844240284" calcext:value-type="float">
            <text:p>5.084424028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.1330088227" calcext:value-type="float">
            <text:p>5.133008822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.1815543901" calcext:value-type="float">
            <text:p>5.18155439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.2300628298" calcext:value-type="float">
            <text:p>5.230062829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.278538" calcext:value-type="float">
            <text:p>5.27853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.3269829291" calcext:value-type="float">
            <text:p>5.326982929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.3753975248" calcext:value-type="float">
            <text:p>5.375397524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.4237771844" calcext:value-type="float">
            <text:p>5.423777184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.4721125957" calcext:value-type="float">
            <text:p>5.472112595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5203908652" calcext:value-type="float">
            <text:p>5.520390865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.5685976454" calcext:value-type="float">
            <text:p>5.568597645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.6167196596" calcext:value-type="float">
            <text:p>5.616719659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.664747078" calcext:value-type="float">
            <text:p>5.66474707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.7126750851" calcext:value-type="float">
            <text:p>5.712675085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.7605044184" calcext:value-type="float">
            <text:p>5.760504418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.8082407092" calcext:value-type="float">
            <text:p>5.808240709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.8558928582" calcext:value-type="float">
            <text:p>5.855892858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9034706879" calcext:value-type="float">
            <text:p>5.903470687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.9509823191" calcext:value-type="float">
            <text:p>5.95098231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.9984316809" calcext:value-type="float">
            <text:p>5.998431680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.0458166241" calcext:value-type="float">
            <text:p>6.045816624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.0931281915" calcext:value-type="float">
            <text:p>6.093128191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.1403513191" calcext:value-type="float">
            <text:p>6.140351319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.187467156" calcext:value-type="float">
            <text:p>6.18746715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.2344566312" calcext:value-type="float">
            <text:p>6.234456631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.2813044752" calcext:value-type="float">
            <text:p>6.281304475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.3280025177" calcext:value-type="float">
            <text:p>6.328002517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.3745510213" calcext:value-type="float">
            <text:p>6.374551021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.4209572766" calcext:value-type="float">
            <text:p>6.420957276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.4672314894" calcext:value-type="float">
            <text:p>6.467231489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08464" calcext:value-type="float">
            <text:p>6.808464</text:p>
          </table:table-cell>
          <table:table-cell office:value-type="float" office:value="6.5133809929" calcext:value-type="float">
            <text:p>6.5133809929</text:p>
          </table:table-cell>
          <table:table-cell table:formula="of:=POWER([.C142]-6.75;2)" office:value-type="float" office:value="0.0559885545209898" calcext:value-type="float">
            <text:p>0.0559885545</text:p>
          </table:table-cell>
          <table:table-cell table:formula="of:=SQRT(SUM([.D142:.D241])/100)" office:value-type="float" office:value="0.260556567298538" calcext:value-type="float">
            <text:p>0.26055656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802003" calcext:value-type="float">
            <text:p>6.802003</text:p>
          </table:table-cell>
          <table:table-cell office:value-type="float" office:value="6.5111178156" calcext:value-type="float">
            <text:p>6.5111178156</text:p>
          </table:table-cell>
          <table:table-cell table:formula="of:=POWER([.C143]-6.75;2)" office:value-type="float" office:value="0.0570646980237154" calcext:value-type="float">
            <text:p>0.05706469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96043" calcext:value-type="float">
            <text:p>6.796043</text:p>
          </table:table-cell>
          <table:table-cell office:value-type="float" office:value="6.5087623688" calcext:value-type="float">
            <text:p>6.5087623688</text:p>
          </table:table-cell>
          <table:table-cell table:formula="of:=POWER([.C144]-6.75;2)" office:value-type="float" office:value="0.0581955947069871" calcext:value-type="float">
            <text:p>0.058195594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790339" calcext:value-type="float">
            <text:p>6.790339</text:p>
          </table:table-cell>
          <table:table-cell office:value-type="float" office:value="6.5062883546" calcext:value-type="float">
            <text:p>6.5062883546</text:p>
          </table:table-cell>
          <table:table-cell table:formula="of:=POWER([.C145]-6.75;2)" office:value-type="float" office:value="0.0593953661035755" calcext:value-type="float">
            <text:p>0.059395366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84412" calcext:value-type="float">
            <text:p>6.784412</text:p>
          </table:table-cell>
          <table:table-cell office:value-type="float" office:value="6.5036664043" calcext:value-type="float">
            <text:p>6.5036664043</text:p>
          </table:table-cell>
          <table:table-cell table:formula="of:=POWER([.C146]-6.75;2)" office:value-type="float" office:value="0.0606802403704912" calcext:value-type="float">
            <text:p>0.060680240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77655" calcext:value-type="float">
            <text:p>6.777655</text:p>
          </table:table-cell>
          <table:table-cell office:value-type="float" office:value="6.5008747943" calcext:value-type="float">
            <text:p>6.5008747943</text:p>
          </table:table-cell>
          <table:table-cell table:formula="of:=POWER([.C147]-6.75;2)" office:value-type="float" office:value="0.0620633681150675" calcext:value-type="float">
            <text:p>0.062063368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69471" calcext:value-type="float">
            <text:p>6.769471</text:p>
          </table:table-cell>
          <table:table-cell office:value-type="float" office:value="6.4979104965" calcext:value-type="float">
            <text:p>6.4979104965</text:p>
          </table:table-cell>
          <table:table-cell table:formula="of:=POWER([.C148]-6.75;2)" office:value-type="float" office:value="0.0635491177748764" calcext:value-type="float">
            <text:p>0.063549117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59411" calcext:value-type="float">
            <text:p>6.759411</text:p>
          </table:table-cell>
          <table:table-cell office:value-type="float" office:value="6.4947971773" calcext:value-type="float">
            <text:p>6.4947971773</text:p>
          </table:table-cell>
          <table:table-cell table:formula="of:=POWER([.C149]-6.75;2)" office:value-type="float" office:value="0.0651284807140478" calcext:value-type="float">
            <text:p>0.065128480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747253" calcext:value-type="float">
            <text:p>6.747253</text:p>
          </table:table-cell>
          <table:table-cell office:value-type="float" office:value="6.4915871986" calcext:value-type="float">
            <text:p>6.4915871986</text:p>
          </table:table-cell>
          <table:table-cell table:formula="of:=POWER([.C150]-6.75;2)" office:value-type="float" office:value="0.0667771759273961" calcext:value-type="float">
            <text:p>0.066777175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733019" calcext:value-type="float">
            <text:p>6.733019</text:p>
          </table:table-cell>
          <table:table-cell office:value-type="float" office:value="6.4883561702" calcext:value-type="float">
            <text:p>6.4883561702</text:p>
          </table:table-cell>
          <table:table-cell table:formula="of:=POWER([.C151]-6.75;2)" office:value-type="float" office:value="0.0684574936724112" calcext:value-type="float">
            <text:p>0.068457493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16912" calcext:value-type="float">
            <text:p>6.716912</text:p>
          </table:table-cell>
          <table:table-cell office:value-type="float" office:value="6.485190695" calcext:value-type="float">
            <text:p>6.485190695</text:p>
          </table:table-cell>
          <table:table-cell table:formula="of:=POWER([.C152]-6.75;2)" office:value-type="float" office:value="0.070123968014583" calcext:value-type="float">
            <text:p>0.07012396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699202" calcext:value-type="float">
            <text:p>6.699202</text:p>
          </table:table-cell>
          <table:table-cell office:value-type="float" office:value="6.4821721986" calcext:value-type="float">
            <text:p>6.4821721986</text:p>
          </table:table-cell>
          <table:table-cell table:formula="of:=POWER([.C153]-6.75;2)" office:value-type="float" office:value="0.0717317312027579" calcext:value-type="float">
            <text:p>0.071731731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80118" calcext:value-type="float">
            <text:p>6.680118</text:p>
          </table:table-cell>
          <table:table-cell office:value-type="float" office:value="6.4793610496" calcext:value-type="float">
            <text:p>6.4793610496</text:p>
          </table:table-cell>
          <table:table-cell table:formula="of:=POWER([.C154]-6.75;2)" office:value-type="float" office:value="0.0732454414736139" calcext:value-type="float">
            <text:p>0.073245441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59785" calcext:value-type="float">
            <text:p>6.659785</text:p>
          </table:table-cell>
          <table:table-cell office:value-type="float" office:value="6.4767850638" calcext:value-type="float">
            <text:p>6.4767850638</text:p>
          </table:table-cell>
          <table:table-cell table:formula="of:=POWER([.C155]-6.75;2)" office:value-type="float" office:value="0.0746464013627698" calcext:value-type="float">
            <text:p>0.074646401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63824" calcext:value-type="float">
            <text:p>6.63824</text:p>
          </table:table-cell>
          <table:table-cell office:value-type="float" office:value="6.4744350071" calcext:value-type="float">
            <text:p>6.4744350071</text:p>
          </table:table-cell>
          <table:table-cell table:formula="of:=POWER([.C156]-6.75;2)" office:value-type="float" office:value="0.0759360653119769" calcext:value-type="float">
            <text:p>0.075936065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15537" calcext:value-type="float">
            <text:p>6.615537</text:p>
          </table:table-cell>
          <table:table-cell office:value-type="float" office:value="6.4722675035" calcext:value-type="float">
            <text:p>6.4722675035</text:p>
          </table:table-cell>
          <table:table-cell table:formula="of:=POWER([.C157]-6.75;2)" office:value-type="float" office:value="0.0771353396121223" calcext:value-type="float">
            <text:p>0.077135339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591892" calcext:value-type="float">
            <text:p>6.591892</text:p>
          </table:table-cell>
          <table:table-cell office:value-type="float" office:value="6.4702138582" calcext:value-type="float">
            <text:p>6.4702138582</text:p>
          </table:table-cell>
          <table:table-cell table:formula="of:=POWER([.C158]-6.75;2)" office:value-type="float" office:value="0.0782802851433296" calcext:value-type="float">
            <text:p>0.078280285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567805" calcext:value-type="float">
            <text:p>6.567805</text:p>
          </table:table-cell>
          <table:table-cell office:value-type="float" office:value="6.4681921418" calcext:value-type="float">
            <text:p>6.4681921418</text:p>
          </table:table-cell>
          <table:table-cell table:formula="of:=POWER([.C159]-6.75;2)" office:value-type="float" office:value="0.0794156689432711" calcext:value-type="float">
            <text:p>0.079415668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544114" calcext:value-type="float">
            <text:p>6.544114</text:p>
          </table:table-cell>
          <table:table-cell office:value-type="float" office:value="6.4661200426" calcext:value-type="float">
            <text:p>6.4661200426</text:p>
          </table:table-cell>
          <table:table-cell table:formula="of:=POWER([.C160]-6.75;2)" office:value-type="float" office:value="0.0805878302134258" calcext:value-type="float">
            <text:p>0.080587830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21914" calcext:value-type="float">
            <text:p>6.521914</text:p>
          </table:table-cell>
          <table:table-cell office:value-type="float" office:value="6.4639262624" calcext:value-type="float">
            <text:p>6.4639262624</text:p>
          </table:table-cell>
          <table:table-cell table:formula="of:=POWER([.C161]-6.75;2)" office:value-type="float" office:value="0.0818381833444335" calcext:value-type="float">
            <text:p>0.081838183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02363" calcext:value-type="float">
            <text:p>6.502363</text:p>
          </table:table-cell>
          <table:table-cell office:value-type="float" office:value="6.4615594397" calcext:value-type="float">
            <text:p>6.4615594397</text:p>
          </table:table-cell>
          <table:table-cell table:formula="of:=POWER([.C162]-6.75;2)" office:value-type="float" office:value="0.0831979568261778" calcext:value-type="float">
            <text:p>0.083197956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486409" calcext:value-type="float">
            <text:p>6.486409</text:p>
          </table:table-cell>
          <table:table-cell office:value-type="float" office:value="6.4589938511" calcext:value-type="float">
            <text:p>6.4589938511</text:p>
          </table:table-cell>
          <table:table-cell table:formula="of:=POWER([.C163]-6.75;2)" office:value-type="float" office:value="0.0846845786976091" calcext:value-type="float">
            <text:p>0.084684578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474524" calcext:value-type="float">
            <text:p>6.474524</text:p>
          </table:table-cell>
          <table:table-cell office:value-type="float" office:value="6.4562314681" calcext:value-type="float">
            <text:p>6.4562314681</text:p>
          </table:table-cell>
          <table:table-cell table:formula="of:=POWER([.C164]-6.75;2)" office:value-type="float" office:value="0.0862999503346811" calcext:value-type="float">
            <text:p>0.086299950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466527" calcext:value-type="float">
            <text:p>6.466527</text:p>
          </table:table-cell>
          <table:table-cell office:value-type="float" office:value="6.4532997234" calcext:value-type="float">
            <text:p>6.4532997234</text:p>
          </table:table-cell>
          <table:table-cell table:formula="of:=POWER([.C165]-6.75;2)" office:value-type="float" office:value="0.0880310541345166" calcext:value-type="float">
            <text:p>0.088031054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461546" calcext:value-type="float">
            <text:p>6.461546</text:p>
          </table:table-cell>
          <table:table-cell office:value-type="float" office:value="6.4502437943" calcext:value-type="float">
            <text:p>6.4502437943</text:p>
          </table:table-cell>
          <table:table-cell table:formula="of:=POWER([.C166]-6.75;2)" office:value-type="float" office:value="0.0898537828556605" calcext:value-type="float">
            <text:p>0.089853782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458142" calcext:value-type="float">
            <text:p>6.458142</text:p>
          </table:table-cell>
          <table:table-cell office:value-type="float" office:value="6.4471108865" calcext:value-type="float">
            <text:p>6.4471108865</text:p>
          </table:table-cell>
          <table:table-cell table:formula="of:=POWER([.C167]-6.75;2)" office:value-type="float" office:value="0.0917418150768159" calcext:value-type="float">
            <text:p>0.091741815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454544" calcext:value-type="float">
            <text:p>6.454544</text:p>
          </table:table-cell>
          <table:table-cell office:value-type="float" office:value="6.4439177234" calcext:value-type="float">
            <text:p>6.4439177234</text:p>
          </table:table-cell>
          <table:table-cell table:formula="of:=POWER([.C168]-6.75;2)" office:value-type="float" office:value="0.0936863600486388" calcext:value-type="float">
            <text:p>0.0936863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448921" calcext:value-type="float">
            <text:p>6.448921</text:p>
          </table:table-cell>
          <table:table-cell office:value-type="float" office:value="6.4405539007" calcext:value-type="float">
            <text:p>6.4405539007</text:p>
          </table:table-cell>
          <table:table-cell table:formula="of:=POWER([.C169]-6.75;2)" office:value-type="float" office:value="0.0957568883719853" calcext:value-type="float">
            <text:p>0.095756888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43962" calcext:value-type="float">
            <text:p>6.43962</text:p>
          </table:table-cell>
          <table:table-cell office:value-type="float" office:value="6.436105" calcext:value-type="float">
            <text:p>6.436105</text:p>
          </table:table-cell>
          <table:table-cell table:formula="of:=POWER([.C170]-6.75;2)" office:value-type="float" office:value="0.0985300710250003" calcext:value-type="float">
            <text:p>0.09853007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425327" calcext:value-type="float">
            <text:p>6.425327</text:p>
          </table:table-cell>
          <table:table-cell office:value-type="float" office:value="6.4407439716" calcext:value-type="float">
            <text:p>6.4407439716</text:p>
          </table:table-cell>
          <table:table-cell table:formula="of:=POWER([.C171]-6.75;2)" office:value-type="float" office:value="0.0956392911017417" calcext:value-type="float">
            <text:p>0.095639291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405148" calcext:value-type="float">
            <text:p>6.405148</text:p>
          </table:table-cell>
          <table:table-cell office:value-type="float" office:value="6.4406021915" calcext:value-type="float">
            <text:p>6.4406021915</text:p>
          </table:table-cell>
          <table:table-cell table:formula="of:=POWER([.C172]-6.75;2)" office:value-type="float" office:value="0.0957270039046027" calcext:value-type="float">
            <text:p>0.095727003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78655" calcext:value-type="float">
            <text:p>6.378655</text:p>
          </table:table-cell>
          <table:table-cell office:value-type="float" office:value="6.4401943191" calcext:value-type="float">
            <text:p>6.4401943191</text:p>
          </table:table-cell>
          <table:table-cell table:formula="of:=POWER([.C173]-6.75;2)" office:value-type="float" office:value="0.0959795599179128" calcext:value-type="float">
            <text:p>0.095979559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345945" calcext:value-type="float">
            <text:p>6.345945</text:p>
          </table:table-cell>
          <table:table-cell office:value-type="float" office:value="6.439870922" calcext:value-type="float">
            <text:p>6.439870922</text:p>
          </table:table-cell>
          <table:table-cell table:formula="of:=POWER([.C174]-6.75;2)" office:value-type="float" office:value="0.0961800450211302" calcext:value-type="float">
            <text:p>0.09618004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307743" calcext:value-type="float">
            <text:p>6.307743</text:p>
          </table:table-cell>
          <table:table-cell office:value-type="float" office:value="6.4397145887" calcext:value-type="float">
            <text:p>6.4397145887</text:p>
          </table:table-cell>
          <table:table-cell table:formula="of:=POWER([.C175]-6.75;2)" office:value-type="float" office:value="0.09627703646561" calcext:value-type="float">
            <text:p>0.096277036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265516" calcext:value-type="float">
            <text:p>6.265516</text:p>
          </table:table-cell>
          <table:table-cell office:value-type="float" office:value="6.439738773" calcext:value-type="float">
            <text:p>6.439738773</text:p>
          </table:table-cell>
          <table:table-cell table:formula="of:=POWER([.C176]-6.75;2)" office:value-type="float" office:value="0.0962620289795454" calcext:value-type="float">
            <text:p>0.09626202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221541" calcext:value-type="float">
            <text:p>6.221541</text:p>
          </table:table-cell>
          <table:table-cell office:value-type="float" office:value="6.439929156" calcext:value-type="float">
            <text:p>6.439929156</text:p>
          </table:table-cell>
          <table:table-cell table:formula="of:=POWER([.C177]-6.75;2)" office:value-type="float" office:value="0.0961439282988724" calcext:value-type="float">
            <text:p>0.096143928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17881" calcext:value-type="float">
            <text:p>6.17881</text:p>
          </table:table-cell>
          <table:table-cell office:value-type="float" office:value="6.4402564681" calcext:value-type="float">
            <text:p>6.4402564681</text:p>
          </table:table-cell>
          <table:table-cell table:formula="of:=POWER([.C178]-6.75;2)" office:value-type="float" office:value="0.0959410555538861" calcext:value-type="float">
            <text:p>0.095941055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140721" calcext:value-type="float">
            <text:p>6.140721</text:p>
          </table:table-cell>
          <table:table-cell office:value-type="float" office:value="6.4406821631" calcext:value-type="float">
            <text:p>6.4406821631</text:p>
          </table:table-cell>
          <table:table-cell table:formula="of:=POWER([.C179]-6.75;2)" office:value-type="float" office:value="0.095677524224495" calcext:value-type="float">
            <text:p>0.095677524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110525" calcext:value-type="float">
            <text:p>6.110525</text:p>
          </table:table-cell>
          <table:table-cell office:value-type="float" office:value="6.4411632837" calcext:value-type="float">
            <text:p>6.4411632837</text:p>
          </table:table-cell>
          <table:table-cell table:formula="of:=POWER([.C180]-6.75;2)" office:value-type="float" office:value="0.0953801173349667" calcext:value-type="float">
            <text:p>0.095380117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090663" calcext:value-type="float">
            <text:p>6.090663</text:p>
          </table:table-cell>
          <table:table-cell office:value-type="float" office:value="6.4416591418" calcext:value-type="float">
            <text:p>6.4416591418</text:p>
          </table:table-cell>
          <table:table-cell table:formula="of:=POWER([.C181]-6.75;2)" office:value-type="float" office:value="0.0950740848355126" calcext:value-type="float">
            <text:p>0.095074084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08214" calcext:value-type="float">
            <text:p>6.08214</text:p>
          </table:table-cell>
          <table:table-cell office:value-type="float" office:value="6.4421395106" calcext:value-type="float">
            <text:p>6.4421395106</text:p>
          </table:table-cell>
          <table:table-cell table:formula="of:=POWER([.C182]-6.75;2)" office:value-type="float" office:value="0.0947780809336077" calcext:value-type="float">
            <text:p>0.094778080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084151" calcext:value-type="float">
            <text:p>6.084151</text:p>
          </table:table-cell>
          <table:table-cell office:value-type="float" office:value="6.4425925248" calcext:value-type="float">
            <text:p>6.4425925248</text:p>
          </table:table-cell>
          <table:table-cell table:formula="of:=POWER([.C183]-6.75;2)" office:value-type="float" office:value="0.0944993558088385" calcext:value-type="float">
            <text:p>0.094499355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094073" calcext:value-type="float">
            <text:p>6.094073</text:p>
          </table:table-cell>
          <table:table-cell office:value-type="float" office:value="6.4430295816" calcext:value-type="float">
            <text:p>6.4430295816</text:p>
          </table:table-cell>
          <table:table-cell table:formula="of:=POWER([.C184]-6.75;2)" office:value-type="float" office:value="0.0942308377726709" calcext:value-type="float">
            <text:p>0.094230837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107829" calcext:value-type="float">
            <text:p>6.107829</text:p>
          </table:table-cell>
          <table:table-cell office:value-type="float" office:value="6.4434854043" calcext:value-type="float">
            <text:p>6.4434854043</text:p>
          </table:table-cell>
          <table:table-cell table:formula="of:=POWER([.C185]-6.75;2)" office:value-type="float" office:value="0.0939511973771347" calcext:value-type="float">
            <text:p>0.093951197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120477" calcext:value-type="float">
            <text:p>6.120477</text:p>
          </table:table-cell>
          <table:table-cell office:value-type="float" office:value="6.4440133688" calcext:value-type="float">
            <text:p>6.4440133688</text:p>
          </table:table-cell>
          <table:table-cell table:formula="of:=POWER([.C186]-6.75;2)" office:value-type="float" office:value="0.0936278184731246" calcext:value-type="float">
            <text:p>0.093627818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126828" calcext:value-type="float">
            <text:p>6.126828</text:p>
          </table:table-cell>
          <table:table-cell office:value-type="float" office:value="6.4446785177" calcext:value-type="float">
            <text:p>6.4446785177</text:p>
          </table:table-cell>
          <table:table-cell table:formula="of:=POWER([.C187]-6.75;2)" office:value-type="float" office:value="0.0932212075538693" calcext:value-type="float">
            <text:p>0.093221207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121814" calcext:value-type="float">
            <text:p>6.121814</text:p>
          </table:table-cell>
          <table:table-cell office:value-type="float" office:value="6.445551617" calcext:value-type="float">
            <text:p>6.445551617</text:p>
          </table:table-cell>
          <table:table-cell table:formula="of:=POWER([.C188]-6.75;2)" office:value-type="float" office:value="0.092688817911315" calcext:value-type="float">
            <text:p>0.092688817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100205" calcext:value-type="float">
            <text:p>6.100205</text:p>
          </table:table-cell>
          <table:table-cell office:value-type="float" office:value="6.4467081844" calcext:value-type="float">
            <text:p>6.4467081844</text:p>
          </table:table-cell>
          <table:table-cell table:formula="of:=POWER([.C189]-6.75;2)" office:value-type="float" office:value="0.0919859254099442" calcext:value-type="float">
            <text:p>0.091985925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054652" calcext:value-type="float">
            <text:p>6.054652</text:p>
          </table:table-cell>
          <table:table-cell office:value-type="float" office:value="6.4482366525" calcext:value-type="float">
            <text:p>6.4482366525</text:p>
          </table:table-cell>
          <table:table-cell table:formula="of:=POWER([.C190]-6.75;2)" office:value-type="float" office:value="0.0910611178944056" calcext:value-type="float">
            <text:p>0.091061117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967474" calcext:value-type="float">
            <text:p>5.967474</text:p>
          </table:table-cell>
          <table:table-cell office:value-type="float" office:value="6.4502653475" calcext:value-type="float">
            <text:p>6.4502653475</text:p>
          </table:table-cell>
          <table:table-cell table:formula="of:=POWER([.C191]-6.75;2)" office:value-type="float" office:value="0.0898408619092956" calcext:value-type="float">
            <text:p>0.089840861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762183" calcext:value-type="float">
            <text:p>5.762183</text:p>
          </table:table-cell>
          <table:table-cell office:value-type="float" office:value="6.4530490709" calcext:value-type="float">
            <text:p>6.4530490709</text:p>
          </table:table-cell>
          <table:table-cell table:formula="of:=POWER([.C192]-6.75;2)" office:value-type="float" office:value="0.0881798542933534" calcext:value-type="float">
            <text:p>0.08817985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961342" calcext:value-type="float">
            <text:p>3.961342</text:p>
          </table:table-cell>
          <table:table-cell office:value-type="float" office:value="6.4573974043" calcext:value-type="float">
            <text:p>6.4573974043</text:p>
          </table:table-cell>
          <table:table-cell table:formula="of:=POWER([.C193]-6.75;2)" office:value-type="float" office:value="0.0856162790103777" calcext:value-type="float">
            <text:p>0.08561627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5847" calcext:value-type="float">
            <text:p>6.75847</text:p>
          </table:table-cell>
          <table:table-cell office:value-type="float" office:value="6.4746170355" calcext:value-type="float">
            <text:p>6.4746170355</text:p>
          </table:table-cell>
          <table:table-cell table:formula="of:=POWER([.C194]-6.75;2)" office:value-type="float" office:value="0.0758357771368084" calcext:value-type="float">
            <text:p>0.075835777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361971" calcext:value-type="float">
            <text:p>6.361971</text:p>
          </table:table-cell>
          <table:table-cell office:value-type="float" office:value="6.4721083759" calcext:value-type="float">
            <text:p>6.4721083759</text:p>
          </table:table-cell>
          <table:table-cell table:formula="of:=POWER([.C195]-6.75;2)" office:value-type="float" office:value="0.0772237547449355" calcext:value-type="float">
            <text:p>0.077223754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240673" calcext:value-type="float">
            <text:p>6.240673</text:p>
          </table:table-cell>
          <table:table-cell office:value-type="float" office:value="6.472545844" calcext:value-type="float">
            <text:p>6.472545844</text:p>
          </table:table-cell>
          <table:table-cell table:formula="of:=POWER([.C196]-6.75;2)" office:value-type="float" office:value="0.0769808086816724" calcext:value-type="float">
            <text:p>0.076980808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181561" calcext:value-type="float">
            <text:p>6.181561</text:p>
          </table:table-cell>
          <table:table-cell office:value-type="float" office:value="6.4740080426" calcext:value-type="float">
            <text:p>6.4740080426</text:p>
          </table:table-cell>
          <table:table-cell table:formula="of:=POWER([.C197]-6.75;2)" office:value-type="float" office:value="0.0761715605494832" calcext:value-type="float">
            <text:p>0.076171560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150589" calcext:value-type="float">
            <text:p>6.150589</text:p>
          </table:table-cell>
          <table:table-cell office:value-type="float" office:value="6.4760804184" calcext:value-type="float">
            <text:p>6.4760804184</text:p>
          </table:table-cell>
          <table:table-cell table:formula="of:=POWER([.C198]-6.75;2)" office:value-type="float" office:value="0.0750319371839188" calcext:value-type="float">
            <text:p>0.075031937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136217" calcext:value-type="float">
            <text:p>6.136217</text:p>
          </table:table-cell>
          <table:table-cell office:value-type="float" office:value="6.4785777801" calcext:value-type="float">
            <text:p>6.4785777801</text:p>
          </table:table-cell>
          <table:table-cell table:formula="of:=POWER([.C199]-6.75;2)" office:value-type="float" office:value="0.0736700214554439" calcext:value-type="float">
            <text:p>0.073670021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132291" calcext:value-type="float">
            <text:p>6.132291</text:p>
          </table:table-cell>
          <table:table-cell office:value-type="float" office:value="6.4813801135" calcext:value-type="float">
            <text:p>6.4813801135</text:p>
          </table:table-cell>
          <table:table-cell table:formula="of:=POWER([.C200]-6.75;2)" office:value-type="float" office:value="0.0721566434232728" calcext:value-type="float">
            <text:p>0.072156643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134686" calcext:value-type="float">
            <text:p>6.134686</text:p>
          </table:table-cell>
          <table:table-cell office:value-type="float" office:value="6.4843942128" calcext:value-type="float">
            <text:p>6.4843942128</text:p>
          </table:table-cell>
          <table:table-cell table:formula="of:=POWER([.C201]-6.75;2)" office:value-type="float" office:value="0.0705464341941318" calcext:value-type="float">
            <text:p>0.070546434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140686" calcext:value-type="float">
            <text:p>6.140686</text:p>
          </table:table-cell>
          <table:table-cell office:value-type="float" office:value="6.4875432624" calcext:value-type="float">
            <text:p>6.4875432624</text:p>
          </table:table-cell>
          <table:table-cell table:formula="of:=POWER([.C202]-6.75;2)" office:value-type="float" office:value="0.0688835391116352" calcext:value-type="float">
            <text:p>0.068883539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148944" calcext:value-type="float">
            <text:p>6.148944</text:p>
          </table:table-cell>
          <table:table-cell office:value-type="float" office:value="6.4907636312" calcext:value-type="float">
            <text:p>6.4907636312</text:p>
          </table:table-cell>
          <table:table-cell table:formula="of:=POWER([.C203]-6.75;2)" office:value-type="float" office:value="0.0672034949086096" calcext:value-type="float">
            <text:p>0.067203494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159402" calcext:value-type="float">
            <text:p>6.159402</text:p>
          </table:table-cell>
          <table:table-cell office:value-type="float" office:value="6.4940027589" calcext:value-type="float">
            <text:p>6.4940027589</text:p>
          </table:table-cell>
          <table:table-cell table:formula="of:=POWER([.C204]-6.75;2)" office:value-type="float" office:value="0.0655345874508116" calcext:value-type="float">
            <text:p>0.065534587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172955" calcext:value-type="float">
            <text:p>6.172955</text:p>
          </table:table-cell>
          <table:table-cell office:value-type="float" office:value="6.4972165532" calcext:value-type="float">
            <text:p>6.4972165532</text:p>
          </table:table-cell>
          <table:table-cell table:formula="of:=POWER([.C205]-6.75;2)" office:value-type="float" office:value="0.0638994709760883" calcext:value-type="float">
            <text:p>0.06389947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190874" calcext:value-type="float">
            <text:p>6.190874</text:p>
          </table:table-cell>
          <table:table-cell office:value-type="float" office:value="6.5003664681" calcext:value-type="float">
            <text:p>6.5003664681</text:p>
          </table:table-cell>
          <table:table-cell table:formula="of:=POWER([.C206]-6.75;2)" office:value-type="float" office:value="0.0623169002488682" calcext:value-type="float">
            <text:p>0.062316900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214136" calcext:value-type="float">
            <text:p>6.214136</text:p>
          </table:table-cell>
          <table:table-cell office:value-type="float" office:value="6.5034174539" calcext:value-type="float">
            <text:p>6.5034174539</text:p>
          </table:table-cell>
          <table:table-cell table:formula="of:=POWER([.C207]-6.75;2)" office:value-type="float" office:value="0.0608029520411586" calcext:value-type="float">
            <text:p>0.06080295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242873" calcext:value-type="float">
            <text:p>6.242873</text:p>
          </table:table-cell>
          <table:table-cell office:value-type="float" office:value="6.5063377092" calcext:value-type="float">
            <text:p>6.5063377092</text:p>
          </table:table-cell>
          <table:table-cell table:formula="of:=POWER([.C208]-6.75;2)" office:value-type="float" office:value="0.0593713119579036" calcext:value-type="float">
            <text:p>0.0593713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276102" calcext:value-type="float">
            <text:p>6.276102</text:p>
          </table:table-cell>
          <table:table-cell office:value-type="float" office:value="6.509100773" calcext:value-type="float">
            <text:p>6.509100773</text:p>
          </table:table-cell>
          <table:table-cell table:formula="of:=POWER([.C209]-6.75;2)" office:value-type="float" office:value="0.0580324375691975" calcext:value-type="float">
            <text:p>0.058032437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311838" calcext:value-type="float">
            <text:p>6.311838</text:p>
          </table:table-cell>
          <table:table-cell office:value-type="float" office:value="6.5116895674" calcext:value-type="float">
            <text:p>6.5116895674</text:p>
          </table:table-cell>
          <table:table-cell table:formula="of:=POWER([.C210]-6.75;2)" office:value-type="float" office:value="0.056791862285999" calcext:value-type="float">
            <text:p>0.056791862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347511" calcext:value-type="float">
            <text:p>6.347511</text:p>
          </table:table-cell>
          <table:table-cell office:value-type="float" office:value="6.5141011631" calcext:value-type="float">
            <text:p>6.5141011631</text:p>
          </table:table-cell>
          <table:table-cell table:formula="of:=POWER([.C211]-6.75;2)" office:value-type="float" office:value="0.0556482612507727" calcext:value-type="float">
            <text:p>0.055648261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38055" calcext:value-type="float">
            <text:p>6.38055</text:p>
          </table:table-cell>
          <table:table-cell office:value-type="float" office:value="6.516350766" calcext:value-type="float">
            <text:p>6.516350766</text:p>
          </table:table-cell>
          <table:table-cell table:formula="of:=POWER([.C212]-6.75;2)" office:value-type="float" office:value="0.0545919645487866" calcext:value-type="float">
            <text:p>0.054591964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408942" calcext:value-type="float">
            <text:p>6.408942</text:p>
          </table:table-cell>
          <table:table-cell office:value-type="float" office:value="6.518473383" calcext:value-type="float">
            <text:p>6.518473383</text:p>
          </table:table-cell>
          <table:table-cell table:formula="of:=POWER([.C213]-6.75;2)" office:value-type="float" office:value="0.0536045743794647" calcext:value-type="float">
            <text:p>0.053604574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431597" calcext:value-type="float">
            <text:p>6.431597</text:p>
          </table:table-cell>
          <table:table-cell office:value-type="float" office:value="6.520522078" calcext:value-type="float">
            <text:p>6.520522078</text:p>
          </table:table-cell>
          <table:table-cell table:formula="of:=POWER([.C214]-6.75;2)" office:value-type="float" office:value="0.0526601166854381" calcext:value-type="float">
            <text:p>0.052660116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448481" calcext:value-type="float">
            <text:p>6.448481</text:p>
          </table:table-cell>
          <table:table-cell office:value-type="float" office:value="6.522562617" calcext:value-type="float">
            <text:p>6.522562617</text:p>
          </table:table-cell>
          <table:table-cell table:formula="of:=POWER([.C215]-6.75;2)" office:value-type="float" office:value="0.0517277631858886" calcext:value-type="float">
            <text:p>0.051727763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460484" calcext:value-type="float">
            <text:p>6.460484</text:p>
          </table:table-cell>
          <table:table-cell office:value-type="float" office:value="6.5246647092" calcext:value-type="float">
            <text:p>6.5246647092</text:p>
          </table:table-cell>
          <table:table-cell table:formula="of:=POWER([.C216]-6.75;2)" office:value-type="float" office:value="0.0507759932799207" calcext:value-type="float">
            <text:p>0.050775993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469118" calcext:value-type="float">
            <text:p>6.469118</text:p>
          </table:table-cell>
          <table:table-cell office:value-type="float" office:value="6.5268914326" calcext:value-type="float">
            <text:p>6.5268914326</text:p>
          </table:table-cell>
          <table:table-cell table:formula="of:=POWER([.C217]-6.75;2)" office:value-type="float" office:value="0.0497774328472802" calcext:value-type="float">
            <text:p>0.049777432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476117" calcext:value-type="float">
            <text:p>6.476117</text:p>
          </table:table-cell>
          <table:table-cell office:value-type="float" office:value="6.5292886454" calcext:value-type="float">
            <text:p>6.5292886454</text:p>
          </table:table-cell>
          <table:table-cell table:formula="of:=POWER([.C218]-6.75;2)" office:value-type="float" office:value="0.0487135020493668" calcext:value-type="float">
            <text:p>0.04871350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483057" calcext:value-type="float">
            <text:p>6.483057</text:p>
          </table:table-cell>
          <table:table-cell office:value-type="float" office:value="6.5318769291" calcext:value-type="float">
            <text:p>6.5318769291</text:p>
          </table:table-cell>
          <table:table-cell table:formula="of:=POWER([.C219]-6.75;2)" office:value-type="float" office:value="0.0475776740588464" calcext:value-type="float">
            <text:p>0.047577674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49106" calcext:value-type="float">
            <text:p>6.49106</text:p>
          </table:table-cell>
          <table:table-cell office:value-type="float" office:value="6.5346479078" calcext:value-type="float">
            <text:p>6.5346479078</text:p>
          </table:table-cell>
          <table:table-cell table:formula="of:=POWER([.C220]-6.75;2)" office:value-type="float" office:value="0.0463765236149172" calcext:value-type="float">
            <text:p>0.046376523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500659" calcext:value-type="float">
            <text:p>6.500659</text:p>
          </table:table-cell>
          <table:table-cell office:value-type="float" office:value="6.5375660071" calcext:value-type="float">
            <text:p>6.5375660071</text:p>
          </table:table-cell>
          <table:table-cell table:formula="of:=POWER([.C221]-6.75;2)" office:value-type="float" office:value="0.0451282013394374" calcext:value-type="float">
            <text:p>0.045128201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11828" calcext:value-type="float">
            <text:p>6.511828</text:p>
          </table:table-cell>
          <table:table-cell office:value-type="float" office:value="6.5405752199" calcext:value-type="float">
            <text:p>6.5405752199</text:p>
          </table:table-cell>
          <table:table-cell table:formula="of:=POWER([.C222]-6.75;2)" office:value-type="float" office:value="0.0438587385199334" calcext:value-type="float">
            <text:p>0.043858738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524171" calcext:value-type="float">
            <text:p>6.524171</text:p>
          </table:table-cell>
          <table:table-cell office:value-type="float" office:value="6.5436089929" calcext:value-type="float">
            <text:p>6.5436089929</text:p>
          </table:table-cell>
          <table:table-cell table:formula="of:=POWER([.C223]-6.75;2)" office:value-type="float" office:value="0.0425972478117521" calcext:value-type="float">
            <text:p>0.042597247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537186" calcext:value-type="float">
            <text:p>6.537186</text:p>
          </table:table-cell>
          <table:table-cell office:value-type="float" office:value="6.5466006738" calcext:value-type="float">
            <text:p>6.5466006738</text:p>
          </table:table-cell>
          <table:table-cell table:formula="of:=POWER([.C224]-6.75;2)" office:value-type="float" office:value="0.0413712858986138" calcext:value-type="float">
            <text:p>0.041371285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550547" calcext:value-type="float">
            <text:p>6.550547</text:p>
          </table:table-cell>
          <table:table-cell office:value-type="float" office:value="6.549492" calcext:value-type="float">
            <text:p>6.549492</text:p>
          </table:table-cell>
          <table:table-cell table:formula="of:=POWER([.C225]-6.75;2)" office:value-type="float" office:value="0.0402034580640001" calcext:value-type="float">
            <text:p>0.040203458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564274" calcext:value-type="float">
            <text:p>6.564274</text:p>
          </table:table-cell>
          <table:table-cell office:value-type="float" office:value="6.5522377163" calcext:value-type="float">
            <text:p>6.5522377163</text:p>
          </table:table-cell>
          <table:table-cell table:formula="of:=POWER([.C226]-6.75;2)" office:value-type="float" office:value="0.0391099208542391" calcext:value-type="float">
            <text:p>0.039109920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578762" calcext:value-type="float">
            <text:p>6.578762</text:p>
          </table:table-cell>
          <table:table-cell office:value-type="float" office:value="6.5548061489" calcext:value-type="float">
            <text:p>6.5548061489</text:p>
          </table:table-cell>
          <table:table-cell table:formula="of:=POWER([.C227]-6.75;2)" office:value-type="float" office:value="0.038100639507249" calcext:value-type="float">
            <text:p>0.038100639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94623" calcext:value-type="float">
            <text:p>6.594623</text:p>
          </table:table-cell>
          <table:table-cell office:value-type="float" office:value="6.5571764539" calcext:value-type="float">
            <text:p>6.5571764539</text:p>
          </table:table-cell>
          <table:table-cell table:formula="of:=POWER([.C228]-6.75;2)" office:value-type="float" office:value="0.0371809199305787" calcext:value-type="float">
            <text:p>0.037180919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12414" calcext:value-type="float">
            <text:p>6.612414</text:p>
          </table:table-cell>
          <table:table-cell office:value-type="float" office:value="6.5593346312" calcext:value-type="float">
            <text:p>6.5593346312</text:p>
          </table:table-cell>
          <table:table-cell table:formula="of:=POWER([.C229]-6.75;2)" office:value-type="float" office:value="0.0363532828596398" calcext:value-type="float">
            <text:p>0.03635328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32332" calcext:value-type="float">
            <text:p>6.632332</text:p>
          </table:table-cell>
          <table:table-cell office:value-type="float" office:value="6.5612700851" calcext:value-type="float">
            <text:p>6.5612700851</text:p>
          </table:table-cell>
          <table:table-cell table:formula="of:=POWER([.C230]-6.75;2)" office:value-type="float" office:value="0.0356189807781611" calcext:value-type="float">
            <text:p>0.035618980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54003" calcext:value-type="float">
            <text:p>6.654003</text:p>
          </table:table-cell>
          <table:table-cell office:value-type="float" office:value="6.5629742482" calcext:value-type="float">
            <text:p>6.5629742482</text:p>
          </table:table-cell>
          <table:table-cell table:formula="of:=POWER([.C231]-6.75;2)" office:value-type="float" office:value="0.0349786318363553" calcext:value-type="float">
            <text:p>0.034978631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76453" calcext:value-type="float">
            <text:p>6.676453</text:p>
          </table:table-cell>
          <table:table-cell office:value-type="float" office:value="6.5644414397" calcext:value-type="float">
            <text:p>6.5644414397</text:p>
          </table:table-cell>
          <table:table-cell table:formula="of:=POWER([.C232]-6.75;2)" office:value-type="float" office:value="0.0344319793006086" calcext:value-type="float">
            <text:p>0.034431979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98287" calcext:value-type="float">
            <text:p>6.698287</text:p>
          </table:table-cell>
          <table:table-cell office:value-type="float" office:value="6.5656711206" calcext:value-type="float">
            <text:p>6.5656711206</text:p>
          </table:table-cell>
          <table:table-cell table:formula="of:=POWER([.C233]-6.75;2)" office:value-type="float" office:value="0.0339771357808597" calcext:value-type="float">
            <text:p>0.033977135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18025" calcext:value-type="float">
            <text:p>6.718025</text:p>
          </table:table-cell>
          <table:table-cell office:value-type="float" office:value="6.5666702199" calcext:value-type="float">
            <text:p>6.5666702199</text:p>
          </table:table-cell>
          <table:table-cell table:formula="of:=POWER([.C234]-6.75;2)" office:value-type="float" office:value="0.0336098082715144" calcext:value-type="float">
            <text:p>0.033609808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34495" calcext:value-type="float">
            <text:p>6.734495</text:p>
          </table:table-cell>
          <table:table-cell office:value-type="float" office:value="6.567454078" calcext:value-type="float">
            <text:p>6.567454078</text:p>
          </table:table-cell>
          <table:table-cell table:formula="of:=POWER([.C235]-6.75;2)" office:value-type="float" office:value="0.0333230136388301" calcext:value-type="float">
            <text:p>0.033323013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47156" calcext:value-type="float">
            <text:p>6.747156</text:p>
          </table:table-cell>
          <table:table-cell office:value-type="float" office:value="6.5680453262" calcext:value-type="float">
            <text:p>6.5680453262</text:p>
          </table:table-cell>
          <table:table-cell table:formula="of:=POWER([.C236]-6.75;2)" office:value-type="float" office:value="0.0331075033176644" calcext:value-type="float">
            <text:p>0.033107503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56249" calcext:value-type="float">
            <text:p>6.756249</text:p>
          </table:table-cell>
          <table:table-cell office:value-type="float" office:value="6.5684707801" calcext:value-type="float">
            <text:p>6.5684707801</text:p>
          </table:table-cell>
          <table:table-cell table:formula="of:=POWER([.C237]-6.75;2)" office:value-type="float" office:value="0.0329528576775025" calcext:value-type="float">
            <text:p>0.032952857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6274" calcext:value-type="float">
            <text:p>6.76274</text:p>
          </table:table-cell>
          <table:table-cell office:value-type="float" office:value="6.5687571277" calcext:value-type="float">
            <text:p>6.5687571277</text:p>
          </table:table-cell>
          <table:table-cell table:formula="of:=POWER([.C238]-6.75;2)" office:value-type="float" office:value="0.0328489787595542" calcext:value-type="float">
            <text:p>0.032848978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68062" calcext:value-type="float">
            <text:p>6.768062</text:p>
          </table:table-cell>
          <table:table-cell office:value-type="float" office:value="6.5689265106" calcext:value-type="float">
            <text:p>6.5689265106</text:p>
          </table:table-cell>
          <table:table-cell table:formula="of:=POWER([.C239]-6.75;2)" office:value-type="float" office:value="0.032787608563492" calcext:value-type="float">
            <text:p>0.032787608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73741" calcext:value-type="float">
            <text:p>6.773741</text:p>
          </table:table-cell>
          <table:table-cell office:value-type="float" office:value="6.5689930993" calcext:value-type="float">
            <text:p>6.5689930993</text:p>
          </table:table-cell>
          <table:table-cell table:formula="of:=POWER([.C240]-6.75;2)" office:value-type="float" office:value="0.0327634981010196" calcext:value-type="float">
            <text:p>0.032763498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81007" calcext:value-type="float">
            <text:p>6.781007</text:p>
          </table:table-cell>
          <table:table-cell office:value-type="float" office:value="6.5689613475" calcext:value-type="float">
            <text:p>6.5689613475</text:p>
          </table:table-cell>
          <table:table-cell table:formula="of:=POWER([.C241]-6.75;2)" office:value-type="float" office:value="0.0327749936990157" calcext:value-type="float">
            <text:p>0.032774993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905" calcext:value-type="float">
            <text:p>6.7905</text:p>
          </table:table-cell>
          <table:table-cell office:value-type="float" office:value="6.568826156" calcext:value-type="float">
            <text:p>6.568826156</text:p>
          </table:table-cell>
          <table:table-cell table:formula="of:=POWER([.C242]-6.75;2)" office:value-type="float" office:value="0.0328239617497363" calcext:value-type="float">
            <text:p>0.032823961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02148" calcext:value-type="float">
            <text:p>6.802148</text:p>
          </table:table-cell>
          <table:table-cell office:value-type="float" office:value="6.5685747305" calcext:value-type="float">
            <text:p>6.5685747305</text:p>
          </table:table-cell>
          <table:table-cell table:formula="of:=POWER([.C243]-6.75;2)" office:value-type="float" office:value="0.0329151284131476" calcext:value-type="float">
            <text:p>0.032915128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15223" calcext:value-type="float">
            <text:p>6.815223</text:p>
          </table:table-cell>
          <table:table-cell office:value-type="float" office:value="6.5681895532" calcext:value-type="float">
            <text:p>6.5681895532</text:p>
          </table:table-cell>
          <table:table-cell table:formula="of:=POWER([.C244]-6.75;2)" office:value-type="float" office:value="0.0330550385656157" calcext:value-type="float">
            <text:p>0.033055038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28561" calcext:value-type="float">
            <text:p>6.828561</text:p>
          </table:table-cell>
          <table:table-cell office:value-type="float" office:value="6.5676518794" calcext:value-type="float">
            <text:p>6.5676518794</text:p>
          </table:table-cell>
          <table:table-cell table:formula="of:=POWER([.C245]-6.75;2)" office:value-type="float" office:value="0.0332508370863523" calcext:value-type="float">
            <text:p>0.033250837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40852" calcext:value-type="float">
            <text:p>6.840852</text:p>
          </table:table-cell>
          <table:table-cell office:value-type="float" office:value="6.5669450638" calcext:value-type="float">
            <text:p>6.5669450638</text:p>
          </table:table-cell>
          <table:table-cell table:formula="of:=POWER([.C246]-6.75;2)" office:value-type="float" office:value="0.0335091096671859" calcext:value-type="float">
            <text:p>0.033509109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50931" calcext:value-type="float">
            <text:p>6.850931</text:p>
          </table:table-cell>
          <table:table-cell office:value-type="float" office:value="6.5660572411" calcext:value-type="float">
            <text:p>6.5660572411</text:p>
          </table:table-cell>
          <table:table-cell table:formula="of:=POWER([.C247]-6.75;2)" office:value-type="float" office:value="0.0338349385517435" calcext:value-type="float">
            <text:p>0.033834938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57988" calcext:value-type="float">
            <text:p>6.857988</text:p>
          </table:table-cell>
          <table:table-cell office:value-type="float" office:value="6.5649829504" calcext:value-type="float">
            <text:p>6.5649829504</text:p>
          </table:table-cell>
          <table:table-cell table:formula="of:=POWER([.C248]-6.75;2)" office:value-type="float" office:value="0.0342313086426888" calcext:value-type="float">
            <text:p>0.034231308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861683" calcext:value-type="float">
            <text:p>6.861683</text:p>
          </table:table-cell>
          <table:table-cell office:value-type="float" office:value="6.5637235887" calcext:value-type="float">
            <text:p>6.5637235887</text:p>
          </table:table-cell>
          <table:table-cell table:formula="of:=POWER([.C249]-6.75;2)" office:value-type="float" office:value="0.0346989014068067" calcext:value-type="float">
            <text:p>0.034698901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862146" calcext:value-type="float">
            <text:p>6.862146</text:p>
          </table:table-cell>
          <table:table-cell office:value-type="float" office:value="6.5622866525" calcext:value-type="float">
            <text:p>6.5622866525</text:p>
          </table:table-cell>
          <table:table-cell table:formula="of:=POWER([.C250]-6.75;2)" office:value-type="float" office:value="0.0352363008296557" calcext:value-type="float">
            <text:p>0.03523630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859898" calcext:value-type="float">
            <text:p>6.859898</text:p>
          </table:table-cell>
          <table:table-cell office:value-type="float" office:value="6.5606840142" calcext:value-type="float">
            <text:p>6.5606840142</text:p>
          </table:table-cell>
          <table:table-cell table:formula="of:=POWER([.C251]-6.75;2)" office:value-type="float" office:value="0.035840542479426" calcext:value-type="float">
            <text:p>0.035840542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855712" calcext:value-type="float">
            <text:p>6.855712</text:p>
          </table:table-cell>
          <table:table-cell office:value-type="float" office:value="6.5589296667" calcext:value-type="float">
            <text:p>6.5589296667</text:p>
          </table:table-cell>
          <table:table-cell table:formula="of:=POWER([.C252]-6.75;2)" office:value-type="float" office:value="0.0365078722673731" calcext:value-type="float">
            <text:p>0.036507872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850456" calcext:value-type="float">
            <text:p>6.850456</text:p>
          </table:table-cell>
          <table:table-cell office:value-type="float" office:value="6.5570376383" calcext:value-type="float">
            <text:p>6.5570376383</text:p>
          </table:table-cell>
          <table:table-cell table:formula="of:=POWER([.C253]-6.75;2)" office:value-type="float" office:value="0.0372344730328417" calcext:value-type="float">
            <text:p>0.03723447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844925" calcext:value-type="float">
            <text:p>6.844925</text:p>
          </table:table-cell>
          <table:table-cell office:value-type="float" office:value="6.5550205674" calcext:value-type="float">
            <text:p>6.5550205674</text:p>
          </table:table-cell>
          <table:table-cell table:formula="of:=POWER([.C254]-6.75;2)" office:value-type="float" office:value="0.038016979137018" calcext:value-type="float">
            <text:p>0.038016979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83969" calcext:value-type="float">
            <text:p>6.83969</text:p>
          </table:table-cell>
          <table:table-cell office:value-type="float" office:value="6.5528894894" calcext:value-type="float">
            <text:p>6.5528894894</text:p>
          </table:table-cell>
          <table:table-cell table:formula="of:=POWER([.C255]-6.75;2)" office:value-type="float" office:value="0.0388525533889927" calcext:value-type="float">
            <text:p>0.038852553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834999" calcext:value-type="float">
            <text:p>6.834999</text:p>
          </table:table-cell>
          <table:table-cell office:value-type="float" office:value="6.5506548723" calcext:value-type="float">
            <text:p>6.5506548723</text:p>
          </table:table-cell>
          <table:table-cell table:formula="of:=POWER([.C256]-6.75;2)" office:value-type="float" office:value="0.0397384799377293" calcext:value-type="float">
            <text:p>0.039738479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830735" calcext:value-type="float">
            <text:p>6.830735</text:p>
          </table:table-cell>
          <table:table-cell office:value-type="float" office:value="6.5483284184" calcext:value-type="float">
            <text:p>6.5483284184</text:p>
          </table:table-cell>
          <table:table-cell table:formula="of:=POWER([.C257]-6.75;2)" office:value-type="float" office:value="0.0406714268250456" calcext:value-type="float">
            <text:p>0.040671426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826458" calcext:value-type="float">
            <text:p>6.826458</text:p>
          </table:table-cell>
          <table:table-cell office:value-type="float" office:value="6.5459248865" calcext:value-type="float">
            <text:p>6.5459248865</text:p>
          </table:table-cell>
          <table:table-cell table:formula="of:=POWER([.C258]-6.75;2)" office:value-type="float" office:value="0.0416466519500379" calcext:value-type="float">
            <text:p>0.04164665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821532" calcext:value-type="float">
            <text:p>6.821532</text:p>
          </table:table-cell>
          <table:table-cell office:value-type="float" office:value="6.5434630567" calcext:value-type="float">
            <text:p>6.5434630567</text:p>
          </table:table-cell>
          <table:table-cell table:formula="of:=POWER([.C259]-6.75;2)" office:value-type="float" office:value="0.0426575089477073" calcext:value-type="float">
            <text:p>0.042657508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815293" calcext:value-type="float">
            <text:p>6.815293</text:p>
          </table:table-cell>
          <table:table-cell office:value-type="float" office:value="6.5409651206" calcext:value-type="float">
            <text:p>6.5409651206</text:p>
          </table:table-cell>
          <table:table-cell table:formula="of:=POWER([.C260]-6.75;2)" office:value-type="float" office:value="0.0436955808057725" calcext:value-type="float">
            <text:p>0.043695580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07236" calcext:value-type="float">
            <text:p>6.807236</text:p>
          </table:table-cell>
          <table:table-cell office:value-type="float" office:value="6.538454305" calcext:value-type="float">
            <text:p>6.538454305</text:p>
          </table:table-cell>
          <table:table-cell table:formula="of:=POWER([.C261]-6.75;2)" office:value-type="float" office:value="0.044751581073033" calcext:value-type="float">
            <text:p>0.044751581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97156" calcext:value-type="float">
            <text:p>6.797156</text:p>
          </table:table-cell>
          <table:table-cell office:value-type="float" office:value="6.5359510213" calcext:value-type="float">
            <text:p>6.5359510213</text:p>
          </table:table-cell>
          <table:table-cell table:formula="of:=POWER([.C262]-6.75;2)" office:value-type="float" office:value="0.0458169652825131" calcext:value-type="float">
            <text:p>0.045816965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85204" calcext:value-type="float">
            <text:p>6.785204</text:p>
          </table:table-cell>
          <table:table-cell office:value-type="float" office:value="6.5334684043" calcext:value-type="float">
            <text:p>6.5334684043</text:p>
          </table:table-cell>
          <table:table-cell table:formula="of:=POWER([.C263]-6.75;2)" office:value-type="float" office:value="0.0468859319363884" calcext:value-type="float">
            <text:p>0.046885931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71866" calcext:value-type="float">
            <text:p>6.771866</text:p>
          </table:table-cell>
          <table:table-cell office:value-type="float" office:value="6.5310081915" calcext:value-type="float">
            <text:p>6.5310081915</text:p>
          </table:table-cell>
          <table:table-cell table:formula="of:=POWER([.C264]-6.75;2)" office:value-type="float" office:value="0.0479574121901008" calcext:value-type="float">
            <text:p>0.047957412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57849" calcext:value-type="float">
            <text:p>6.757849</text:p>
          </table:table-cell>
          <table:table-cell office:value-type="float" office:value="6.5285580071" calcext:value-type="float">
            <text:p>6.5285580071</text:p>
          </table:table-cell>
          <table:table-cell table:formula="of:=POWER([.C265]-6.75;2)" office:value-type="float" office:value="0.0490365562195237" calcext:value-type="float">
            <text:p>0.049036556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43936" calcext:value-type="float">
            <text:p>6.743936</text:p>
          </table:table-cell>
          <table:table-cell office:value-type="float" office:value="6.5260908298" calcext:value-type="float">
            <text:p>6.5260908298</text:p>
          </table:table-cell>
          <table:table-cell table:formula="of:=POWER([.C266]-6.75;2)" office:value-type="float" office:value="0.0501353164996525" calcext:value-type="float">
            <text:p>0.050135316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30817" calcext:value-type="float">
            <text:p>6.730817</text:p>
          </table:table-cell>
          <table:table-cell office:value-type="float" office:value="6.5235672695" calcext:value-type="float">
            <text:p>6.5235672695</text:p>
          </table:table-cell>
          <table:table-cell table:formula="of:=POWER([.C267]-6.75;2)" office:value-type="float" office:value="0.0512717814416856" calcext:value-type="float">
            <text:p>0.051271781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18953" calcext:value-type="float">
            <text:p>6.718953</text:p>
          </table:table-cell>
          <table:table-cell office:value-type="float" office:value="6.5209408794" calcext:value-type="float">
            <text:p>6.5209408794</text:p>
          </table:table-cell>
          <table:table-cell table:formula="of:=POWER([.C268]-6.75;2)" office:value-type="float" office:value="0.0524680807300452" calcext:value-type="float">
            <text:p>0.052468080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08474" calcext:value-type="float">
            <text:p>6.708474</text:p>
          </table:table-cell>
          <table:table-cell office:value-type="float" office:value="6.518166234" calcext:value-type="float">
            <text:p>6.518166234</text:p>
          </table:table-cell>
          <table:table-cell table:formula="of:=POWER([.C269]-6.75;2)" office:value-type="float" office:value="0.0537468950577429" calcext:value-type="float">
            <text:p>0.053746895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9914" calcext:value-type="float">
            <text:p>6.69914</text:p>
          </table:table-cell>
          <table:table-cell office:value-type="float" office:value="6.5152089078" calcext:value-type="float">
            <text:p>6.5152089078</text:p>
          </table:table-cell>
          <table:table-cell table:formula="of:=POWER([.C270]-6.75;2)" office:value-type="float" office:value="0.0551268569764689" calcext:value-type="float">
            <text:p>0.0551268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9036" calcext:value-type="float">
            <text:p>6.69036</text:p>
          </table:table-cell>
          <table:table-cell office:value-type="float" office:value="6.5120555461" calcext:value-type="float">
            <text:p>6.5120555461</text:p>
          </table:table-cell>
          <table:table-cell table:formula="of:=POWER([.C271]-6.75;2)" office:value-type="float" office:value="0.0566175631417692" calcext:value-type="float">
            <text:p>0.056617563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81277" calcext:value-type="float">
            <text:p>6.681277</text:p>
          </table:table-cell>
          <table:table-cell office:value-type="float" office:value="6.5087215603" calcext:value-type="float">
            <text:p>6.5087215603</text:p>
          </table:table-cell>
          <table:table-cell table:formula="of:=POWER([.C272]-6.75;2)" office:value-type="float" office:value="0.0582152854640667" calcext:value-type="float">
            <text:p>0.058215285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70931" calcext:value-type="float">
            <text:p>6.670931</text:p>
          </table:table-cell>
          <table:table-cell office:value-type="float" office:value="6.5052536596" calcext:value-type="float">
            <text:p>6.5052536596</text:p>
          </table:table-cell>
          <table:table-cell table:formula="of:=POWER([.C273]-6.75;2)" office:value-type="float" office:value="0.0599007711391926" calcext:value-type="float">
            <text:p>0.059900771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58461" calcext:value-type="float">
            <text:p>6.658461</text:p>
          </table:table-cell>
          <table:table-cell office:value-type="float" office:value="6.5017250071" calcext:value-type="float">
            <text:p>6.5017250071</text:p>
          </table:table-cell>
          <table:table-cell table:formula="of:=POWER([.C274]-6.75;2)" office:value-type="float" office:value="0.061640472099495" calcext:value-type="float">
            <text:p>0.061640472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43333" calcext:value-type="float">
            <text:p>6.643333</text:p>
          </table:table-cell>
          <table:table-cell office:value-type="float" office:value="6.4982227021" calcext:value-type="float">
            <text:p>6.4982227021</text:p>
          </table:table-cell>
          <table:table-cell table:formula="of:=POWER([.C275]-6.75;2)" office:value-type="float" office:value="0.0633918077378255" calcext:value-type="float">
            <text:p>0.063391807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25516" calcext:value-type="float">
            <text:p>6.625516</text:p>
          </table:table-cell>
          <table:table-cell office:value-type="float" office:value="6.4948296028" calcext:value-type="float">
            <text:p>6.4948296028</text:p>
          </table:table-cell>
          <table:table-cell table:formula="of:=POWER([.C276]-6.75;2)" office:value-type="float" office:value="0.0651119316072056" calcext:value-type="float">
            <text:p>0.06511193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05546" calcext:value-type="float">
            <text:p>6.605546</text:p>
          </table:table-cell>
          <table:table-cell office:value-type="float" office:value="6.4916048511" calcext:value-type="float">
            <text:p>6.4916048511</text:p>
          </table:table-cell>
          <table:table-cell table:formula="of:=POWER([.C277]-6.75;2)" office:value-type="float" office:value="0.0667680529750532" calcext:value-type="float">
            <text:p>0.06676805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584424" calcext:value-type="float">
            <text:p>6.584424</text:p>
          </table:table-cell>
          <table:table-cell office:value-type="float" office:value="6.4885685035" calcext:value-type="float">
            <text:p>6.4885685035</text:p>
          </table:table-cell>
          <table:table-cell table:formula="of:=POWER([.C278]-6.75;2)" office:value-type="float" office:value="0.0683464273622296" calcext:value-type="float">
            <text:p>0.068346427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63339" calcext:value-type="float">
            <text:p>6.563339</text:p>
          </table:table-cell>
          <table:table-cell office:value-type="float" office:value="6.4856948865" calcext:value-type="float">
            <text:p>6.4856948865</text:p>
          </table:table-cell>
          <table:table-cell table:formula="of:=POWER([.C279]-6.75;2)" office:value-type="float" office:value="0.0698571930222478" calcext:value-type="float">
            <text:p>0.06985719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543282" calcext:value-type="float">
            <text:p>6.543282</text:p>
          </table:table-cell>
          <table:table-cell office:value-type="float" office:value="6.4829169929" calcext:value-type="float">
            <text:p>6.4829169929</text:p>
          </table:table-cell>
          <table:table-cell table:formula="of:=POWER([.C280]-6.75;2)" office:value-type="float" office:value="0.0713333326815787" calcext:value-type="float">
            <text:p>0.071333332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524664" calcext:value-type="float">
            <text:p>6.524664</text:p>
          </table:table-cell>
          <table:table-cell office:value-type="float" office:value="6.4801412057" calcext:value-type="float">
            <text:p>6.4801412057</text:p>
          </table:table-cell>
          <table:table-cell table:formula="of:=POWER([.C281]-6.75;2)" office:value-type="float" office:value="0.0728237688610498" calcext:value-type="float">
            <text:p>0.072823768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50708" calcext:value-type="float">
            <text:p>6.50708</text:p>
          </table:table-cell>
          <table:table-cell office:value-type="float" office:value="6.4772684965" calcext:value-type="float">
            <text:p>6.4772684965</text:p>
          </table:table-cell>
          <table:table-cell table:formula="of:=POWER([.C282]-6.75;2)" office:value-type="float" office:value="0.0743824730013706" calcext:value-type="float">
            <text:p>0.07438247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489356" calcext:value-type="float">
            <text:p>6.489356</text:p>
          </table:table-cell>
          <table:table-cell office:value-type="float" office:value="6.4742159716" calcext:value-type="float">
            <text:p>6.4742159716</text:p>
          </table:table-cell>
          <table:table-cell table:formula="of:=POWER([.C283]-6.75;2)" office:value-type="float" office:value="0.0760568303205322" calcext:value-type="float">
            <text:p>0.076056830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469885" calcext:value-type="float">
            <text:p>6.469885</text:p>
          </table:table-cell>
          <table:table-cell office:value-type="float" office:value="6.4709306667" calcext:value-type="float">
            <text:p>6.4709306667</text:p>
          </table:table-cell>
          <table:table-cell table:formula="of:=POWER([.C284]-6.75;2)" office:value-type="float" office:value="0.0778796927885064" calcext:value-type="float">
            <text:p>0.077879692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447207" calcext:value-type="float">
            <text:p>6.447207</text:p>
          </table:table-cell>
          <table:table-cell office:value-type="float" office:value="6.4673846454" calcext:value-type="float">
            <text:p>6.4673846454</text:p>
          </table:table-cell>
          <table:table-cell table:formula="of:=POWER([.C285]-6.75;2)" office:value-type="float" office:value="0.0798714386556837" calcext:value-type="float">
            <text:p>0.079871438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420644" calcext:value-type="float">
            <text:p>6.420644</text:p>
          </table:table-cell>
          <table:table-cell office:value-type="float" office:value="6.4635239149" calcext:value-type="float">
            <text:p>6.4635239149</text:p>
          </table:table-cell>
          <table:table-cell table:formula="of:=POWER([.C286]-6.75;2)" office:value-type="float" office:value="0.0820685473342226" calcext:value-type="float">
            <text:p>0.082068547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390795" calcext:value-type="float">
            <text:p>6.390795</text:p>
          </table:table-cell>
          <table:table-cell office:value-type="float" office:value="6.4589948227" calcext:value-type="float">
            <text:p>6.4589948227</text:p>
          </table:table-cell>
          <table:table-cell table:formula="of:=POWER([.C287]-6.75;2)" office:value-type="float" office:value="0.0846840132154043" calcext:value-type="float">
            <text:p>0.084684013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359689" calcext:value-type="float">
            <text:p>6.359689</text:p>
          </table:table-cell>
          <table:table-cell office:value-type="float" office:value="6.4423869716" calcext:value-type="float">
            <text:p>6.4423869716</text:p>
          </table:table-cell>
          <table:table-cell table:formula="of:=POWER([.C288]-6.75;2)" office:value-type="float" office:value="0.094625775241419" calcext:value-type="float">
            <text:p>0.094625775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330493" calcext:value-type="float">
            <text:p>6.330493</text:p>
          </table:table-cell>
          <table:table-cell office:value-type="float" office:value="6.4417242908" calcext:value-type="float">
            <text:p>6.4417242908</text:p>
          </table:table-cell>
          <table:table-cell table:formula="of:=POWER([.C289]-6.75;2)" office:value-type="float" office:value="0.0950339128827631" calcext:value-type="float">
            <text:p>0.095033912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306804" calcext:value-type="float">
            <text:p>6.306804</text:p>
          </table:table-cell>
          <table:table-cell office:value-type="float" office:value="6.4403119433" calcext:value-type="float">
            <text:p>6.4403119433</text:p>
          </table:table-cell>
          <table:table-cell table:formula="of:=POWER([.C290]-6.75;2)" office:value-type="float" office:value="0.0959066924626223" calcext:value-type="float">
            <text:p>0.095906692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291678" calcext:value-type="float">
            <text:p>6.291678</text:p>
          </table:table-cell>
          <table:table-cell office:value-type="float" office:value="6.4388863191" calcext:value-type="float">
            <text:p>6.4388863191</text:p>
          </table:table-cell>
          <table:table-cell table:formula="of:=POWER([.C291]-6.75;2)" office:value-type="float" office:value="0.0967917224431471" calcext:value-type="float">
            <text:p>0.096791722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286687" calcext:value-type="float">
            <text:p>6.286687</text:p>
          </table:table-cell>
          <table:table-cell office:value-type="float" office:value="6.4375752199" calcext:value-type="float">
            <text:p>6.4375752199</text:p>
          </table:table-cell>
          <table:table-cell table:formula="of:=POWER([.C292]-6.75;2)" office:value-type="float" office:value="0.0976092432205332" calcext:value-type="float">
            <text:p>0.097609243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291304" calcext:value-type="float">
            <text:p>6.291304</text:p>
          </table:table-cell>
          <table:table-cell office:value-type="float" office:value="6.436375773" calcext:value-type="float">
            <text:p>6.436375773</text:p>
          </table:table-cell>
          <table:table-cell table:formula="of:=POWER([.C293]-6.75;2)" office:value-type="float" office:value="0.0983601557613475" calcext:value-type="float">
            <text:p>0.098360155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30283" calcext:value-type="float">
            <text:p>6.30283</text:p>
          </table:table-cell>
          <table:table-cell office:value-type="float" office:value="6.4352441915" calcext:value-type="float">
            <text:p>6.4352441915</text:p>
          </table:table-cell>
          <table:table-cell table:formula="of:=POWER([.C294]-6.75;2)" office:value-type="float" office:value="0.0990712189844888" calcext:value-type="float">
            <text:p>0.09907121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316904" calcext:value-type="float">
            <text:p>6.316904</text:p>
          </table:table-cell>
          <table:table-cell office:value-type="float" office:value="6.4341367943" calcext:value-type="float">
            <text:p>6.4341367943</text:p>
          </table:table-cell>
          <table:table-cell table:formula="of:=POWER([.C295]-6.75;2)" office:value-type="float" office:value="0.0997695647150808" calcext:value-type="float">
            <text:p>0.099769564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328427" calcext:value-type="float">
            <text:p>6.328427</text:p>
          </table:table-cell>
          <table:table-cell office:value-type="float" office:value="6.4330350993" calcext:value-type="float">
            <text:p>6.4330350993</text:p>
          </table:table-cell>
          <table:table-cell table:formula="of:=POWER([.C296]-6.75;2)" office:value-type="float" office:value="0.100466748275761" calcext:value-type="float">
            <text:p>0.100466748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332622" calcext:value-type="float">
            <text:p>6.332622</text:p>
          </table:table-cell>
          <table:table-cell office:value-type="float" office:value="6.4319590355" calcext:value-type="float">
            <text:p>6.4319590355</text:p>
          </table:table-cell>
          <table:table-cell table:formula="of:=POWER([.C297]-6.75;2)" office:value-type="float" office:value="0.10115005510009" calcext:value-type="float">
            <text:p>0.101150055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325973" calcext:value-type="float">
            <text:p>6.325973</text:p>
          </table:table-cell>
          <table:table-cell office:value-type="float" office:value="6.4309689362" calcext:value-type="float">
            <text:p>6.4309689362</text:p>
          </table:table-cell>
          <table:table-cell table:formula="of:=POWER([.C298]-6.75;2)" office:value-type="float" office:value="0.10178081966936" calcext:value-type="float">
            <text:p>0.101780819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30683" calcext:value-type="float">
            <text:p>6.30683</text:p>
          </table:table-cell>
          <table:table-cell office:value-type="float" office:value="6.4301574468" calcext:value-type="float">
            <text:p>6.4301574468</text:p>
          </table:table-cell>
          <table:table-cell table:formula="of:=POWER([.C299]-6.75;2)" office:value-type="float" office:value="0.102299258837495" calcext:value-type="float">
            <text:p>0.102299258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275639" calcext:value-type="float">
            <text:p>6.275639</text:p>
          </table:table-cell>
          <table:table-cell office:value-type="float" office:value="6.4296340355" calcext:value-type="float">
            <text:p>6.4296340355</text:p>
          </table:table-cell>
          <table:table-cell table:formula="of:=POWER([.C300]-6.75;2)" office:value-type="float" office:value="0.102634351210015" calcext:value-type="float">
            <text:p>0.10263435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234791" calcext:value-type="float">
            <text:p>6.234791</text:p>
          </table:table-cell>
          <table:table-cell office:value-type="float" office:value="6.4295053617" calcext:value-type="float">
            <text:p>6.4295053617</text:p>
          </table:table-cell>
          <table:table-cell table:formula="of:=POWER([.C301]-6.75;2)" office:value-type="float" office:value="0.102716813179048" calcext:value-type="float">
            <text:p>0.102716813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188192" calcext:value-type="float">
            <text:p>6.188192</text:p>
          </table:table-cell>
          <table:table-cell office:value-type="float" office:value="6.4298556028" calcext:value-type="float">
            <text:p>6.4298556028</text:p>
          </table:table-cell>
          <table:table-cell table:formula="of:=POWER([.C302]-6.75;2)" office:value-type="float" office:value="0.102492435058551" calcext:value-type="float">
            <text:p>0.102492435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140615" calcext:value-type="float">
            <text:p>6.140615</text:p>
          </table:table-cell>
          <table:table-cell office:value-type="float" office:value="6.4307304326" calcext:value-type="float">
            <text:p>6.4307304326</text:p>
          </table:table-cell>
          <table:table-cell table:formula="of:=POWER([.C303]-6.75;2)" office:value-type="float" office:value="0.101933056667783" calcext:value-type="float">
            <text:p>0.101933056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096913" calcext:value-type="float">
            <text:p>6.096913</text:p>
          </table:table-cell>
          <table:table-cell office:value-type="float" office:value="6.4321278936" calcext:value-type="float">
            <text:p>6.4321278936</text:p>
          </table:table-cell>
          <table:table-cell table:formula="of:=POWER([.C304]-6.75;2)" office:value-type="float" office:value="0.101042676027173" calcext:value-type="float">
            <text:p>0.10104267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061148" calcext:value-type="float">
            <text:p>6.061148</text:p>
          </table:table-cell>
          <table:table-cell office:value-type="float" office:value="6.4339982411" calcext:value-type="float">
            <text:p>6.4339982411</text:p>
          </table:table-cell>
          <table:table-cell table:formula="of:=POWER([.C305]-6.75;2)" office:value-type="float" office:value="0.0998571116278935" calcext:value-type="float">
            <text:p>0.099857111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035641" calcext:value-type="float">
            <text:p>6.035641</text:p>
          </table:table-cell>
          <table:table-cell office:value-type="float" office:value="6.4362533475" calcext:value-type="float">
            <text:p>6.4362533475</text:p>
          </table:table-cell>
          <table:table-cell table:formula="of:=POWER([.C306]-6.75;2)" office:value-type="float" office:value="0.0984369619549557" calcext:value-type="float">
            <text:p>0.09843696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019806" calcext:value-type="float">
            <text:p>6.019806</text:p>
          </table:table-cell>
          <table:table-cell office:value-type="float" office:value="6.4387852766" calcext:value-type="float">
            <text:p>6.4387852766</text:p>
          </table:table-cell>
          <table:table-cell table:formula="of:=POWER([.C307]-6.75;2)" office:value-type="float" office:value="0.0968546040609385" calcext:value-type="float">
            <text:p>0.096854604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007906" calcext:value-type="float">
            <text:p>6.007906</text:p>
          </table:table-cell>
          <table:table-cell office:value-type="float" office:value="6.441493922" calcext:value-type="float">
            <text:p>6.441493922</text:p>
          </table:table-cell>
          <table:table-cell table:formula="of:=POWER([.C308]-6.75;2)" office:value-type="float" office:value="0.0951760001629419" calcext:value-type="float">
            <text:p>0.095176000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980245" calcext:value-type="float">
            <text:p>5.980245</text:p>
          </table:table-cell>
          <table:table-cell office:value-type="float" office:value="6.4443294894" calcext:value-type="float">
            <text:p>6.4443294894</text:p>
          </table:table-cell>
          <table:table-cell table:formula="of:=POWER([.C309]-6.75;2)" office:value-type="float" office:value="0.0934344610504646" calcext:value-type="float">
            <text:p>0.093434461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821626" calcext:value-type="float">
            <text:p>5.821626</text:p>
          </table:table-cell>
          <table:table-cell office:value-type="float" office:value="6.4473949858" calcext:value-type="float">
            <text:p>6.4473949858</text:p>
          </table:table-cell>
          <table:table-cell table:formula="of:=POWER([.C310]-6.75;2)" office:value-type="float" office:value="0.0915697946189822" calcext:value-type="float">
            <text:p>0.091569794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93715" calcext:value-type="float">
            <text:p>7.093715</text:p>
          </table:table-cell>
          <table:table-cell office:value-type="float" office:value="6.4516239929" calcext:value-type="float">
            <text:p>6.4516239929</text:p>
          </table:table-cell>
          <table:table-cell table:formula="of:=POWER([.C311]-6.75;2)" office:value-type="float" office:value="0.0890282416129392" calcext:value-type="float">
            <text:p>0.089028241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405336" calcext:value-type="float">
            <text:p>6.405336</text:p>
          </table:table-cell>
          <table:table-cell office:value-type="float" office:value="6.4468855745" calcext:value-type="float">
            <text:p>6.4468855745</text:p>
          </table:table-cell>
          <table:table-cell table:formula="of:=POWER([.C312]-6.75;2)" office:value-type="float" office:value="0.0918783549461953" calcext:value-type="float">
            <text:p>0.091878354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347638" calcext:value-type="float">
            <text:p>6.347638</text:p>
          </table:table-cell>
          <table:table-cell office:value-type="float" office:value="6.4471065816" calcext:value-type="float">
            <text:p>6.4471065816</text:p>
          </table:table-cell>
          <table:table-cell table:formula="of:=POWER([.C313]-6.75;2)" office:value-type="float" office:value="0.0917444229100375" calcext:value-type="float">
            <text:p>0.091744422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333056" calcext:value-type="float">
            <text:p>6.333056</text:p>
          </table:table-cell>
          <table:table-cell office:value-type="float" office:value="6.4478389433" calcext:value-type="float">
            <text:p>6.4478389433</text:p>
          </table:table-cell>
          <table:table-cell table:formula="of:=POWER([.C314]-6.75;2)" office:value-type="float" office:value="0.0913013041860607" calcext:value-type="float">
            <text:p>0.091301304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323902" calcext:value-type="float">
            <text:p>6.323902</text:p>
          </table:table-cell>
          <table:table-cell office:value-type="float" office:value="6.4487995248" calcext:value-type="float">
            <text:p>6.4487995248</text:p>
          </table:table-cell>
          <table:table-cell table:formula="of:=POWER([.C315]-6.75;2)" office:value-type="float" office:value="0.0907217262607058" calcext:value-type="float">
            <text:p>0.090721726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311153" calcext:value-type="float">
            <text:p>6.311153</text:p>
          </table:table-cell>
          <table:table-cell office:value-type="float" office:value="6.449967383" calcext:value-type="float">
            <text:p>6.449967383</text:p>
          </table:table-cell>
          <table:table-cell table:formula="of:=POWER([.C316]-6.75;2)" office:value-type="float" office:value="0.0900195712638688" calcext:value-type="float">
            <text:p>0.090019571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29236" calcext:value-type="float">
            <text:p>6.29236</text:p>
          </table:table-cell>
          <table:table-cell office:value-type="float" office:value="6.4513791277" calcext:value-type="float">
            <text:p>6.4513791277</text:p>
          </table:table-cell>
          <table:table-cell table:formula="of:=POWER([.C317]-6.75;2)" office:value-type="float" office:value="0.0891744253732129" calcext:value-type="float">
            <text:p>0.089174425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267692" calcext:value-type="float">
            <text:p>6.267692</text:p>
          </table:table-cell>
          <table:table-cell office:value-type="float" office:value="6.4530822128" calcext:value-type="float">
            <text:p>6.4530822128</text:p>
          </table:table-cell>
          <table:table-cell table:formula="of:=POWER([.C318]-6.75;2)" office:value-type="float" office:value="0.0881601723557445" calcext:value-type="float">
            <text:p>0.088160172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238833" calcext:value-type="float">
            <text:p>6.238833</text:p>
          </table:table-cell>
          <table:table-cell office:value-type="float" office:value="6.4551170993" calcext:value-type="float">
            <text:p>6.4551170993</text:p>
          </table:table-cell>
          <table:table-cell table:formula="of:=POWER([.C319]-6.75;2)" office:value-type="float" office:value="0.0869559251252462" calcext:value-type="float">
            <text:p>0.086955925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208559" calcext:value-type="float">
            <text:p>6.208559</text:p>
          </table:table-cell>
          <table:table-cell office:value-type="float" office:value="6.4575076667" calcext:value-type="float">
            <text:p>6.4575076667</text:p>
          </table:table-cell>
          <table:table-cell table:formula="of:=POWER([.C320]-6.75;2)" office:value-type="float" office:value="0.0855517650392784" calcext:value-type="float">
            <text:p>0.08555176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80441" calcext:value-type="float">
            <text:p>6.180441</text:p>
          </table:table-cell>
          <table:table-cell office:value-type="float" office:value="6.4602547943" calcext:value-type="float">
            <text:p>6.4602547943</text:p>
          </table:table-cell>
          <table:table-cell table:formula="of:=POWER([.C321]-6.75;2)" office:value-type="float" office:value="0.0839522842261354" calcext:value-type="float">
            <text:p>0.083952284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158395" calcext:value-type="float">
            <text:p>6.158395</text:p>
          </table:table-cell>
          <table:table-cell office:value-type="float" office:value="6.4633320922" calcext:value-type="float">
            <text:p>6.4633320922</text:p>
          </table:table-cell>
          <table:table-cell table:formula="of:=POWER([.C322]-6.75;2)" office:value-type="float" office:value="0.0821784893624293" calcext:value-type="float">
            <text:p>0.082178489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146015" calcext:value-type="float">
            <text:p>6.146015</text:p>
          </table:table-cell>
          <table:table-cell office:value-type="float" office:value="6.4666849574" calcext:value-type="float">
            <text:p>6.4666849574</text:p>
          </table:table-cell>
          <table:table-cell table:formula="of:=POWER([.C323]-6.75;2)" office:value-type="float" office:value="0.0802674133634398" calcext:value-type="float">
            <text:p>0.080267413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145776" calcext:value-type="float">
            <text:p>6.145776</text:p>
          </table:table-cell>
          <table:table-cell office:value-type="float" office:value="6.4702343191" calcext:value-type="float">
            <text:p>6.4702343191</text:p>
          </table:table-cell>
          <table:table-cell table:formula="of:=POWER([.C324]-6.75;2)" office:value-type="float" office:value="0.0782688362094405" calcext:value-type="float">
            <text:p>0.078268836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158344" calcext:value-type="float">
            <text:p>6.158344</text:p>
          </table:table-cell>
          <table:table-cell office:value-type="float" office:value="6.4738858085" calcext:value-type="float">
            <text:p>6.4738858085</text:p>
          </table:table-cell>
          <table:table-cell table:formula="of:=POWER([.C325]-6.75;2)" office:value-type="float" office:value="0.0762390467476985" calcext:value-type="float">
            <text:p>0.076239046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182272" calcext:value-type="float">
            <text:p>6.182272</text:p>
          </table:table-cell>
          <table:table-cell office:value-type="float" office:value="6.4775432482" calcext:value-type="float">
            <text:p>6.4775432482</text:p>
          </table:table-cell>
          <table:table-cell table:formula="of:=POWER([.C326]-6.75;2)" office:value-type="float" office:value="0.0742326816014068" calcext:value-type="float">
            <text:p>0.074232681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214263" calcext:value-type="float">
            <text:p>6.214263</text:p>
          </table:table-cell>
          <table:table-cell office:value-type="float" office:value="6.4811235532" calcext:value-type="float">
            <text:p>6.4811235532</text:p>
          </table:table-cell>
          <table:table-cell table:formula="of:=POWER([.C327]-6.75;2)" office:value-type="float" office:value="0.0722945436437934" calcext:value-type="float">
            <text:p>0.072294543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249935" calcext:value-type="float">
            <text:p>6.249935</text:p>
          </table:table-cell>
          <table:table-cell office:value-type="float" office:value="6.4845688652" calcext:value-type="float">
            <text:p>6.4845688652</text:p>
          </table:table-cell>
          <table:table-cell table:formula="of:=POWER([.C328]-6.75;2)" office:value-type="float" office:value="0.0704536873212158" calcext:value-type="float">
            <text:p>0.070453687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28489" calcext:value-type="float">
            <text:p>6.28489</text:p>
          </table:table-cell>
          <table:table-cell office:value-type="float" office:value="6.487852695" calcext:value-type="float">
            <text:p>6.487852695</text:p>
          </table:table-cell>
          <table:table-cell table:formula="of:=POWER([.C329]-6.75;2)" office:value-type="float" office:value="0.0687212095187631" calcext:value-type="float">
            <text:p>0.068721209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315719" calcext:value-type="float">
            <text:p>6.315719</text:p>
          </table:table-cell>
          <table:table-cell office:value-type="float" office:value="6.4909784255" calcext:value-type="float">
            <text:p>6.4909784255</text:p>
          </table:table-cell>
          <table:table-cell table:formula="of:=POWER([.C330]-6.75;2)" office:value-type="float" office:value="0.0670921760564591" calcext:value-type="float">
            <text:p>0.067092176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340698" calcext:value-type="float">
            <text:p>6.340698</text:p>
          </table:table-cell>
          <table:table-cell office:value-type="float" office:value="6.493971156" calcext:value-type="float">
            <text:p>6.493971156</text:p>
          </table:table-cell>
          <table:table-cell table:formula="of:=POWER([.C331]-6.75;2)" office:value-type="float" office:value="0.0655507689599765" calcext:value-type="float">
            <text:p>0.06555076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359979" calcext:value-type="float">
            <text:p>6.359979</text:p>
          </table:table-cell>
          <table:table-cell office:value-type="float" office:value="6.4968655674" calcext:value-type="float">
            <text:p>6.4968655674</text:p>
          </table:table-cell>
          <table:table-cell table:formula="of:=POWER([.C332]-6.75;2)" office:value-type="float" office:value="0.0640770409677237" calcext:value-type="float">
            <text:p>0.06407704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375298" calcext:value-type="float">
            <text:p>6.375298</text:p>
          </table:table-cell>
          <table:table-cell office:value-type="float" office:value="6.4996935035" calcext:value-type="float">
            <text:p>6.4996935035</text:p>
          </table:table-cell>
          <table:table-cell table:formula="of:=POWER([.C333]-6.75;2)" office:value-type="float" office:value="0.0626533421901047" calcext:value-type="float">
            <text:p>0.062653342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38931" calcext:value-type="float">
            <text:p>6.38931</text:p>
          </table:table-cell>
          <table:table-cell office:value-type="float" office:value="6.5024743688" calcext:value-type="float">
            <text:p>6.5024743688</text:p>
          </table:table-cell>
          <table:table-cell table:formula="of:=POWER([.C334]-6.75;2)" office:value-type="float" office:value="0.0612689381009585" calcext:value-type="float">
            <text:p>0.061268938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404749" calcext:value-type="float">
            <text:p>6.404749</text:p>
          </table:table-cell>
          <table:table-cell office:value-type="float" office:value="6.5052105603" calcext:value-type="float">
            <text:p>6.5052105603</text:p>
          </table:table-cell>
          <table:table-cell table:formula="of:=POWER([.C335]-6.75;2)" office:value-type="float" office:value="0.0599218697886399" calcext:value-type="float">
            <text:p>0.059921869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423654" calcext:value-type="float">
            <text:p>6.423654</text:p>
          </table:table-cell>
          <table:table-cell office:value-type="float" office:value="6.5078885035" calcext:value-type="float">
            <text:p>6.5078885035</text:p>
          </table:table-cell>
          <table:table-cell table:formula="of:=POWER([.C336]-6.75;2)" office:value-type="float" office:value="0.0586179767374694" calcext:value-type="float">
            <text:p>0.058617976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446843" calcext:value-type="float">
            <text:p>6.446843</text:p>
          </table:table-cell>
          <table:table-cell office:value-type="float" office:value="6.5104843546" calcext:value-type="float">
            <text:p>6.5104843546</text:p>
          </table:table-cell>
          <table:table-cell table:formula="of:=POWER([.C337]-6.75;2)" office:value-type="float" office:value="0.0573677443913786" calcext:value-type="float">
            <text:p>0.057367744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473766" calcext:value-type="float">
            <text:p>6.473766</text:p>
          </table:table-cell>
          <table:table-cell office:value-type="float" office:value="6.5129723121" calcext:value-type="float">
            <text:p>6.5129723121</text:p>
          </table:table-cell>
          <table:table-cell table:formula="of:=POWER([.C338]-6.75;2)" office:value-type="float" office:value="0.0561821248312196" calcext:value-type="float">
            <text:p>0.056182124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02717" calcext:value-type="float">
            <text:p>6.502717</text:p>
          </table:table-cell>
          <table:table-cell office:value-type="float" office:value="6.5153329716" calcext:value-type="float">
            <text:p>6.5153329716</text:p>
          </table:table-cell>
          <table:table-cell table:formula="of:=POWER([.C339]-6.75;2)" office:value-type="float" office:value="0.0550686142180862" calcext:value-type="float">
            <text:p>0.055068614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531346" calcext:value-type="float">
            <text:p>6.531346</text:p>
          </table:table-cell>
          <table:table-cell office:value-type="float" office:value="6.5175593972" calcext:value-type="float">
            <text:p>6.5175593972</text:p>
          </table:table-cell>
          <table:table-cell table:formula="of:=POWER([.C340]-6.75;2)" office:value-type="float" office:value="0.0540286338300272" calcext:value-type="float">
            <text:p>0.054028633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57279" calcext:value-type="float">
            <text:p>6.557279</text:p>
          </table:table-cell>
          <table:table-cell office:value-type="float" office:value="6.5196593475" calcext:value-type="float">
            <text:p>6.5196593475</text:p>
          </table:table-cell>
          <table:table-cell table:formula="of:=POWER([.C341]-6.75;2)" office:value-type="float" office:value="0.0530568161941257" calcext:value-type="float">
            <text:p>0.053056816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578702" calcext:value-type="float">
            <text:p>6.578702</text:p>
          </table:table-cell>
          <table:table-cell office:value-type="float" office:value="6.5216533546" calcext:value-type="float">
            <text:p>6.5216533546</text:p>
          </table:table-cell>
          <table:table-cell table:formula="of:=POWER([.C342]-6.75;2)" office:value-type="float" office:value="0.0521421904654335" calcext:value-type="float">
            <text:p>0.052142190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594758" calcext:value-type="float">
            <text:p>6.594758</text:p>
          </table:table-cell>
          <table:table-cell office:value-type="float" office:value="6.5235693262" calcext:value-type="float">
            <text:p>6.5235693262</text:p>
          </table:table-cell>
          <table:table-cell table:formula="of:=POWER([.C343]-6.75;2)" office:value-type="float" office:value="0.0512708500375218" calcext:value-type="float">
            <text:p>0.0512708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05661" calcext:value-type="float">
            <text:p>6.605661</text:p>
          </table:table-cell>
          <table:table-cell office:value-type="float" office:value="6.5254352766" calcext:value-type="float">
            <text:p>6.5254352766</text:p>
          </table:table-cell>
          <table:table-cell table:formula="of:=POWER([.C344]-6.75;2)" office:value-type="float" office:value="0.0504293149957187" calcext:value-type="float">
            <text:p>0.05042931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12547" calcext:value-type="float">
            <text:p>6.612547</text:p>
          </table:table-cell>
          <table:table-cell office:value-type="float" office:value="6.5272721915" calcext:value-type="float">
            <text:p>6.5272721915</text:p>
          </table:table-cell>
          <table:table-cell table:formula="of:=POWER([.C345]-6.75;2)" office:value-type="float" office:value="0.0496076766792128" calcext:value-type="float">
            <text:p>0.049607676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17093" calcext:value-type="float">
            <text:p>6.617093</text:p>
          </table:table-cell>
          <table:table-cell office:value-type="float" office:value="6.5290888085" calcext:value-type="float">
            <text:p>6.5290888085</text:p>
          </table:table-cell>
          <table:table-cell table:formula="of:=POWER([.C346]-6.75;2)" office:value-type="float" office:value="0.0488017545299496" calcext:value-type="float">
            <text:p>0.0488017545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21063" calcext:value-type="float">
            <text:p>6.621063</text:p>
          </table:table-cell>
          <table:table-cell office:value-type="float" office:value="6.5308795957" calcext:value-type="float">
            <text:p>6.5308795957</text:p>
          </table:table-cell>
          <table:table-cell table:formula="of:=POWER([.C347]-6.75;2)" office:value-type="float" office:value="0.0480137515805954" calcext:value-type="float">
            <text:p>0.048013751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25892" calcext:value-type="float">
            <text:p>6.625892</text:p>
          </table:table-cell>
          <table:table-cell office:value-type="float" office:value="6.5326261986" calcext:value-type="float">
            <text:p>6.5326261986</text:p>
          </table:table-cell>
          <table:table-cell table:formula="of:=POWER([.C348]-6.75;2)" office:value-type="float" office:value="0.0472513695350866" calcext:value-type="float">
            <text:p>0.047251369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32465" calcext:value-type="float">
            <text:p>6.632465</text:p>
          </table:table-cell>
          <table:table-cell office:value-type="float" office:value="6.5343017234" calcext:value-type="float">
            <text:p>6.5343017234</text:p>
          </table:table-cell>
          <table:table-cell table:formula="of:=POWER([.C349]-6.75;2)" office:value-type="float" office:value="0.0465257465282099" calcext:value-type="float">
            <text:p>0.046525746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41122" calcext:value-type="float">
            <text:p>6.641122</text:p>
          </table:table-cell>
          <table:table-cell office:value-type="float" office:value="6.535876234" calcext:value-type="float">
            <text:p>6.535876234</text:p>
          </table:table-cell>
          <table:table-cell table:formula="of:=POWER([.C350]-6.75;2)" office:value-type="float" office:value="0.0458489871660228" calcext:value-type="float">
            <text:p>0.045848987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51873" calcext:value-type="float">
            <text:p>6.651873</text:p>
          </table:table-cell>
          <table:table-cell office:value-type="float" office:value="6.5373217163" calcext:value-type="float">
            <text:p>6.5373217163</text:p>
          </table:table-cell>
          <table:table-cell table:formula="of:=POWER([.C351]-6.75;2)" office:value-type="float" office:value="0.0452320523575776" calcext:value-type="float">
            <text:p>0.045232052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64705" calcext:value-type="float">
            <text:p>6.664705</text:p>
          </table:table-cell>
          <table:table-cell office:value-type="float" office:value="6.5386150071" calcext:value-type="float">
            <text:p>6.5386150071</text:p>
          </table:table-cell>
          <table:table-cell table:formula="of:=POWER([.C352]-6.75;2)" office:value-type="float" office:value="0.0446836152233331" calcext:value-type="float">
            <text:p>0.044683615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79839" calcext:value-type="float">
            <text:p>6.679839</text:p>
          </table:table-cell>
          <table:table-cell office:value-type="float" office:value="6.5397379645" calcext:value-type="float">
            <text:p>6.5397379645</text:p>
          </table:table-cell>
          <table:table-cell table:formula="of:=POWER([.C353]-6.75;2)" office:value-type="float" office:value="0.0442101235726031" calcext:value-type="float">
            <text:p>0.044210123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97808" calcext:value-type="float">
            <text:p>6.697808</text:p>
          </table:table-cell>
          <table:table-cell office:value-type="float" office:value="6.5406753404" calcext:value-type="float">
            <text:p>6.5406753404</text:p>
          </table:table-cell>
          <table:table-cell table:formula="of:=POWER([.C354]-6.75;2)" office:value-type="float" office:value="0.0438168131166559" calcext:value-type="float">
            <text:p>0.043816813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19313" calcext:value-type="float">
            <text:p>6.719313</text:p>
          </table:table-cell>
          <table:table-cell office:value-type="float" office:value="6.5414116809" calcext:value-type="float">
            <text:p>6.5414116809</text:p>
          </table:table-cell>
          <table:table-cell table:formula="of:=POWER([.C355]-6.75;2)" office:value-type="float" office:value="0.0435090868649636" calcext:value-type="float">
            <text:p>0.043509086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44876" calcext:value-type="float">
            <text:p>6.744876</text:p>
          </table:table-cell>
          <table:table-cell office:value-type="float" office:value="6.5419289149" calcext:value-type="float">
            <text:p>6.5419289149</text:p>
          </table:table-cell>
          <table:table-cell table:formula="of:=POWER([.C356]-6.75;2)" office:value-type="float" office:value="0.0432935764546916" calcext:value-type="float">
            <text:p>0.043293576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74452" calcext:value-type="float">
            <text:p>6.774452</text:p>
          </table:table-cell>
          <table:table-cell office:value-type="float" office:value="6.5422061702" calcext:value-type="float">
            <text:p>6.5422061702</text:p>
          </table:table-cell>
          <table:table-cell table:formula="of:=POWER([.C357]-6.75;2)" office:value-type="float" office:value="0.0431782757029513" calcext:value-type="float">
            <text:p>0.043178275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807125" calcext:value-type="float">
            <text:p>6.807125</text:p>
          </table:table-cell>
          <table:table-cell office:value-type="float" office:value="6.5422223546" calcext:value-type="float">
            <text:p>6.5422223546</text:p>
          </table:table-cell>
          <table:table-cell table:formula="of:=POWER([.C358]-6.75;2)" office:value-type="float" office:value="0.0431715499279682" calcext:value-type="float">
            <text:p>0.043171549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841065" calcext:value-type="float">
            <text:p>6.841065</text:p>
          </table:table-cell>
          <table:table-cell office:value-type="float" office:value="6.5419610142" calcext:value-type="float">
            <text:p>6.5419610142</text:p>
          </table:table-cell>
          <table:table-cell table:formula="of:=POWER([.C359]-6.75;2)" office:value-type="float" office:value="0.0432802196126926" calcext:value-type="float">
            <text:p>0.043280219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73765" calcext:value-type="float">
            <text:p>6.873765</text:p>
          </table:table-cell>
          <table:table-cell office:value-type="float" office:value="6.5414159078" calcext:value-type="float">
            <text:p>6.5414159078</text:p>
          </table:table-cell>
          <table:table-cell table:formula="of:=POWER([.C360]-6.75;2)" office:value-type="float" office:value="0.043507323518898" calcext:value-type="float">
            <text:p>0.043507323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902512" calcext:value-type="float">
            <text:p>6.902512</text:p>
          </table:table-cell>
          <table:table-cell office:value-type="float" office:value="6.5405953901" calcext:value-type="float">
            <text:p>6.5405953901</text:p>
          </table:table-cell>
          <table:table-cell table:formula="of:=POWER([.C361]-6.75;2)" office:value-type="float" office:value="0.0438502906473712" calcext:value-type="float">
            <text:p>0.043850290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924958" calcext:value-type="float">
            <text:p>6.924958</text:p>
          </table:table-cell>
          <table:table-cell office:value-type="float" office:value="6.539523922" calcext:value-type="float">
            <text:p>6.539523922</text:p>
          </table:table-cell>
          <table:table-cell table:formula="of:=POWER([.C362]-6.75;2)" office:value-type="float" office:value="0.0443001794102621" calcext:value-type="float">
            <text:p>0.044300179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93959" calcext:value-type="float">
            <text:p>6.93959</text:p>
          </table:table-cell>
          <table:table-cell office:value-type="float" office:value="6.5382398369" calcext:value-type="float">
            <text:p>6.5382398369</text:p>
          </table:table-cell>
          <table:table-cell table:formula="of:=POWER([.C363]-6.75;2)" office:value-type="float" office:value="0.0448423666761387" calcext:value-type="float">
            <text:p>0.044842366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945998" calcext:value-type="float">
            <text:p>6.945998</text:p>
          </table:table-cell>
          <table:table-cell office:value-type="float" office:value="6.536789844" calcext:value-type="float">
            <text:p>6.536789844</text:p>
          </table:table-cell>
          <table:table-cell table:formula="of:=POWER([.C364]-6.75;2)" office:value-type="float" office:value="0.0454585706215442" calcext:value-type="float">
            <text:p>0.045458570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944863" calcext:value-type="float">
            <text:p>6.944863</text:p>
          </table:table-cell>
          <table:table-cell office:value-type="float" office:value="6.5352214255" calcext:value-type="float">
            <text:p>6.5352214255</text:p>
          </table:table-cell>
          <table:table-cell table:formula="of:=POWER([.C365]-6.75;2)" office:value-type="float" office:value="0.0461298360642522" calcext:value-type="float">
            <text:p>0.046129836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937693" calcext:value-type="float">
            <text:p>6.937693</text:p>
          </table:table-cell>
          <table:table-cell office:value-type="float" office:value="6.5335751348" calcext:value-type="float">
            <text:p>6.5335751348</text:p>
          </table:table-cell>
          <table:table-cell table:formula="of:=POWER([.C366]-6.75;2)" office:value-type="float" office:value="0.046839722276838" calcext:value-type="float">
            <text:p>0.0468397223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926423" calcext:value-type="float">
            <text:p>6.926423</text:p>
          </table:table-cell>
          <table:table-cell office:value-type="float" office:value="6.5318785816" calcext:value-type="float">
            <text:p>6.5318785816</text:p>
          </table:table-cell>
          <table:table-cell table:formula="of:=POWER([.C367]-6.75;2)" office:value-type="float" office:value="0.0475769531648279" calcext:value-type="float">
            <text:p>0.047576953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912975" calcext:value-type="float">
            <text:p>6.912975</text:p>
          </table:table-cell>
          <table:table-cell office:value-type="float" office:value="6.5301434752" calcext:value-type="float">
            <text:p>6.5301434752</text:p>
          </table:table-cell>
          <table:table-cell table:formula="of:=POWER([.C368]-6.75;2)" office:value-type="float" office:value="0.048336891497133" calcext:value-type="float">
            <text:p>0.048336891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98926" calcext:value-type="float">
            <text:p>6.898926</text:p>
          </table:table-cell>
          <table:table-cell office:value-type="float" office:value="6.5283662695" calcext:value-type="float">
            <text:p>6.5283662695</text:p>
          </table:table-cell>
          <table:table-cell table:formula="of:=POWER([.C369]-6.75;2)" office:value-type="float" office:value="0.0491215104953465" calcext:value-type="float">
            <text:p>0.049121510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85313" calcext:value-type="float">
            <text:p>6.885313</text:p>
          </table:table-cell>
          <table:table-cell office:value-type="float" office:value="6.5265317943" calcext:value-type="float">
            <text:p>6.5265317943</text:p>
          </table:table-cell>
          <table:table-cell table:formula="of:=POWER([.C370]-6.75;2)" office:value-type="float" office:value="0.0499380389587774" calcext:value-type="float">
            <text:p>0.04993803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72619" calcext:value-type="float">
            <text:p>6.872619</text:p>
          </table:table-cell>
          <table:table-cell office:value-type="float" office:value="6.5246188936" calcext:value-type="float">
            <text:p>6.5246188936</text:p>
          </table:table-cell>
          <table:table-cell table:formula="of:=POWER([.C371]-6.75;2)" office:value-type="float" office:value="0.0507966431220883" calcext:value-type="float">
            <text:p>0.050796643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860877" calcext:value-type="float">
            <text:p>6.860877</text:p>
          </table:table-cell>
          <table:table-cell office:value-type="float" office:value="6.5226064113" calcext:value-type="float">
            <text:p>6.5226064113</text:p>
          </table:table-cell>
          <table:table-cell table:formula="of:=POWER([.C372]-6.75;2)" office:value-type="float" office:value="0.0517078441818648" calcext:value-type="float">
            <text:p>0.051707844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49838" calcext:value-type="float">
            <text:p>6.849838</text:p>
          </table:table-cell>
          <table:table-cell office:value-type="float" office:value="6.5204782128" calcext:value-type="float">
            <text:p>6.5204782128</text:p>
          </table:table-cell>
          <table:table-cell table:formula="of:=POWER([.C373]-6.75;2)" office:value-type="float" office:value="0.0526802507994819" calcext:value-type="float">
            <text:p>0.0526802508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3916" calcext:value-type="float">
            <text:p>6.83916</text:p>
          </table:table-cell>
          <table:table-cell office:value-type="float" office:value="6.5182262624" calcext:value-type="float">
            <text:p>6.5182262624</text:p>
          </table:table-cell>
          <table:table-cell table:formula="of:=POWER([.C374]-6.75;2)" office:value-type="float" office:value="0.0537190654410737" calcext:value-type="float">
            <text:p>0.053719065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28549" calcext:value-type="float">
            <text:p>6.828549</text:p>
          </table:table-cell>
          <table:table-cell office:value-type="float" office:value="6.5158514539" calcext:value-type="float">
            <text:p>6.5158514539</text:p>
          </table:table-cell>
          <table:table-cell table:formula="of:=POWER([.C375]-6.75;2)" office:value-type="float" office:value="0.0548255416407439" calcext:value-type="float">
            <text:p>0.054825541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17861" calcext:value-type="float">
            <text:p>6.817861</text:p>
          </table:table-cell>
          <table:table-cell office:value-type="float" office:value="6.5133624894" calcext:value-type="float">
            <text:p>6.5133624894</text:p>
          </table:table-cell>
          <table:table-cell table:formula="of:=POWER([.C376]-6.75;2)" office:value-type="float" office:value="0.0559973114229649" calcext:value-type="float">
            <text:p>0.055997311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07145" calcext:value-type="float">
            <text:p>6.807145</text:p>
          </table:table-cell>
          <table:table-cell office:value-type="float" office:value="6.5107736028" calcext:value-type="float">
            <text:p>6.5107736028</text:p>
          </table:table-cell>
          <table:table-cell table:formula="of:=POWER([.C377]-6.75;2)" office:value-type="float" office:value="0.0572292691172919" calcext:value-type="float">
            <text:p>0.057229269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96624" calcext:value-type="float">
            <text:p>6.796624</text:p>
          </table:table-cell>
          <table:table-cell office:value-type="float" office:value="6.5081019433" calcext:value-type="float">
            <text:p>6.5081019433</text:p>
          </table:table-cell>
          <table:table-cell table:formula="of:=POWER([.C378]-6.75;2)" office:value-type="float" office:value="0.0585146698352365" calcext:value-type="float">
            <text:p>0.058514669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86623" calcext:value-type="float">
            <text:p>6.786623</text:p>
          </table:table-cell>
          <table:table-cell office:value-type="float" office:value="6.5053655319" calcext:value-type="float">
            <text:p>6.5053655319</text:p>
          </table:table-cell>
          <table:table-cell table:formula="of:=POWER([.C379]-6.75;2)" office:value-type="float" office:value="0.05984602298257" calcext:value-type="float">
            <text:p>0.05984602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77451" calcext:value-type="float">
            <text:p>6.777451</text:p>
          </table:table-cell>
          <table:table-cell office:value-type="float" office:value="6.5025822979" calcext:value-type="float">
            <text:p>6.5025822979</text:p>
          </table:table-cell>
          <table:table-cell table:formula="of:=POWER([.C380]-6.75;2)" office:value-type="float" office:value="0.0612155193124443" calcext:value-type="float">
            <text:p>0.061215519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69264" calcext:value-type="float">
            <text:p>6.769264</text:p>
          </table:table-cell>
          <table:table-cell office:value-type="float" office:value="6.4997702766" calcext:value-type="float">
            <text:p>6.4997702766</text:p>
          </table:table-cell>
          <table:table-cell table:formula="of:=POWER([.C381]-6.75;2)" office:value-type="float" office:value="0.0626149144728407" calcext:value-type="float">
            <text:p>0.062614914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761945" calcext:value-type="float">
            <text:p>6.761945</text:p>
          </table:table-cell>
          <table:table-cell office:value-type="float" office:value="6.4969486596" calcext:value-type="float">
            <text:p>6.4969486596</text:p>
          </table:table-cell>
          <table:table-cell table:formula="of:=POWER([.C382]-6.75;2)" office:value-type="float" office:value="0.0640349808782366" calcext:value-type="float">
            <text:p>0.064034980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55049" calcext:value-type="float">
            <text:p>6.755049</text:p>
          </table:table-cell>
          <table:table-cell office:value-type="float" office:value="6.4941390851" calcext:value-type="float">
            <text:p>6.4941390851</text:p>
          </table:table-cell>
          <table:table-cell table:formula="of:=POWER([.C383]-6.75;2)" office:value-type="float" office:value="0.0654648077734648" calcext:value-type="float">
            <text:p>0.065464807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47838" calcext:value-type="float">
            <text:p>6.747838</text:p>
          </table:table-cell>
          <table:table-cell office:value-type="float" office:value="6.4913664681" calcext:value-type="float">
            <text:p>6.4913664681</text:p>
          </table:table-cell>
          <table:table-cell table:formula="of:=POWER([.C384]-6.75;2)" office:value-type="float" office:value="0.0668913038230684" calcext:value-type="float">
            <text:p>0.0668913038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39411" calcext:value-type="float">
            <text:p>6.739411</text:p>
          </table:table-cell>
          <table:table-cell office:value-type="float" office:value="6.4886586525" calcext:value-type="float">
            <text:p>6.4886586525</text:p>
          </table:table-cell>
          <table:table-cell table:formula="of:=POWER([.C385]-6.75;2)" office:value-type="float" office:value="0.0682992999131158" calcext:value-type="float">
            <text:p>0.068299299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289" calcext:value-type="float">
            <text:p>6.7289</text:p>
          </table:table-cell>
          <table:table-cell office:value-type="float" office:value="6.4860445319" calcext:value-type="float">
            <text:p>6.4860445319</text:p>
          </table:table-cell>
          <table:table-cell table:formula="of:=POWER([.C386]-6.75;2)" office:value-type="float" office:value="0.06967248913989" calcext:value-type="float">
            <text:p>0.069672489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15669" calcext:value-type="float">
            <text:p>6.715669</text:p>
          </table:table-cell>
          <table:table-cell office:value-type="float" office:value="6.4835505816" calcext:value-type="float">
            <text:p>6.4835505816</text:p>
          </table:table-cell>
          <table:table-cell table:formula="of:=POWER([.C387]-6.75;2)" office:value-type="float" office:value="0.0709952925656981" calcext:value-type="float">
            <text:p>0.070995292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99456" calcext:value-type="float">
            <text:p>6.699456</text:p>
          </table:table-cell>
          <table:table-cell office:value-type="float" office:value="6.481196305" calcext:value-type="float">
            <text:p>6.481196305</text:p>
          </table:table-cell>
          <table:table-cell table:formula="of:=POWER([.C388]-6.75;2)" office:value-type="float" office:value="0.072255426445653" calcext:value-type="float">
            <text:p>0.072255426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80418" calcext:value-type="float">
            <text:p>6.680418</text:p>
          </table:table-cell>
          <table:table-cell office:value-type="float" office:value="6.4789894539" calcext:value-type="float">
            <text:p>6.4789894539</text:p>
          </table:table-cell>
          <table:table-cell table:formula="of:=POWER([.C389]-6.75;2)" office:value-type="float" office:value="0.0734467160974204" calcext:value-type="float">
            <text:p>0.073446716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59075" calcext:value-type="float">
            <text:p>6.659075</text:p>
          </table:table-cell>
          <table:table-cell office:value-type="float" office:value="6.4769222553" calcext:value-type="float">
            <text:p>6.4769222553</text:p>
          </table:table-cell>
          <table:table-cell table:formula="of:=POWER([.C390]-6.75;2)" office:value-type="float" office:value="0.0745714546504385" calcext:value-type="float">
            <text:p>0.074571454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36174" calcext:value-type="float">
            <text:p>6.636174</text:p>
          </table:table-cell>
          <table:table-cell office:value-type="float" office:value="6.4749697305" calcext:value-type="float">
            <text:p>6.4749697305</text:p>
          </table:table-cell>
          <table:table-cell table:formula="of:=POWER([.C391]-6.75;2)" office:value-type="float" office:value="0.0756416491412427" calcext:value-type="float">
            <text:p>0.075641649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12535" calcext:value-type="float">
            <text:p>6.612535</text:p>
          </table:table-cell>
          <table:table-cell office:value-type="float" office:value="6.4730909291" calcext:value-type="float">
            <text:p>6.4730909291</text:p>
          </table:table-cell>
          <table:table-cell table:formula="of:=POWER([.C392]-6.75;2)" office:value-type="float" office:value="0.0766786335467014" calcext:value-type="float">
            <text:p>0.076678633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88936" calcext:value-type="float">
            <text:p>6.588936</text:p>
          </table:table-cell>
          <table:table-cell office:value-type="float" office:value="6.4712331915" calcext:value-type="float">
            <text:p>6.4712331915</text:p>
          </table:table-cell>
          <table:table-cell table:formula="of:=POWER([.C393]-6.75;2)" office:value-type="float" office:value="0.0777109335212759" calcext:value-type="float">
            <text:p>0.0777109335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66049" calcext:value-type="float">
            <text:p>6.566049</text:p>
          </table:table-cell>
          <table:table-cell office:value-type="float" office:value="6.4693385957" calcext:value-type="float">
            <text:p>6.4693385957</text:p>
          </table:table-cell>
          <table:table-cell table:formula="of:=POWER([.C394]-6.75;2)" office:value-type="float" office:value="0.0787708238636481" calcext:value-type="float">
            <text:p>0.078770823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44443" calcext:value-type="float">
            <text:p>6.544443</text:p>
          </table:table-cell>
          <table:table-cell office:value-type="float" office:value="6.4673512199" calcext:value-type="float">
            <text:p>6.4673512199</text:p>
          </table:table-cell>
          <table:table-cell table:formula="of:=POWER([.C395]-6.75;2)" office:value-type="float" office:value="0.079890332892018" calcext:value-type="float">
            <text:p>0.079890332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24609" calcext:value-type="float">
            <text:p>6.524609</text:p>
          </table:table-cell>
          <table:table-cell office:value-type="float" office:value="6.4652232766" calcext:value-type="float">
            <text:p>6.4652232766</text:p>
          </table:table-cell>
          <table:table-cell table:formula="of:=POWER([.C396]-6.75;2)" office:value-type="float" office:value="0.0810977821904403" calcext:value-type="float">
            <text:p>0.081097782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506969" calcext:value-type="float">
            <text:p>6.506969</text:p>
          </table:table-cell>
          <table:table-cell office:value-type="float" office:value="6.4629186099" calcext:value-type="float">
            <text:p>6.4629186099</text:p>
          </table:table-cell>
          <table:table-cell table:formula="of:=POWER([.C397]-6.75;2)" office:value-type="float" office:value="0.0824157245417484" calcext:value-type="float">
            <text:p>0.082415724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491837" calcext:value-type="float">
            <text:p>6.491837</text:p>
          </table:table-cell>
          <table:table-cell office:value-type="float" office:value="6.4604124894" calcext:value-type="float">
            <text:p>6.4604124894</text:p>
          </table:table-cell>
          <table:table-cell table:formula="of:=POWER([.C398]-6.75;2)" office:value-type="float" office:value="0.0838609262955049" calcext:value-type="float">
            <text:p>0.083860926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47934" calcext:value-type="float">
            <text:p>6.47934</text:p>
          </table:table-cell>
          <table:table-cell office:value-type="float" office:value="6.4576874894" calcext:value-type="float">
            <text:p>6.4576874894</text:p>
          </table:table-cell>
          <table:table-cell table:formula="of:=POWER([.C399]-6.75;2)" office:value-type="float" office:value="0.0854466038532754" calcext:value-type="float">
            <text:p>0.085446603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469323" calcext:value-type="float">
            <text:p>6.469323</text:p>
          </table:table-cell>
          <table:table-cell office:value-type="float" office:value="6.4547253617" calcext:value-type="float">
            <text:p>6.4547253617</text:p>
          </table:table-cell>
          <table:table-cell table:formula="of:=POWER([.C400]-6.75;2)" office:value-type="float" office:value="0.0871871120231961" calcext:value-type="float">
            <text:p>0.08718711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461268" calcext:value-type="float">
            <text:p>6.461268</text:p>
          </table:table-cell>
          <table:table-cell office:value-type="float" office:value="6.4514931702" calcext:value-type="float">
            <text:p>6.4514931702</text:p>
          </table:table-cell>
          <table:table-cell table:formula="of:=POWER([.C401]-6.75;2)" office:value-type="float" office:value="0.0891063274372462" calcext:value-type="float">
            <text:p>0.089106327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454273" calcext:value-type="float">
            <text:p>6.454273</text:p>
          </table:table-cell>
          <table:table-cell office:value-type="float" office:value="6.4479154184" calcext:value-type="float">
            <text:p>6.4479154184</text:p>
          </table:table-cell>
          <table:table-cell table:formula="of:=POWER([.C402]-6.75;2)" office:value-type="float" office:value="0.091255094440447" calcext:value-type="float">
            <text:p>0.091255094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447107" calcext:value-type="float">
            <text:p>6.447107</text:p>
          </table:table-cell>
          <table:table-cell office:value-type="float" office:value="6.4437963759" calcext:value-type="float">
            <text:p>6.4437963759</text:p>
          </table:table-cell>
          <table:table-cell table:formula="of:=POWER([.C403]-6.75;2)" office:value-type="float" office:value="0.0937606594119742" calcext:value-type="float">
            <text:p>0.093760659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438314" calcext:value-type="float">
            <text:p>6.438314</text:p>
          </table:table-cell>
          <table:table-cell office:value-type="float" office:value="6.438489773" calcext:value-type="float">
            <text:p>6.438489773</text:p>
          </table:table-cell>
          <table:table-cell table:formula="of:=POWER([.C404]-6.75;2)" office:value-type="float" office:value="0.0970386215255917" calcext:value-type="float">
            <text:p>0.097038621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42639" calcext:value-type="float">
            <text:p>6.42639</text:p>
          </table:table-cell>
          <table:table-cell office:value-type="float" office:value="6.4273837447" calcext:value-type="float">
            <text:p>6.4273837447</text:p>
          </table:table-cell>
          <table:table-cell table:formula="of:=POWER([.C405]-6.75;2)" office:value-type="float" office:value="0.104081248183795" calcext:value-type="float">
            <text:p>0.104081248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409977" calcext:value-type="float">
            <text:p>6.409977</text:p>
          </table:table-cell>
          <table:table-cell office:value-type="float" office:value="6.4355490851" calcext:value-type="float">
            <text:p>6.4355490851</text:p>
          </table:table-cell>
          <table:table-cell table:formula="of:=POWER([.C406]-6.75;2)" office:value-type="float" office:value="0.0988793778814471" calcext:value-type="float">
            <text:p>0.098879377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388114" calcext:value-type="float">
            <text:p>6.388114</text:p>
          </table:table-cell>
          <table:table-cell office:value-type="float" office:value="6.436945383" calcext:value-type="float">
            <text:p>6.436945383</text:p>
          </table:table-cell>
          <table:table-cell table:formula="of:=POWER([.C407]-6.75;2)" office:value-type="float" office:value="0.0980031932250165" calcext:value-type="float">
            <text:p>0.098003193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360496" calcext:value-type="float">
            <text:p>6.360496</text:p>
          </table:table-cell>
          <table:table-cell office:value-type="float" office:value="6.4372937021" calcext:value-type="float">
            <text:p>6.4372937021</text:p>
          </table:table-cell>
          <table:table-cell table:formula="of:=POWER([.C408]-6.75;2)" office:value-type="float" office:value="0.0977852287463236" calcext:value-type="float">
            <text:p>0.097785228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327728" calcext:value-type="float">
            <text:p>6.327728</text:p>
          </table:table-cell>
          <table:table-cell office:value-type="float" office:value="6.4373925957" calcext:value-type="float">
            <text:p>6.4373925957</text:p>
          </table:table-cell>
          <table:table-cell table:formula="of:=POWER([.C409]-6.75;2)" office:value-type="float" office:value="0.0977233892231834" calcext:value-type="float">
            <text:p>0.097723389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291491" calcext:value-type="float">
            <text:p>6.291491</text:p>
          </table:table-cell>
          <table:table-cell office:value-type="float" office:value="6.4375173475" calcext:value-type="float">
            <text:p>6.4375173475</text:p>
          </table:table-cell>
          <table:table-cell table:formula="of:=POWER([.C410]-6.75;2)" office:value-type="float" office:value="0.0976454081134357" calcext:value-type="float">
            <text:p>0.097645408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254516" calcext:value-type="float">
            <text:p>6.254516</text:p>
          </table:table-cell>
          <table:table-cell office:value-type="float" office:value="6.4377832908" calcext:value-type="float">
            <text:p>6.4377832908</text:p>
          </table:table-cell>
          <table:table-cell table:formula="of:=POWER([.C411]-6.75;2)" office:value-type="float" office:value="0.0974792735036776" calcext:value-type="float">
            <text:p>0.097479273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220268" calcext:value-type="float">
            <text:p>6.220268</text:p>
          </table:table-cell>
          <table:table-cell office:value-type="float" office:value="6.438225461" calcext:value-type="float">
            <text:p>6.438225461</text:p>
          </table:table-cell>
          <table:table-cell table:formula="of:=POWER([.C412]-6.75;2)" office:value-type="float" office:value="0.0972033631686625" calcext:value-type="float">
            <text:p>0.097203363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192303" calcext:value-type="float">
            <text:p>6.192303</text:p>
          </table:table-cell>
          <table:table-cell office:value-type="float" office:value="6.4388262057" calcext:value-type="float">
            <text:p>6.4388262057</text:p>
          </table:table-cell>
          <table:table-cell table:formula="of:=POWER([.C413]-6.75;2)" office:value-type="float" office:value="0.0968291302590588" calcext:value-type="float">
            <text:p>0.096829130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173391" calcext:value-type="float">
            <text:p>6.173391</text:p>
          </table:table-cell>
          <table:table-cell office:value-type="float" office:value="6.4395316596" calcext:value-type="float">
            <text:p>6.4395316596</text:p>
          </table:table-cell>
          <table:table-cell table:formula="of:=POWER([.C414]-6.75;2)" office:value-type="float" office:value="0.0963905903907302" calcext:value-type="float">
            <text:p>0.096390590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164636" calcext:value-type="float">
            <text:p>6.164636</text:p>
          </table:table-cell>
          <table:table-cell office:value-type="float" office:value="6.4402678369" calcext:value-type="float">
            <text:p>6.4402678369</text:p>
          </table:table-cell>
          <table:table-cell table:formula="of:=POWER([.C415]-6.75;2)" office:value-type="float" office:value="0.0959340128586048" calcext:value-type="float">
            <text:p>0.0959340129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164906" calcext:value-type="float">
            <text:p>6.164906</text:p>
          </table:table-cell>
          <table:table-cell office:value-type="float" office:value="6.4409588865" calcext:value-type="float">
            <text:p>6.4409588865</text:p>
          </table:table-cell>
          <table:table-cell table:formula="of:=POWER([.C416]-6.75;2)" office:value-type="float" office:value="0.09550640983332" calcext:value-type="float">
            <text:p>0.095506409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170826" calcext:value-type="float">
            <text:p>6.170826</text:p>
          </table:table-cell>
          <table:table-cell office:value-type="float" office:value="6.4415461631" calcext:value-type="float">
            <text:p>6.4415461631</text:p>
          </table:table-cell>
          <table:table-cell table:formula="of:=POWER([.C417]-6.75;2)" office:value-type="float" office:value="0.0951437694983318" calcext:value-type="float">
            <text:p>0.095143769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177421" calcext:value-type="float">
            <text:p>6.177421</text:p>
          </table:table-cell>
          <table:table-cell office:value-type="float" office:value="6.4420047801" calcext:value-type="float">
            <text:p>6.4420047801</text:p>
          </table:table-cell>
          <table:table-cell table:formula="of:=POWER([.C418]-6.75;2)" office:value-type="float" office:value="0.0948610554812496" calcext:value-type="float">
            <text:p>0.0948610555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179244" calcext:value-type="float">
            <text:p>6.179244</text:p>
          </table:table-cell>
          <table:table-cell office:value-type="float" office:value="6.4423537021" calcext:value-type="float">
            <text:p>6.4423537021</text:p>
          </table:table-cell>
          <table:table-cell table:formula="of:=POWER([.C419]-6.75;2)" office:value-type="float" office:value="0.0946462446115755" calcext:value-type="float">
            <text:p>0.094646244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171656" calcext:value-type="float">
            <text:p>6.171656</text:p>
          </table:table-cell>
          <table:table-cell office:value-type="float" office:value="6.4426567305" calcext:value-type="float">
            <text:p>6.4426567305</text:p>
          </table:table-cell>
          <table:table-cell table:formula="of:=POWER([.C420]-6.75;2)" office:value-type="float" office:value="0.0944598853069494" calcext:value-type="float">
            <text:p>0.094459885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151896" calcext:value-type="float">
            <text:p>6.151896</text:p>
          </table:table-cell>
          <table:table-cell office:value-type="float" office:value="6.443014" calcext:value-type="float">
            <text:p>6.443014</text:p>
          </table:table-cell>
          <table:table-cell table:formula="of:=POWER([.C421]-6.75;2)" office:value-type="float" office:value="0.0942404041960001" calcext:value-type="float">
            <text:p>0.094240404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119612" calcext:value-type="float">
            <text:p>6.119612</text:p>
          </table:table-cell>
          <table:table-cell office:value-type="float" office:value="6.4435459929" calcext:value-type="float">
            <text:p>6.4435459929</text:p>
          </table:table-cell>
          <table:table-cell table:formula="of:=POWER([.C422]-6.75;2)" office:value-type="float" office:value="0.0939140584676469" calcext:value-type="float">
            <text:p>0.093914058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076674" calcext:value-type="float">
            <text:p>6.076674</text:p>
          </table:table-cell>
          <table:table-cell office:value-type="float" office:value="6.4443743546" calcext:value-type="float">
            <text:p>6.4443743546</text:p>
          </table:table-cell>
          <table:table-cell table:formula="of:=POWER([.C423]-6.75;2)" office:value-type="float" office:value="0.0934070351261666" calcext:value-type="float">
            <text:p>0.093407035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026128" calcext:value-type="float">
            <text:p>6.026128</text:p>
          </table:table-cell>
          <table:table-cell office:value-type="float" office:value="6.4456048156" calcext:value-type="float">
            <text:p>6.4456048156</text:p>
          </table:table-cell>
          <table:table-cell table:formula="of:=POWER([.C424]-6.75;2)" office:value-type="float" office:value="0.0926564282859098" calcext:value-type="float">
            <text:p>0.092656428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969896" calcext:value-type="float">
            <text:p>5.969896</text:p>
          </table:table-cell>
          <table:table-cell office:value-type="float" office:value="6.4473182766" calcext:value-type="float">
            <text:p>6.4473182766</text:p>
          </table:table-cell>
          <table:table-cell table:formula="of:=POWER([.C425]-6.75;2)" office:value-type="float" office:value="0.0916162256803942" calcext:value-type="float">
            <text:p>0.091616225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902844" calcext:value-type="float">
            <text:p>5.902844</text:p>
          </table:table-cell>
          <table:table-cell office:value-type="float" office:value="6.4495787447" calcext:value-type="float">
            <text:p>6.4495787447</text:p>
          </table:table-cell>
          <table:table-cell table:formula="of:=POWER([.C426]-6.75;2)" office:value-type="float" office:value="0.0902529306360277" calcext:value-type="float">
            <text:p>0.090252930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782042" calcext:value-type="float">
            <text:p>5.782042</text:p>
          </table:table-cell>
          <table:table-cell office:value-type="float" office:value="6.4524835957" calcext:value-type="float">
            <text:p>6.4524835957</text:p>
          </table:table-cell>
          <table:table-cell table:formula="of:=POWER([.C427]-6.75;2)" office:value-type="float" office:value="0.0885160108276008" calcext:value-type="float">
            <text:p>0.0885160108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049088" calcext:value-type="float">
            <text:p>4.049088</text:p>
          </table:table-cell>
          <table:table-cell office:value-type="float" office:value="6.4564317376" calcext:value-type="float">
            <text:p>6.4564317376</text:p>
          </table:table-cell>
          <table:table-cell table:formula="of:=POWER([.C428]-6.75;2)" office:value-type="float" office:value="0.0861823246885553" calcext:value-type="float">
            <text:p>0.086182324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266251" calcext:value-type="float">
            <text:p>6.266251</text:p>
          </table:table-cell>
          <table:table-cell office:value-type="float" office:value="6.4728714184" calcext:value-type="float">
            <text:p>6.4728714184</text:p>
          </table:table-cell>
          <table:table-cell table:formula="of:=POWER([.C429]-6.75;2)" office:value-type="float" office:value="0.0768002507396276" calcext:value-type="float">
            <text:p>0.076800250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131352" calcext:value-type="float">
            <text:p>6.131352</text:p>
          </table:table-cell>
          <table:table-cell office:value-type="float" office:value="6.473798539" calcext:value-type="float">
            <text:p>6.473798539</text:p>
          </table:table-cell>
          <table:table-cell table:formula="of:=POWER([.C430]-6.75;2)" office:value-type="float" office:value="0.0762872470585347" calcext:value-type="float">
            <text:p>0.076287247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105791" calcext:value-type="float">
            <text:p>6.105791</text:p>
          </table:table-cell>
          <table:table-cell office:value-type="float" office:value="6.4759010496" calcext:value-type="float">
            <text:p>6.4759010496</text:p>
          </table:table-cell>
          <table:table-cell table:formula="of:=POWER([.C431]-6.75;2)" office:value-type="float" office:value="0.0751302346103817" calcext:value-type="float">
            <text:p>0.075130234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106813" calcext:value-type="float">
            <text:p>6.106813</text:p>
          </table:table-cell>
          <table:table-cell office:value-type="float" office:value="6.4784054397" calcext:value-type="float">
            <text:p>6.4784054397</text:p>
          </table:table-cell>
          <table:table-cell table:formula="of:=POWER([.C432]-6.75;2)" office:value-type="float" office:value="0.0737636051845501" calcext:value-type="float">
            <text:p>0.073763605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117565" calcext:value-type="float">
            <text:p>6.117565</text:p>
          </table:table-cell>
          <table:table-cell office:value-type="float" office:value="6.4811202411" calcext:value-type="float">
            <text:p>6.4811202411</text:p>
          </table:table-cell>
          <table:table-cell table:formula="of:=POWER([.C433]-6.75;2)" office:value-type="float" office:value="0.072296324746122" calcext:value-type="float">
            <text:p>0.072296324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131751" calcext:value-type="float">
            <text:p>6.131751</text:p>
          </table:table-cell>
          <table:table-cell office:value-type="float" office:value="6.4839689362" calcext:value-type="float">
            <text:p>6.4839689362</text:p>
          </table:table-cell>
          <table:table-cell table:formula="of:=POWER([.C434]-6.75;2)" office:value-type="float" office:value="0.0707725269065596" calcext:value-type="float">
            <text:p>0.070772526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146687" calcext:value-type="float">
            <text:p>6.146687</text:p>
          </table:table-cell>
          <table:table-cell office:value-type="float" office:value="6.4869157376" calcext:value-type="float">
            <text:p>6.4869157376</text:p>
          </table:table-cell>
          <table:table-cell table:formula="of:=POWER([.C435]-6.75;2)" office:value-type="float" office:value="0.0692133291225519" calcext:value-type="float">
            <text:p>0.069213329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161565" calcext:value-type="float">
            <text:p>6.161565</text:p>
          </table:table-cell>
          <table:table-cell office:value-type="float" office:value="6.4899409007" calcext:value-type="float">
            <text:p>6.4899409007</text:p>
          </table:table-cell>
          <table:table-cell table:formula="of:=POWER([.C436]-6.75;2)" office:value-type="float" office:value="0.0676307351287274" calcext:value-type="float">
            <text:p>0.067630735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176702" calcext:value-type="float">
            <text:p>6.176702</text:p>
          </table:table-cell>
          <table:table-cell office:value-type="float" office:value="6.4930283546" calcext:value-type="float">
            <text:p>6.4930283546</text:p>
          </table:table-cell>
          <table:table-cell table:formula="of:=POWER([.C437]-6.75;2)" office:value-type="float" office:value="0.0660344265395834" calcext:value-type="float">
            <text:p>0.066034426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193018" calcext:value-type="float">
            <text:p>6.193018</text:p>
          </table:table-cell>
          <table:table-cell office:value-type="float" office:value="6.4961586099" calcext:value-type="float">
            <text:p>6.4961586099</text:p>
          </table:table-cell>
          <table:table-cell table:formula="of:=POWER([.C438]-6.75;2)" office:value-type="float" office:value="0.0644354513279003" calcext:value-type="float">
            <text:p>0.0644354513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211553" calcext:value-type="float">
            <text:p>6.211553</text:p>
          </table:table-cell>
          <table:table-cell office:value-type="float" office:value="6.4993050851" calcext:value-type="float">
            <text:p>6.4993050851</text:p>
          </table:table-cell>
          <table:table-cell table:formula="of:=POWER([.C439]-6.75;2)" office:value-type="float" office:value="0.0628479403567184" calcext:value-type="float">
            <text:p>0.062847940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233029" calcext:value-type="float">
            <text:p>6.233029</text:p>
          </table:table-cell>
          <table:table-cell office:value-type="float" office:value="6.5024336312" calcext:value-type="float">
            <text:p>6.5024336312</text:p>
          </table:table-cell>
          <table:table-cell table:formula="of:=POWER([.C440]-6.75;2)" office:value-type="float" office:value="0.0612891069608178" calcext:value-type="float">
            <text:p>0.06128910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257496" calcext:value-type="float">
            <text:p>6.257496</text:p>
          </table:table-cell>
          <table:table-cell office:value-type="float" office:value="6.5055049787" calcext:value-type="float">
            <text:p>6.5055049787</text:p>
          </table:table-cell>
          <table:table-cell table:formula="of:=POWER([.C441]-6.75;2)" office:value-type="float" office:value="0.0597778154404873" calcext:value-type="float">
            <text:p>0.0597778154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284175" calcext:value-type="float">
            <text:p>6.284175</text:p>
          </table:table-cell>
          <table:table-cell office:value-type="float" office:value="6.5084796454" calcext:value-type="float">
            <text:p>6.5084796454</text:p>
          </table:table-cell>
          <table:table-cell table:formula="of:=POWER([.C442]-6.75;2)" office:value-type="float" office:value="0.0583320816861099" calcext:value-type="float">
            <text:p>0.058332081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311543" calcext:value-type="float">
            <text:p>6.311543</text:p>
          </table:table-cell>
          <table:table-cell office:value-type="float" office:value="6.5113241702" calcext:value-type="float">
            <text:p>6.5113241702</text:p>
          </table:table-cell>
          <table:table-cell table:formula="of:=POWER([.C443]-6.75;2)" office:value-type="float" office:value="0.0569661517307186" calcext:value-type="float">
            <text:p>0.056966151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337657" calcext:value-type="float">
            <text:p>6.337657</text:p>
          </table:table-cell>
          <table:table-cell office:value-type="float" office:value="6.5140171206" calcext:value-type="float">
            <text:p>6.5140171206</text:p>
          </table:table-cell>
          <table:table-cell table:formula="of:=POWER([.C444]-6.75;2)" office:value-type="float" office:value="0.0556879193699149" calcext:value-type="float">
            <text:p>0.055687919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360632" calcext:value-type="float">
            <text:p>6.360632</text:p>
          </table:table-cell>
          <table:table-cell office:value-type="float" office:value="6.5165532199" calcext:value-type="float">
            <text:p>6.5165532199</text:p>
          </table:table-cell>
          <table:table-cell table:formula="of:=POWER([.C445]-6.75;2)" office:value-type="float" office:value="0.0544973991390575" calcext:value-type="float">
            <text:p>0.054497399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379118" calcext:value-type="float">
            <text:p>6.379118</text:p>
          </table:table-cell>
          <table:table-cell office:value-type="float" office:value="6.5189444184" calcext:value-type="float">
            <text:p>6.5189444184</text:p>
          </table:table-cell>
          <table:table-cell table:formula="of:=POWER([.C446]-6.75;2)" office:value-type="float" office:value="0.0533866817885141" calcext:value-type="float">
            <text:p>0.053386681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392643" calcext:value-type="float">
            <text:p>6.392643</text:p>
          </table:table-cell>
          <table:table-cell office:value-type="float" office:value="6.5212175319" calcext:value-type="float">
            <text:p>6.5212175319</text:p>
          </table:table-cell>
          <table:table-cell table:formula="of:=POWER([.C447]-6.75;2)" office:value-type="float" office:value="0.0523414177099277" calcext:value-type="float">
            <text:p>0.0523414177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401725" calcext:value-type="float">
            <text:p>6.401725</text:p>
          </table:table-cell>
          <table:table-cell office:value-type="float" office:value="6.5234090922" calcext:value-type="float">
            <text:p>6.5234090922</text:p>
          </table:table-cell>
          <table:table-cell table:formula="of:=POWER([.C448]-6.75;2)" office:value-type="float" office:value="0.0513434394976283" calcext:value-type="float">
            <text:p>0.051343439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407721" calcext:value-type="float">
            <text:p>6.407721</text:p>
          </table:table-cell>
          <table:table-cell office:value-type="float" office:value="6.5255586099" calcext:value-type="float">
            <text:p>6.5255586099</text:p>
          </table:table-cell>
          <table:table-cell table:formula="of:=POWER([.C449]-6.75;2)" office:value-type="float" office:value="0.0503739375900204" calcext:value-type="float">
            <text:p>0.050373937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41248" calcext:value-type="float">
            <text:p>6.41248</text:p>
          </table:table-cell>
          <table:table-cell office:value-type="float" office:value="6.527701922" calcext:value-type="float">
            <text:p>6.527701922</text:p>
          </table:table-cell>
          <table:table-cell table:formula="of:=POWER([.C450]-6.75;2)" office:value-type="float" office:value="0.0494164354824939" calcext:value-type="float">
            <text:p>0.049416435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417916" calcext:value-type="float">
            <text:p>6.417916</text:p>
          </table:table-cell>
          <table:table-cell office:value-type="float" office:value="6.5298660922" calcext:value-type="float">
            <text:p>6.5298660922</text:p>
          </table:table-cell>
          <table:table-cell table:formula="of:=POWER([.C451]-6.75;2)" office:value-type="float" office:value="0.048458937363299" calcext:value-type="float">
            <text:p>0.048458937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425598" calcext:value-type="float">
            <text:p>6.425598</text:p>
          </table:table-cell>
          <table:table-cell office:value-type="float" office:value="6.5320666028" calcext:value-type="float">
            <text:p>6.5320666028</text:p>
          </table:table-cell>
          <table:table-cell table:formula="of:=POWER([.C452]-6.75;2)" office:value-type="float" office:value="0.0474949656151327" calcext:value-type="float">
            <text:p>0.047494965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436498" calcext:value-type="float">
            <text:p>6.436498</text:p>
          </table:table-cell>
          <table:table-cell office:value-type="float" office:value="6.5343071773" calcext:value-type="float">
            <text:p>6.5343071773</text:p>
          </table:table-cell>
          <table:table-cell table:formula="of:=POWER([.C453]-6.75;2)" office:value-type="float" office:value="0.0465233937642938" calcext:value-type="float">
            <text:p>0.046523393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450901" calcext:value-type="float">
            <text:p>6.450901</text:p>
          </table:table-cell>
          <table:table-cell office:value-type="float" office:value="6.536581461" calcext:value-type="float">
            <text:p>6.536581461</text:p>
          </table:table-cell>
          <table:table-cell table:formula="of:=POWER([.C454]-6.75;2)" office:value-type="float" office:value="0.0455474727888946" calcext:value-type="float">
            <text:p>0.045547472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468498" calcext:value-type="float">
            <text:p>6.468498</text:p>
          </table:table-cell>
          <table:table-cell office:value-type="float" office:value="6.5388758014" calcext:value-type="float">
            <text:p>6.5388758014</text:p>
          </table:table-cell>
          <table:table-cell table:formula="of:=POWER([.C455]-6.75;2)" office:value-type="float" office:value="0.0445734272344924" calcext:value-type="float">
            <text:p>0.044573427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48857" calcext:value-type="float">
            <text:p>6.48857</text:p>
          </table:table-cell>
          <table:table-cell office:value-type="float" office:value="6.5411720071" calcext:value-type="float">
            <text:p>6.5411720071</text:p>
          </table:table-cell>
          <table:table-cell table:formula="of:=POWER([.C456]-6.75;2)" office:value-type="float" office:value="0.0436091306186424" calcext:value-type="float">
            <text:p>0.043609130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510209" calcext:value-type="float">
            <text:p>6.510209</text:p>
          </table:table-cell>
          <table:table-cell office:value-type="float" office:value="6.5434495319" calcext:value-type="float">
            <text:p>6.5434495319</text:p>
          </table:table-cell>
          <table:table-cell table:formula="of:=POWER([.C457]-6.75;2)" office:value-type="float" office:value="0.042663095872329" calcext:value-type="float">
            <text:p>0.042663095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532495" calcext:value-type="float">
            <text:p>6.532495</text:p>
          </table:table-cell>
          <table:table-cell office:value-type="float" office:value="6.5456868723" calcext:value-type="float">
            <text:p>6.5456868723</text:p>
          </table:table-cell>
          <table:table-cell table:formula="of:=POWER([.C458]-6.75;2)" office:value-type="float" office:value="0.0417438541505565" calcext:value-type="float">
            <text:p>0.0417438542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554611" calcext:value-type="float">
            <text:p>6.554611</text:p>
          </table:table-cell>
          <table:table-cell office:value-type="float" office:value="6.5478624468" calcext:value-type="float">
            <text:p>6.5478624468</text:p>
          </table:table-cell>
          <table:table-cell table:formula="of:=POWER([.C459]-6.75;2)" office:value-type="float" office:value="0.0408595904136829" calcext:value-type="float">
            <text:p>0.040859590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575903" calcext:value-type="float">
            <text:p>6.575903</text:p>
          </table:table-cell>
          <table:table-cell office:value-type="float" office:value="6.5499553121" calcext:value-type="float">
            <text:p>6.5499553121</text:p>
          </table:table-cell>
          <table:table-cell table:formula="of:=POWER([.C460]-6.75;2)" office:value-type="float" office:value="0.0400178771570085" calcext:value-type="float">
            <text:p>0.040017877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595904" calcext:value-type="float">
            <text:p>6.595904</text:p>
          </table:table-cell>
          <table:table-cell office:value-type="float" office:value="6.5519460213" calcext:value-type="float">
            <text:p>6.5519460213</text:p>
          </table:table-cell>
          <table:table-cell table:formula="of:=POWER([.C461]-6.75;2)" office:value-type="float" office:value="0.0392253784789" calcext:value-type="float">
            <text:p>0.039225378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1434" calcext:value-type="float">
            <text:p>6.61434</text:p>
          </table:table-cell>
          <table:table-cell office:value-type="float" office:value="6.5538177092" calcext:value-type="float">
            <text:p>6.5538177092</text:p>
          </table:table-cell>
          <table:table-cell table:formula="of:=POWER([.C462]-6.75;2)" office:value-type="float" office:value="0.0384874912235356" calcext:value-type="float">
            <text:p>0.038487491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31149" calcext:value-type="float">
            <text:p>6.631149</text:p>
          </table:table-cell>
          <table:table-cell office:value-type="float" office:value="6.5555572695" calcext:value-type="float">
            <text:p>6.5555572695</text:p>
          </table:table-cell>
          <table:table-cell table:formula="of:=POWER([.C463]-6.75;2)" office:value-type="float" office:value="0.0378079754442955" calcext:value-type="float">
            <text:p>0.037807975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46475" calcext:value-type="float">
            <text:p>6.646475</text:p>
          </table:table-cell>
          <table:table-cell office:value-type="float" office:value="6.5571562199" calcext:value-type="float">
            <text:p>6.5571562199</text:p>
          </table:table-cell>
          <table:table-cell table:formula="of:=POWER([.C464]-6.75;2)" office:value-type="float" office:value="0.0371887235232573" calcext:value-type="float">
            <text:p>0.037188723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60636" calcext:value-type="float">
            <text:p>6.660636</text:p>
          </table:table-cell>
          <table:table-cell office:value-type="float" office:value="6.5586111418" calcext:value-type="float">
            <text:p>6.5586111418</text:p>
          </table:table-cell>
          <table:table-cell table:formula="of:=POWER([.C465]-6.75;2)" office:value-type="float" office:value="0.0366296950430996" calcext:value-type="float">
            <text:p>0.03662969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74043" calcext:value-type="float">
            <text:p>6.674043</text:p>
          </table:table-cell>
          <table:table-cell office:value-type="float" office:value="6.5599235035" calcext:value-type="float">
            <text:p>6.5599235035</text:p>
          </table:table-cell>
          <table:table-cell table:formula="of:=POWER([.C466]-6.75;2)" office:value-type="float" office:value="0.0361290745217144" calcext:value-type="float">
            <text:p>0.0361290745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87095" calcext:value-type="float">
            <text:p>6.687095</text:p>
          </table:table-cell>
          <table:table-cell office:value-type="float" office:value="6.5610990213" calcext:value-type="float">
            <text:p>6.5610990213</text:p>
          </table:table-cell>
          <table:table-cell table:formula="of:=POWER([.C467]-6.75;2)" office:value-type="float" office:value="0.0356835797538177" calcext:value-type="float">
            <text:p>0.035683579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00052" calcext:value-type="float">
            <text:p>6.700052</text:p>
          </table:table-cell>
          <table:table-cell office:value-type="float" office:value="6.5621466525" calcext:value-type="float">
            <text:p>6.5621466525</text:p>
          </table:table-cell>
          <table:table-cell table:formula="of:=POWER([.C468]-6.75;2)" office:value-type="float" office:value="0.0352888801669557" calcext:value-type="float">
            <text:p>0.035288880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12955" calcext:value-type="float">
            <text:p>6.712955</text:p>
          </table:table-cell>
          <table:table-cell office:value-type="float" office:value="6.5630774326" calcext:value-type="float">
            <text:p>6.5630774326</text:p>
          </table:table-cell>
          <table:table-cell table:formula="of:=POWER([.C469]-6.75;2)" office:value-type="float" office:value="0.0349400462034075" calcext:value-type="float">
            <text:p>0.034940046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25618" calcext:value-type="float">
            <text:p>6.725618</text:p>
          </table:table-cell>
          <table:table-cell office:value-type="float" office:value="6.563903156" calcext:value-type="float">
            <text:p>6.563903156</text:p>
          </table:table-cell>
          <table:table-cell table:formula="of:=POWER([.C470]-6.75;2)" office:value-type="float" office:value="0.0346320353467602" calcext:value-type="float">
            <text:p>0.034632035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37694" calcext:value-type="float">
            <text:p>6.737694</text:p>
          </table:table-cell>
          <table:table-cell office:value-type="float" office:value="6.5646347801" calcext:value-type="float">
            <text:p>6.5646347801</text:p>
          </table:table-cell>
          <table:table-cell table:formula="of:=POWER([.C471]-6.75;2)" office:value-type="float" office:value="0.0343602647485752" calcext:value-type="float">
            <text:p>0.0343602647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4881" calcext:value-type="float">
            <text:p>6.74881</text:p>
          </table:table-cell>
          <table:table-cell office:value-type="float" office:value="6.5652806099" calcext:value-type="float">
            <text:p>6.5652806099</text:p>
          </table:table-cell>
          <table:table-cell table:formula="of:=POWER([.C472]-6.75;2)" office:value-type="float" office:value="0.0341212530789159" calcext:value-type="float">
            <text:p>0.034121253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58718" calcext:value-type="float">
            <text:p>6.758718</text:p>
          </table:table-cell>
          <table:table-cell office:value-type="float" office:value="6.5658442199" calcext:value-type="float">
            <text:p>6.5658442199</text:p>
          </table:table-cell>
          <table:table-cell table:formula="of:=POWER([.C473]-6.75;2)" office:value-type="float" office:value="0.0339133513442396" calcext:value-type="float">
            <text:p>0.033913351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674" calcext:value-type="float">
            <text:p>6.7674</text:p>
          </table:table-cell>
          <table:table-cell office:value-type="float" office:value="6.5663223972" calcext:value-type="float">
            <text:p>6.5663223972</text:p>
          </table:table-cell>
          <table:table-cell table:formula="of:=POWER([.C474]-6.75;2)" office:value-type="float" office:value="0.0337374617703544" calcext:value-type="float">
            <text:p>0.033737461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75113" calcext:value-type="float">
            <text:p>6.775113</text:p>
          </table:table-cell>
          <table:table-cell office:value-type="float" office:value="6.566703617" calcext:value-type="float">
            <text:p>6.566703617</text:p>
          </table:table-cell>
          <table:table-cell table:formula="of:=POWER([.C475]-6.75;2)" office:value-type="float" office:value="0.0335975640208827" calcext:value-type="float">
            <text:p>0.03359756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82339" calcext:value-type="float">
            <text:p>6.782339</text:p>
          </table:table-cell>
          <table:table-cell office:value-type="float" office:value="6.5669674397" calcext:value-type="float">
            <text:p>6.5669674397</text:p>
          </table:table-cell>
          <table:table-cell table:formula="of:=POWER([.C476]-6.75;2)" office:value-type="float" office:value="0.0335009181299731" calcext:value-type="float">
            <text:p>0.033500918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89669" calcext:value-type="float">
            <text:p>6.789669</text:p>
          </table:table-cell>
          <table:table-cell office:value-type="float" office:value="6.567085383" calcext:value-type="float">
            <text:p>6.567085383</text:p>
          </table:table-cell>
          <table:table-cell table:formula="of:=POWER([.C477]-6.75;2)" office:value-type="float" office:value="0.0334577571122566" calcext:value-type="float">
            <text:p>0.033457757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97645" calcext:value-type="float">
            <text:p>6.797645</text:p>
          </table:table-cell>
          <table:table-cell office:value-type="float" office:value="6.5670233333" calcext:value-type="float">
            <text:p>6.5670233333</text:p>
          </table:table-cell>
          <table:table-cell table:formula="of:=POWER([.C478]-6.75;2)" office:value-type="float" office:value="0.0334804605566429" calcext:value-type="float">
            <text:p>0.033480460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06619" calcext:value-type="float">
            <text:p>6.806619</text:p>
          </table:table-cell>
          <table:table-cell office:value-type="float" office:value="6.5667454468" calcext:value-type="float">
            <text:p>6.5667454468</text:p>
          </table:table-cell>
          <table:table-cell table:formula="of:=POWER([.C479]-6.75;2)" office:value-type="float" office:value="0.0335822312685317" calcext:value-type="float">
            <text:p>0.033582231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816643" calcext:value-type="float">
            <text:p>6.816643</text:p>
          </table:table-cell>
          <table:table-cell office:value-type="float" office:value="6.5662189574" calcext:value-type="float">
            <text:p>6.5662189574</text:p>
          </table:table-cell>
          <table:table-cell table:formula="of:=POWER([.C480]-6.75;2)" office:value-type="float" office:value="0.0337754716191429" calcext:value-type="float">
            <text:p>0.033775471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827439" calcext:value-type="float">
            <text:p>6.827439</text:p>
          </table:table-cell>
          <table:table-cell office:value-type="float" office:value="6.565419227" calcext:value-type="float">
            <text:p>6.565419227</text:p>
          </table:table-cell>
          <table:table-cell table:formula="of:=POWER([.C481]-6.75;2)" office:value-type="float" office:value="0.0340700617612777" calcext:value-type="float">
            <text:p>0.034070061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838434" calcext:value-type="float">
            <text:p>6.838434</text:p>
          </table:table-cell>
          <table:table-cell office:value-type="float" office:value="6.5643340709" calcext:value-type="float">
            <text:p>6.5643340709</text:p>
          </table:table-cell>
          <table:table-cell table:formula="of:=POWER([.C482]-6.75;2)" office:value-type="float" office:value="0.0344718372285661" calcext:value-type="float">
            <text:p>0.034471837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848854" calcext:value-type="float">
            <text:p>6.848854</text:p>
          </table:table-cell>
          <table:table-cell office:value-type="float" office:value="6.5629666383" calcext:value-type="float">
            <text:p>6.5629666383</text:p>
          </table:table-cell>
          <table:table-cell table:formula="of:=POWER([.C483]-6.75;2)" office:value-type="float" office:value="0.0349814783888031" calcext:value-type="float">
            <text:p>0.034981478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857857" calcext:value-type="float">
            <text:p>6.857857</text:p>
          </table:table-cell>
          <table:table-cell office:value-type="float" office:value="6.5613362553" calcext:value-type="float">
            <text:p>6.5613362553</text:p>
          </table:table-cell>
          <table:table-cell table:formula="of:=POWER([.C484]-6.75;2)" office:value-type="float" office:value="0.0355940085642269" calcext:value-type="float">
            <text:p>0.035594008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864666" calcext:value-type="float">
            <text:p>6.864666</text:p>
          </table:table-cell>
          <table:table-cell office:value-type="float" office:value="6.5594770213" calcext:value-type="float">
            <text:p>6.5594770213</text:p>
          </table:table-cell>
          <table:table-cell table:formula="of:=POWER([.C485]-6.75;2)" office:value-type="float" office:value="0.0362990054127206" calcext:value-type="float">
            <text:p>0.036299005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86869" calcext:value-type="float">
            <text:p>6.86869</text:p>
          </table:table-cell>
          <table:table-cell office:value-type="float" office:value="6.5574343475" calcext:value-type="float">
            <text:p>6.5574343475</text:p>
          </table:table-cell>
          <table:table-cell table:formula="of:=POWER([.C486]-6.75;2)" office:value-type="float" office:value="0.0370815305227507" calcext:value-type="float">
            <text:p>0.0370815305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69594" calcext:value-type="float">
            <text:p>6.869594</text:p>
          </table:table-cell>
          <table:table-cell office:value-type="float" office:value="6.5552599858" calcext:value-type="float">
            <text:p>6.5552599858</text:p>
          </table:table-cell>
          <table:table-cell table:formula="of:=POWER([.C487]-6.75;2)" office:value-type="float" office:value="0.0379236731306161" calcext:value-type="float">
            <text:p>0.037923673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867334" calcext:value-type="float">
            <text:p>6.867334</text:p>
          </table:table-cell>
          <table:table-cell office:value-type="float" office:value="6.5530063333" calcext:value-type="float">
            <text:p>6.5530063333</text:p>
          </table:table-cell>
          <table:table-cell table:formula="of:=POWER([.C488]-6.75;2)" office:value-type="float" office:value="0.0388065047199107" calcext:value-type="float">
            <text:p>0.038806504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862141" calcext:value-type="float">
            <text:p>6.862141</text:p>
          </table:table-cell>
          <table:table-cell office:value-type="float" office:value="6.5507209504" calcext:value-type="float">
            <text:p>6.5507209504</text:p>
          </table:table-cell>
          <table:table-cell table:formula="of:=POWER([.C489]-6.75;2)" office:value-type="float" office:value="0.0397121396094794" calcext:value-type="float">
            <text:p>0.039712139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54471" calcext:value-type="float">
            <text:p>6.854471</text:p>
          </table:table-cell>
          <table:table-cell office:value-type="float" office:value="6.5484421277" calcext:value-type="float">
            <text:p>6.5484421277</text:p>
          </table:table-cell>
          <table:table-cell table:formula="of:=POWER([.C490]-6.75;2)" office:value-type="float" office:value="0.0406255758861033" calcext:value-type="float">
            <text:p>0.040625575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844935" calcext:value-type="float">
            <text:p>6.844935</text:p>
          </table:table-cell>
          <table:table-cell office:value-type="float" office:value="6.5461961135" calcext:value-type="float">
            <text:p>6.5461961135</text:p>
          </table:table-cell>
          <table:table-cell table:formula="of:=POWER([.C491]-6.75;2)" office:value-type="float" office:value="0.041536024152505" calcext:value-type="float">
            <text:p>0.041536024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834227" calcext:value-type="float">
            <text:p>6.834227</text:p>
          </table:table-cell>
          <table:table-cell office:value-type="float" office:value="6.5439963688" calcext:value-type="float">
            <text:p>6.5439963688</text:p>
          </table:table-cell>
          <table:table-cell table:formula="of:=POWER([.C492]-6.75;2)" office:value-type="float" office:value="0.0424374960675855" calcext:value-type="float">
            <text:p>0.042437496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23042" calcext:value-type="float">
            <text:p>6.823042</text:p>
          </table:table-cell>
          <table:table-cell office:value-type="float" office:value="6.541844617" calcext:value-type="float">
            <text:p>6.541844617</text:p>
          </table:table-cell>
          <table:table-cell table:formula="of:=POWER([.C493]-6.75;2)" office:value-type="float" office:value="0.0433286634718768" calcext:value-type="float">
            <text:p>0.043328663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12009" calcext:value-type="float">
            <text:p>6.812009</text:p>
          </table:table-cell>
          <table:table-cell office:value-type="float" office:value="6.5397333617" calcext:value-type="float">
            <text:p>6.5397333617</text:p>
          </table:table-cell>
          <table:table-cell table:formula="of:=POWER([.C494]-6.75;2)" office:value-type="float" office:value="0.0442120591819831" calcext:value-type="float">
            <text:p>0.044212059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801632" calcext:value-type="float">
            <text:p>6.801632</text:p>
          </table:table-cell>
          <table:table-cell office:value-type="float" office:value="6.5376490142" calcext:value-type="float">
            <text:p>6.5376490142</text:p>
          </table:table-cell>
          <table:table-cell table:formula="of:=POWER([.C495]-6.75;2)" office:value-type="float" office:value="0.0450929411702317" calcext:value-type="float">
            <text:p>0.045092941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92243" calcext:value-type="float">
            <text:p>6.792243</text:p>
          </table:table-cell>
          <table:table-cell office:value-type="float" office:value="6.5355748298" calcext:value-type="float">
            <text:p>6.5355748298</text:p>
          </table:table-cell>
          <table:table-cell table:formula="of:=POWER([.C496]-6.75;2)" office:value-type="float" office:value="0.045978153615299" calcext:value-type="float">
            <text:p>0.045978153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83969" calcext:value-type="float">
            <text:p>6.783969</text:p>
          </table:table-cell>
          <table:table-cell office:value-type="float" office:value="6.5334929504" calcext:value-type="float">
            <text:p>6.5334929504</text:p>
          </table:table-cell>
          <table:table-cell table:formula="of:=POWER([.C497]-6.75;2)" office:value-type="float" office:value="0.0468753025264967" calcext:value-type="float">
            <text:p>0.046875302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76734" calcext:value-type="float">
            <text:p>6.776734</text:p>
          </table:table-cell>
          <table:table-cell office:value-type="float" office:value="6.5313851348" calcext:value-type="float">
            <text:p>6.5313851348</text:p>
          </table:table-cell>
          <table:table-cell table:formula="of:=POWER([.C498]-6.75;2)" office:value-type="float" office:value="0.0477924592864142" calcext:value-type="float">
            <text:p>0.047792459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70276" calcext:value-type="float">
            <text:p>6.770276</text:p>
          </table:table-cell>
          <table:table-cell office:value-type="float" office:value="6.5292321702" calcext:value-type="float">
            <text:p>6.5292321702</text:p>
          </table:table-cell>
          <table:table-cell table:formula="of:=POWER([.C499]-6.75;2)" office:value-type="float" office:value="0.0487384346746017" calcext:value-type="float">
            <text:p>0.0487384347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64205" calcext:value-type="float">
            <text:p>6.764205</text:p>
          </table:table-cell>
          <table:table-cell office:value-type="float" office:value="6.5270126099" calcext:value-type="float">
            <text:p>6.5270126099</text:p>
          </table:table-cell>
          <table:table-cell table:formula="of:=POWER([.C500]-6.75;2)" office:value-type="float" office:value="0.0497233761436096" calcext:value-type="float">
            <text:p>0.049723376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58072" calcext:value-type="float">
            <text:p>6.758072</text:p>
          </table:table-cell>
          <table:table-cell office:value-type="float" office:value="6.5247017447" calcext:value-type="float">
            <text:p>6.5247017447</text:p>
          </table:table-cell>
          <table:table-cell table:formula="of:=POWER([.C501]-6.75;2)" office:value-type="float" office:value="0.0507593038412241" calcext:value-type="float">
            <text:p>0.050759303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51435" calcext:value-type="float">
            <text:p>6.751435</text:p>
          </table:table-cell>
          <table:table-cell office:value-type="float" office:value="6.5222719433" calcext:value-type="float">
            <text:p>6.5222719433</text:p>
          </table:table-cell>
          <table:table-cell table:formula="of:=POWER([.C502]-6.75;2)" office:value-type="float" office:value="0.0518600678083585" calcext:value-type="float">
            <text:p>0.051860067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43902" calcext:value-type="float">
            <text:p>6.743902</text:p>
          </table:table-cell>
          <table:table-cell office:value-type="float" office:value="6.5196951844" calcext:value-type="float">
            <text:p>6.5196951844</text:p>
          </table:table-cell>
          <table:table-cell table:formula="of:=POWER([.C503]-6.75;2)" office:value-type="float" office:value="0.0530403080885501" calcext:value-type="float">
            <text:p>0.053040308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35141" calcext:value-type="float">
            <text:p>6.735141</text:p>
          </table:table-cell>
          <table:table-cell office:value-type="float" office:value="6.5169480567" calcext:value-type="float">
            <text:p>6.5169480567</text:p>
          </table:table-cell>
          <table:table-cell table:formula="of:=POWER([.C504]-6.75;2)" office:value-type="float" office:value="0.0543132082759062" calcext:value-type="float">
            <text:p>0.054313208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24851" calcext:value-type="float">
            <text:p>6.724851</text:p>
          </table:table-cell>
          <table:table-cell office:value-type="float" office:value="6.5140183901" calcext:value-type="float">
            <text:p>6.5140183901</text:p>
          </table:table-cell>
          <table:table-cell table:formula="of:=POWER([.C505]-6.75;2)" office:value-type="float" office:value="0.0556873202109956" calcext:value-type="float">
            <text:p>0.055687320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12736" calcext:value-type="float">
            <text:p>6.712736</text:p>
          </table:table-cell>
          <table:table-cell office:value-type="float" office:value="6.5109118227" calcext:value-type="float">
            <text:p>6.5109118227</text:p>
          </table:table-cell>
          <table:table-cell table:formula="of:=POWER([.C506]-6.75;2)" office:value-type="float" office:value="0.0571631565246363" calcext:value-type="float">
            <text:p>0.0571631565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98479" calcext:value-type="float">
            <text:p>6.698479</text:p>
          </table:table-cell>
          <table:table-cell office:value-type="float" office:value="6.5076558227" calcext:value-type="float">
            <text:p>6.5076558227</text:p>
          </table:table-cell>
          <table:table-cell table:formula="of:=POWER([.C507]-6.75;2)" office:value-type="float" office:value="0.0587307002712137" calcext:value-type="float">
            <text:p>0.058730700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81773" calcext:value-type="float">
            <text:p>6.681773</text:p>
          </table:table-cell>
          <table:table-cell office:value-type="float" office:value="6.504298844" calcext:value-type="float">
            <text:p>6.504298844</text:p>
          </table:table-cell>
          <table:table-cell table:formula="of:=POWER([.C508]-6.75;2)" office:value-type="float" office:value="0.0603690580597363" calcext:value-type="float">
            <text:p>0.060369058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62389" calcext:value-type="float">
            <text:p>6.662389</text:p>
          </table:table-cell>
          <table:table-cell office:value-type="float" office:value="6.5009033262" calcext:value-type="float">
            <text:p>6.5009033262</text:p>
          </table:table-cell>
          <table:table-cell table:formula="of:=POWER([.C509]-6.75;2)" office:value-type="float" office:value="0.0620491528982238" calcext:value-type="float">
            <text:p>0.062049152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40265" calcext:value-type="float">
            <text:p>6.640265</text:p>
          </table:table-cell>
          <table:table-cell office:value-type="float" office:value="6.4975331844" calcext:value-type="float">
            <text:p>6.4975331844</text:p>
          </table:table-cell>
          <table:table-cell table:formula="of:=POWER([.C510]-6.75;2)" office:value-type="float" office:value="0.0637394929792044" calcext:value-type="float">
            <text:p>0.06373949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15594" calcext:value-type="float">
            <text:p>6.615594</text:p>
          </table:table-cell>
          <table:table-cell office:value-type="float" office:value="6.4942385248" calcext:value-type="float">
            <text:p>6.4942385248</text:p>
          </table:table-cell>
          <table:table-cell table:formula="of:=POWER([.C511]-6.75;2)" office:value-type="float" office:value="0.0654139321964802" calcext:value-type="float">
            <text:p>0.065413932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88859" calcext:value-type="float">
            <text:p>6.588859</text:p>
          </table:table-cell>
          <table:table-cell office:value-type="float" office:value="6.4910415603" calcext:value-type="float">
            <text:p>6.4910415603</text:p>
          </table:table-cell>
          <table:table-cell table:formula="of:=POWER([.C512]-6.75;2)" office:value-type="float" office:value="0.0670594734918584" calcext:value-type="float">
            <text:p>0.067059473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60801" calcext:value-type="float">
            <text:p>6.560801</text:p>
          </table:table-cell>
          <table:table-cell office:value-type="float" office:value="6.4879276879" calcext:value-type="float">
            <text:p>6.4879276879</text:p>
          </table:table-cell>
          <table:table-cell table:formula="of:=POWER([.C513]-6.75;2)" office:value-type="float" office:value="0.0686818967694398" calcext:value-type="float">
            <text:p>0.0686818968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32313" calcext:value-type="float">
            <text:p>6.532313</text:p>
          </table:table-cell>
          <table:table-cell office:value-type="float" office:value="6.4848441348" calcext:value-type="float">
            <text:p>6.4848441348</text:p>
          </table:table-cell>
          <table:table-cell table:formula="of:=POWER([.C514]-6.75;2)" office:value-type="float" office:value="0.0703076328499604" calcext:value-type="float">
            <text:p>0.070307632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04312" calcext:value-type="float">
            <text:p>6.504312</text:p>
          </table:table-cell>
          <table:table-cell office:value-type="float" office:value="6.4817062553" calcext:value-type="float">
            <text:p>6.4817062553</text:p>
          </table:table-cell>
          <table:table-cell table:formula="of:=POWER([.C515]-6.75;2)" office:value-type="float" office:value="0.0719815334451489" calcext:value-type="float">
            <text:p>0.071981533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477605" calcext:value-type="float">
            <text:p>6.477605</text:p>
          </table:table-cell>
          <table:table-cell office:value-type="float" office:value="6.4784089645" calcext:value-type="float">
            <text:p>6.4784089645</text:p>
          </table:table-cell>
          <table:table-cell table:formula="of:=POWER([.C516]-6.75;2)" office:value-type="float" office:value="0.0737616905639624" calcext:value-type="float">
            <text:p>0.073761690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452828" calcext:value-type="float">
            <text:p>6.452828</text:p>
          </table:table-cell>
          <table:table-cell office:value-type="float" office:value="6.4748388156" calcext:value-type="float">
            <text:p>6.4748388156</text:p>
          </table:table-cell>
          <table:table-cell table:formula="of:=POWER([.C517]-6.75;2)" office:value-type="float" office:value="0.0757136774004108" calcext:value-type="float">
            <text:p>0.075713677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30441" calcext:value-type="float">
            <text:p>6.430441</text:p>
          </table:table-cell>
          <table:table-cell office:value-type="float" office:value="6.4708802057" calcext:value-type="float">
            <text:p>6.4708802057</text:p>
          </table:table-cell>
          <table:table-cell table:formula="of:=POWER([.C518]-6.75;2)" office:value-type="float" office:value="0.0779078595700741" calcext:value-type="float">
            <text:p>0.077907859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41079" calcext:value-type="float">
            <text:p>6.41079</text:p>
          </table:table-cell>
          <table:table-cell office:value-type="float" office:value="6.466405844" calcext:value-type="float">
            <text:p>6.466405844</text:p>
          </table:table-cell>
          <table:table-cell table:formula="of:=POWER([.C519]-6.75;2)" office:value-type="float" office:value="0.0804256453173526" calcext:value-type="float">
            <text:p>0.08042564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394187" calcext:value-type="float">
            <text:p>6.394187</text:p>
          </table:table-cell>
          <table:table-cell office:value-type="float" office:value="6.4612286099" calcext:value-type="float">
            <text:p>6.4612286099</text:p>
          </table:table-cell>
          <table:table-cell table:formula="of:=POWER([.C520]-6.75;2)" office:value-type="float" office:value="0.0833889157402864" calcext:value-type="float">
            <text:p>0.0833889157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380956" calcext:value-type="float">
            <text:p>6.380956</text:p>
          </table:table-cell>
          <table:table-cell office:value-type="float" office:value="6.4549246738" calcext:value-type="float">
            <text:p>6.4549246738</text:p>
          </table:table-cell>
          <table:table-cell table:formula="of:=POWER([.C521]-6.75;2)" office:value-type="float" office:value="0.0870694481320365" calcext:value-type="float">
            <text:p>0.087069448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371416" calcext:value-type="float">
            <text:p>6.371416</text:p>
          </table:table-cell>
          <table:table-cell office:value-type="float" office:value="6.4458717092" calcext:value-type="float">
            <text:p>6.4458717092</text:p>
          </table:table-cell>
          <table:table-cell table:formula="of:=POWER([.C522]-6.75;2)" office:value-type="float" office:value="0.0924940172649291" calcext:value-type="float">
            <text:p>0.092494017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365795" calcext:value-type="float">
            <text:p>6.365795</text:p>
          </table:table-cell>
          <table:table-cell office:value-type="float" office:value="6.4368864043" calcext:value-type="float">
            <text:p>6.4368864043</text:p>
          </table:table-cell>
          <table:table-cell table:formula="of:=POWER([.C523]-6.75;2)" office:value-type="float" office:value="0.098040123812183" calcext:value-type="float">
            <text:p>0.0980401238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36411" calcext:value-type="float">
            <text:p>6.36411</text:p>
          </table:table-cell>
          <table:table-cell office:value-type="float" office:value="6.4403595957" calcext:value-type="float">
            <text:p>6.4403595957</text:p>
          </table:table-cell>
          <table:table-cell table:formula="of:=POWER([.C524]-6.75;2)" office:value-type="float" office:value="0.0958771799750672" calcext:value-type="float">
            <text:p>0.0958771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366036" calcext:value-type="float">
            <text:p>6.366036</text:p>
          </table:table-cell>
          <table:table-cell office:value-type="float" office:value="6.4400419078" calcext:value-type="float">
            <text:p>6.4400419078</text:p>
          </table:table-cell>
          <table:table-cell table:formula="of:=POWER([.C525]-6.75;2)" office:value-type="float" office:value="0.0960740189202634" calcext:value-type="float">
            <text:p>0.096074018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37082" calcext:value-type="float">
            <text:p>6.37082</text:p>
          </table:table-cell>
          <table:table-cell office:value-type="float" office:value="6.438645305" calcext:value-type="float">
            <text:p>6.438645305</text:p>
          </table:table-cell>
          <table:table-cell table:formula="of:=POWER([.C526]-6.75;2)" office:value-type="float" office:value="0.0969417460985432" calcext:value-type="float">
            <text:p>0.096941746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377253" calcext:value-type="float">
            <text:p>6.377253</text:p>
          </table:table-cell>
          <table:table-cell office:value-type="float" office:value="6.4368025106" calcext:value-type="float">
            <text:p>6.4368025106</text:p>
          </table:table-cell>
          <table:table-cell table:formula="of:=POWER([.C527]-6.75;2)" office:value-type="float" office:value="0.0980926673664633" calcext:value-type="float">
            <text:p>0.098092667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383716" calcext:value-type="float">
            <text:p>6.383716</text:p>
          </table:table-cell>
          <table:table-cell office:value-type="float" office:value="6.4347737943" calcext:value-type="float">
            <text:p>6.4347737943</text:p>
          </table:table-cell>
          <table:table-cell table:formula="of:=POWER([.C528]-6.75;2)" office:value-type="float" office:value="0.0993675607600188" calcext:value-type="float">
            <text:p>0.099367560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38829" calcext:value-type="float">
            <text:p>6.38829</text:p>
          </table:table-cell>
          <table:table-cell office:value-type="float" office:value="6.4327006879" calcext:value-type="float">
            <text:p>6.4327006879</text:p>
          </table:table-cell>
          <table:table-cell table:formula="of:=POWER([.C529]-6.75;2)" office:value-type="float" office:value="0.100678853459133" calcext:value-type="float">
            <text:p>0.100678853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388943" calcext:value-type="float">
            <text:p>6.388943</text:p>
          </table:table-cell>
          <table:table-cell office:value-type="float" office:value="6.4306773404" calcext:value-type="float">
            <text:p>6.4306773404</text:p>
          </table:table-cell>
          <table:table-cell table:formula="of:=POWER([.C530]-6.75;2)" office:value-type="float" office:value="0.101966960934018" calcext:value-type="float">
            <text:p>0.1019669609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383769" calcext:value-type="float">
            <text:p>6.383769</text:p>
          </table:table-cell>
          <table:table-cell office:value-type="float" office:value="6.4287778085" calcext:value-type="float">
            <text:p>6.4287778085</text:p>
          </table:table-cell>
          <table:table-cell table:formula="of:=POWER([.C531]-6.75;2)" office:value-type="float" office:value="0.103183696312063" calcext:value-type="float">
            <text:p>0.1031836963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371263" calcext:value-type="float">
            <text:p>6.371263</text:p>
          </table:table-cell>
          <table:table-cell office:value-type="float" office:value="6.4270680993" calcext:value-type="float">
            <text:p>6.4270680993</text:p>
          </table:table-cell>
          <table:table-cell table:formula="of:=POWER([.C532]-6.75;2)" office:value-type="float" office:value="0.104285012489715" calcext:value-type="float">
            <text:p>0.104285012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350594" calcext:value-type="float">
            <text:p>6.350594</text:p>
          </table:table-cell>
          <table:table-cell office:value-type="float" office:value="6.4256110071" calcext:value-type="float">
            <text:p>6.4256110071</text:p>
          </table:table-cell>
          <table:table-cell table:formula="of:=POWER([.C533]-6.75;2)" office:value-type="float" office:value="0.105228218714676" calcext:value-type="float">
            <text:p>0.1052282187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321798" calcext:value-type="float">
            <text:p>6.321798</text:p>
          </table:table-cell>
          <table:table-cell office:value-type="float" office:value="6.4244665035" calcext:value-type="float">
            <text:p>6.4244665035</text:p>
          </table:table-cell>
          <table:table-cell table:formula="of:=POWER([.C534]-6.75;2)" office:value-type="float" office:value="0.105972057343516" calcext:value-type="float">
            <text:p>0.105972057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285829" calcext:value-type="float">
            <text:p>6.285829</text:p>
          </table:table-cell>
          <table:table-cell office:value-type="float" office:value="6.4236892553" calcext:value-type="float">
            <text:p>6.4236892553</text:p>
          </table:table-cell>
          <table:table-cell table:formula="of:=POWER([.C535]-6.75;2)" office:value-type="float" office:value="0.106478702106668" calcext:value-type="float">
            <text:p>0.106478702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244403" calcext:value-type="float">
            <text:p>6.244403</text:p>
          </table:table-cell>
          <table:table-cell office:value-type="float" office:value="6.4233245106" calcext:value-type="float">
            <text:p>6.4233245106</text:p>
          </table:table-cell>
          <table:table-cell table:formula="of:=POWER([.C536]-6.75;2)" office:value-type="float" office:value="0.10671687537473" calcext:value-type="float">
            <text:p>0.106716875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199651" calcext:value-type="float">
            <text:p>6.199651</text:p>
          </table:table-cell>
          <table:table-cell office:value-type="float" office:value="6.4234041915" calcext:value-type="float">
            <text:p>6.4234041915</text:p>
          </table:table-cell>
          <table:table-cell table:formula="of:=POWER([.C537]-6.75;2)" office:value-type="float" office:value="0.106664822129768" calcext:value-type="float">
            <text:p>0.106664822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153606" calcext:value-type="float">
            <text:p>6.153606</text:p>
          </table:table-cell>
          <table:table-cell office:value-type="float" office:value="6.423944773" calcext:value-type="float">
            <text:p>6.423944773</text:p>
          </table:table-cell>
          <table:table-cell table:formula="of:=POWER([.C538]-6.75;2)" office:value-type="float" office:value="0.106312011054022" calcext:value-type="float">
            <text:p>0.106312011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107612" calcext:value-type="float">
            <text:p>6.107612</text:p>
          </table:table-cell>
          <table:table-cell office:value-type="float" office:value="6.4249485177" calcext:value-type="float">
            <text:p>6.4249485177</text:p>
          </table:table-cell>
          <table:table-cell table:formula="of:=POWER([.C539]-6.75;2)" office:value-type="float" office:value="0.105658466145427" calcext:value-type="float">
            <text:p>0.105658466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06168" calcext:value-type="float">
            <text:p>6.06168</text:p>
          </table:table-cell>
          <table:table-cell office:value-type="float" office:value="6.4264088936" calcext:value-type="float">
            <text:p>6.4264088936</text:p>
          </table:table-cell>
          <table:table-cell table:formula="of:=POWER([.C540]-6.75;2)" office:value-type="float" office:value="0.104711204141176" calcext:value-type="float">
            <text:p>0.104711204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013584" calcext:value-type="float">
            <text:p>6.013584</text:p>
          </table:table-cell>
          <table:table-cell office:value-type="float" office:value="6.4283205674" calcext:value-type="float">
            <text:p>6.4283205674</text:p>
          </table:table-cell>
          <table:table-cell table:formula="of:=POWER([.C541]-6.75;2)" office:value-type="float" office:value="0.103477657357858" calcext:value-type="float">
            <text:p>0.10347765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.956805" calcext:value-type="float">
            <text:p>5.956805</text:p>
          </table:table-cell>
          <table:table-cell office:value-type="float" office:value="6.430695844" calcext:value-type="float">
            <text:p>6.430695844</text:p>
          </table:table-cell>
          <table:table-cell table:formula="of:=POWER([.C542]-6.75;2)" office:value-type="float" office:value="0.101955144038873" calcext:value-type="float">
            <text:p>0.10195514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.873488" calcext:value-type="float">
            <text:p>5.873488</text:p>
          </table:table-cell>
          <table:table-cell office:value-type="float" office:value="6.433595383" calcext:value-type="float">
            <text:p>6.433595383</text:p>
          </table:table-cell>
          <table:table-cell table:formula="of:=POWER([.C543]-6.75;2)" office:value-type="float" office:value="0.100111881658917" calcext:value-type="float">
            <text:p>0.100111881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698876" calcext:value-type="float">
            <text:p>5.698876</text:p>
          </table:table-cell>
          <table:table-cell office:value-type="float" office:value="6.4372085319" calcext:value-type="float">
            <text:p>6.4372085319</text:p>
          </table:table-cell>
          <table:table-cell table:formula="of:=POWER([.C544]-6.75;2)" office:value-type="float" office:value="0.0978385025161535" calcext:value-type="float">
            <text:p>0.097838502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872364" calcext:value-type="float">
            <text:p>4.872364</text:p>
          </table:table-cell>
          <table:table-cell office:value-type="float" office:value="6.4421854965" calcext:value-type="float">
            <text:p>6.4421854965</text:p>
          </table:table-cell>
          <table:table-cell table:formula="of:=POWER([.C545]-6.75;2)" office:value-type="float" office:value="0.0947497685649518" calcext:value-type="float">
            <text:p>0.094749768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577703" calcext:value-type="float">
            <text:p>7.577703</text:p>
          </table:table-cell>
          <table:table-cell office:value-type="float" office:value="6.4531532624" calcext:value-type="float">
            <text:p>6.4531532624</text:p>
          </table:table-cell>
          <table:table-cell table:formula="of:=POWER([.C546]-6.75;2)" office:value-type="float" office:value="0.0881179856237633" calcext:value-type="float">
            <text:p>0.088117985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06855" calcext:value-type="float">
            <text:p>6.606855</text:p>
          </table:table-cell>
          <table:table-cell office:value-type="float" office:value="6.4450669291" calcext:value-type="float">
            <text:p>6.4450669291</text:p>
          </table:table-cell>
          <table:table-cell table:formula="of:=POWER([.C547]-6.75;2)" office:value-type="float" office:value="0.0929841777285043" calcext:value-type="float">
            <text:p>0.092984177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437227" calcext:value-type="float">
            <text:p>6.437227</text:p>
          </table:table-cell>
          <table:table-cell office:value-type="float" office:value="6.4440018652" calcext:value-type="float">
            <text:p>6.4440018652</text:p>
          </table:table-cell>
          <table:table-cell table:formula="of:=POWER([.C548]-6.75;2)" office:value-type="float" office:value="0.0936348585010791" calcext:value-type="float">
            <text:p>0.093634858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37444" calcext:value-type="float">
            <text:p>6.37444</text:p>
          </table:table-cell>
          <table:table-cell office:value-type="float" office:value="6.4442777092" calcext:value-type="float">
            <text:p>6.4442777092</text:p>
          </table:table-cell>
          <table:table-cell table:formula="of:=POWER([.C549]-6.75;2)" office:value-type="float" office:value="0.093466119092" calcext:value-type="float">
            <text:p>0.093466119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345318" calcext:value-type="float">
            <text:p>6.345318</text:p>
          </table:table-cell>
          <table:table-cell office:value-type="float" office:value="6.4451373901" calcext:value-type="float">
            <text:p>6.4451373901</text:p>
          </table:table-cell>
          <table:table-cell table:formula="of:=POWER([.C550]-6.75;2)" office:value-type="float" office:value="0.0929412109150395" calcext:value-type="float">
            <text:p>0.092941210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328989" calcext:value-type="float">
            <text:p>6.328989</text:p>
          </table:table-cell>
          <table:table-cell office:value-type="float" office:value="6.4463411844" calcext:value-type="float">
            <text:p>6.4463411844</text:p>
          </table:table-cell>
          <table:table-cell table:formula="of:=POWER([.C551]-6.75;2)" office:value-type="float" office:value="0.0922086762915951" calcext:value-type="float">
            <text:p>0.092208676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316862" calcext:value-type="float">
            <text:p>6.316862</text:p>
          </table:table-cell>
          <table:table-cell office:value-type="float" office:value="6.4477955745" calcext:value-type="float">
            <text:p>6.4477955745</text:p>
          </table:table-cell>
          <table:table-cell table:formula="of:=POWER([.C552]-6.75;2)" office:value-type="float" office:value="0.0913275147917852" calcext:value-type="float">
            <text:p>0.0913275148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304973" calcext:value-type="float">
            <text:p>6.304973</text:p>
          </table:table-cell>
          <table:table-cell office:value-type="float" office:value="6.4494661348" calcext:value-type="float">
            <text:p>6.4494661348</text:p>
          </table:table-cell>
          <table:table-cell table:formula="of:=POWER([.C553]-6.75;2)" office:value-type="float" office:value="0.0903206041320519" calcext:value-type="float">
            <text:p>0.090320604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291772" calcext:value-type="float">
            <text:p>6.291772</text:p>
          </table:table-cell>
          <table:table-cell office:value-type="float" office:value="6.4513448227" calcext:value-type="float">
            <text:p>6.4513448227</text:p>
          </table:table-cell>
          <table:table-cell table:formula="of:=POWER([.C554]-6.75;2)" office:value-type="float" office:value="0.0891949149280943" calcext:value-type="float">
            <text:p>0.089194914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277192" calcext:value-type="float">
            <text:p>6.277192</text:p>
          </table:table-cell>
          <table:table-cell office:value-type="float" office:value="6.4534332979" calcext:value-type="float">
            <text:p>6.4534332979</text:p>
          </table:table-cell>
          <table:table-cell table:formula="of:=POWER([.C555]-6.75;2)" office:value-type="float" office:value="0.08795180879447" calcext:value-type="float">
            <text:p>0.0879518088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262074" calcext:value-type="float">
            <text:p>6.262074</text:p>
          </table:table-cell>
          <table:table-cell office:value-type="float" office:value="6.4557331348" calcext:value-type="float">
            <text:p>6.4557331348</text:p>
          </table:table-cell>
          <table:table-cell table:formula="of:=POWER([.C556]-6.75;2)" office:value-type="float" office:value="0.086592987954635" calcext:value-type="float">
            <text:p>0.086592988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247712" calcext:value-type="float">
            <text:p>6.247712</text:p>
          </table:table-cell>
          <table:table-cell office:value-type="float" office:value="6.4582403262" calcext:value-type="float">
            <text:p>6.4582403262</text:p>
          </table:table-cell>
          <table:table-cell table:formula="of:=POWER([.C557]-6.75;2)" office:value-type="float" office:value="0.0851237072558822" calcext:value-type="float">
            <text:p>0.0851237073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235491" calcext:value-type="float">
            <text:p>6.235491</text:p>
          </table:table-cell>
          <table:table-cell office:value-type="float" office:value="6.4609431418" calcext:value-type="float">
            <text:p>6.4609431418</text:p>
          </table:table-cell>
          <table:table-cell table:formula="of:=POWER([.C558]-6.75;2)" office:value-type="float" office:value="0.0835538672724551" calcext:value-type="float">
            <text:p>0.083553867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226619" calcext:value-type="float">
            <text:p>6.226619</text:p>
          </table:table-cell>
          <table:table-cell office:value-type="float" office:value="6.4638225035" calcext:value-type="float">
            <text:p>6.4638225035</text:p>
          </table:table-cell>
          <table:table-cell table:formula="of:=POWER([.C559]-6.75;2)" office:value-type="float" office:value="0.0818975595030073" calcext:value-type="float">
            <text:p>0.081897559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221971" calcext:value-type="float">
            <text:p>6.221971</text:p>
          </table:table-cell>
          <table:table-cell office:value-type="float" office:value="6.4668538794" calcext:value-type="float">
            <text:p>6.4668538794</text:p>
          </table:table-cell>
          <table:table-cell table:formula="of:=POWER([.C560]-6.75;2)" office:value-type="float" office:value="0.0801717256108296" calcext:value-type="float">
            <text:p>0.0801717256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222031" calcext:value-type="float">
            <text:p>6.222031</text:p>
          </table:table-cell>
          <table:table-cell office:value-type="float" office:value="6.4700097518" calcext:value-type="float">
            <text:p>6.4700097518</text:p>
          </table:table-cell>
          <table:table-cell table:formula="of:=POWER([.C561]-6.75;2)" office:value-type="float" office:value="0.0783945390870975" calcext:value-type="float">
            <text:p>0.078394539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226907" calcext:value-type="float">
            <text:p>6.226907</text:p>
          </table:table-cell>
          <table:table-cell office:value-type="float" office:value="6.4732617021" calcext:value-type="float">
            <text:p>6.4732617021</text:p>
          </table:table-cell>
          <table:table-cell table:formula="of:=POWER([.C562]-6.75;2)" office:value-type="float" office:value="0.076584085524589" calcext:value-type="float">
            <text:p>0.076584085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236411" calcext:value-type="float">
            <text:p>6.236411</text:p>
          </table:table-cell>
          <table:table-cell office:value-type="float" office:value="6.4765816383" calcext:value-type="float">
            <text:p>6.4765816383</text:p>
          </table:table-cell>
          <table:table-cell table:formula="of:=POWER([.C563]-6.75;2)" office:value-type="float" office:value="0.0747576005147121" calcext:value-type="float">
            <text:p>0.074757600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250169" calcext:value-type="float">
            <text:p>6.250169</text:p>
          </table:table-cell>
          <table:table-cell office:value-type="float" office:value="6.479941922" calcext:value-type="float">
            <text:p>6.479941922</text:p>
          </table:table-cell>
          <table:table-cell table:formula="of:=POWER([.C564]-6.75;2)" office:value-type="float" office:value="0.072931365493054" calcext:value-type="float">
            <text:p>0.072931365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267726" calcext:value-type="float">
            <text:p>6.267726</text:p>
          </table:table-cell>
          <table:table-cell office:value-type="float" office:value="6.4833147021" calcext:value-type="float">
            <text:p>6.4833147021</text:p>
          </table:table-cell>
          <table:table-cell table:formula="of:=POWER([.C565]-6.75;2)" office:value-type="float" office:value="0.0711210481160115" calcext:value-type="float">
            <text:p>0.071121048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288622" calcext:value-type="float">
            <text:p>6.288622</text:p>
          </table:table-cell>
          <table:table-cell office:value-type="float" office:value="6.4866710426" calcext:value-type="float">
            <text:p>6.4866710426</text:p>
          </table:table-cell>
          <table:table-cell table:formula="of:=POWER([.C566]-6.75;2)" office:value-type="float" office:value="0.0693421398053709" calcext:value-type="float">
            <text:p>0.0693421398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312428" calcext:value-type="float">
            <text:p>6.312428</text:p>
          </table:table-cell>
          <table:table-cell office:value-type="float" office:value="6.4899805603" calcext:value-type="float">
            <text:p>6.4899805603</text:p>
          </table:table-cell>
          <table:table-cell table:formula="of:=POWER([.C567]-6.75;2)" office:value-type="float" office:value="0.0676101090219018" calcext:value-type="float">
            <text:p>0.067610109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33873" calcext:value-type="float">
            <text:p>6.33873</text:p>
          </table:table-cell>
          <table:table-cell office:value-type="float" office:value="6.4932120142" calcext:value-type="float">
            <text:p>6.4932120142</text:p>
          </table:table-cell>
          <table:table-cell table:formula="of:=POWER([.C568]-6.75;2)" office:value-type="float" office:value="0.065940069651221" calcext:value-type="float">
            <text:p>0.06594006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367083" calcext:value-type="float">
            <text:p>6.367083</text:p>
          </table:table-cell>
          <table:table-cell office:value-type="float" office:value="6.4963350142" calcext:value-type="float">
            <text:p>6.4963350142</text:p>
          </table:table-cell>
          <table:table-cell table:formula="of:=POWER([.C569]-6.75;2)" office:value-type="float" office:value="0.0643459250209144" calcext:value-type="float">
            <text:p>0.06434592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396975" calcext:value-type="float">
            <text:p>6.396975</text:p>
          </table:table-cell>
          <table:table-cell office:value-type="float" office:value="6.499322461" calcext:value-type="float">
            <text:p>6.499322461</text:p>
          </table:table-cell>
          <table:table-cell table:formula="of:=POWER([.C570]-6.75;2)" office:value-type="float" office:value="0.0628392285590964" calcext:value-type="float">
            <text:p>0.062839228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427806" calcext:value-type="float">
            <text:p>6.427806</text:p>
          </table:table-cell>
          <table:table-cell office:value-type="float" office:value="6.5021530071" calcext:value-type="float">
            <text:p>6.5021530071</text:p>
          </table:table-cell>
          <table:table-cell table:formula="of:=POWER([.C571]-6.75;2)" office:value-type="float" office:value="0.0614281318895724" calcext:value-type="float">
            <text:p>0.0614281319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45891" calcext:value-type="float">
            <text:p>6.45891</text:p>
          </table:table-cell>
          <table:table-cell office:value-type="float" office:value="6.5048128227" calcext:value-type="float">
            <text:p>6.5048128227</text:p>
          </table:table-cell>
          <table:table-cell table:formula="of:=POWER([.C572]-6.75;2)" office:value-type="float" office:value="0.0601167519123417" calcext:value-type="float">
            <text:p>0.0601167519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4896" calcext:value-type="float">
            <text:p>6.4896</text:p>
          </table:table-cell>
          <table:table-cell office:value-type="float" office:value="6.5072961348" calcext:value-type="float">
            <text:p>6.5072961348</text:p>
          </table:table-cell>
          <table:table-cell table:formula="of:=POWER([.C573]-6.75;2)" office:value-type="float" office:value="0.0589051661830199" calcext:value-type="float">
            <text:p>0.058905166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519231" calcext:value-type="float">
            <text:p>6.519231</text:p>
          </table:table-cell>
          <table:table-cell office:value-type="float" office:value="6.5096045035" calcext:value-type="float">
            <text:p>6.5096045035</text:p>
          </table:table-cell>
          <table:table-cell table:formula="of:=POWER([.C574]-6.75;2)" office:value-type="float" office:value="0.0577899947374814" calcext:value-type="float">
            <text:p>0.0577899947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54725" calcext:value-type="float">
            <text:p>6.54725</text:p>
          </table:table-cell>
          <table:table-cell office:value-type="float" office:value="6.5117451206" calcext:value-type="float">
            <text:p>6.5117451206</text:p>
          </table:table-cell>
          <table:table-cell table:formula="of:=POWER([.C575]-6.75;2)" office:value-type="float" office:value="0.0567653875579087" calcext:value-type="float">
            <text:p>0.0567653876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73235" calcext:value-type="float">
            <text:p>6.573235</text:p>
          </table:table-cell>
          <table:table-cell office:value-type="float" office:value="6.5137287518" calcext:value-type="float">
            <text:p>6.5137287518</text:p>
          </table:table-cell>
          <table:table-cell table:formula="of:=POWER([.C576]-6.75;2)" office:value-type="float" office:value="0.0558241027259858" calcext:value-type="float">
            <text:p>0.055824102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596896" calcext:value-type="float">
            <text:p>6.596896</text:p>
          </table:table-cell>
          <table:table-cell office:value-type="float" office:value="6.5155678085" calcext:value-type="float">
            <text:p>6.5155678085</text:p>
          </table:table-cell>
          <table:table-cell table:formula="of:=POWER([.C577]-6.75;2)" office:value-type="float" office:value="0.0549584524114926" calcext:value-type="float">
            <text:p>0.0549584524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18068" calcext:value-type="float">
            <text:p>6.618068</text:p>
          </table:table-cell>
          <table:table-cell office:value-type="float" office:value="6.5172750426" calcext:value-type="float">
            <text:p>6.5172750426</text:p>
          </table:table-cell>
          <table:table-cell table:formula="of:=POWER([.C578]-6.75;2)" office:value-type="float" office:value="0.054160905796832" calcext:value-type="float">
            <text:p>0.054160905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36671" calcext:value-type="float">
            <text:p>6.636671</text:p>
          </table:table-cell>
          <table:table-cell office:value-type="float" office:value="6.5188628582" calcext:value-type="float">
            <text:p>6.5188628582</text:p>
          </table:table-cell>
          <table:table-cell table:formula="of:=POWER([.C579]-6.75;2)" office:value-type="float" office:value="0.0534243783194732" calcext:value-type="float">
            <text:p>0.053424378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52678" calcext:value-type="float">
            <text:p>6.652678</text:p>
          </table:table-cell>
          <table:table-cell office:value-type="float" office:value="6.5203433262" calcext:value-type="float">
            <text:p>6.5203433262</text:p>
          </table:table-cell>
          <table:table-cell table:formula="of:=POWER([.C580]-6.75;2)" office:value-type="float" office:value="0.0527421878208797" calcext:value-type="float">
            <text:p>0.052742187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66089" calcext:value-type="float">
            <text:p>6.666089</text:p>
          </table:table-cell>
          <table:table-cell office:value-type="float" office:value="6.5217285177" calcext:value-type="float">
            <text:p>6.5217285177</text:p>
          </table:table-cell>
          <table:table-cell table:formula="of:=POWER([.C581]-6.75;2)" office:value-type="float" office:value="0.0521078696314393" calcext:value-type="float">
            <text:p>0.052107869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76924" calcext:value-type="float">
            <text:p>6.676924</text:p>
          </table:table-cell>
          <table:table-cell office:value-type="float" office:value="6.5230308794" calcext:value-type="float">
            <text:p>6.5230308794</text:p>
          </table:table-cell>
          <table:table-cell table:formula="of:=POWER([.C582]-6.75;2)" office:value-type="float" office:value="0.0515149817059372" calcext:value-type="float">
            <text:p>0.051514981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85253" calcext:value-type="float">
            <text:p>6.685253</text:p>
          </table:table-cell>
          <table:table-cell office:value-type="float" office:value="6.5242633546" calcext:value-type="float">
            <text:p>6.5242633546</text:p>
          </table:table-cell>
          <table:table-cell table:formula="of:=POWER([.C583]-6.75;2)" office:value-type="float" office:value="0.0509570330764452" calcext:value-type="float">
            <text:p>0.050957033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91249" calcext:value-type="float">
            <text:p>6.691249</text:p>
          </table:table-cell>
          <table:table-cell office:value-type="float" office:value="6.5254389574" calcext:value-type="float">
            <text:p>6.5254389574</text:p>
          </table:table-cell>
          <table:table-cell table:formula="of:=POWER([.C584]-6.75;2)" office:value-type="float" office:value="0.0504276618535988" calcext:value-type="float">
            <text:p>0.0504276619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95247" calcext:value-type="float">
            <text:p>6.695247</text:p>
          </table:table-cell>
          <table:table-cell office:value-type="float" office:value="6.5265696667" calcext:value-type="float">
            <text:p>6.5265696667</text:p>
          </table:table-cell>
          <table:table-cell table:formula="of:=POWER([.C585]-6.75;2)" office:value-type="float" office:value="0.0499211138385489" calcext:value-type="float">
            <text:p>0.0499211138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97791" calcext:value-type="float">
            <text:p>6.697791</text:p>
          </table:table-cell>
          <table:table-cell office:value-type="float" office:value="6.5276647872" calcext:value-type="float">
            <text:p>6.5276647872</text:p>
          </table:table-cell>
          <table:table-cell table:formula="of:=POWER([.C586]-6.75;2)" office:value-type="float" office:value="0.0494329468508213" calcext:value-type="float">
            <text:p>0.049432946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99627" calcext:value-type="float">
            <text:p>6.699627</text:p>
          </table:table-cell>
          <table:table-cell office:value-type="float" office:value="6.5287289433" calcext:value-type="float">
            <text:p>6.5287289433</text:p>
          </table:table-cell>
          <table:table-cell table:formula="of:=POWER([.C587]-6.75;2)" office:value-type="float" office:value="0.0489608805331346" calcext:value-type="float">
            <text:p>0.048960880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01653" calcext:value-type="float">
            <text:p>6.701653</text:p>
          </table:table-cell>
          <table:table-cell office:value-type="float" office:value="6.5297602979" calcext:value-type="float">
            <text:p>6.5297602979</text:p>
          </table:table-cell>
          <table:table-cell table:formula="of:=POWER([.C588]-6.75;2)" office:value-type="float" office:value="0.0485055263810966" calcext:value-type="float">
            <text:p>0.048505526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04807" calcext:value-type="float">
            <text:p>6.704807</text:p>
          </table:table-cell>
          <table:table-cell office:value-type="float" office:value="6.5307494326" calcext:value-type="float">
            <text:p>6.5307494326</text:p>
          </table:table-cell>
          <table:table-cell table:formula="of:=POWER([.C589]-6.75;2)" office:value-type="float" office:value="0.0480708113052218" calcext:value-type="float">
            <text:p>0.048070811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09928" calcext:value-type="float">
            <text:p>6.709928</text:p>
          </table:table-cell>
          <table:table-cell office:value-type="float" office:value="6.5316792553" calcext:value-type="float">
            <text:p>6.5316792553</text:p>
          </table:table-cell>
          <table:table-cell table:formula="of:=POWER([.C590]-6.75;2)" office:value-type="float" office:value="0.0476639475663625" calcext:value-type="float">
            <text:p>0.047663947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17628" calcext:value-type="float">
            <text:p>6.717628</text:p>
          </table:table-cell>
          <table:table-cell office:value-type="float" office:value="6.5325261631" calcext:value-type="float">
            <text:p>6.5325261631</text:p>
          </table:table-cell>
          <table:table-cell table:formula="of:=POWER([.C591]-6.75;2)" office:value-type="float" office:value="0.0472948697360078" calcext:value-type="float">
            <text:p>0.0472948697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28188" calcext:value-type="float">
            <text:p>6.728188</text:p>
          </table:table-cell>
          <table:table-cell office:value-type="float" office:value="6.5332620993" calcext:value-type="float">
            <text:p>6.5332620993</text:p>
          </table:table-cell>
          <table:table-cell table:formula="of:=POWER([.C592]-6.75;2)" office:value-type="float" office:value="0.0469753175998431" calcext:value-type="float">
            <text:p>0.0469753176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41519" calcext:value-type="float">
            <text:p>6.741519</text:p>
          </table:table-cell>
          <table:table-cell office:value-type="float" office:value="6.5338572624" calcext:value-type="float">
            <text:p>6.5338572624</text:p>
          </table:table-cell>
          <table:table-cell table:formula="of:=POWER([.C593]-6.75;2)" office:value-type="float" office:value="0.0467176830172226" calcext:value-type="float">
            <text:p>0.04671768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57172" calcext:value-type="float">
            <text:p>6.757172</text:p>
          </table:table-cell>
          <table:table-cell office:value-type="float" office:value="6.5342827092" calcext:value-type="float">
            <text:p>6.5342827092</text:p>
          </table:table-cell>
          <table:table-cell table:formula="of:=POWER([.C594]-6.75;2)" office:value-type="float" office:value="0.0465339495500917" calcext:value-type="float">
            <text:p>0.046533949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74403" calcext:value-type="float">
            <text:p>6.774403</text:p>
          </table:table-cell>
          <table:table-cell office:value-type="float" office:value="6.5345125674" calcext:value-type="float">
            <text:p>6.5345125674</text:p>
          </table:table-cell>
          <table:table-cell table:formula="of:=POWER([.C595]-6.75;2)" office:value-type="float" office:value="0.0464348336085395" calcext:value-type="float">
            <text:p>0.0464348336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92263" calcext:value-type="float">
            <text:p>6.792263</text:p>
          </table:table-cell>
          <table:table-cell office:value-type="float" office:value="6.5345255319" calcext:value-type="float">
            <text:p>6.5345255319</text:p>
          </table:table-cell>
          <table:table-cell table:formula="of:=POWER([.C596]-6.75;2)" office:value-type="float" office:value="0.0464292464029779" calcext:value-type="float">
            <text:p>0.046429246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809701" calcext:value-type="float">
            <text:p>6.809701</text:p>
          </table:table-cell>
          <table:table-cell office:value-type="float" office:value="6.5343056809" calcext:value-type="float">
            <text:p>6.5343056809</text:p>
          </table:table-cell>
          <table:table-cell table:formula="of:=POWER([.C597]-6.75;2)" office:value-type="float" office:value="0.0465240392920125" calcext:value-type="float">
            <text:p>0.046524039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25674" calcext:value-type="float">
            <text:p>6.825674</text:p>
          </table:table-cell>
          <table:table-cell office:value-type="float" office:value="6.5338427872" calcext:value-type="float">
            <text:p>6.5338427872</text:p>
          </table:table-cell>
          <table:table-cell table:formula="of:=POWER([.C598]-6.75;2)" office:value-type="float" office:value="0.0467239406454644" calcext:value-type="float">
            <text:p>0.0467239406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839251" calcext:value-type="float">
            <text:p>6.839251</text:p>
          </table:table-cell>
          <table:table-cell office:value-type="float" office:value="6.5331322837" calcext:value-type="float">
            <text:p>6.5331322837</text:p>
          </table:table-cell>
          <table:table-cell table:formula="of:=POWER([.C599]-6.75;2)" office:value-type="float" office:value="0.0470316063731774" calcext:value-type="float">
            <text:p>0.0470316064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849705" calcext:value-type="float">
            <text:p>6.849705</text:p>
          </table:table-cell>
          <table:table-cell office:value-type="float" office:value="6.5321750213" calcext:value-type="float">
            <text:p>6.5321750213</text:p>
          </table:table-cell>
          <table:table-cell table:formula="of:=POWER([.C600]-6.75;2)" office:value-type="float" office:value="0.0474477213456552" calcext:value-type="float">
            <text:p>0.047447721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56593" calcext:value-type="float">
            <text:p>6.856593</text:p>
          </table:table-cell>
          <table:table-cell office:value-type="float" office:value="6.530976922" calcext:value-type="float">
            <text:p>6.530976922</text:p>
          </table:table-cell>
          <table:table-cell table:formula="of:=POWER([.C601]-6.75;2)" office:value-type="float" office:value="0.0479711086965942" calcext:value-type="float">
            <text:p>0.047971108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59812" calcext:value-type="float">
            <text:p>6.859812</text:p>
          </table:table-cell>
          <table:table-cell office:value-type="float" office:value="6.5295485957" calcext:value-type="float">
            <text:p>6.5295485957</text:p>
          </table:table-cell>
          <table:table-cell table:formula="of:=POWER([.C602]-6.75;2)" office:value-type="float" office:value="0.0485988216578422" calcext:value-type="float">
            <text:p>0.048598821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859618" calcext:value-type="float">
            <text:p>6.859618</text:p>
          </table:table-cell>
          <table:table-cell office:value-type="float" office:value="6.5279050709" calcext:value-type="float">
            <text:p>6.5279050709</text:p>
          </table:table-cell>
          <table:table-cell table:formula="of:=POWER([.C603]-6.75;2)" office:value-type="float" office:value="0.049326157531934" calcext:value-type="float">
            <text:p>0.049326157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856601" calcext:value-type="float">
            <text:p>6.856601</text:p>
          </table:table-cell>
          <table:table-cell office:value-type="float" office:value="6.526065773" calcext:value-type="float">
            <text:p>6.526065773</text:p>
          </table:table-cell>
          <table:table-cell table:formula="of:=POWER([.C604]-6.75;2)" office:value-type="float" office:value="0.0501465380220875" calcext:value-type="float">
            <text:p>0.050146538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851619" calcext:value-type="float">
            <text:p>6.851619</text:p>
          </table:table-cell>
          <table:table-cell office:value-type="float" office:value="6.524054844" calcext:value-type="float">
            <text:p>6.524054844</text:p>
          </table:table-cell>
          <table:table-cell table:formula="of:=POWER([.C605]-6.75;2)" office:value-type="float" office:value="0.0510512135198643" calcext:value-type="float">
            <text:p>0.051051213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45679" calcext:value-type="float">
            <text:p>6.845679</text:p>
          </table:table-cell>
          <table:table-cell office:value-type="float" office:value="6.5219014468" calcext:value-type="float">
            <text:p>6.5219014468</text:p>
          </table:table-cell>
          <table:table-cell table:formula="of:=POWER([.C606]-6.75;2)" office:value-type="float" office:value="0.0520289499719331" calcext:value-type="float">
            <text:p>0.0520289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839791" calcext:value-type="float">
            <text:p>6.839791</text:p>
          </table:table-cell>
          <table:table-cell office:value-type="float" office:value="6.5196396028" calcext:value-type="float">
            <text:p>6.5196396028</text:p>
          </table:table-cell>
          <table:table-cell table:formula="of:=POWER([.C607]-6.75;2)" office:value-type="float" office:value="0.0530659125981418" calcext:value-type="float">
            <text:p>0.0530659126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834811" calcext:value-type="float">
            <text:p>6.834811</text:p>
          </table:table-cell>
          <table:table-cell office:value-type="float" office:value="6.5173067872" calcext:value-type="float">
            <text:p>6.5173067872</text:p>
          </table:table-cell>
          <table:table-cell table:formula="of:=POWER([.C608]-6.75;2)" office:value-type="float" office:value="0.0541461312831861" calcext:value-type="float">
            <text:p>0.054146131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831292" calcext:value-type="float">
            <text:p>6.831292</text:p>
          </table:table-cell>
          <table:table-cell office:value-type="float" office:value="6.5149407589" calcext:value-type="float">
            <text:p>6.5149407589</text:p>
          </table:table-cell>
          <table:table-cell table:formula="of:=POWER([.C609]-6.75;2)" office:value-type="float" office:value="0.055252846826508" calcext:value-type="float">
            <text:p>0.0552528468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829382" calcext:value-type="float">
            <text:p>6.829382</text:p>
          </table:table-cell>
          <table:table-cell office:value-type="float" office:value="6.512574844" calcext:value-type="float">
            <text:p>6.512574844</text:p>
          </table:table-cell>
          <table:table-cell table:formula="of:=POWER([.C610]-6.75;2)" office:value-type="float" office:value="0.0563707047016241" calcext:value-type="float">
            <text:p>0.056370704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828777" calcext:value-type="float">
            <text:p>6.828777</text:p>
          </table:table-cell>
          <table:table-cell office:value-type="float" office:value="6.5102324681" calcext:value-type="float">
            <text:p>6.5102324681</text:p>
          </table:table-cell>
          <table:table-cell table:formula="of:=POWER([.C611]-6.75;2)" office:value-type="float" office:value="0.0574884693534176" calcext:value-type="float">
            <text:p>0.057488469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28756" calcext:value-type="float">
            <text:p>6.828756</text:p>
          </table:table-cell>
          <table:table-cell office:value-type="float" office:value="6.5079226383" calcext:value-type="float">
            <text:p>6.5079226383</text:p>
          </table:table-cell>
          <table:table-cell table:formula="of:=POWER([.C612]-6.75;2)" office:value-type="float" office:value="0.0586014490476325" calcext:value-type="float">
            <text:p>0.058601449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828279" calcext:value-type="float">
            <text:p>6.828279</text:p>
          </table:table-cell>
          <table:table-cell office:value-type="float" office:value="6.5056380142" calcext:value-type="float">
            <text:p>6.5056380142</text:p>
          </table:table-cell>
          <table:table-cell table:formula="of:=POWER([.C613]-6.75;2)" office:value-type="float" office:value="0.0597127801041196" calcext:value-type="float">
            <text:p>0.059712780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26141" calcext:value-type="float">
            <text:p>6.826141</text:p>
          </table:table-cell>
          <table:table-cell office:value-type="float" office:value="6.5033567021" calcext:value-type="float">
            <text:p>6.5033567021</text:p>
          </table:table-cell>
          <table:table-cell table:formula="of:=POWER([.C614]-6.75;2)" office:value-type="float" office:value="0.0608329163989883" calcext:value-type="float">
            <text:p>0.060832916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21152" calcext:value-type="float">
            <text:p>6.821152</text:p>
          </table:table-cell>
          <table:table-cell office:value-type="float" office:value="6.5010477801" calcext:value-type="float">
            <text:p>6.5010477801</text:p>
          </table:table-cell>
          <table:table-cell table:formula="of:=POWER([.C615]-6.75;2)" office:value-type="float" office:value="0.0619772077931378" calcext:value-type="float">
            <text:p>0.061977207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812312" calcext:value-type="float">
            <text:p>6.812312</text:p>
          </table:table-cell>
          <table:table-cell office:value-type="float" office:value="6.4986795319" calcext:value-type="float">
            <text:p>6.4986795319</text:p>
          </table:table-cell>
          <table:table-cell table:formula="of:=POWER([.C616]-6.75;2)" office:value-type="float" office:value="0.0631619776860033" calcext:value-type="float">
            <text:p>0.063161977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98969" calcext:value-type="float">
            <text:p>6.798969</text:p>
          </table:table-cell>
          <table:table-cell office:value-type="float" office:value="6.4962283759" calcext:value-type="float">
            <text:p>6.4962283759</text:p>
          </table:table-cell>
          <table:table-cell table:formula="of:=POWER([.C617]-6.75;2)" office:value-type="float" office:value="0.0644000371983515" calcext:value-type="float">
            <text:p>0.064400037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8092" calcext:value-type="float">
            <text:p>6.78092</text:p>
          </table:table-cell>
          <table:table-cell office:value-type="float" office:value="6.4936863688" calcext:value-type="float">
            <text:p>6.4936863688</text:p>
          </table:table-cell>
          <table:table-cell table:formula="of:=POWER([.C618]-6.75;2)" office:value-type="float" office:value="0.0656966775389298" calcext:value-type="float">
            <text:p>0.0656966775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58463" calcext:value-type="float">
            <text:p>6.758463</text:p>
          </table:table-cell>
          <table:table-cell office:value-type="float" office:value="6.4910654823" calcext:value-type="float">
            <text:p>6.4910654823</text:p>
          </table:table-cell>
          <table:table-cell table:formula="of:=POWER([.C619]-6.75;2)" office:value-type="float" office:value="0.0670470844565317" calcext:value-type="float">
            <text:p>0.0670470845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32384" calcext:value-type="float">
            <text:p>6.732384</text:p>
          </table:table-cell>
          <table:table-cell office:value-type="float" office:value="6.4883976099" calcext:value-type="float">
            <text:p>6.4883976099</text:p>
          </table:table-cell>
          <table:table-cell table:formula="of:=POWER([.C620]-6.75;2)" office:value-type="float" office:value="0.0684358105060327" calcext:value-type="float">
            <text:p>0.068435810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03881" calcext:value-type="float">
            <text:p>6.703881</text:p>
          </table:table-cell>
          <table:table-cell office:value-type="float" office:value="6.4857304113" calcext:value-type="float">
            <text:p>6.4857304113</text:p>
          </table:table-cell>
          <table:table-cell table:formula="of:=POWER([.C621]-6.75;2)" office:value-type="float" office:value="0.0698384155116674" calcext:value-type="float">
            <text:p>0.069838415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74432" calcext:value-type="float">
            <text:p>6.674432</text:p>
          </table:table-cell>
          <table:table-cell office:value-type="float" office:value="6.483119773" calcext:value-type="float">
            <text:p>6.483119773</text:p>
          </table:table-cell>
          <table:table-cell table:formula="of:=POWER([.C622]-6.75;2)" office:value-type="float" office:value="0.0712250555635714" calcext:value-type="float">
            <text:p>0.071225055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45626" calcext:value-type="float">
            <text:p>6.645626</text:p>
          </table:table-cell>
          <table:table-cell office:value-type="float" office:value="6.4806205177" calcext:value-type="float">
            <text:p>6.4806205177</text:p>
          </table:table-cell>
          <table:table-cell table:formula="of:=POWER([.C623]-6.75;2)" office:value-type="float" office:value="0.0725653054842159" calcext:value-type="float">
            <text:p>0.0725653055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1897" calcext:value-type="float">
            <text:p>6.61897</text:p>
          </table:table-cell>
          <table:table-cell office:value-type="float" office:value="6.4782768652" calcext:value-type="float">
            <text:p>6.4782768652</text:p>
          </table:table-cell>
          <table:table-cell table:formula="of:=POWER([.C624]-6.75;2)" office:value-type="float" office:value="0.0738334619855391" calcext:value-type="float">
            <text:p>0.07383346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595705" calcext:value-type="float">
            <text:p>6.595705</text:p>
          </table:table-cell>
          <table:table-cell office:value-type="float" office:value="6.4761142979" calcext:value-type="float">
            <text:p>6.4761142979</text:p>
          </table:table-cell>
          <table:table-cell table:formula="of:=POWER([.C625]-6.75;2)" office:value-type="float" office:value="0.0750133778148101" calcext:value-type="float">
            <text:p>0.0750133778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576649" calcext:value-type="float">
            <text:p>6.576649</text:p>
          </table:table-cell>
          <table:table-cell office:value-type="float" office:value="6.4741339078" calcext:value-type="float">
            <text:p>6.4741339078</text:p>
          </table:table-cell>
          <table:table-cell table:formula="of:=POWER([.C626]-6.75;2)" office:value-type="float" office:value="0.076102100825699" calcext:value-type="float">
            <text:p>0.0761021008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62105" calcext:value-type="float">
            <text:p>6.562105</text:p>
          </table:table-cell>
          <table:table-cell office:value-type="float" office:value="6.4723101135" calcext:value-type="float">
            <text:p>6.4723101135</text:p>
          </table:table-cell>
          <table:table-cell table:formula="of:=POWER([.C627]-6.75;2)" office:value-type="float" office:value="0.077111673064383" calcext:value-type="float">
            <text:p>0.077111673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551829" calcext:value-type="float">
            <text:p>6.551829</text:p>
          </table:table-cell>
          <table:table-cell office:value-type="float" office:value="6.4705920638" calcext:value-type="float">
            <text:p>6.4705920638</text:p>
          </table:table-cell>
          <table:table-cell table:formula="of:=POWER([.C628]-6.75;2)" office:value-type="float" office:value="0.0780687948115434" calcext:value-type="float">
            <text:p>0.078068794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45095" calcext:value-type="float">
            <text:p>6.545095</text:p>
          </table:table-cell>
          <table:table-cell office:value-type="float" office:value="6.468908773" calcext:value-type="float">
            <text:p>6.468908773</text:p>
          </table:table-cell>
          <table:table-cell table:formula="of:=POWER([.C629]-6.75;2)" office:value-type="float" office:value="0.0790122778963656" calcext:value-type="float">
            <text:p>0.0790122779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540827" calcext:value-type="float">
            <text:p>6.540827</text:p>
          </table:table-cell>
          <table:table-cell office:value-type="float" office:value="6.4671772482" calcext:value-type="float">
            <text:p>6.4671772482</text:p>
          </table:table-cell>
          <table:table-cell table:formula="of:=POWER([.C630]-6.75;2)" office:value-type="float" office:value="0.0799887089357246" calcext:value-type="float">
            <text:p>0.0799887089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537783" calcext:value-type="float">
            <text:p>6.537783</text:p>
          </table:table-cell>
          <table:table-cell office:value-type="float" office:value="6.4653123617" calcext:value-type="float">
            <text:p>6.4653123617</text:p>
          </table:table-cell>
          <table:table-cell table:formula="of:=POWER([.C631]-6.75;2)" office:value-type="float" office:value="0.0810470514008318" calcext:value-type="float">
            <text:p>0.0810470514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534771" calcext:value-type="float">
            <text:p>6.534771</text:p>
          </table:table-cell>
          <table:table-cell office:value-type="float" office:value="6.4632365532" calcext:value-type="float">
            <text:p>6.4632365532</text:p>
          </table:table-cell>
          <table:table-cell table:formula="of:=POWER([.C632]-6.75;2)" office:value-type="float" office:value="0.0822332744206165" calcext:value-type="float">
            <text:p>0.0822332744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3083" calcext:value-type="float">
            <text:p>6.53083</text:p>
          </table:table-cell>
          <table:table-cell office:value-type="float" office:value="6.460886766" calcext:value-type="float">
            <text:p>6.460886766</text:p>
          </table:table-cell>
          <table:table-cell table:formula="of:=POWER([.C633]-6.75;2)" office:value-type="float" office:value="0.0835864620739389" calcext:value-type="float">
            <text:p>0.083586462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25355" calcext:value-type="float">
            <text:p>6.525355</text:p>
          </table:table-cell>
          <table:table-cell office:value-type="float" office:value="6.4582161702" calcext:value-type="float">
            <text:p>6.4582161702</text:p>
          </table:table-cell>
          <table:table-cell table:formula="of:=POWER([.C634]-6.75;2)" office:value-type="float" office:value="0.0851378033327553" calcext:value-type="float">
            <text:p>0.0851378033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518116" calcext:value-type="float">
            <text:p>6.518116</text:p>
          </table:table-cell>
          <table:table-cell office:value-type="float" office:value="6.4551878369" calcext:value-type="float">
            <text:p>6.4551878369</text:p>
          </table:table-cell>
          <table:table-cell table:formula="of:=POWER([.C635]-6.75;2)" office:value-type="float" office:value="0.0869142115117008" calcext:value-type="float">
            <text:p>0.0869142115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509172" calcext:value-type="float">
            <text:p>6.509172</text:p>
          </table:table-cell>
          <table:table-cell office:value-type="float" office:value="6.4517571489" calcext:value-type="float">
            <text:p>6.4517571489</text:p>
          </table:table-cell>
          <table:table-cell table:formula="of:=POWER([.C636]-6.75;2)" office:value-type="float" office:value="0.088948798232257" calcext:value-type="float">
            <text:p>0.0889487982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498698" calcext:value-type="float">
            <text:p>6.498698</text:p>
          </table:table-cell>
          <table:table-cell office:value-type="float" office:value="6.4478340638" calcext:value-type="float">
            <text:p>6.4478340638</text:p>
          </table:table-cell>
          <table:table-cell table:formula="of:=POWER([.C637]-6.75;2)" office:value-type="float" office:value="0.0913042529996223" calcext:value-type="float">
            <text:p>0.091304253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486767" calcext:value-type="float">
            <text:p>6.486767</text:p>
          </table:table-cell>
          <table:table-cell office:value-type="float" office:value="6.4431888156" calcext:value-type="float">
            <text:p>6.4431888156</text:p>
          </table:table-cell>
          <table:table-cell table:formula="of:=POWER([.C638]-6.75;2)" office:value-type="float" office:value="0.0941331028729307" calcext:value-type="float">
            <text:p>0.0941331029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473166" calcext:value-type="float">
            <text:p>6.473166</text:p>
          </table:table-cell>
          <table:table-cell office:value-type="float" office:value="6.4370846028" calcext:value-type="float">
            <text:p>6.4370846028</text:p>
          </table:table-cell>
          <table:table-cell table:formula="of:=POWER([.C639]-6.75;2)" office:value-type="float" office:value="0.0979160458048339" calcext:value-type="float">
            <text:p>0.0979160458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457318" calcext:value-type="float">
            <text:p>6.457318</text:p>
          </table:table-cell>
          <table:table-cell office:value-type="float" office:value="6.4245220213" calcext:value-type="float">
            <text:p>6.4245220213</text:p>
          </table:table-cell>
          <table:table-cell table:formula="of:=POWER([.C640]-6.75;2)" office:value-type="float" office:value="0.105935914618638" calcext:value-type="float">
            <text:p>0.105935914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438373" calcext:value-type="float">
            <text:p>6.438373</text:p>
          </table:table-cell>
          <table:table-cell office:value-type="float" office:value="6.4335127234" calcext:value-type="float">
            <text:p>6.4335127234</text:p>
          </table:table-cell>
          <table:table-cell table:formula="of:=POWER([.C641]-6.75;2)" office:value-type="float" office:value="0.100164196249685" calcext:value-type="float">
            <text:p>0.100164196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41547" calcext:value-type="float">
            <text:p>6.41547</text:p>
          </table:table-cell>
          <table:table-cell office:value-type="float" office:value="6.4342093617" calcext:value-type="float">
            <text:p>6.4342093617</text:p>
          </table:table-cell>
          <table:table-cell table:formula="of:=POWER([.C642]-6.75;2)" office:value-type="float" office:value="0.0997237272379216" calcext:value-type="float">
            <text:p>0.099723727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388112" calcext:value-type="float">
            <text:p>6.388112</text:p>
          </table:table-cell>
          <table:table-cell office:value-type="float" office:value="6.4333976738" calcext:value-type="float">
            <text:p>6.4333976738</text:p>
          </table:table-cell>
          <table:table-cell table:formula="of:=POWER([.C643]-6.75;2)" office:value-type="float" office:value="0.100237032955251" calcext:value-type="float">
            <text:p>0.100237033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356557" calcext:value-type="float">
            <text:p>6.356557</text:p>
          </table:table-cell>
          <table:table-cell office:value-type="float" office:value="6.4320104894" calcext:value-type="float">
            <text:p>6.4320104894</text:p>
          </table:table-cell>
          <table:table-cell table:formula="of:=POWER([.C644]-6.75;2)" office:value-type="float" office:value="0.101117328851628" calcext:value-type="float">
            <text:p>0.1011173289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322058" calcext:value-type="float">
            <text:p>6.322058</text:p>
          </table:table-cell>
          <table:table-cell office:value-type="float" office:value="6.430423695" calcext:value-type="float">
            <text:p>6.430423695</text:p>
          </table:table-cell>
          <table:table-cell table:formula="of:=POWER([.C645]-6.75;2)" office:value-type="float" office:value="0.102129014717453" calcext:value-type="float">
            <text:p>0.1021290147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286825" calcext:value-type="float">
            <text:p>6.286825</text:p>
          </table:table-cell>
          <table:table-cell office:value-type="float" office:value="6.4288740851" calcext:value-type="float">
            <text:p>6.4288740851</text:p>
          </table:table-cell>
          <table:table-cell table:formula="of:=POWER([.C646]-6.75;2)" office:value-type="float" office:value="0.103121853220362" calcext:value-type="float">
            <text:p>0.1031218532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25364" calcext:value-type="float">
            <text:p>6.25364</text:p>
          </table:table-cell>
          <table:table-cell office:value-type="float" office:value="6.4275385957" calcext:value-type="float">
            <text:p>6.4275385957</text:p>
          </table:table-cell>
          <table:table-cell table:formula="of:=POWER([.C647]-6.75;2)" office:value-type="float" office:value="0.103981357263128" calcext:value-type="float">
            <text:p>0.1039813573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225145" calcext:value-type="float">
            <text:p>6.225145</text:p>
          </table:table-cell>
          <table:table-cell office:value-type="float" office:value="6.426546922" calcext:value-type="float">
            <text:p>6.426546922</text:p>
          </table:table-cell>
          <table:table-cell table:formula="of:=POWER([.C648]-6.75;2)" office:value-type="float" office:value="0.104621893667674" calcext:value-type="float">
            <text:p>0.104621893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203005" calcext:value-type="float">
            <text:p>6.203005</text:p>
          </table:table-cell>
          <table:table-cell office:value-type="float" office:value="6.425979" calcext:value-type="float">
            <text:p>6.425979</text:p>
          </table:table-cell>
          <table:table-cell table:formula="of:=POWER([.C649]-6.75;2)" office:value-type="float" office:value="0.104989608441" calcext:value-type="float">
            <text:p>0.1049896084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187199" calcext:value-type="float">
            <text:p>6.187199</text:p>
          </table:table-cell>
          <table:table-cell office:value-type="float" office:value="6.4258641206" calcext:value-type="float">
            <text:p>6.4258641206</text:p>
          </table:table-cell>
          <table:table-cell table:formula="of:=POWER([.C650]-6.75;2)" office:value-type="float" office:value="0.105064068314411" calcext:value-type="float">
            <text:p>0.1050640683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175718" calcext:value-type="float">
            <text:p>6.175718</text:p>
          </table:table-cell>
          <table:table-cell office:value-type="float" office:value="6.426187773" calcext:value-type="float">
            <text:p>6.426187773</text:p>
          </table:table-cell>
          <table:table-cell table:formula="of:=POWER([.C651]-6.75;2)" office:value-type="float" office:value="0.1048543583547" calcext:value-type="float">
            <text:p>0.1048543584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164822" calcext:value-type="float">
            <text:p>6.164822</text:p>
          </table:table-cell>
          <table:table-cell office:value-type="float" office:value="6.426906383" calcext:value-type="float">
            <text:p>6.426906383</text:p>
          </table:table-cell>
          <table:table-cell table:formula="of:=POWER([.C652]-6.75;2)" office:value-type="float" office:value="0.104389485346142" calcext:value-type="float">
            <text:p>0.1043894853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149803" calcext:value-type="float">
            <text:p>6.149803</text:p>
          </table:table-cell>
          <table:table-cell office:value-type="float" office:value="6.4279664397" calcext:value-type="float">
            <text:p>6.4279664397</text:p>
          </table:table-cell>
          <table:table-cell table:formula="of:=POWER([.C653]-6.75;2)" office:value-type="float" office:value="0.103705613959493" calcext:value-type="float">
            <text:p>0.103705614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12602" calcext:value-type="float">
            <text:p>6.12602</text:p>
          </table:table-cell>
          <table:table-cell office:value-type="float" office:value="6.4293232199" calcext:value-type="float">
            <text:p>6.4293232199</text:p>
          </table:table-cell>
          <table:table-cell table:formula="of:=POWER([.C654]-6.75;2)" office:value-type="float" office:value="0.102833597295304" calcext:value-type="float">
            <text:p>0.1028335973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089872" calcext:value-type="float">
            <text:p>6.089872</text:p>
          </table:table-cell>
          <table:table-cell office:value-type="float" office:value="6.4309548723" calcext:value-type="float">
            <text:p>6.4309548723</text:p>
          </table:table-cell>
          <table:table-cell table:formula="of:=POWER([.C655]-6.75;2)" office:value-type="float" office:value="0.101789793509109" calcext:value-type="float">
            <text:p>0.1017897935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039394" calcext:value-type="float">
            <text:p>6.039394</text:p>
          </table:table-cell>
          <table:table-cell office:value-type="float" office:value="6.4328697092" calcext:value-type="float">
            <text:p>6.4328697092</text:p>
          </table:table-cell>
          <table:table-cell table:formula="of:=POWER([.C656]-6.75;2)" office:value-type="float" office:value="0.100571621342892" calcext:value-type="float">
            <text:p>0.1005716213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974214" calcext:value-type="float">
            <text:p>5.974214</text:p>
          </table:table-cell>
          <table:table-cell office:value-type="float" office:value="6.4351070142" calcext:value-type="float">
            <text:p>6.4351070142</text:p>
          </table:table-cell>
          <table:table-cell table:formula="of:=POWER([.C657]-6.75;2)" office:value-type="float" office:value="0.0991575925060392" calcext:value-type="float">
            <text:p>0.0991575925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894664" calcext:value-type="float">
            <text:p>5.894664</text:p>
          </table:table-cell>
          <table:table-cell office:value-type="float" office:value="6.437734" calcext:value-type="float">
            <text:p>6.437734</text:p>
          </table:table-cell>
          <table:table-cell table:formula="of:=POWER([.C658]-6.75;2)" office:value-type="float" office:value="0.0975100547560001" calcext:value-type="float">
            <text:p>0.097510054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799556" calcext:value-type="float">
            <text:p>5.799556</text:p>
          </table:table-cell>
          <table:table-cell office:value-type="float" office:value="6.4408441135" calcext:value-type="float">
            <text:p>6.4408441135</text:p>
          </table:table-cell>
          <table:table-cell table:formula="of:=POWER([.C659]-6.75;2)" office:value-type="float" office:value="0.095577362157601" calcext:value-type="float">
            <text:p>0.095577362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6808" calcext:value-type="float">
            <text:p>5.6808</text:p>
          </table:table-cell>
          <table:table-cell office:value-type="float" office:value="6.444566227" calcext:value-type="float">
            <text:p>6.444566227</text:p>
          </table:table-cell>
          <table:table-cell table:formula="of:=POWER([.C660]-6.75;2)" office:value-type="float" office:value="0.0932897896890154" calcext:value-type="float">
            <text:p>0.093289789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505332" calcext:value-type="float">
            <text:p>5.505332</text:p>
          </table:table-cell>
          <table:table-cell office:value-type="float" office:value="6.4491081206" calcext:value-type="float">
            <text:p>6.4491081206</text:p>
          </table:table-cell>
          <table:table-cell table:formula="of:=POWER([.C661]-6.75;2)" office:value-type="float" office:value="0.0905359230888641" calcext:value-type="float">
            <text:p>0.090535923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104488" calcext:value-type="float">
            <text:p>5.104488</text:p>
          </table:table-cell>
          <table:table-cell office:value-type="float" office:value="6.4549257163" calcext:value-type="float">
            <text:p>6.4549257163</text:p>
          </table:table-cell>
          <table:table-cell table:formula="of:=POWER([.C662]-6.75;2)" office:value-type="float" office:value="0.0870688329010681" calcext:value-type="float">
            <text:p>0.0870688329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104488" calcext:value-type="float">
            <text:p>5.104488</text:p>
          </table:table-cell>
          <table:table-cell office:value-type="float" office:value="6.4636760922" calcext:value-type="float">
            <text:p>6.4636760922</text:p>
          </table:table-cell>
          <table:table-cell table:formula="of:=POWER([.C663]-6.75;2)" office:value-type="float" office:value="0.0819813801778629" calcext:value-type="float">
            <text:p>0.0819813802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855515" calcext:value-type="float">
            <text:p>6.855515</text:p>
          </table:table-cell>
          <table:table-cell office:value-type="float" office:value="6.4725717943" calcext:value-type="float">
            <text:p>6.4725717943</text:p>
          </table:table-cell>
          <table:table-cell table:formula="of:=POWER([.C664]-6.75;2)" office:value-type="float" office:value="0.0769664093179214" calcext:value-type="float">
            <text:p>0.076966409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319316" calcext:value-type="float">
            <text:p>6.319316</text:p>
          </table:table-cell>
          <table:table-cell office:value-type="float" office:value="6.469239617" calcext:value-type="float">
            <text:p>6.469239617</text:p>
          </table:table-cell>
          <table:table-cell table:formula="of:=POWER([.C665]-6.75;2)" office:value-type="float" office:value="0.0788263926623065" calcext:value-type="float">
            <text:p>0.078826392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169115" calcext:value-type="float">
            <text:p>6.169115</text:p>
          </table:table-cell>
          <table:table-cell office:value-type="float" office:value="6.469931695" calcext:value-type="float">
            <text:p>6.469931695</text:p>
          </table:table-cell>
          <table:table-cell table:formula="of:=POWER([.C666]-6.75;2)" office:value-type="float" office:value="0.0784382554655732" calcext:value-type="float">
            <text:p>0.0784382555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110986" calcext:value-type="float">
            <text:p>6.110986</text:p>
          </table:table-cell>
          <table:table-cell office:value-type="float" office:value="6.4719240496" calcext:value-type="float">
            <text:p>6.4719240496</text:p>
          </table:table-cell>
          <table:table-cell table:formula="of:=POWER([.C667]-6.75;2)" office:value-type="float" office:value="0.0773262341908632" calcext:value-type="float">
            <text:p>0.077326234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091204" calcext:value-type="float">
            <text:p>6.091204</text:p>
          </table:table-cell>
          <table:table-cell office:value-type="float" office:value="6.4745603404" calcext:value-type="float">
            <text:p>6.4745603404</text:p>
          </table:table-cell>
          <table:table-cell table:formula="of:=POWER([.C668]-6.75;2)" office:value-type="float" office:value="0.0758670060805638" calcext:value-type="float">
            <text:p>0.075867006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091408" calcext:value-type="float">
            <text:p>6.091408</text:p>
          </table:table-cell>
          <table:table-cell office:value-type="float" office:value="6.4775508582" calcext:value-type="float">
            <text:p>6.4775508582</text:p>
          </table:table-cell>
          <table:table-cell table:formula="of:=POWER([.C669]-6.75;2)" office:value-type="float" office:value="0.0742285348675566" calcext:value-type="float">
            <text:p>0.0742285349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102998" calcext:value-type="float">
            <text:p>6.102998</text:p>
          </table:table-cell>
          <table:table-cell office:value-type="float" office:value="6.4807262553" calcext:value-type="float">
            <text:p>6.4807262553</text:p>
          </table:table-cell>
          <table:table-cell table:formula="of:=POWER([.C670]-6.75;2)" office:value-type="float" office:value="0.0725083495847605" calcext:value-type="float">
            <text:p>0.0725083496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121109" calcext:value-type="float">
            <text:p>6.121109</text:p>
          </table:table-cell>
          <table:table-cell office:value-type="float" office:value="6.4839739787" calcext:value-type="float">
            <text:p>6.4839739787</text:p>
          </table:table-cell>
          <table:table-cell table:formula="of:=POWER([.C671]-6.75;2)" office:value-type="float" office:value="0.0707698440087081" calcext:value-type="float">
            <text:p>0.070769844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1427" calcext:value-type="float">
            <text:p>6.1427</text:p>
          </table:table-cell>
          <table:table-cell office:value-type="float" office:value="6.487217617" calcext:value-type="float">
            <text:p>6.487217617</text:p>
          </table:table-cell>
          <table:table-cell table:formula="of:=POWER([.C672]-6.75;2)" office:value-type="float" office:value="0.0690545808151588" calcext:value-type="float">
            <text:p>0.0690545808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165813" calcext:value-type="float">
            <text:p>6.165813</text:p>
          </table:table-cell>
          <table:table-cell office:value-type="float" office:value="6.4904087376" calcext:value-type="float">
            <text:p>6.4904087376</text:p>
          </table:table-cell>
          <table:table-cell table:formula="of:=POWER([.C673]-6.75;2)" office:value-type="float" office:value="0.0673876235144256" calcext:value-type="float">
            <text:p>0.0673876235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189219" calcext:value-type="float">
            <text:p>6.189219</text:p>
          </table:table-cell>
          <table:table-cell office:value-type="float" office:value="6.4935220355" calcext:value-type="float">
            <text:p>6.4935220355</text:p>
          </table:table-cell>
          <table:table-cell table:formula="of:=POWER([.C674]-6.75;2)" office:value-type="float" office:value="0.0657809462740633" calcext:value-type="float">
            <text:p>0.065780946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212206" calcext:value-type="float">
            <text:p>6.212206</text:p>
          </table:table-cell>
          <table:table-cell office:value-type="float" office:value="6.4965506241" calcext:value-type="float">
            <text:p>6.4965506241</text:p>
          </table:table-cell>
          <table:table-cell table:formula="of:=POWER([.C675]-6.75;2)" office:value-type="float" office:value="0.0642365861440994" calcext:value-type="float">
            <text:p>0.064236586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2344" calcext:value-type="float">
            <text:p>6.2344</text:p>
          </table:table-cell>
          <table:table-cell office:value-type="float" office:value="6.4995005461" calcext:value-type="float">
            <text:p>6.4995005461</text:p>
          </table:table-cell>
          <table:table-cell table:formula="of:=POWER([.C676]-6.75;2)" office:value-type="float" office:value="0.0627499764041982" calcext:value-type="float">
            <text:p>0.062749976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255638" calcext:value-type="float">
            <text:p>6.255638</text:p>
          </table:table-cell>
          <table:table-cell office:value-type="float" office:value="6.5023850496" calcext:value-type="float">
            <text:p>6.5023850496</text:p>
          </table:table-cell>
          <table:table-cell table:formula="of:=POWER([.C677]-6.75;2)" office:value-type="float" office:value="0.0613131636615945" calcext:value-type="float">
            <text:p>0.0613131637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275873" calcext:value-type="float">
            <text:p>6.275873</text:p>
          </table:table-cell>
          <table:table-cell office:value-type="float" office:value="6.5052192482" calcext:value-type="float">
            <text:p>6.5052192482</text:p>
          </table:table-cell>
          <table:table-cell table:formula="of:=POWER([.C678]-6.75;2)" office:value-type="float" office:value="0.0599176164517734" calcext:value-type="float">
            <text:p>0.059917616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295134" calcext:value-type="float">
            <text:p>6.295134</text:p>
          </table:table-cell>
          <table:table-cell office:value-type="float" office:value="6.5080160496" calcext:value-type="float">
            <text:p>6.5080160496</text:p>
          </table:table-cell>
          <table:table-cell table:formula="of:=POWER([.C679]-6.75;2)" office:value-type="float" office:value="0.0585562322511896" calcext:value-type="float">
            <text:p>0.0585562323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313525" calcext:value-type="float">
            <text:p>6.313525</text:p>
          </table:table-cell>
          <table:table-cell office:value-type="float" office:value="6.5107836454" calcext:value-type="float">
            <text:p>6.5107836454</text:p>
          </table:table-cell>
          <table:table-cell table:formula="of:=POWER([.C680]-6.75;2)" office:value-type="float" office:value="0.0572244643081129" calcext:value-type="float">
            <text:p>0.0572244643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331226" calcext:value-type="float">
            <text:p>6.331226</text:p>
          </table:table-cell>
          <table:table-cell office:value-type="float" office:value="6.5135245887" calcext:value-type="float">
            <text:p>6.5135245887</text:p>
          </table:table-cell>
          <table:table-cell table:formula="of:=POWER([.C681]-6.75;2)" office:value-type="float" office:value="0.0559206201495041" calcext:value-type="float">
            <text:p>0.055920620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348498" calcext:value-type="float">
            <text:p>6.348498</text:p>
          </table:table-cell>
          <table:table-cell office:value-type="float" office:value="6.5162362553" calcext:value-type="float">
            <text:p>6.5162362553</text:p>
          </table:table-cell>
          <table:table-cell table:formula="of:=POWER([.C682]-6.75;2)" office:value-type="float" office:value="0.0546454883361668" calcext:value-type="float">
            <text:p>0.0546454883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36564" calcext:value-type="float">
            <text:p>6.36564</text:p>
          </table:table-cell>
          <table:table-cell office:value-type="float" office:value="6.518912078" calcext:value-type="float">
            <text:p>6.518912078</text:p>
          </table:table-cell>
          <table:table-cell table:formula="of:=POWER([.C683]-6.75;2)" office:value-type="float" office:value="0.0534016276942783" calcext:value-type="float">
            <text:p>0.0534016277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382942" calcext:value-type="float">
            <text:p>6.382942</text:p>
          </table:table-cell>
          <table:table-cell office:value-type="float" office:value="6.521543305" calcext:value-type="float">
            <text:p>6.521543305</text:p>
          </table:table-cell>
          <table:table-cell table:formula="of:=POWER([.C684]-6.75;2)" office:value-type="float" office:value="0.0521924614903231" calcext:value-type="float">
            <text:p>0.0521924615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400628" calcext:value-type="float">
            <text:p>6.400628</text:p>
          </table:table-cell>
          <table:table-cell office:value-type="float" office:value="6.5241207163" calcext:value-type="float">
            <text:p>6.5241207163</text:p>
          </table:table-cell>
          <table:table-cell table:formula="of:=POWER([.C685]-6.75;2)" office:value-type="float" office:value="0.0510214508048252" calcext:value-type="float">
            <text:p>0.051021450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418819" calcext:value-type="float">
            <text:p>6.418819</text:p>
          </table:table-cell>
          <table:table-cell office:value-type="float" office:value="6.5266360709" calcext:value-type="float">
            <text:p>6.5266360709</text:p>
          </table:table-cell>
          <table:table-cell table:formula="of:=POWER([.C686]-6.75;2)" office:value-type="float" office:value="0.0498914448229896" calcext:value-type="float">
            <text:p>0.049891444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43753" calcext:value-type="float">
            <text:p>6.43753</text:p>
          </table:table-cell>
          <table:table-cell office:value-type="float" office:value="6.5290830355" calcext:value-type="float">
            <text:p>6.5290830355</text:p>
          </table:table-cell>
          <table:table-cell table:formula="of:=POWER([.C687]-6.75;2)" office:value-type="float" office:value="0.0488043052038942" calcext:value-type="float">
            <text:p>0.0488043052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456681" calcext:value-type="float">
            <text:p>6.456681</text:p>
          </table:table-cell>
          <table:table-cell office:value-type="float" office:value="6.5314574965" calcext:value-type="float">
            <text:p>6.5314574965</text:p>
          </table:table-cell>
          <table:table-cell table:formula="of:=POWER([.C688]-6.75;2)" office:value-type="float" office:value="0.0477608258360476" calcext:value-type="float">
            <text:p>0.0477608258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476121" calcext:value-type="float">
            <text:p>6.476121</text:p>
          </table:table-cell>
          <table:table-cell office:value-type="float" office:value="6.5337573546" calcext:value-type="float">
            <text:p>6.5337573546</text:p>
          </table:table-cell>
          <table:table-cell table:formula="of:=POWER([.C689]-6.75;2)" office:value-type="float" office:value="0.0467608816895899" calcext:value-type="float">
            <text:p>0.0467608817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495655" calcext:value-type="float">
            <text:p>6.495655</text:p>
          </table:table-cell>
          <table:table-cell office:value-type="float" office:value="6.5359820709" calcext:value-type="float">
            <text:p>6.5359820709</text:p>
          </table:table-cell>
          <table:table-cell table:formula="of:=POWER([.C690]-6.75;2)" office:value-type="float" office:value="0.0458036739762525" calcext:value-type="float">
            <text:p>0.045803674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15053" calcext:value-type="float">
            <text:p>6.515053</text:p>
          </table:table-cell>
          <table:table-cell office:value-type="float" office:value="6.538132" calcext:value-type="float">
            <text:p>6.538132</text:p>
          </table:table-cell>
          <table:table-cell table:formula="of:=POWER([.C691]-6.75;2)" office:value-type="float" office:value="0.044888049424" calcext:value-type="float">
            <text:p>0.044888049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34058" calcext:value-type="float">
            <text:p>6.534058</text:p>
          </table:table-cell>
          <table:table-cell office:value-type="float" office:value="6.5402078794" calcext:value-type="float">
            <text:p>6.5402078794</text:p>
          </table:table-cell>
          <table:table-cell table:formula="of:=POWER([.C692]-6.75;2)" office:value-type="float" office:value="0.0440127338658447" calcext:value-type="float">
            <text:p>0.0440127339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52411" calcext:value-type="float">
            <text:p>6.552411</text:p>
          </table:table-cell>
          <table:table-cell office:value-type="float" office:value="6.5422105248" calcext:value-type="float">
            <text:p>6.5422105248</text:p>
          </table:table-cell>
          <table:table-cell table:formula="of:=POWER([.C693]-6.75;2)" office:value-type="float" office:value="0.0431764660038915" calcext:value-type="float">
            <text:p>0.043176466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69868" calcext:value-type="float">
            <text:p>6.569868</text:p>
          </table:table-cell>
          <table:table-cell office:value-type="float" office:value="6.544140539" calcext:value-type="float">
            <text:p>6.544140539</text:p>
          </table:table-cell>
          <table:table-cell table:formula="of:=POWER([.C694]-6.75;2)" office:value-type="float" office:value="0.0423781176832106" calcext:value-type="float">
            <text:p>0.0423781177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86247" calcext:value-type="float">
            <text:p>6.586247</text:p>
          </table:table-cell>
          <table:table-cell office:value-type="float" office:value="6.5459982199" calcext:value-type="float">
            <text:p>6.5459982199</text:p>
          </table:table-cell>
          <table:table-cell table:formula="of:=POWER([.C695]-6.75;2)" office:value-type="float" office:value="0.041616726283969" calcext:value-type="float">
            <text:p>0.0416167263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01469" calcext:value-type="float">
            <text:p>6.601469</text:p>
          </table:table-cell>
          <table:table-cell office:value-type="float" office:value="6.5477833262" calcext:value-type="float">
            <text:p>6.5477833262</text:p>
          </table:table-cell>
          <table:table-cell table:formula="of:=POWER([.C696]-6.75;2)" office:value-type="float" office:value="0.0408915831627355" calcext:value-type="float">
            <text:p>0.0408915832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15588" calcext:value-type="float">
            <text:p>6.615588</text:p>
          </table:table-cell>
          <table:table-cell office:value-type="float" office:value="6.549494766" calcext:value-type="float">
            <text:p>6.549494766</text:p>
          </table:table-cell>
          <table:table-cell table:formula="of:=POWER([.C697]-6.75;2)" office:value-type="float" office:value="0.0402023488613946" calcext:value-type="float">
            <text:p>0.0402023489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28809" calcext:value-type="float">
            <text:p>6.628809</text:p>
          </table:table-cell>
          <table:table-cell office:value-type="float" office:value="6.5511301844" calcext:value-type="float">
            <text:p>6.5511301844</text:p>
          </table:table-cell>
          <table:table-cell table:formula="of:=POWER([.C698]-6.75;2)" office:value-type="float" office:value="0.0395492035567781" calcext:value-type="float">
            <text:p>0.0395492036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41481" calcext:value-type="float">
            <text:p>6.641481</text:p>
          </table:table-cell>
          <table:table-cell office:value-type="float" office:value="6.5526855461" calcext:value-type="float">
            <text:p>6.5526855461</text:p>
          </table:table-cell>
          <table:table-cell table:formula="of:=POWER([.C699]-6.75;2)" office:value-type="float" office:value="0.0389329937178551" calcext:value-type="float">
            <text:p>0.0389329937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54043" calcext:value-type="float">
            <text:p>6.654043</text:p>
          </table:table-cell>
          <table:table-cell office:value-type="float" office:value="6.554154766" calcext:value-type="float">
            <text:p>6.554154766</text:p>
          </table:table-cell>
          <table:table-cell table:formula="of:=POWER([.C700]-6.75;2)" office:value-type="float" office:value="0.0383553556805148" calcext:value-type="float">
            <text:p>0.038355355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66949" calcext:value-type="float">
            <text:p>6.666949</text:p>
          </table:table-cell>
          <table:table-cell office:value-type="float" office:value="6.5555296879" calcext:value-type="float">
            <text:p>6.5555296879</text:p>
          </table:table-cell>
          <table:table-cell table:formula="of:=POWER([.C701]-6.75;2)" office:value-type="float" office:value="0.0378187022882714" calcext:value-type="float">
            <text:p>0.0378187023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80556" calcext:value-type="float">
            <text:p>6.680556</text:p>
          </table:table-cell>
          <table:table-cell office:value-type="float" office:value="6.5568004255" calcext:value-type="float">
            <text:p>6.5568004255</text:p>
          </table:table-cell>
          <table:table-cell table:formula="of:=POWER([.C702]-6.75;2)" office:value-type="float" office:value="0.0373260755869812" calcext:value-type="float">
            <text:p>0.0373260756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95018" calcext:value-type="float">
            <text:p>6.695018</text:p>
          </table:table-cell>
          <table:table-cell office:value-type="float" office:value="6.5579561915" calcext:value-type="float">
            <text:p>6.5579561915</text:p>
          </table:table-cell>
          <table:table-cell table:formula="of:=POWER([.C703]-6.75;2)" office:value-type="float" office:value="0.0368808243831848" calcext:value-type="float">
            <text:p>0.036880824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10211" calcext:value-type="float">
            <text:p>6.710211</text:p>
          </table:table-cell>
          <table:table-cell office:value-type="float" office:value="6.5589864326" calcext:value-type="float">
            <text:p>6.5589864326</text:p>
          </table:table-cell>
          <table:table-cell table:formula="of:=POWER([.C704]-6.75;2)" office:value-type="float" office:value="0.0364861829308742" calcext:value-type="float">
            <text:p>0.0364861829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25731" calcext:value-type="float">
            <text:p>6.725731</text:p>
          </table:table-cell>
          <table:table-cell office:value-type="float" office:value="6.5598819929" calcext:value-type="float">
            <text:p>6.5598819929</text:p>
          </table:table-cell>
          <table:table-cell table:formula="of:=POWER([.C705]-6.75;2)" office:value-type="float" office:value="0.0361448566236755" calcext:value-type="float">
            <text:p>0.0361448566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4097" calcext:value-type="float">
            <text:p>6.74097</text:p>
          </table:table-cell>
          <table:table-cell office:value-type="float" office:value="6.5606358794" calcext:value-type="float">
            <text:p>6.5606358794</text:p>
          </table:table-cell>
          <table:table-cell table:formula="of:=POWER([.C706]-6.75;2)" office:value-type="float" office:value="0.0358587701706112" calcext:value-type="float">
            <text:p>0.035858770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55264" calcext:value-type="float">
            <text:p>6.755264</text:p>
          </table:table-cell>
          <table:table-cell office:value-type="float" office:value="6.5612433972" calcext:value-type="float">
            <text:p>6.5612433972</text:p>
          </table:table-cell>
          <table:table-cell table:formula="of:=POWER([.C707]-6.75;2)" office:value-type="float" office:value="0.0356290551005969" calcext:value-type="float">
            <text:p>0.035629055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68063" calcext:value-type="float">
            <text:p>6.768063</text:p>
          </table:table-cell>
          <table:table-cell office:value-type="float" office:value="6.5617015674" calcext:value-type="float">
            <text:p>6.5617015674</text:p>
          </table:table-cell>
          <table:table-cell table:formula="of:=POWER([.C708]-6.75;2)" office:value-type="float" office:value="0.0354562997196167" calcext:value-type="float">
            <text:p>0.0354562997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79073" calcext:value-type="float">
            <text:p>6.779073</text:p>
          </table:table-cell>
          <table:table-cell office:value-type="float" office:value="6.5620081135" calcext:value-type="float">
            <text:p>6.5620081135</text:p>
          </table:table-cell>
          <table:table-cell table:formula="of:=POWER([.C709]-6.75;2)" office:value-type="float" office:value="0.0353409493898288" calcext:value-type="float">
            <text:p>0.0353409494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88313" calcext:value-type="float">
            <text:p>6.788313</text:p>
          </table:table-cell>
          <table:table-cell office:value-type="float" office:value="6.5621603475" calcext:value-type="float">
            <text:p>6.5621603475</text:p>
          </table:table-cell>
          <table:table-cell table:formula="of:=POWER([.C710]-6.75;2)" office:value-type="float" office:value="0.0352837350513208" calcext:value-type="float">
            <text:p>0.035283735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96082" calcext:value-type="float">
            <text:p>6.796082</text:p>
          </table:table-cell>
          <table:table-cell office:value-type="float" office:value="6.5621545319" calcext:value-type="float">
            <text:p>6.5621545319</text:p>
          </table:table-cell>
          <table:table-cell table:formula="of:=POWER([.C711]-6.75;2)" office:value-type="float" office:value="0.0352859198857081" calcext:value-type="float">
            <text:p>0.0352859199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80284" calcext:value-type="float">
            <text:p>6.80284</text:p>
          </table:table-cell>
          <table:table-cell office:value-type="float" office:value="6.5619859078" calcext:value-type="float">
            <text:p>6.5619859078</text:p>
          </table:table-cell>
          <table:table-cell table:formula="of:=POWER([.C712]-6.75;2)" office:value-type="float" office:value="0.0353492988657899" calcext:value-type="float">
            <text:p>0.0353492989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809057" calcext:value-type="float">
            <text:p>6.809057</text:p>
          </table:table-cell>
          <table:table-cell office:value-type="float" office:value="6.5616494113" calcext:value-type="float">
            <text:p>6.5616494113</text:p>
          </table:table-cell>
          <table:table-cell table:formula="of:=POWER([.C713]-6.75;2)" office:value-type="float" office:value="0.0354759442636364" calcext:value-type="float">
            <text:p>0.0354759443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81508" calcext:value-type="float">
            <text:p>6.81508</text:p>
          </table:table-cell>
          <table:table-cell office:value-type="float" office:value="6.5611409291" calcext:value-type="float">
            <text:p>6.5611409291</text:p>
          </table:table-cell>
          <table:table-cell table:formula="of:=POWER([.C714]-6.75;2)" office:value-type="float" office:value="0.0356677486612111" calcext:value-type="float">
            <text:p>0.0356677487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21058" calcext:value-type="float">
            <text:p>6.821058</text:p>
          </table:table-cell>
          <table:table-cell office:value-type="float" office:value="6.5604586028" calcext:value-type="float">
            <text:p>6.5604586028</text:p>
          </table:table-cell>
          <table:table-cell table:formula="of:=POWER([.C715]-6.75;2)" office:value-type="float" office:value="0.0359259412525282" calcext:value-type="float">
            <text:p>0.035925941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826942" calcext:value-type="float">
            <text:p>6.826942</text:p>
          </table:table-cell>
          <table:table-cell office:value-type="float" office:value="6.5596039149" calcext:value-type="float">
            <text:p>6.5596039149</text:p>
          </table:table-cell>
          <table:table-cell table:formula="of:=POWER([.C716]-6.75;2)" office:value-type="float" office:value="0.0362506692214063" calcext:value-type="float">
            <text:p>0.036250669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32542" calcext:value-type="float">
            <text:p>6.832542</text:p>
          </table:table-cell>
          <table:table-cell office:value-type="float" office:value="6.5585822553" calcext:value-type="float">
            <text:p>6.5585822553</text:p>
          </table:table-cell>
          <table:table-cell table:formula="of:=POWER([.C717]-6.75;2)" office:value-type="float" office:value="0.0366407529860343" calcext:value-type="float">
            <text:p>0.036640753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37616" calcext:value-type="float">
            <text:p>6.837616</text:p>
          </table:table-cell>
          <table:table-cell office:value-type="float" office:value="6.5574029574" calcext:value-type="float">
            <text:p>6.5574029574</text:p>
          </table:table-cell>
          <table:table-cell table:formula="of:=POWER([.C718]-6.75;2)" office:value-type="float" office:value="0.0370936208182663" calcext:value-type="float">
            <text:p>0.037093620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4195" calcext:value-type="float">
            <text:p>6.84195</text:p>
          </table:table-cell>
          <table:table-cell office:value-type="float" office:value="6.5560786809" calcext:value-type="float">
            <text:p>6.5560786809</text:p>
          </table:table-cell>
          <table:table-cell table:formula="of:=POWER([.C719]-6.75;2)" office:value-type="float" office:value="0.0376054780014841" calcext:value-type="float">
            <text:p>0.037605478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845417" calcext:value-type="float">
            <text:p>6.845417</text:p>
          </table:table-cell>
          <table:table-cell office:value-type="float" office:value="6.5546242482" calcext:value-type="float">
            <text:p>6.5546242482</text:p>
          </table:table-cell>
          <table:table-cell table:formula="of:=POWER([.C720]-6.75;2)" office:value-type="float" office:value="0.0381716843914153" calcext:value-type="float">
            <text:p>0.0381716844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84799" calcext:value-type="float">
            <text:p>6.84799</text:p>
          </table:table-cell>
          <table:table-cell office:value-type="float" office:value="6.5530548652" calcext:value-type="float">
            <text:p>6.5530548652</text:p>
          </table:table-cell>
          <table:table-cell table:formula="of:=POWER([.C721]-6.75;2)" office:value-type="float" office:value="0.0387873861213902" calcext:value-type="float">
            <text:p>0.038787386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849722" calcext:value-type="float">
            <text:p>6.849722</text:p>
          </table:table-cell>
          <table:table-cell office:value-type="float" office:value="6.5513839858" calcext:value-type="float">
            <text:p>6.5513839858</text:p>
          </table:table-cell>
          <table:table-cell table:formula="of:=POWER([.C722]-6.75;2)" office:value-type="float" office:value="0.0394483210966945" calcext:value-type="float">
            <text:p>0.039448321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850703" calcext:value-type="float">
            <text:p>6.850703</text:p>
          </table:table-cell>
          <table:table-cell office:value-type="float" office:value="6.5496210922" calcext:value-type="float">
            <text:p>6.5496210922</text:p>
          </table:table-cell>
          <table:table-cell table:formula="of:=POWER([.C723]-6.75;2)" office:value-type="float" office:value="0.040151706691121" calcext:value-type="float">
            <text:p>0.0401517067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851013" calcext:value-type="float">
            <text:p>6.851013</text:p>
          </table:table-cell>
          <table:table-cell office:value-type="float" office:value="6.5477700284" calcext:value-type="float">
            <text:p>6.5477700284</text:p>
          </table:table-cell>
          <table:table-cell table:formula="of:=POWER([.C724]-6.75;2)" office:value-type="float" office:value="0.0408969614133366" calcext:value-type="float">
            <text:p>0.040896961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50679" calcext:value-type="float">
            <text:p>6.850679</text:p>
          </table:table-cell>
          <table:table-cell office:value-type="float" office:value="6.5458283759" calcext:value-type="float">
            <text:p>6.5458283759</text:p>
          </table:table-cell>
          <table:table-cell table:formula="of:=POWER([.C725]-6.75;2)" office:value-type="float" office:value="0.0416860520876316" calcext:value-type="float">
            <text:p>0.041686052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849659" calcext:value-type="float">
            <text:p>6.849659</text:p>
          </table:table-cell>
          <table:table-cell office:value-type="float" office:value="6.5437884043" calcext:value-type="float">
            <text:p>6.5437884043</text:p>
          </table:table-cell>
          <table:table-cell table:formula="of:=POWER([.C726]-6.75;2)" office:value-type="float" office:value="0.0425232222011403" calcext:value-type="float">
            <text:p>0.0425232222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47837" calcext:value-type="float">
            <text:p>6.847837</text:p>
          </table:table-cell>
          <table:table-cell office:value-type="float" office:value="6.5416395461" calcext:value-type="float">
            <text:p>6.5416395461</text:p>
          </table:table-cell>
          <table:table-cell table:formula="of:=POWER([.C727]-6.75;2)" office:value-type="float" office:value="0.0434140787494141" calcext:value-type="float">
            <text:p>0.0434140787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45048" calcext:value-type="float">
            <text:p>6.845048</text:p>
          </table:table-cell>
          <table:table-cell office:value-type="float" office:value="6.5393719645" calcext:value-type="float">
            <text:p>6.5393719645</text:p>
          </table:table-cell>
          <table:table-cell table:formula="of:=POWER([.C728]-6.75;2)" office:value-type="float" office:value="0.0443641693385893" calcext:value-type="float">
            <text:p>0.0443641693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41121" calcext:value-type="float">
            <text:p>6.841121</text:p>
          </table:table-cell>
          <table:table-cell office:value-type="float" office:value="6.5369802624" calcext:value-type="float">
            <text:p>6.5369802624</text:p>
          </table:table-cell>
          <table:table-cell table:formula="of:=POWER([.C729]-6.75;2)" office:value-type="float" office:value="0.0453774086071728" calcext:value-type="float">
            <text:p>0.0453774086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35912" calcext:value-type="float">
            <text:p>6.835912</text:p>
          </table:table-cell>
          <table:table-cell office:value-type="float" office:value="6.534466234" calcext:value-type="float">
            <text:p>6.534466234</text:p>
          </table:table-cell>
          <table:table-cell table:formula="of:=POWER([.C730]-6.75;2)" office:value-type="float" office:value="0.0464548042861428" calcext:value-type="float">
            <text:p>0.046454804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29342" calcext:value-type="float">
            <text:p>6.829342</text:p>
          </table:table-cell>
          <table:table-cell office:value-type="float" office:value="6.53184" calcext:value-type="float">
            <text:p>6.53184</text:p>
          </table:table-cell>
          <table:table-cell table:formula="of:=POWER([.C731]-6.75;2)" office:value-type="float" office:value="0.0475937856000001" calcext:value-type="float">
            <text:p>0.0475937856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821395" calcext:value-type="float">
            <text:p>6.821395</text:p>
          </table:table-cell>
          <table:table-cell office:value-type="float" office:value="6.5291191702" calcext:value-type="float">
            <text:p>6.5291191702</text:p>
          </table:table-cell>
          <table:table-cell table:formula="of:=POWER([.C732]-6.75;2)" office:value-type="float" office:value="0.0487883409731368" calcext:value-type="float">
            <text:p>0.048788341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812106" calcext:value-type="float">
            <text:p>6.812106</text:p>
          </table:table-cell>
          <table:table-cell office:value-type="float" office:value="6.5263265816" calcext:value-type="float">
            <text:p>6.5263265816</text:p>
          </table:table-cell>
          <table:table-cell table:formula="of:=POWER([.C733]-6.75;2)" office:value-type="float" office:value="0.0500297980987414" calcext:value-type="float">
            <text:p>0.0500297981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801507" calcext:value-type="float">
            <text:p>6.801507</text:p>
          </table:table-cell>
          <table:table-cell office:value-type="float" office:value="6.5234874255" calcext:value-type="float">
            <text:p>6.5234874255</text:p>
          </table:table-cell>
          <table:table-cell table:formula="of:=POWER([.C734]-6.75;2)" office:value-type="float" office:value="0.0513079464066181" calcext:value-type="float">
            <text:p>0.0513079464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89582" calcext:value-type="float">
            <text:p>6.789582</text:p>
          </table:table-cell>
          <table:table-cell office:value-type="float" office:value="6.5206268794" calcext:value-type="float">
            <text:p>6.5206268794</text:p>
          </table:table-cell>
          <table:table-cell table:formula="of:=POWER([.C735]-6.75;2)" office:value-type="float" office:value="0.0526120284537822" calcext:value-type="float">
            <text:p>0.0526120285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76231" calcext:value-type="float">
            <text:p>6.776231</text:p>
          </table:table-cell>
          <table:table-cell office:value-type="float" office:value="6.517768773" calcext:value-type="float">
            <text:p>6.517768773</text:p>
          </table:table-cell>
          <table:table-cell table:formula="of:=POWER([.C736]-6.75;2)" office:value-type="float" office:value="0.0539313427939254" calcext:value-type="float">
            <text:p>0.053931342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61264" calcext:value-type="float">
            <text:p>6.761264</text:p>
          </table:table-cell>
          <table:table-cell office:value-type="float" office:value="6.5149353404" calcext:value-type="float">
            <text:p>6.5149353404</text:p>
          </table:table-cell>
          <table:table-cell table:formula="of:=POWER([.C737]-6.75;2)" office:value-type="float" office:value="0.0552553941928638" calcext:value-type="float">
            <text:p>0.055255394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44433" calcext:value-type="float">
            <text:p>6.744433</text:p>
          </table:table-cell>
          <table:table-cell office:value-type="float" office:value="6.5121474823" calcext:value-type="float">
            <text:p>6.5121474823</text:p>
          </table:table-cell>
          <table:table-cell table:formula="of:=POWER([.C738]-6.75;2)" office:value-type="float" office:value="0.056573820176229" calcext:value-type="float">
            <text:p>0.0565738202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25493" calcext:value-type="float">
            <text:p>6.725493</text:p>
          </table:table-cell>
          <table:table-cell office:value-type="float" office:value="6.5094247447" calcext:value-type="float">
            <text:p>6.5094247447</text:p>
          </table:table-cell>
          <table:table-cell table:formula="of:=POWER([.C739]-6.75;2)" office:value-type="float" office:value="0.05787645346266" calcext:value-type="float">
            <text:p>0.0578764535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04277" calcext:value-type="float">
            <text:p>6.704277</text:p>
          </table:table-cell>
          <table:table-cell office:value-type="float" office:value="6.5067843759" calcext:value-type="float">
            <text:p>6.5067843759</text:p>
          </table:table-cell>
          <table:table-cell table:formula="of:=POWER([.C740]-6.75;2)" office:value-type="float" office:value="0.0591538398063527" calcext:value-type="float">
            <text:p>0.0591538398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80773" calcext:value-type="float">
            <text:p>6.680773</text:p>
          </table:table-cell>
          <table:table-cell office:value-type="float" office:value="6.504239305" calcext:value-type="float">
            <text:p>6.504239305</text:p>
          </table:table-cell>
          <table:table-cell table:formula="of:=POWER([.C741]-6.75;2)" office:value-type="float" office:value="0.0603983192068828" calcext:value-type="float">
            <text:p>0.0603983192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55199" calcext:value-type="float">
            <text:p>6.655199</text:p>
          </table:table-cell>
          <table:table-cell office:value-type="float" office:value="6.5017955674" calcext:value-type="float">
            <text:p>6.5017955674</text:p>
          </table:table-cell>
          <table:table-cell table:formula="of:=POWER([.C742]-6.75;2)" office:value-type="float" office:value="0.0616054403622878" calcext:value-type="float">
            <text:p>0.061605440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28075" calcext:value-type="float">
            <text:p>6.628075</text:p>
          </table:table-cell>
          <table:table-cell office:value-type="float" office:value="6.4994499149" calcext:value-type="float">
            <text:p>6.4994499149</text:p>
          </table:table-cell>
          <table:table-cell table:formula="of:=POWER([.C743]-6.75;2)" office:value-type="float" office:value="0.0627753451436175" calcext:value-type="float">
            <text:p>0.062775345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00277" calcext:value-type="float">
            <text:p>6.600277</text:p>
          </table:table-cell>
          <table:table-cell office:value-type="float" office:value="6.4971884823" calcext:value-type="float">
            <text:p>6.4971884823</text:p>
          </table:table-cell>
          <table:table-cell table:formula="of:=POWER([.C744]-6.75;2)" office:value-type="float" office:value="0.0639136634817772" calcext:value-type="float">
            <text:p>0.0639136635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57306" calcext:value-type="float">
            <text:p>6.57306</text:p>
          </table:table-cell>
          <table:table-cell office:value-type="float" office:value="6.4949869362" calcext:value-type="float">
            <text:p>6.4949869362</text:p>
          </table:table-cell>
          <table:table-cell table:formula="of:=POWER([.C745]-6.75;2)" office:value-type="float" office:value="0.0650316627086628" calcext:value-type="float">
            <text:p>0.0650316627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54799" calcext:value-type="float">
            <text:p>6.54799</text:p>
          </table:table-cell>
          <table:table-cell office:value-type="float" office:value="6.4928119858" calcext:value-type="float">
            <text:p>6.4928119858</text:p>
          </table:table-cell>
          <table:table-cell table:formula="of:=POWER([.C746]-6.75;2)" office:value-type="float" office:value="0.0661456746481392" calcext:value-type="float">
            <text:p>0.0661456746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526759" calcext:value-type="float">
            <text:p>6.526759</text:p>
          </table:table-cell>
          <table:table-cell office:value-type="float" office:value="6.4906237305" calcext:value-type="float">
            <text:p>6.4906237305</text:p>
          </table:table-cell>
          <table:table-cell table:formula="of:=POWER([.C747]-6.75;2)" office:value-type="float" office:value="0.0672760491797365" calcext:value-type="float">
            <text:p>0.0672760492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510864" calcext:value-type="float">
            <text:p>6.510864</text:p>
          </table:table-cell>
          <table:table-cell office:value-type="float" office:value="6.4883780142" calcext:value-type="float">
            <text:p>6.4883780142</text:p>
          </table:table-cell>
          <table:table-cell table:formula="of:=POWER([.C748]-6.75;2)" office:value-type="float" office:value="0.0684460634539353" calcext:value-type="float">
            <text:p>0.0684460635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501201" calcext:value-type="float">
            <text:p>6.501201</text:p>
          </table:table-cell>
          <table:table-cell office:value-type="float" office:value="6.4860279787" calcext:value-type="float">
            <text:p>6.4860279787</text:p>
          </table:table-cell>
          <table:table-cell table:formula="of:=POWER([.C749]-6.75;2)" office:value-type="float" office:value="0.0696812280292076" calcext:value-type="float">
            <text:p>0.069681228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497698" calcext:value-type="float">
            <text:p>6.497698</text:p>
          </table:table-cell>
          <table:table-cell office:value-type="float" office:value="6.4835242057" calcext:value-type="float">
            <text:p>6.4835242057</text:p>
          </table:table-cell>
          <table:table-cell table:formula="of:=POWER([.C750]-6.75;2)" office:value-type="float" office:value="0.0710093489478158" calcext:value-type="float">
            <text:p>0.0710093489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499107" calcext:value-type="float">
            <text:p>6.499107</text:p>
          </table:table-cell>
          <table:table-cell office:value-type="float" office:value="6.4808129007" calcext:value-type="float">
            <text:p>6.4808129007</text:p>
          </table:table-cell>
          <table:table-cell table:formula="of:=POWER([.C751]-6.75;2)" office:value-type="float" office:value="0.072461694429548" calcext:value-type="float">
            <text:p>0.0724616944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503091" calcext:value-type="float">
            <text:p>6.503091</text:p>
          </table:table-cell>
          <table:table-cell office:value-type="float" office:value="6.4778312908" calcext:value-type="float">
            <text:p>6.4778312908</text:p>
          </table:table-cell>
          <table:table-cell table:formula="of:=POWER([.C752]-6.75;2)" office:value-type="float" office:value="0.074075806267594" calcext:value-type="float">
            <text:p>0.074075806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506624" calcext:value-type="float">
            <text:p>6.506624</text:p>
          </table:table-cell>
          <table:table-cell office:value-type="float" office:value="6.4744977163" calcext:value-type="float">
            <text:p>6.4744977163</text:p>
          </table:table-cell>
          <table:table-cell table:formula="of:=POWER([.C753]-6.75;2)" office:value-type="float" office:value="0.0759015083239152" calcext:value-type="float">
            <text:p>0.075901508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506614" calcext:value-type="float">
            <text:p>6.506614</text:p>
          </table:table-cell>
          <table:table-cell office:value-type="float" office:value="6.4706886454" calcext:value-type="float">
            <text:p>6.4706886454</text:p>
          </table:table-cell>
          <table:table-cell table:formula="of:=POWER([.C754]-6.75;2)" office:value-type="float" office:value="0.0780148328084869" calcext:value-type="float">
            <text:p>0.078014832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500583" calcext:value-type="float">
            <text:p>6.500583</text:p>
          </table:table-cell>
          <table:table-cell office:value-type="float" office:value="6.4661762979" calcext:value-type="float">
            <text:p>6.4661762979</text:p>
          </table:table-cell>
          <table:table-cell table:formula="of:=POWER([.C755]-6.75;2)" office:value-type="float" office:value="0.0805558938737497" calcext:value-type="float">
            <text:p>0.0805558939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487229" calcext:value-type="float">
            <text:p>6.487229</text:p>
          </table:table-cell>
          <table:table-cell office:value-type="float" office:value="6.4604114255" calcext:value-type="float">
            <text:p>6.4604114255</text:p>
          </table:table-cell>
          <table:table-cell table:formula="of:=POWER([.C756]-6.75;2)" office:value-type="float" office:value="0.0838615424809419" calcext:value-type="float">
            <text:p>0.0838615425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466699" calcext:value-type="float">
            <text:p>6.466699</text:p>
          </table:table-cell>
          <table:table-cell office:value-type="float" office:value="6.4512882624" calcext:value-type="float">
            <text:p>6.4512882624</text:p>
          </table:table-cell>
          <table:table-cell table:formula="of:=POWER([.C757]-6.75;2)" office:value-type="float" office:value="0.0892287021800111" calcext:value-type="float">
            <text:p>0.0892287022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440546" calcext:value-type="float">
            <text:p>6.440546</text:p>
          </table:table-cell>
          <table:table-cell office:value-type="float" office:value="6.4423107021" calcext:value-type="float">
            <text:p>6.4423107021</text:p>
          </table:table-cell>
          <table:table-cell table:formula="of:=POWER([.C758]-6.75;2)" office:value-type="float" office:value="0.0946727040421947" calcext:value-type="float">
            <text:p>0.09467270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411375" calcext:value-type="float">
            <text:p>6.411375</text:p>
          </table:table-cell>
          <table:table-cell office:value-type="float" office:value="6.4485298794" calcext:value-type="float">
            <text:p>6.4485298794</text:p>
          </table:table-cell>
          <table:table-cell table:formula="of:=POWER([.C759]-6.75;2)" office:value-type="float" office:value="0.0908842336145787" calcext:value-type="float">
            <text:p>0.0908842336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382293" calcext:value-type="float">
            <text:p>6.382293</text:p>
          </table:table-cell>
          <table:table-cell office:value-type="float" office:value="6.4503897163" calcext:value-type="float">
            <text:p>6.4503897163</text:p>
          </table:table-cell>
          <table:table-cell table:formula="of:=POWER([.C760]-6.75;2)" office:value-type="float" office:value="0.0897663220987944" calcext:value-type="float">
            <text:p>0.089766322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356309" calcext:value-type="float">
            <text:p>6.356309</text:p>
          </table:table-cell>
          <table:table-cell office:value-type="float" office:value="6.4510301702" calcext:value-type="float">
            <text:p>6.4510301702</text:p>
          </table:table-cell>
          <table:table-cell table:formula="of:=POWER([.C761]-6.75;2)" office:value-type="float" office:value="0.0893829591306409" calcext:value-type="float">
            <text:p>0.089382959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335781" calcext:value-type="float">
            <text:p>6.335781</text:p>
          </table:table-cell>
          <table:table-cell office:value-type="float" office:value="6.4511875319" calcext:value-type="float">
            <text:p>6.4511875319</text:p>
          </table:table-cell>
          <table:table-cell table:formula="of:=POWER([.C762]-6.75;2)" office:value-type="float" office:value="0.0892888910920138" calcext:value-type="float">
            <text:p>0.089288891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322037" calcext:value-type="float">
            <text:p>6.322037</text:p>
          </table:table-cell>
          <table:table-cell office:value-type="float" office:value="6.4511400851" calcext:value-type="float">
            <text:p>6.4511400851</text:p>
          </table:table-cell>
          <table:table-cell table:formula="of:=POWER([.C763]-6.75;2)" office:value-type="float" office:value="0.089317248734035" calcext:value-type="float">
            <text:p>0.089317248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315171" calcext:value-type="float">
            <text:p>6.315171</text:p>
          </table:table-cell>
          <table:table-cell office:value-type="float" office:value="6.450999539" calcext:value-type="float">
            <text:p>6.450999539</text:p>
          </table:table-cell>
          <table:table-cell table:formula="of:=POWER([.C764]-6.75;2)" office:value-type="float" office:value="0.0894012756782127" calcext:value-type="float">
            <text:p>0.0894012757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314048" calcext:value-type="float">
            <text:p>6.314048</text:p>
          </table:table-cell>
          <table:table-cell office:value-type="float" office:value="6.4507971064" calcext:value-type="float">
            <text:p>6.4507971064</text:p>
          </table:table-cell>
          <table:table-cell table:formula="of:=POWER([.C765]-6.75;2)" office:value-type="float" office:value="0.0895223715386132" calcext:value-type="float">
            <text:p>0.089522371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31647" calcext:value-type="float">
            <text:p>6.31647</text:p>
          </table:table-cell>
          <table:table-cell office:value-type="float" office:value="6.450525156" calcext:value-type="float">
            <text:p>6.450525156</text:p>
          </table:table-cell>
          <table:table-cell table:formula="of:=POWER([.C766]-6.75;2)" office:value-type="float" office:value="0.0896851821888242" calcext:value-type="float">
            <text:p>0.0896851822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319494" calcext:value-type="float">
            <text:p>6.319494</text:p>
          </table:table-cell>
          <table:table-cell office:value-type="float" office:value="6.4501661702" calcext:value-type="float">
            <text:p>6.4501661702</text:p>
          </table:table-cell>
          <table:table-cell table:formula="of:=POWER([.C767]-6.75;2)" office:value-type="float" office:value="0.0899003254925353" calcext:value-type="float">
            <text:p>0.089900325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31986" calcext:value-type="float">
            <text:p>6.31986</text:p>
          </table:table-cell>
          <table:table-cell office:value-type="float" office:value="6.4497148652" calcext:value-type="float">
            <text:p>6.4497148652</text:p>
          </table:table-cell>
          <table:table-cell table:formula="of:=POWER([.C768]-6.75;2)" office:value-type="float" office:value="0.0901711621818543" calcext:value-type="float">
            <text:p>0.090171162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314485" calcext:value-type="float">
            <text:p>6.314485</text:p>
          </table:table-cell>
          <table:table-cell office:value-type="float" office:value="6.4491930851" calcext:value-type="float">
            <text:p>6.4491930851</text:p>
          </table:table-cell>
          <table:table-cell table:formula="of:=POWER([.C769]-6.75;2)" office:value-type="float" office:value="0.0904848000516558" calcext:value-type="float">
            <text:p>0.0904848001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30095" calcext:value-type="float">
            <text:p>6.30095</text:p>
          </table:table-cell>
          <table:table-cell office:value-type="float" office:value="6.4486561773" calcext:value-type="float">
            <text:p>6.4486561773</text:p>
          </table:table-cell>
          <table:table-cell table:formula="of:=POWER([.C770]-6.75;2)" office:value-type="float" office:value="0.0908080994794489" calcext:value-type="float">
            <text:p>0.090808099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277878" calcext:value-type="float">
            <text:p>6.277878</text:p>
          </table:table-cell>
          <table:table-cell office:value-type="float" office:value="6.4481905816" calcext:value-type="float">
            <text:p>6.4481905816</text:p>
          </table:table-cell>
          <table:table-cell table:formula="of:=POWER([.C771]-6.75;2)" office:value-type="float" office:value="0.091088925034946" calcext:value-type="float">
            <text:p>0.0910889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245094" calcext:value-type="float">
            <text:p>6.245094</text:p>
          </table:table-cell>
          <table:table-cell office:value-type="float" office:value="6.4479043333" calcext:value-type="float">
            <text:p>6.4479043333</text:p>
          </table:table-cell>
          <table:table-cell table:formula="of:=POWER([.C772]-6.75;2)" office:value-type="float" office:value="0.0912617918389173" calcext:value-type="float">
            <text:p>0.0912617918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203451" calcext:value-type="float">
            <text:p>6.203451</text:p>
          </table:table-cell>
          <table:table-cell office:value-type="float" office:value="6.4479135745" calcext:value-type="float">
            <text:p>6.4479135745</text:p>
          </table:table-cell>
          <table:table-cell table:formula="of:=POWER([.C773]-6.75;2)" office:value-type="float" office:value="0.0912562084713669" calcext:value-type="float">
            <text:p>0.091256208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154276" calcext:value-type="float">
            <text:p>6.154276</text:p>
          </table:table-cell>
          <table:table-cell office:value-type="float" office:value="6.4483291489" calcext:value-type="float">
            <text:p>6.4483291489</text:p>
          </table:table-cell>
          <table:table-cell table:formula="of:=POWER([.C774]-6.75;2)" office:value-type="float" office:value="0.0910053024033983" calcext:value-type="float">
            <text:p>0.0910053024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09836" calcext:value-type="float">
            <text:p>6.09836</text:p>
          </table:table-cell>
          <table:table-cell office:value-type="float" office:value="6.4492474397" calcext:value-type="float">
            <text:p>6.4492474397</text:p>
          </table:table-cell>
          <table:table-cell table:formula="of:=POWER([.C775]-6.75;2)" office:value-type="float" office:value="0.0904521025270053" calcext:value-type="float">
            <text:p>0.090452102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034389" calcext:value-type="float">
            <text:p>6.034389</text:p>
          </table:table-cell>
          <table:table-cell office:value-type="float" office:value="6.4507493901" calcext:value-type="float">
            <text:p>6.4507493901</text:p>
          </table:table-cell>
          <table:table-cell table:formula="of:=POWER([.C776]-6.75;2)" office:value-type="float" office:value="0.0895509275255218" calcext:value-type="float">
            <text:p>0.0895509275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.956017" calcext:value-type="float">
            <text:p>5.956017</text:p>
          </table:table-cell>
          <table:table-cell office:value-type="float" office:value="6.4529121844" calcext:value-type="float">
            <text:p>6.4529121844</text:p>
          </table:table-cell>
          <table:table-cell table:formula="of:=POWER([.C777]-6.75;2)" office:value-type="float" office:value="0.0882611701779798" calcext:value-type="float">
            <text:p>0.0882611702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.843718" calcext:value-type="float">
            <text:p>5.843718</text:p>
          </table:table-cell>
          <table:table-cell office:value-type="float" office:value="6.455843461" calcext:value-type="float">
            <text:p>6.455843461</text:p>
          </table:table-cell>
          <table:table-cell table:formula="of:=POWER([.C778]-6.75;2)" office:value-type="float" office:value="0.0865280694364587" calcext:value-type="float">
            <text:p>0.0865280694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626073" calcext:value-type="float">
            <text:p>5.626073</text:p>
          </table:table-cell>
          <table:table-cell office:value-type="float" office:value="6.4597752979" calcext:value-type="float">
            <text:p>6.4597752979</text:p>
          </table:table-cell>
          <table:table-cell table:formula="of:=POWER([.C779]-6.75;2)" office:value-type="float" office:value="0.0842303777090336" calcext:value-type="float">
            <text:p>0.0842303777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701842" calcext:value-type="float">
            <text:p>4.701842</text:p>
          </table:table-cell>
          <table:table-cell office:value-type="float" office:value="6.4654349149" calcext:value-type="float">
            <text:p>6.4654349149</text:p>
          </table:table-cell>
          <table:table-cell table:formula="of:=POWER([.C780]-6.75;2)" office:value-type="float" office:value="0.08097728765797" calcext:value-type="float">
            <text:p>0.0809772877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725007" calcext:value-type="float">
            <text:p>7.725007</text:p>
          </table:table-cell>
          <table:table-cell office:value-type="float" office:value="6.4778068085" calcext:value-type="float">
            <text:p>6.4778068085</text:p>
          </table:table-cell>
          <table:table-cell table:formula="of:=POWER([.C781]-6.75;2)" office:value-type="float" office:value="0.0740891334989554" calcext:value-type="float">
            <text:p>0.0740891335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36599" calcext:value-type="float">
            <text:p>6.536599</text:p>
          </table:table-cell>
          <table:table-cell office:value-type="float" office:value="6.4688674255" calcext:value-type="float">
            <text:p>6.4688674255</text:p>
          </table:table-cell>
          <table:table-cell table:formula="of:=POWER([.C782]-6.75;2)" office:value-type="float" office:value="0.079035524444998" calcext:value-type="float">
            <text:p>0.0790355244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301022" calcext:value-type="float">
            <text:p>6.301022</text:p>
          </table:table-cell>
          <table:table-cell office:value-type="float" office:value="6.4684628652" calcext:value-type="float">
            <text:p>6.4684628652</text:p>
          </table:table-cell>
          <table:table-cell table:formula="of:=POWER([.C783]-6.75;2)" office:value-type="float" office:value="0.0792631582713932" calcext:value-type="float">
            <text:p>0.0792631583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192519" calcext:value-type="float">
            <text:p>6.192519</text:p>
          </table:table-cell>
          <table:table-cell office:value-type="float" office:value="6.469821227" calcext:value-type="float">
            <text:p>6.469821227</text:p>
          </table:table-cell>
          <table:table-cell table:formula="of:=POWER([.C784]-6.75;2)" office:value-type="float" office:value="0.0785001448397857" calcext:value-type="float">
            <text:p>0.0785001448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132819" calcext:value-type="float">
            <text:p>6.132819</text:p>
          </table:table-cell>
          <table:table-cell office:value-type="float" office:value="6.4720378511" calcext:value-type="float">
            <text:p>6.4720378511</text:p>
          </table:table-cell>
          <table:table-cell table:formula="of:=POWER([.C785]-6.75;2)" office:value-type="float" office:value="0.077262956221106" calcext:value-type="float">
            <text:p>0.077262956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103563" calcext:value-type="float">
            <text:p>6.103563</text:p>
          </table:table-cell>
          <table:table-cell office:value-type="float" office:value="6.4747728652" calcext:value-type="float">
            <text:p>6.4747728652</text:p>
          </table:table-cell>
          <table:table-cell table:formula="of:=POWER([.C786]-6.75;2)" office:value-type="float" office:value="0.0757499757302172" calcext:value-type="float">
            <text:p>0.0757499757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098521" calcext:value-type="float">
            <text:p>6.098521</text:p>
          </table:table-cell>
          <table:table-cell office:value-type="float" office:value="6.4778226028" calcext:value-type="float">
            <text:p>6.4778226028</text:p>
          </table:table-cell>
          <table:table-cell table:formula="of:=POWER([.C787]-6.75;2)" office:value-type="float" office:value="0.0740805355465666" calcext:value-type="float">
            <text:p>0.0740805355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113814" calcext:value-type="float">
            <text:p>6.113814</text:p>
          </table:table-cell>
          <table:table-cell office:value-type="float" office:value="6.4810285674" calcext:value-type="float">
            <text:p>6.4810285674</text:p>
          </table:table-cell>
          <table:table-cell table:formula="of:=POWER([.C788]-6.75;2)" office:value-type="float" office:value="0.0723456315548963" calcext:value-type="float">
            <text:p>0.0723456316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145068" calcext:value-type="float">
            <text:p>6.145068</text:p>
          </table:table-cell>
          <table:table-cell office:value-type="float" office:value="6.4842559504" calcext:value-type="float">
            <text:p>6.4842559504</text:p>
          </table:table-cell>
          <table:table-cell table:formula="of:=POWER([.C789]-6.75;2)" office:value-type="float" office:value="0.0706198998978074" calcext:value-type="float">
            <text:p>0.0706198999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186807" calcext:value-type="float">
            <text:p>6.186807</text:p>
          </table:table-cell>
          <table:table-cell office:value-type="float" office:value="6.4873940213" calcext:value-type="float">
            <text:p>6.4873940213</text:p>
          </table:table-cell>
          <table:table-cell table:formula="of:=POWER([.C790]-6.75;2)" office:value-type="float" office:value="0.0689619000489848" calcext:value-type="float">
            <text:p>0.0689619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232834" calcext:value-type="float">
            <text:p>6.232834</text:p>
          </table:table-cell>
          <table:table-cell office:value-type="float" office:value="6.4903631844" calcext:value-type="float">
            <text:p>6.4903631844</text:p>
          </table:table-cell>
          <table:table-cell table:formula="of:=POWER([.C791]-6.75;2)" office:value-type="float" office:value="0.0674112760149086" calcext:value-type="float">
            <text:p>0.06741127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277042" calcext:value-type="float">
            <text:p>6.277042</text:p>
          </table:table-cell>
          <table:table-cell office:value-type="float" office:value="6.4931217447" calcext:value-type="float">
            <text:p>6.4931217447</text:p>
          </table:table-cell>
          <table:table-cell table:formula="of:=POWER([.C792]-6.75;2)" office:value-type="float" office:value="0.0659864380459721" calcext:value-type="float">
            <text:p>0.06598643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31429" calcext:value-type="float">
            <text:p>6.31429</text:p>
          </table:table-cell>
          <table:table-cell office:value-type="float" office:value="6.495668539" calcext:value-type="float">
            <text:p>6.495668539</text:p>
          </table:table-cell>
          <table:table-cell table:formula="of:=POWER([.C793]-6.75;2)" office:value-type="float" office:value="0.0646844920543943" calcext:value-type="float">
            <text:p>0.064684492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341109" calcext:value-type="float">
            <text:p>6.341109</text:p>
          </table:table-cell>
          <table:table-cell office:value-type="float" office:value="6.4980398156" calcext:value-type="float">
            <text:p>6.4980398156</text:p>
          </table:table-cell>
          <table:table-cell table:formula="of:=POWER([.C794]-6.75;2)" office:value-type="float" office:value="0.0634839345228818" calcext:value-type="float">
            <text:p>0.063483934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356083" calcext:value-type="float">
            <text:p>6.356083</text:p>
          </table:table-cell>
          <table:table-cell office:value-type="float" office:value="6.5003004326" calcext:value-type="float">
            <text:p>6.5003004326</text:p>
          </table:table-cell>
          <table:table-cell table:formula="of:=POWER([.C795]-6.75;2)" office:value-type="float" office:value="0.0623498739597474" calcext:value-type="float">
            <text:p>0.062349874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359864" calcext:value-type="float">
            <text:p>6.359864</text:p>
          </table:table-cell>
          <table:table-cell office:value-type="float" office:value="6.502530922" calcext:value-type="float">
            <text:p>6.502530922</text:p>
          </table:table-cell>
          <table:table-cell table:formula="of:=POWER([.C796]-6.75;2)" office:value-type="float" office:value="0.0612409445661701" calcext:value-type="float">
            <text:p>0.061240944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354854" calcext:value-type="float">
            <text:p>6.354854</text:p>
          </table:table-cell>
          <table:table-cell office:value-type="float" office:value="6.5048126596" calcext:value-type="float">
            <text:p>6.5048126596</text:p>
          </table:table-cell>
          <table:table-cell table:formula="of:=POWER([.C797]-6.75;2)" office:value-type="float" office:value="0.0601168318924256" calcext:value-type="float">
            <text:p>0.0601168319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344619" calcext:value-type="float">
            <text:p>6.344619</text:p>
          </table:table-cell>
          <table:table-cell office:value-type="float" office:value="6.507213773" calcext:value-type="float">
            <text:p>6.507213773</text:p>
          </table:table-cell>
          <table:table-cell table:formula="of:=POWER([.C798]-6.75;2)" office:value-type="float" office:value="0.0589451520208955" calcext:value-type="float">
            <text:p>0.058945152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33319" calcext:value-type="float">
            <text:p>6.33319</text:p>
          </table:table-cell>
          <table:table-cell office:value-type="float" office:value="6.5097782624" calcext:value-type="float">
            <text:p>6.5097782624</text:p>
          </table:table-cell>
          <table:table-cell table:formula="of:=POWER([.C799]-6.75;2)" office:value-type="float" office:value="0.0577064832155631" calcext:value-type="float">
            <text:p>0.0577064832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324374" calcext:value-type="float">
            <text:p>6.324374</text:p>
          </table:table-cell>
          <table:table-cell office:value-type="float" office:value="6.5125199007" calcext:value-type="float">
            <text:p>6.5125199007</text:p>
          </table:table-cell>
          <table:table-cell table:formula="of:=POWER([.C800]-6.75;2)" office:value-type="float" office:value="0.0563967975635378" calcext:value-type="float">
            <text:p>0.056396797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321207" calcext:value-type="float">
            <text:p>6.321207</text:p>
          </table:table-cell>
          <table:table-cell office:value-type="float" office:value="6.5154215957" calcext:value-type="float">
            <text:p>6.5154215957</text:p>
          </table:table-cell>
          <table:table-cell table:formula="of:=POWER([.C801]-6.75;2)" office:value-type="float" office:value="0.0550270277639341" calcext:value-type="float">
            <text:p>0.0550270278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325613" calcext:value-type="float">
            <text:p>6.325613</text:p>
          </table:table-cell>
          <table:table-cell office:value-type="float" office:value="6.5184397092" calcext:value-type="float">
            <text:p>6.5184397092</text:p>
          </table:table-cell>
          <table:table-cell table:formula="of:=POWER([.C802]-6.75;2)" office:value-type="float" office:value="0.0536201682753806" calcext:value-type="float">
            <text:p>0.0536201683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338291" calcext:value-type="float">
            <text:p>6.338291</text:p>
          </table:table-cell>
          <table:table-cell office:value-type="float" office:value="6.5215121064" calcext:value-type="float">
            <text:p>6.5215121064</text:p>
          </table:table-cell>
          <table:table-cell table:formula="of:=POWER([.C803]-6.75;2)" office:value-type="float" office:value="0.0522067175217648" calcext:value-type="float">
            <text:p>0.052206717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358782" calcext:value-type="float">
            <text:p>6.358782</text:p>
          </table:table-cell>
          <table:table-cell office:value-type="float" office:value="6.5245682553" calcext:value-type="float">
            <text:p>6.5245682553</text:p>
          </table:table-cell>
          <table:table-cell table:formula="of:=POWER([.C804]-6.75;2)" office:value-type="float" office:value="0.0508194715184859" calcext:value-type="float">
            <text:p>0.0508194715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385678" calcext:value-type="float">
            <text:p>6.385678</text:p>
          </table:table-cell>
          <table:table-cell office:value-type="float" office:value="6.5275396879" calcext:value-type="float">
            <text:p>6.5275396879</text:p>
          </table:table-cell>
          <table:table-cell table:formula="of:=POWER([.C805]-6.75;2)" office:value-type="float" office:value="0.0494885904596294" calcext:value-type="float">
            <text:p>0.049488590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416899" calcext:value-type="float">
            <text:p>6.416899</text:p>
          </table:table-cell>
          <table:table-cell office:value-type="float" office:value="6.5303692908" calcext:value-type="float">
            <text:p>6.5303692908</text:p>
          </table:table-cell>
          <table:table-cell table:formula="of:=POWER([.C806]-6.75;2)" office:value-type="float" office:value="0.0482376484236948" calcext:value-type="float">
            <text:p>0.0482376484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450037" calcext:value-type="float">
            <text:p>6.450037</text:p>
          </table:table-cell>
          <table:table-cell office:value-type="float" office:value="6.533018305" calcext:value-type="float">
            <text:p>6.533018305</text:p>
          </table:table-cell>
          <table:table-cell table:formula="of:=POWER([.C807]-6.75;2)" office:value-type="float" office:value="0.0470810559650732" calcext:value-type="float">
            <text:p>0.04708105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482703" calcext:value-type="float">
            <text:p>6.482703</text:p>
          </table:table-cell>
          <table:table-cell office:value-type="float" office:value="6.5354700567" calcext:value-type="float">
            <text:p>6.5354700567</text:p>
          </table:table-cell>
          <table:table-cell table:formula="of:=POWER([.C808]-6.75;2)" office:value-type="float" office:value="0.0460230965723011" calcext:value-type="float">
            <text:p>0.0460230966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12867" calcext:value-type="float">
            <text:p>6.512867</text:p>
          </table:table-cell>
          <table:table-cell office:value-type="float" office:value="6.5377300496" calcext:value-type="float">
            <text:p>6.5377300496</text:p>
          </table:table-cell>
          <table:table-cell table:formula="of:=POWER([.C809]-6.75;2)" office:value-type="float" office:value="0.0450585318428183" calcext:value-type="float">
            <text:p>0.0450585318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39139" calcext:value-type="float">
            <text:p>6.539139</text:p>
          </table:table-cell>
          <table:table-cell office:value-type="float" office:value="6.5398224752" calcext:value-type="float">
            <text:p>6.5398224752</text:p>
          </table:table-cell>
          <table:table-cell table:formula="of:=POWER([.C810]-6.75;2)" office:value-type="float" office:value="0.0441745919310545" calcext:value-type="float">
            <text:p>0.044174591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60927" calcext:value-type="float">
            <text:p>6.560927</text:p>
          </table:table-cell>
          <table:table-cell office:value-type="float" office:value="6.5417838298" calcext:value-type="float">
            <text:p>6.5417838298</text:p>
          </table:table-cell>
          <table:table-cell table:formula="of:=POWER([.C811]-6.75;2)" office:value-type="float" office:value="0.0433539735327554" calcext:value-type="float">
            <text:p>0.0433539735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578462" calcext:value-type="float">
            <text:p>6.578462</text:p>
          </table:table-cell>
          <table:table-cell office:value-type="float" office:value="6.5436548865" calcext:value-type="float">
            <text:p>6.5436548865</text:p>
          </table:table-cell>
          <table:table-cell table:formula="of:=POWER([.C812]-6.75;2)" office:value-type="float" office:value="0.042578305865328" calcext:value-type="float">
            <text:p>0.0425783059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592648" calcext:value-type="float">
            <text:p>6.592648</text:p>
          </table:table-cell>
          <table:table-cell office:value-type="float" office:value="6.5454725035" calcext:value-type="float">
            <text:p>6.5454725035</text:p>
          </table:table-cell>
          <table:table-cell table:formula="of:=POWER([.C813]-6.75;2)" office:value-type="float" office:value="0.0418314968245575" calcext:value-type="float">
            <text:p>0.0418314968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04788" calcext:value-type="float">
            <text:p>6.604788</text:p>
          </table:table-cell>
          <table:table-cell office:value-type="float" office:value="6.547262922" calcext:value-type="float">
            <text:p>6.547262922</text:p>
          </table:table-cell>
          <table:table-cell table:formula="of:=POWER([.C814]-6.75;2)" office:value-type="float" office:value="0.0411023227959782" calcext:value-type="float">
            <text:p>0.0411023228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1625" calcext:value-type="float">
            <text:p>6.61625</text:p>
          </table:table-cell>
          <table:table-cell office:value-type="float" office:value="6.5490377021" calcext:value-type="float">
            <text:p>6.5490377021</text:p>
          </table:table-cell>
          <table:table-cell table:formula="of:=POWER([.C815]-6.75;2)" office:value-type="float" office:value="0.0403858451772485" calcext:value-type="float">
            <text:p>0.040385845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28145" calcext:value-type="float">
            <text:p>6.628145</text:p>
          </table:table-cell>
          <table:table-cell office:value-type="float" office:value="6.5507928298" calcext:value-type="float">
            <text:p>6.5507928298</text:p>
          </table:table-cell>
          <table:table-cell table:formula="of:=POWER([.C816]-6.75;2)" office:value-type="float" office:value="0.0396834966590919" calcext:value-type="float">
            <text:p>0.0396834967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41115" calcext:value-type="float">
            <text:p>6.641115</text:p>
          </table:table-cell>
          <table:table-cell office:value-type="float" office:value="6.552510922" calcext:value-type="float">
            <text:p>6.552510922</text:p>
          </table:table-cell>
          <table:table-cell table:formula="of:=POWER([.C817]-6.75;2)" office:value-type="float" office:value="0.0390019359292902" calcext:value-type="float">
            <text:p>0.039001935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5526" calcext:value-type="float">
            <text:p>6.65526</text:p>
          </table:table-cell>
          <table:table-cell office:value-type="float" office:value="6.5541655887" calcext:value-type="float">
            <text:p>6.5541655887</text:p>
          </table:table-cell>
          <table:table-cell table:formula="of:=POWER([.C818]-6.75;2)" office:value-type="float" office:value="0.0383511166492175" calcext:value-type="float">
            <text:p>0.038351116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70222" calcext:value-type="float">
            <text:p>6.670222</text:p>
          </table:table-cell>
          <table:table-cell office:value-type="float" office:value="6.555726844" calcext:value-type="float">
            <text:p>6.555726844</text:p>
          </table:table-cell>
          <table:table-cell table:formula="of:=POWER([.C819]-6.75;2)" office:value-type="float" office:value="0.0377420591422001" calcext:value-type="float">
            <text:p>0.0377420591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85365" calcext:value-type="float">
            <text:p>6.685365</text:p>
          </table:table-cell>
          <table:table-cell office:value-type="float" office:value="6.5571662553" calcext:value-type="float">
            <text:p>6.5571662553</text:p>
          </table:table-cell>
          <table:table-cell table:formula="of:=POWER([.C820]-6.75;2)" office:value-type="float" office:value="0.0371848530950247" calcext:value-type="float">
            <text:p>0.037184853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99998" calcext:value-type="float">
            <text:p>6.699998</text:p>
          </table:table-cell>
          <table:table-cell office:value-type="float" office:value="6.558460922" calcext:value-type="float">
            <text:p>6.558460922</text:p>
          </table:table-cell>
          <table:table-cell table:formula="of:=POWER([.C821]-6.75;2)" office:value-type="float" office:value="0.0366872184010901" calcext:value-type="float">
            <text:p>0.0366872184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13571" calcext:value-type="float">
            <text:p>6.713571</text:p>
          </table:table-cell>
          <table:table-cell office:value-type="float" office:value="6.559595695" calcext:value-type="float">
            <text:p>6.559595695</text:p>
          </table:table-cell>
          <table:table-cell table:formula="of:=POWER([.C822]-6.75;2)" office:value-type="float" office:value="0.0362537993625328" calcext:value-type="float">
            <text:p>0.0362537994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725789" calcext:value-type="float">
            <text:p>6.725789</text:p>
          </table:table-cell>
          <table:table-cell office:value-type="float" office:value="6.5605635887" calcext:value-type="float">
            <text:p>6.5605635887</text:p>
          </table:table-cell>
          <table:table-cell table:formula="of:=POWER([.C823]-6.75;2)" office:value-type="float" office:value="0.0358861539262228" calcext:value-type="float">
            <text:p>0.0358861539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36643" calcext:value-type="float">
            <text:p>6.736643</text:p>
          </table:table-cell>
          <table:table-cell office:value-type="float" office:value="6.5613646667" calcext:value-type="float">
            <text:p>6.5613646667</text:p>
          </table:table-cell>
          <table:table-cell table:formula="of:=POWER([.C824]-6.75;2)" office:value-type="float" office:value="0.035583288969202" calcext:value-type="float">
            <text:p>0.03558328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46357" calcext:value-type="float">
            <text:p>6.746357</text:p>
          </table:table-cell>
          <table:table-cell office:value-type="float" office:value="6.5620038865" calcext:value-type="float">
            <text:p>6.5620038865</text:p>
          </table:table-cell>
          <table:table-cell table:formula="of:=POWER([.C825]-6.75;2)" office:value-type="float" office:value="0.0353425386911048" calcext:value-type="float">
            <text:p>0.0353425387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55293" calcext:value-type="float">
            <text:p>6.755293</text:p>
          </table:table-cell>
          <table:table-cell office:value-type="float" office:value="6.562488539" calcext:value-type="float">
            <text:p>6.562488539</text:p>
          </table:table-cell>
          <table:table-cell table:formula="of:=POWER([.C826]-6.75;2)" office:value-type="float" office:value="0.0351605480063544" calcext:value-type="float">
            <text:p>0.035160548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63841" calcext:value-type="float">
            <text:p>6.763841</text:p>
          </table:table-cell>
          <table:table-cell office:value-type="float" office:value="6.5628257872" calcext:value-type="float">
            <text:p>6.5628257872</text:p>
          </table:table-cell>
          <table:table-cell table:formula="of:=POWER([.C827]-6.75;2)" office:value-type="float" office:value="0.0350341859372999" calcext:value-type="float">
            <text:p>0.035034185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72329" calcext:value-type="float">
            <text:p>6.772329</text:p>
          </table:table-cell>
          <table:table-cell office:value-type="float" office:value="6.5630207163" calcext:value-type="float">
            <text:p>6.5630207163</text:p>
          </table:table-cell>
          <table:table-cell table:formula="of:=POWER([.C828]-6.75;2)" office:value-type="float" office:value="0.0349612525329649" calcext:value-type="float">
            <text:p>0.0349612525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80961" calcext:value-type="float">
            <text:p>6.780961</text:p>
          </table:table-cell>
          <table:table-cell office:value-type="float" office:value="6.5630751915" calcext:value-type="float">
            <text:p>6.5630751915</text:p>
          </table:table-cell>
          <table:table-cell table:formula="of:=POWER([.C829]-6.75;2)" office:value-type="float" office:value="0.0349408840327616" calcext:value-type="float">
            <text:p>0.034940884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89806" calcext:value-type="float">
            <text:p>6.789806</text:p>
          </table:table-cell>
          <table:table-cell office:value-type="float" office:value="6.5629875674" calcext:value-type="float">
            <text:p>6.5629875674</text:p>
          </table:table-cell>
          <table:table-cell table:formula="of:=POWER([.C830]-6.75;2)" office:value-type="float" office:value="0.0349736499469694" calcext:value-type="float">
            <text:p>0.034973649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98795" calcext:value-type="float">
            <text:p>6.798795</text:p>
          </table:table-cell>
          <table:table-cell office:value-type="float" office:value="6.5627530709" calcext:value-type="float">
            <text:p>6.5627530709</text:p>
          </table:table-cell>
          <table:table-cell table:formula="of:=POWER([.C831]-6.75;2)" office:value-type="float" office:value="0.0350614124573803" calcext:value-type="float">
            <text:p>0.0350614125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07752" calcext:value-type="float">
            <text:p>6.807752</text:p>
          </table:table-cell>
          <table:table-cell office:value-type="float" office:value="6.5623648156" calcext:value-type="float">
            <text:p>6.5623648156</text:p>
          </table:table-cell>
          <table:table-cell table:formula="of:=POWER([.C832]-6.75;2)" office:value-type="float" office:value="0.0352069624248218" calcext:value-type="float">
            <text:p>0.0352069624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16431" calcext:value-type="float">
            <text:p>6.816431</text:p>
          </table:table-cell>
          <table:table-cell office:value-type="float" office:value="6.5618151631" calcext:value-type="float">
            <text:p>6.5618151631</text:p>
          </table:table-cell>
          <table:table-cell table:formula="of:=POWER([.C833]-6.75;2)" office:value-type="float" office:value="0.0354135328390795" calcext:value-type="float">
            <text:p>0.0354135328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24543" calcext:value-type="float">
            <text:p>6.824543</text:p>
          </table:table-cell>
          <table:table-cell office:value-type="float" office:value="6.5610972766" calcext:value-type="float">
            <text:p>6.5610972766</text:p>
          </table:table-cell>
          <table:table-cell table:formula="of:=POWER([.C834]-6.75;2)" office:value-type="float" office:value="0.0356842389079369" calcext:value-type="float">
            <text:p>0.0356842389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31801" calcext:value-type="float">
            <text:p>6.831801</text:p>
          </table:table-cell>
          <table:table-cell office:value-type="float" office:value="6.560206695" calcext:value-type="float">
            <text:p>6.560206695</text:p>
          </table:table-cell>
          <table:table-cell table:formula="of:=POWER([.C835]-6.75;2)" office:value-type="float" office:value="0.0360214986228231" calcext:value-type="float">
            <text:p>0.0360214986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37947" calcext:value-type="float">
            <text:p>6.837947</text:p>
          </table:table-cell>
          <table:table-cell office:value-type="float" office:value="6.5591426312" calcext:value-type="float">
            <text:p>6.5591426312</text:p>
          </table:table-cell>
          <table:table-cell table:formula="of:=POWER([.C836]-6.75;2)" office:value-type="float" office:value="0.0364265352252591" calcext:value-type="float">
            <text:p>0.0364265352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42782" calcext:value-type="float">
            <text:p>6.842782</text:p>
          </table:table-cell>
          <table:table-cell office:value-type="float" office:value="6.5579088014" calcext:value-type="float">
            <text:p>6.5579088014</text:p>
          </table:table-cell>
          <table:table-cell table:formula="of:=POWER([.C837]-6.75;2)" office:value-type="float" office:value="0.0368990285795846" calcext:value-type="float">
            <text:p>0.0368990286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46182" calcext:value-type="float">
            <text:p>6.846182</text:p>
          </table:table-cell>
          <table:table-cell office:value-type="float" office:value="6.5565134681" calcext:value-type="float">
            <text:p>6.5565134681</text:p>
          </table:table-cell>
          <table:table-cell table:formula="of:=POWER([.C838]-6.75;2)" office:value-type="float" office:value="0.0374370380266896" calcext:value-type="float">
            <text:p>0.03743703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48115" calcext:value-type="float">
            <text:p>6.848115</text:p>
          </table:table-cell>
          <table:table-cell office:value-type="float" office:value="6.5549686525" calcext:value-type="float">
            <text:p>6.5549686525</text:p>
          </table:table-cell>
          <table:table-cell table:formula="of:=POWER([.C839]-6.75;2)" office:value-type="float" office:value="0.0380372265076656" calcext:value-type="float">
            <text:p>0.038037226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48641" calcext:value-type="float">
            <text:p>6.848641</text:p>
          </table:table-cell>
          <table:table-cell office:value-type="float" office:value="6.5532885035" calcext:value-type="float">
            <text:p>6.5532885035</text:p>
          </table:table-cell>
          <table:table-cell table:formula="of:=POWER([.C840]-6.75;2)" office:value-type="float" office:value="0.0386954128552695" calcext:value-type="float">
            <text:p>0.0386954129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47907" calcext:value-type="float">
            <text:p>6.847907</text:p>
          </table:table-cell>
          <table:table-cell office:value-type="float" office:value="6.5514873475" calcext:value-type="float">
            <text:p>6.5514873475</text:p>
          </table:table-cell>
          <table:table-cell table:formula="of:=POWER([.C841]-6.75;2)" office:value-type="float" office:value="0.0394072732025857" calcext:value-type="float">
            <text:p>0.0394072732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46123" calcext:value-type="float">
            <text:p>6.846123</text:p>
          </table:table-cell>
          <table:table-cell office:value-type="float" office:value="6.5495778582" calcext:value-type="float">
            <text:p>6.5495778582</text:p>
          </table:table-cell>
          <table:table-cell table:formula="of:=POWER([.C842]-6.75;2)" office:value-type="float" office:value="0.0401690349236992" calcext:value-type="float">
            <text:p>0.0401690349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43519" calcext:value-type="float">
            <text:p>6.843519</text:p>
          </table:table-cell>
          <table:table-cell office:value-type="float" office:value="6.5475700213" calcext:value-type="float">
            <text:p>6.5475700213</text:p>
          </table:table-cell>
          <table:table-cell table:formula="of:=POWER([.C843]-6.75;2)" office:value-type="float" office:value="0.0409778962764823" calcext:value-type="float">
            <text:p>0.0409778963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40282" calcext:value-type="float">
            <text:p>6.840282</text:p>
          </table:table-cell>
          <table:table-cell office:value-type="float" office:value="6.5454712057" calcext:value-type="float">
            <text:p>6.5454712057</text:p>
          </table:table-cell>
          <table:table-cell table:formula="of:=POWER([.C844]-6.75;2)" office:value-type="float" office:value="0.0418320276978116" calcext:value-type="float">
            <text:p>0.0418320277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36485" calcext:value-type="float">
            <text:p>6.836485</text:p>
          </table:table-cell>
          <table:table-cell office:value-type="float" office:value="6.5432873121" calcext:value-type="float">
            <text:p>6.5432873121</text:p>
          </table:table-cell>
          <table:table-cell table:formula="of:=POWER([.C845]-6.75;2)" office:value-type="float" office:value="0.0427301353388427" calcext:value-type="float">
            <text:p>0.0427301353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32029" calcext:value-type="float">
            <text:p>6.832029</text:p>
          </table:table-cell>
          <table:table-cell office:value-type="float" office:value="6.5410244681" calcext:value-type="float">
            <text:p>6.5410244681</text:p>
          </table:table-cell>
          <table:table-cell table:formula="of:=POWER([.C846]-6.75;2)" office:value-type="float" office:value="0.043670772932888" calcext:value-type="float">
            <text:p>0.0436707729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82663" calcext:value-type="float">
            <text:p>6.82663</text:p>
          </table:table-cell>
          <table:table-cell office:value-type="float" office:value="6.5386905816" calcext:value-type="float">
            <text:p>6.5386905816</text:p>
          </table:table-cell>
          <table:table-cell table:formula="of:=POWER([.C847]-6.75;2)" office:value-type="float" office:value="0.0446516703045462" calcext:value-type="float">
            <text:p>0.044651670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19866" calcext:value-type="float">
            <text:p>6.819866</text:p>
          </table:table-cell>
          <table:table-cell office:value-type="float" office:value="6.5362960284" calcext:value-type="float">
            <text:p>6.5362960284</text:p>
          </table:table-cell>
          <table:table-cell table:formula="of:=POWER([.C848]-6.75;2)" office:value-type="float" office:value="0.0456693874776137" calcext:value-type="float">
            <text:p>0.0456693875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811286" calcext:value-type="float">
            <text:p>6.811286</text:p>
          </table:table-cell>
          <table:table-cell office:value-type="float" office:value="6.5338530355" calcext:value-type="float">
            <text:p>6.5338530355</text:p>
          </table:table-cell>
          <table:table-cell table:formula="of:=POWER([.C849]-6.75;2)" office:value-type="float" office:value="0.0467195102625643" calcext:value-type="float">
            <text:p>0.046719510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800538" calcext:value-type="float">
            <text:p>6.800538</text:p>
          </table:table-cell>
          <table:table-cell office:value-type="float" office:value="6.5313739858" calcext:value-type="float">
            <text:p>6.5313739858</text:p>
          </table:table-cell>
          <table:table-cell table:formula="of:=POWER([.C850]-6.75;2)" office:value-type="float" office:value="0.0477973340849785" calcext:value-type="float">
            <text:p>0.047797334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87493" calcext:value-type="float">
            <text:p>6.787493</text:p>
          </table:table-cell>
          <table:table-cell office:value-type="float" office:value="6.5288694043" calcext:value-type="float">
            <text:p>6.5288694043</text:p>
          </table:table-cell>
          <table:table-cell table:formula="of:=POWER([.C851]-6.75;2)" office:value-type="float" office:value="0.0488987403546369" calcext:value-type="float">
            <text:p>0.0488987404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72306" calcext:value-type="float">
            <text:p>6.772306</text:p>
          </table:table-cell>
          <table:table-cell office:value-type="float" office:value="6.5263464823" calcext:value-type="float">
            <text:p>6.5263464823</text:p>
          </table:table-cell>
          <table:table-cell table:formula="of:=POWER([.C852]-6.75;2)" office:value-type="float" office:value="0.0500208959795842" calcext:value-type="float">
            <text:p>0.05002089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55394" calcext:value-type="float">
            <text:p>6.755394</text:p>
          </table:table-cell>
          <table:table-cell office:value-type="float" office:value="6.5238090355" calcext:value-type="float">
            <text:p>6.5238090355</text:p>
          </table:table-cell>
          <table:table-cell table:formula="of:=POWER([.C853]-6.75;2)" office:value-type="float" office:value="0.0511623524214402" calcext:value-type="float">
            <text:p>0.0511623524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37361" calcext:value-type="float">
            <text:p>6.737361</text:p>
          </table:table-cell>
          <table:table-cell office:value-type="float" office:value="6.5212592624" calcext:value-type="float">
            <text:p>6.5212592624</text:p>
          </table:table-cell>
          <table:table-cell table:formula="of:=POWER([.C854]-6.75;2)" office:value-type="float" office:value="0.052322325037792" calcext:value-type="float">
            <text:p>0.052322325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18872" calcext:value-type="float">
            <text:p>6.718872</text:p>
          </table:table-cell>
          <table:table-cell office:value-type="float" office:value="6.5187007021" calcext:value-type="float">
            <text:p>6.5187007021</text:p>
          </table:table-cell>
          <table:table-cell table:formula="of:=POWER([.C855]-6.75;2)" office:value-type="float" office:value="0.0534993652090328" calcext:value-type="float">
            <text:p>0.053499365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00547" calcext:value-type="float">
            <text:p>6.700547</text:p>
          </table:table-cell>
          <table:table-cell office:value-type="float" office:value="6.5161414468" calcext:value-type="float">
            <text:p>6.5161414468</text:p>
          </table:table-cell>
          <table:table-cell table:formula="of:=POWER([.C856]-6.75;2)" office:value-type="float" office:value="0.0546898229047973" calcext:value-type="float">
            <text:p>0.0546898229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82888" calcext:value-type="float">
            <text:p>6.682888</text:p>
          </table:table-cell>
          <table:table-cell office:value-type="float" office:value="6.5135960426" calcext:value-type="float">
            <text:p>6.5135960426</text:p>
          </table:table-cell>
          <table:table-cell table:formula="of:=POWER([.C857]-6.75;2)" office:value-type="float" office:value="0.0558868310743812" calcext:value-type="float">
            <text:p>0.055886831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66261" calcext:value-type="float">
            <text:p>6.666261</text:p>
          </table:table-cell>
          <table:table-cell office:value-type="float" office:value="6.5110849504" calcext:value-type="float">
            <text:p>6.5110849504</text:p>
          </table:table-cell>
          <table:table-cell table:formula="of:=POWER([.C858]-6.75;2)" office:value-type="float" office:value="0.0570804009253705" calcext:value-type="float">
            <text:p>0.057080400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650893" calcext:value-type="float">
            <text:p>6.650893</text:p>
          </table:table-cell>
          <table:table-cell office:value-type="float" office:value="6.5086309787" calcext:value-type="float">
            <text:p>6.5086309787</text:p>
          </table:table-cell>
          <table:table-cell table:formula="of:=POWER([.C859]-6.75;2)" office:value-type="float" office:value="0.0582590044433197" calcext:value-type="float">
            <text:p>0.0582590044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36875" calcext:value-type="float">
            <text:p>6.636875</text:p>
          </table:table-cell>
          <table:table-cell office:value-type="float" office:value="6.5062534681" calcext:value-type="float">
            <text:p>6.5062534681</text:p>
          </table:table-cell>
          <table:table-cell table:formula="of:=POWER([.C860]-6.75;2)" office:value-type="float" office:value="0.0594123718132779" calcext:value-type="float">
            <text:p>0.0594123718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24134" calcext:value-type="float">
            <text:p>6.624134</text:p>
          </table:table-cell>
          <table:table-cell office:value-type="float" office:value="6.503961773" calcext:value-type="float">
            <text:p>6.503961773</text:p>
          </table:table-cell>
          <table:table-cell table:formula="of:=POWER([.C861]-6.75;2)" office:value-type="float" office:value="0.0605348091453034" calcext:value-type="float">
            <text:p>0.060534809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12396" calcext:value-type="float">
            <text:p>6.612396</text:p>
          </table:table-cell>
          <table:table-cell office:value-type="float" office:value="6.5017501064" calcext:value-type="float">
            <text:p>6.5017501064</text:p>
          </table:table-cell>
          <table:table-cell table:formula="of:=POWER([.C862]-6.75;2)" office:value-type="float" office:value="0.0616280096724112" calcext:value-type="float">
            <text:p>0.0616280097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01154" calcext:value-type="float">
            <text:p>6.601154</text:p>
          </table:table-cell>
          <table:table-cell office:value-type="float" office:value="6.4995954965" calcext:value-type="float">
            <text:p>6.4995954965</text:p>
          </table:table-cell>
          <table:table-cell table:formula="of:=POWER([.C863]-6.75;2)" office:value-type="float" office:value="0.0627024153730817" calcext:value-type="float">
            <text:p>0.062702415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89703" calcext:value-type="float">
            <text:p>6.589703</text:p>
          </table:table-cell>
          <table:table-cell office:value-type="float" office:value="6.4974598936" calcext:value-type="float">
            <text:p>6.4974598936</text:p>
          </table:table-cell>
          <table:table-cell table:formula="of:=POWER([.C864]-6.75;2)" office:value-type="float" office:value="0.0637765053405232" calcext:value-type="float">
            <text:p>0.063776505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57724" calcext:value-type="float">
            <text:p>6.57724</text:p>
          </table:table-cell>
          <table:table-cell office:value-type="float" office:value="6.4952960851" calcext:value-type="float">
            <text:p>6.4952960851</text:p>
          </table:table-cell>
          <table:table-cell table:formula="of:=POWER([.C865]-6.75;2)" office:value-type="float" office:value="0.0648740842653866" calcext:value-type="float">
            <text:p>0.0648740843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563043" calcext:value-type="float">
            <text:p>6.563043</text:p>
          </table:table-cell>
          <table:table-cell office:value-type="float" office:value="6.4930565816" calcext:value-type="float">
            <text:p>6.4930565816</text:p>
          </table:table-cell>
          <table:table-cell table:formula="of:=POWER([.C866]-6.75;2)" office:value-type="float" office:value="0.0660199202590773" calcext:value-type="float">
            <text:p>0.0660199203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4667" calcext:value-type="float">
            <text:p>6.54667</text:p>
          </table:table-cell>
          <table:table-cell office:value-type="float" office:value="6.490703844" calcext:value-type="float">
            <text:p>6.490703844</text:p>
          </table:table-cell>
          <table:table-cell table:formula="of:=POWER([.C867]-6.75;2)" office:value-type="float" office:value="0.0672344965163761" calcext:value-type="float">
            <text:p>0.06723449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528108" calcext:value-type="float">
            <text:p>6.528108</text:p>
          </table:table-cell>
          <table:table-cell office:value-type="float" office:value="6.4882203688" calcext:value-type="float">
            <text:p>6.4882203688</text:p>
          </table:table-cell>
          <table:table-cell table:formula="of:=POWER([.C868]-6.75;2)" office:value-type="float" office:value="0.0685285753112078" calcext:value-type="float">
            <text:p>0.0685285753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507818" calcext:value-type="float">
            <text:p>6.507818</text:p>
          </table:table-cell>
          <table:table-cell office:value-type="float" office:value="6.4856174326" calcext:value-type="float">
            <text:p>6.4856174326</text:p>
          </table:table-cell>
          <table:table-cell table:formula="of:=POWER([.C869]-6.75;2)" office:value-type="float" office:value="0.0698981419450157" calcext:value-type="float">
            <text:p>0.069898141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486643" calcext:value-type="float">
            <text:p>6.486643</text:p>
          </table:table-cell>
          <table:table-cell office:value-type="float" office:value="6.4829413475" calcext:value-type="float">
            <text:p>6.4829413475</text:p>
          </table:table-cell>
          <table:table-cell table:formula="of:=POWER([.C870]-6.75;2)" office:value-type="float" office:value="0.0713203238751159" calcext:value-type="float">
            <text:p>0.0713203239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465613" calcext:value-type="float">
            <text:p>6.465613</text:p>
          </table:table-cell>
          <table:table-cell office:value-type="float" office:value="6.4802766738" calcext:value-type="float">
            <text:p>6.4802766738</text:p>
          </table:table-cell>
          <table:table-cell table:formula="of:=POWER([.C871]-6.75;2)" office:value-type="float" office:value="0.0727506726963918" calcext:value-type="float">
            <text:p>0.072750672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445705" calcext:value-type="float">
            <text:p>6.445705</text:p>
          </table:table-cell>
          <table:table-cell office:value-type="float" office:value="6.477746922" calcext:value-type="float">
            <text:p>6.477746922</text:p>
          </table:table-cell>
          <table:table-cell table:formula="of:=POWER([.C872]-6.75;2)" office:value-type="float" office:value="0.0741217384804743" calcext:value-type="float">
            <text:p>0.0741217385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42764" calcext:value-type="float">
            <text:p>6.42764</text:p>
          </table:table-cell>
          <table:table-cell office:value-type="float" office:value="6.4755183121" calcext:value-type="float">
            <text:p>6.4755183121</text:p>
          </table:table-cell>
          <table:table-cell table:formula="of:=POWER([.C873]-6.75;2)" office:value-type="float" office:value="0.0753401969924329" calcext:value-type="float">
            <text:p>0.07534019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411785" calcext:value-type="float">
            <text:p>6.411785</text:p>
          </table:table-cell>
          <table:table-cell office:value-type="float" office:value="6.4738409858" calcext:value-type="float">
            <text:p>6.4738409858</text:p>
          </table:table-cell>
          <table:table-cell table:formula="of:=POWER([.C874]-6.75;2)" office:value-type="float" office:value="0.0762638011239159" calcext:value-type="float">
            <text:p>0.0762638011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39817" calcext:value-type="float">
            <text:p>6.39817</text:p>
          </table:table-cell>
          <table:table-cell office:value-type="float" office:value="6.4735770638" calcext:value-type="float">
            <text:p>6.4735770638</text:p>
          </table:table-cell>
          <table:table-cell table:formula="of:=POWER([.C875]-6.75;2)" office:value-type="float" office:value="0.0764096396574295" calcext:value-type="float">
            <text:p>0.076409639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386589" calcext:value-type="float">
            <text:p>6.386589</text:p>
          </table:table-cell>
          <table:table-cell office:value-type="float" office:value="6.4702871915" calcext:value-type="float">
            <text:p>6.4702871915</text:p>
          </table:table-cell>
          <table:table-cell table:formula="of:=POWER([.C876]-6.75;2)" office:value-type="float" office:value="0.0782392552389578" calcext:value-type="float">
            <text:p>0.0782392552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376717" calcext:value-type="float">
            <text:p>6.376717</text:p>
          </table:table-cell>
          <table:table-cell office:value-type="float" office:value="6.4690096879" calcext:value-type="float">
            <text:p>6.4690096879</text:p>
          </table:table-cell>
          <table:table-cell table:formula="of:=POWER([.C877]-6.75;2)" office:value-type="float" office:value="0.0789555554940555" calcext:value-type="float">
            <text:p>0.0789555555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368176" calcext:value-type="float">
            <text:p>6.368176</text:p>
          </table:table-cell>
          <table:table-cell office:value-type="float" office:value="6.4685326738" calcext:value-type="float">
            <text:p>6.4685326738</text:p>
          </table:table-cell>
          <table:table-cell table:formula="of:=POWER([.C878]-6.75;2)" office:value-type="float" office:value="0.079223855718177" calcext:value-type="float">
            <text:p>0.0792238557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360527" calcext:value-type="float">
            <text:p>6.360527</text:p>
          </table:table-cell>
          <table:table-cell office:value-type="float" office:value="6.4686257447" calcext:value-type="float">
            <text:p>6.4686257447</text:p>
          </table:table-cell>
          <table:table-cell table:formula="of:=POWER([.C879]-6.75;2)" office:value-type="float" office:value="0.0791714715456297" calcext:value-type="float">
            <text:p>0.079171471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353201" calcext:value-type="float">
            <text:p>6.353201</text:p>
          </table:table-cell>
          <table:table-cell office:value-type="float" office:value="6.4691067518" calcext:value-type="float">
            <text:p>6.4691067518</text:p>
          </table:table-cell>
          <table:table-cell table:formula="of:=POWER([.C880]-6.75;2)" office:value-type="float" office:value="0.0789010168843468" calcext:value-type="float">
            <text:p>0.078901016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345422" calcext:value-type="float">
            <text:p>6.345422</text:p>
          </table:table-cell>
          <table:table-cell office:value-type="float" office:value="6.4697847305" calcext:value-type="float">
            <text:p>6.4697847305</text:p>
          </table:table-cell>
          <table:table-cell table:formula="of:=POWER([.C881]-6.75;2)" office:value-type="float" office:value="0.0785205972609577" calcext:value-type="float">
            <text:p>0.0785205973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336206" calcext:value-type="float">
            <text:p>6.336206</text:p>
          </table:table-cell>
          <table:table-cell office:value-type="float" office:value="6.4704667305" calcext:value-type="float">
            <text:p>6.4704667305</text:p>
          </table:table-cell>
          <table:table-cell table:formula="of:=POWER([.C882]-6.75;2)" office:value-type="float" office:value="0.0781388487573596" calcext:value-type="float">
            <text:p>0.0781388488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324462" calcext:value-type="float">
            <text:p>6.324462</text:p>
          </table:table-cell>
          <table:table-cell office:value-type="float" office:value="6.4709794184" calcext:value-type="float">
            <text:p>6.4709794184</text:p>
          </table:table-cell>
          <table:table-cell table:formula="of:=POWER([.C883]-6.75;2)" office:value-type="float" office:value="0.0778524849564024" calcext:value-type="float">
            <text:p>0.077852485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309213" calcext:value-type="float">
            <text:p>6.309213</text:p>
          </table:table-cell>
          <table:table-cell office:value-type="float" office:value="6.4711938794" calcext:value-type="float">
            <text:p>6.4711938794</text:p>
          </table:table-cell>
          <table:table-cell table:formula="of:=POWER([.C884]-6.75;2)" office:value-type="float" office:value="0.0777328528840216" calcext:value-type="float">
            <text:p>0.0777328529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289859" calcext:value-type="float">
            <text:p>6.289859</text:p>
          </table:table-cell>
          <table:table-cell office:value-type="float" office:value="6.4710471348" calcext:value-type="float">
            <text:p>6.4710471348</text:p>
          </table:table-cell>
          <table:table-cell table:formula="of:=POWER([.C885]-6.75;2)" office:value-type="float" office:value="0.0778147010032893" calcext:value-type="float">
            <text:p>0.07781470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266392" calcext:value-type="float">
            <text:p>6.266392</text:p>
          </table:table-cell>
          <table:table-cell office:value-type="float" office:value="6.4705550496" calcext:value-type="float">
            <text:p>6.4705550496</text:p>
          </table:table-cell>
          <table:table-cell table:formula="of:=POWER([.C886]-6.75;2)" office:value-type="float" office:value="0.0780894803040586" calcext:value-type="float">
            <text:p>0.078089480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239446" calcext:value-type="float">
            <text:p>6.239446</text:p>
          </table:table-cell>
          <table:table-cell office:value-type="float" office:value="6.4698123191" calcext:value-type="float">
            <text:p>6.4698123191</text:p>
          </table:table-cell>
          <table:table-cell table:formula="of:=POWER([.C887]-6.75;2)" office:value-type="float" office:value="0.0785051365281203" calcext:value-type="float">
            <text:p>0.0785051365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210113" calcext:value-type="float">
            <text:p>6.210113</text:p>
          </table:table-cell>
          <table:table-cell office:value-type="float" office:value="6.4689778369" calcext:value-type="float">
            <text:p>6.4689778369</text:p>
          </table:table-cell>
          <table:table-cell table:formula="of:=POWER([.C888]-6.75;2)" office:value-type="float" office:value="0.0789734561534032" calcext:value-type="float">
            <text:p>0.0789734562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179509" calcext:value-type="float">
            <text:p>6.179509</text:p>
          </table:table-cell>
          <table:table-cell office:value-type="float" office:value="6.4682474113" calcext:value-type="float">
            <text:p>6.4682474113</text:p>
          </table:table-cell>
          <table:table-cell table:formula="of:=POWER([.C889]-6.75;2)" office:value-type="float" office:value="0.0793845212391513" calcext:value-type="float">
            <text:p>0.0793845212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148169" calcext:value-type="float">
            <text:p>6.148169</text:p>
          </table:table-cell>
          <table:table-cell office:value-type="float" office:value="6.4678204397" calcext:value-type="float">
            <text:p>6.4678204397</text:p>
          </table:table-cell>
          <table:table-cell table:formula="of:=POWER([.C890]-6.75;2)" office:value-type="float" office:value="0.0796253042511015" calcext:value-type="float">
            <text:p>0.079625304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115404" calcext:value-type="float">
            <text:p>6.115404</text:p>
          </table:table-cell>
          <table:table-cell office:value-type="float" office:value="6.4678700071" calcext:value-type="float">
            <text:p>6.4678700071</text:p>
          </table:table-cell>
          <table:table-cell table:formula="of:=POWER([.C891]-6.75;2)" office:value-type="float" office:value="0.079597332893754" calcext:value-type="float">
            <text:p>0.0795973329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0787" calcext:value-type="float">
            <text:p>6.0787</text:p>
          </table:table-cell>
          <table:table-cell office:value-type="float" office:value="6.4685252695" calcext:value-type="float">
            <text:p>6.4685252695</text:p>
          </table:table-cell>
          <table:table-cell table:formula="of:=POWER([.C892]-6.75;2)" office:value-type="float" office:value="0.0792280239100478" calcext:value-type="float">
            <text:p>0.0792280239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033057" calcext:value-type="float">
            <text:p>6.033057</text:p>
          </table:table-cell>
          <table:table-cell office:value-type="float" office:value="6.4698715532" calcext:value-type="float">
            <text:p>6.4698715532</text:p>
          </table:table-cell>
          <table:table-cell table:formula="of:=POWER([.C893]-6.75;2)" office:value-type="float" office:value="0.0784719467065804" calcext:value-type="float">
            <text:p>0.0784719467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.969545" calcext:value-type="float">
            <text:p>5.969545</text:p>
          </table:table-cell>
          <table:table-cell office:value-type="float" office:value="6.4719695532" calcext:value-type="float">
            <text:p>6.4719695532</text:p>
          </table:table-cell>
          <table:table-cell table:formula="of:=POWER([.C894]-6.75;2)" office:value-type="float" office:value="0.0773009293478076" calcext:value-type="float">
            <text:p>0.0773009293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.870373" calcext:value-type="float">
            <text:p>5.870373</text:p>
          </table:table-cell>
          <table:table-cell office:value-type="float" office:value="6.4748960496" calcext:value-type="float">
            <text:p>6.4748960496</text:p>
          </table:table-cell>
          <table:table-cell table:formula="of:=POWER([.C895]-6.75;2)" office:value-type="float" office:value="0.0756821835256857" calcext:value-type="float">
            <text:p>0.075682183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687736" calcext:value-type="float">
            <text:p>5.687736</text:p>
          </table:table-cell>
          <table:table-cell office:value-type="float" office:value="6.4788256809" calcext:value-type="float">
            <text:p>6.4788256809</text:p>
          </table:table-cell>
          <table:table-cell table:formula="of:=POWER([.C896]-6.75;2)" office:value-type="float" office:value="0.0735355113393486" calcext:value-type="float">
            <text:p>0.0735355113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.200863" calcext:value-type="float">
            <text:p>5.200863</text:p>
          </table:table-cell>
          <table:table-cell office:value-type="float" office:value="6.4842634397" calcext:value-type="float">
            <text:p>6.4842634397</text:p>
          </table:table-cell>
          <table:table-cell table:formula="of:=POWER([.C897]-6.75;2)" office:value-type="float" office:value="0.0706159194800754" calcext:value-type="float">
            <text:p>0.0706159195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.200863" calcext:value-type="float">
            <text:p>5.200863</text:p>
          </table:table-cell>
          <table:table-cell office:value-type="float" office:value="6.4932876028" calcext:value-type="float">
            <text:p>6.4932876028</text:p>
          </table:table-cell>
          <table:table-cell table:formula="of:=POWER([.C898]-6.75;2)" office:value-type="float" office:value="0.0659012548761707" calcext:value-type="float">
            <text:p>0.0659012549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31745" calcext:value-type="float">
            <text:p>7.31745</text:p>
          </table:table-cell>
          <table:table-cell office:value-type="float" office:value="6.5023837305" calcext:value-type="float">
            <text:p>6.5023837305</text:p>
          </table:table-cell>
          <table:table-cell table:formula="of:=POWER([.C899]-6.75;2)" office:value-type="float" office:value="0.0613138169210966" calcext:value-type="float">
            <text:p>0.0613138169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73612" calcext:value-type="float">
            <text:p>6.673612</text:p>
          </table:table-cell>
          <table:table-cell office:value-type="float" office:value="6.4965013546" calcext:value-type="float">
            <text:p>6.4965013546</text:p>
          </table:table-cell>
          <table:table-cell table:formula="of:=POWER([.C900]-6.75;2)" office:value-type="float" office:value="0.0642615632196348" calcext:value-type="float">
            <text:p>0.0642615632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472597" calcext:value-type="float">
            <text:p>6.472597</text:p>
          </table:table-cell>
          <table:table-cell office:value-type="float" office:value="6.4951999858" calcext:value-type="float">
            <text:p>6.4951999858</text:p>
          </table:table-cell>
          <table:table-cell table:formula="of:=POWER([.C901]-6.75;2)" office:value-type="float" office:value="0.0649230472363201" calcext:value-type="float">
            <text:p>0.0649230472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378497" calcext:value-type="float">
            <text:p>6.378497</text:p>
          </table:table-cell>
          <table:table-cell office:value-type="float" office:value="6.4953379433" calcext:value-type="float">
            <text:p>6.4953379433</text:p>
          </table:table-cell>
          <table:table-cell table:formula="of:=POWER([.C902]-6.75;2)" office:value-type="float" office:value="0.064852763122674" calcext:value-type="float">
            <text:p>0.064852763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329091" calcext:value-type="float">
            <text:p>6.329091</text:p>
          </table:table-cell>
          <table:table-cell office:value-type="float" office:value="6.4961671206" calcext:value-type="float">
            <text:p>6.4961671206</text:p>
          </table:table-cell>
          <table:table-cell table:formula="of:=POWER([.C903]-6.75;2)" office:value-type="float" office:value="0.0644311306644949" calcext:value-type="float">
            <text:p>0.0644311307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30222" calcext:value-type="float">
            <text:p>6.30222</text:p>
          </table:table-cell>
          <table:table-cell office:value-type="float" office:value="6.4973867943" calcext:value-type="float">
            <text:p>6.4973867943</text:p>
          </table:table-cell>
          <table:table-cell table:formula="of:=POWER([.C904]-6.75;2)" office:value-type="float" office:value="0.0638134316940307" calcext:value-type="float">
            <text:p>0.0638134317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286628" calcext:value-type="float">
            <text:p>6.286628</text:p>
          </table:table-cell>
          <table:table-cell office:value-type="float" office:value="6.4988557305" calcext:value-type="float">
            <text:p>6.4988557305</text:p>
          </table:table-cell>
          <table:table-cell table:formula="of:=POWER([.C905]-6.75;2)" office:value-type="float" office:value="0.0630734441026887" calcext:value-type="float">
            <text:p>0.063073444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275703" calcext:value-type="float">
            <text:p>6.275703</text:p>
          </table:table-cell>
          <table:table-cell office:value-type="float" office:value="6.5005127943" calcext:value-type="float">
            <text:p>6.5005127943</text:p>
          </table:table-cell>
          <table:table-cell table:formula="of:=POWER([.C906]-6.75;2)" office:value-type="float" office:value="0.0622438658079939" calcext:value-type="float">
            <text:p>0.0622438658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265853" calcext:value-type="float">
            <text:p>6.265853</text:p>
          </table:table-cell>
          <table:table-cell office:value-type="float" office:value="6.5023431915" calcext:value-type="float">
            <text:p>6.5023431915</text:p>
          </table:table-cell>
          <table:table-cell table:formula="of:=POWER([.C907]-6.75;2)" office:value-type="float" office:value="0.0613338947964059" calcext:value-type="float">
            <text:p>0.0613338948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25586" calcext:value-type="float">
            <text:p>6.25586</text:p>
          </table:table-cell>
          <table:table-cell office:value-type="float" office:value="6.504356844" calcext:value-type="float">
            <text:p>6.504356844</text:p>
          </table:table-cell>
          <table:table-cell table:formula="of:=POWER([.C908]-6.75;2)" office:value-type="float" office:value="0.0603405600896403" calcext:value-type="float">
            <text:p>0.060340560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246289" calcext:value-type="float">
            <text:p>6.246289</text:p>
          </table:table-cell>
          <table:table-cell office:value-type="float" office:value="6.5065713121" calcext:value-type="float">
            <text:p>6.5065713121</text:p>
          </table:table-cell>
          <table:table-cell table:formula="of:=POWER([.C909]-6.75;2)" office:value-type="float" office:value="0.0592575260927155" calcext:value-type="float">
            <text:p>0.059257526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238781" calcext:value-type="float">
            <text:p>6.238781</text:p>
          </table:table-cell>
          <table:table-cell office:value-type="float" office:value="6.5089984823" calcext:value-type="float">
            <text:p>6.5089984823</text:p>
          </table:table-cell>
          <table:table-cell table:formula="of:=POWER([.C910]-6.75;2)" office:value-type="float" office:value="0.0580817315337034" calcext:value-type="float">
            <text:p>0.0580817315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235301" calcext:value-type="float">
            <text:p>6.235301</text:p>
          </table:table-cell>
          <table:table-cell office:value-type="float" office:value="6.5116356879" calcext:value-type="float">
            <text:p>6.5116356879</text:p>
          </table:table-cell>
          <table:table-cell table:formula="of:=POWER([.C911]-6.75;2)" office:value-type="float" office:value="0.0568175452829061" calcext:value-type="float">
            <text:p>0.0568175453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237517" calcext:value-type="float">
            <text:p>6.237517</text:p>
          </table:table-cell>
          <table:table-cell office:value-type="float" office:value="6.5144618156" calcext:value-type="float">
            <text:p>6.5144618156</text:p>
          </table:table-cell>
          <table:table-cell table:formula="of:=POWER([.C912]-6.75;2)" office:value-type="float" office:value="0.0554782363104485" calcext:value-type="float">
            <text:p>0.0554782363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246397" calcext:value-type="float">
            <text:p>6.246397</text:p>
          </table:table-cell>
          <table:table-cell office:value-type="float" office:value="6.5174378156" calcext:value-type="float">
            <text:p>6.5174378156</text:p>
          </table:table-cell>
          <table:table-cell table:formula="of:=POWER([.C913]-6.75;2)" office:value-type="float" office:value="0.0540851696128996" calcext:value-type="float">
            <text:p>0.0540851696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262047" calcext:value-type="float">
            <text:p>6.262047</text:p>
          </table:table-cell>
          <table:table-cell office:value-type="float" office:value="6.5205105745" calcext:value-type="float">
            <text:p>6.5205105745</text:p>
          </table:table-cell>
          <table:table-cell table:formula="of:=POWER([.C914]-6.75;2)" office:value-type="float" office:value="0.0526653964163199" calcext:value-type="float">
            <text:p>0.0526653964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283755" calcext:value-type="float">
            <text:p>6.283755</text:p>
          </table:table-cell>
          <table:table-cell office:value-type="float" office:value="6.5236187801" calcext:value-type="float">
            <text:p>6.5236187801</text:p>
          </table:table-cell>
          <table:table-cell table:formula="of:=POWER([.C915]-6.75;2)" office:value-type="float" office:value="0.0512484567234123" calcext:value-type="float">
            <text:p>0.051248456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310135" calcext:value-type="float">
            <text:p>6.310135</text:p>
          </table:table-cell>
          <table:table-cell office:value-type="float" office:value="6.5266996738" calcext:value-type="float">
            <text:p>6.5266996738</text:p>
          </table:table-cell>
          <table:table-cell table:formula="of:=POWER([.C916]-6.75;2)" office:value-type="float" office:value="0.0498630356810266" calcext:value-type="float">
            <text:p>0.049863035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339343" calcext:value-type="float">
            <text:p>6.339343</text:p>
          </table:table-cell>
          <table:table-cell office:value-type="float" office:value="6.5296959291" calcext:value-type="float">
            <text:p>6.5296959291</text:p>
          </table:table-cell>
          <table:table-cell table:formula="of:=POWER([.C917]-6.75;2)" office:value-type="float" office:value="0.0485338836551123" calcext:value-type="float">
            <text:p>0.0485338837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369327" calcext:value-type="float">
            <text:p>6.369327</text:p>
          </table:table-cell>
          <table:table-cell office:value-type="float" office:value="6.5325619787" calcext:value-type="float">
            <text:p>6.5325619787</text:p>
          </table:table-cell>
          <table:table-cell table:formula="of:=POWER([.C918]-6.75;2)" office:value-type="float" office:value="0.0472792931068591" calcext:value-type="float">
            <text:p>0.0472792931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398107" calcext:value-type="float">
            <text:p>6.398107</text:p>
          </table:table-cell>
          <table:table-cell office:value-type="float" office:value="6.5352691277" calcext:value-type="float">
            <text:p>6.5352691277</text:p>
          </table:table-cell>
          <table:table-cell table:formula="of:=POWER([.C919]-6.75;2)" office:value-type="float" office:value="0.0461093475187188" calcext:value-type="float">
            <text:p>0.0461093475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424079" calcext:value-type="float">
            <text:p>6.424079</text:p>
          </table:table-cell>
          <table:table-cell office:value-type="float" office:value="6.5378086028" calcext:value-type="float">
            <text:p>6.5378086028</text:p>
          </table:table-cell>
          <table:table-cell table:formula="of:=POWER([.C920]-6.75;2)" office:value-type="float" office:value="0.0450251890456881" calcext:value-type="float">
            <text:p>0.04502518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446279" calcext:value-type="float">
            <text:p>6.446279</text:p>
          </table:table-cell>
          <table:table-cell office:value-type="float" office:value="6.5401917447" calcext:value-type="float">
            <text:p>6.5401917447</text:p>
          </table:table-cell>
          <table:table-cell table:formula="of:=POWER([.C921]-6.75;2)" office:value-type="float" office:value="0.0440195039920302" calcext:value-type="float">
            <text:p>0.04401950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464554" calcext:value-type="float">
            <text:p>6.464554</text:p>
          </table:table-cell>
          <table:table-cell office:value-type="float" office:value="6.5424470567" calcext:value-type="float">
            <text:p>6.5424470567</text:p>
          </table:table-cell>
          <table:table-cell table:formula="of:=POWER([.C922]-6.75;2)" office:value-type="float" office:value="0.0430782242724929" calcext:value-type="float">
            <text:p>0.0430782243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479556" calcext:value-type="float">
            <text:p>6.479556</text:p>
          </table:table-cell>
          <table:table-cell office:value-type="float" office:value="6.5446143759" calcext:value-type="float">
            <text:p>6.5446143759</text:p>
          </table:table-cell>
          <table:table-cell table:formula="of:=POWER([.C923]-6.75;2)" office:value-type="float" office:value="0.0421832545869464" calcext:value-type="float">
            <text:p>0.0421832546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492551" calcext:value-type="float">
            <text:p>6.492551</text:p>
          </table:table-cell>
          <table:table-cell office:value-type="float" office:value="6.5467372411" calcext:value-type="float">
            <text:p>6.5467372411</text:p>
          </table:table-cell>
          <table:table-cell table:formula="of:=POWER([.C924]-6.75;2)" office:value-type="float" office:value="0.0413157491556396" calcext:value-type="float">
            <text:p>0.0413157492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05063" calcext:value-type="float">
            <text:p>6.505063</text:p>
          </table:table-cell>
          <table:table-cell office:value-type="float" office:value="6.5488550142" calcext:value-type="float">
            <text:p>6.5488550142</text:p>
          </table:table-cell>
          <table:table-cell table:formula="of:=POWER([.C925]-6.75;2)" office:value-type="float" office:value="0.0404593053124822" calcext:value-type="float">
            <text:p>0.0404593053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18456" calcext:value-type="float">
            <text:p>6.518456</text:p>
          </table:table-cell>
          <table:table-cell office:value-type="float" office:value="6.5509964681" calcext:value-type="float">
            <text:p>6.5509964681</text:p>
          </table:table-cell>
          <table:table-cell table:formula="of:=POWER([.C926]-6.75;2)" office:value-type="float" office:value="0.0396024057086743" calcext:value-type="float">
            <text:p>0.0396024057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533576" calcext:value-type="float">
            <text:p>6.533576</text:p>
          </table:table-cell>
          <table:table-cell office:value-type="float" office:value="6.5531760142" calcext:value-type="float">
            <text:p>6.5531760142</text:p>
          </table:table-cell>
          <table:table-cell table:formula="of:=POWER([.C927]-6.75;2)" office:value-type="float" office:value="0.0387396813861986" calcext:value-type="float">
            <text:p>0.0387396814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50562" calcext:value-type="float">
            <text:p>6.550562</text:p>
          </table:table-cell>
          <table:table-cell office:value-type="float" office:value="6.5553930922" calcext:value-type="float">
            <text:p>6.5553930922</text:p>
          </table:table-cell>
          <table:table-cell table:formula="of:=POWER([.C928]-6.75;2)" office:value-type="float" office:value="0.0378718485634777" calcext:value-type="float">
            <text:p>0.0378718486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68875" calcext:value-type="float">
            <text:p>6.568875</text:p>
          </table:table-cell>
          <table:table-cell office:value-type="float" office:value="6.5576342979" calcext:value-type="float">
            <text:p>6.5576342979</text:p>
          </table:table-cell>
          <table:table-cell table:formula="of:=POWER([.C929]-6.75;2)" office:value-type="float" office:value="0.037004563344426" calcext:value-type="float">
            <text:p>0.037004563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587536" calcext:value-type="float">
            <text:p>6.587536</text:p>
          </table:table-cell>
          <table:table-cell office:value-type="float" office:value="6.5598772199" calcext:value-type="float">
            <text:p>6.5598772199</text:p>
          </table:table-cell>
          <table:table-cell table:formula="of:=POWER([.C930]-6.75;2)" office:value-type="float" office:value="0.0361466715129531" calcext:value-type="float">
            <text:p>0.036146671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05459" calcext:value-type="float">
            <text:p>6.605459</text:p>
          </table:table-cell>
          <table:table-cell office:value-type="float" office:value="6.5620946879" calcext:value-type="float">
            <text:p>6.5620946879</text:p>
          </table:table-cell>
          <table:table-cell table:formula="of:=POWER([.C931]-6.75;2)" office:value-type="float" office:value="0.0353084063153983" calcext:value-type="float">
            <text:p>0.0353084063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621791" calcext:value-type="float">
            <text:p>6.621791</text:p>
          </table:table-cell>
          <table:table-cell office:value-type="float" office:value="6.5642584468" calcext:value-type="float">
            <text:p>6.5642584468</text:p>
          </table:table-cell>
          <table:table-cell table:formula="of:=POWER([.C932]-6.75;2)" office:value-type="float" office:value="0.0344999245851483" calcext:value-type="float">
            <text:p>0.0344999246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63614" calcext:value-type="float">
            <text:p>6.63614</text:p>
          </table:table-cell>
          <table:table-cell office:value-type="float" office:value="6.5663416809" calcext:value-type="float">
            <text:p>6.5663416809</text:p>
          </table:table-cell>
          <table:table-cell table:formula="of:=POWER([.C933]-6.75;2)" office:value-type="float" office:value="0.0337303781746375" calcext:value-type="float">
            <text:p>0.0337303782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64864" calcext:value-type="float">
            <text:p>6.64864</text:p>
          </table:table-cell>
          <table:table-cell office:value-type="float" office:value="6.5683204752" calcext:value-type="float">
            <text:p>6.5683204752</text:p>
          </table:table-cell>
          <table:table-cell table:formula="of:=POWER([.C934]-6.75;2)" office:value-type="float" office:value="0.0330074497315537" calcext:value-type="float">
            <text:p>0.0330074497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59856" calcext:value-type="float">
            <text:p>6.659856</text:p>
          </table:table-cell>
          <table:table-cell office:value-type="float" office:value="6.5701745461" calcext:value-type="float">
            <text:p>6.5701745461</text:p>
          </table:table-cell>
          <table:table-cell table:formula="of:=POWER([.C935]-6.75;2)" office:value-type="float" office:value="0.0323371938703408" calcext:value-type="float">
            <text:p>0.032337193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70582" calcext:value-type="float">
            <text:p>6.670582</text:p>
          </table:table-cell>
          <table:table-cell office:value-type="float" office:value="6.5718877447" calcext:value-type="float">
            <text:p>6.5718877447</text:p>
          </table:table-cell>
          <table:table-cell table:formula="of:=POWER([.C936]-6.75;2)" office:value-type="float" office:value="0.0317239754880525" calcext:value-type="float">
            <text:p>0.0317239755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81589" calcext:value-type="float">
            <text:p>6.681589</text:p>
          </table:table-cell>
          <table:table-cell office:value-type="float" office:value="6.5734484397" calcext:value-type="float">
            <text:p>6.5734484397</text:p>
          </table:table-cell>
          <table:table-cell table:formula="of:=POWER([.C937]-6.75;2)" office:value-type="float" office:value="0.0311704534443646" calcext:value-type="float">
            <text:p>0.0311704534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93411" calcext:value-type="float">
            <text:p>6.693411</text:p>
          </table:table-cell>
          <table:table-cell office:value-type="float" office:value="6.5748499362" calcext:value-type="float">
            <text:p>6.5748499362</text:p>
          </table:table-cell>
          <table:table-cell table:formula="of:=POWER([.C938]-6.75;2)" office:value-type="float" office:value="0.0306775448491442" calcext:value-type="float">
            <text:p>0.030677544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06212" calcext:value-type="float">
            <text:p>6.706212</text:p>
          </table:table-cell>
          <table:table-cell office:value-type="float" office:value="6.5760904965" calcext:value-type="float">
            <text:p>6.5760904965</text:p>
          </table:table-cell>
          <table:table-cell table:formula="of:=POWER([.C939]-6.75;2)" office:value-type="float" office:value="0.0302445154076165" calcext:value-type="float">
            <text:p>0.0302445154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19761" calcext:value-type="float">
            <text:p>6.719761</text:p>
          </table:table-cell>
          <table:table-cell office:value-type="float" office:value="6.5771728085" calcext:value-type="float">
            <text:p>6.5771728085</text:p>
          </table:table-cell>
          <table:table-cell table:formula="of:=POWER([.C940]-6.75;2)" office:value-type="float" office:value="0.0298692381217776" calcext:value-type="float">
            <text:p>0.029869238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33513" calcext:value-type="float">
            <text:p>6.733513</text:p>
          </table:table-cell>
          <table:table-cell office:value-type="float" office:value="6.5781027092" calcext:value-type="float">
            <text:p>6.5781027092</text:p>
          </table:table-cell>
          <table:table-cell table:formula="of:=POWER([.C941]-6.75;2)" office:value-type="float" office:value="0.0295486785843796" calcext:value-type="float">
            <text:p>0.0295486786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46761" calcext:value-type="float">
            <text:p>6.746761</text:p>
          </table:table-cell>
          <table:table-cell office:value-type="float" office:value="6.5788873546" calcext:value-type="float">
            <text:p>6.5788873546</text:p>
          </table:table-cell>
          <table:table-cell table:formula="of:=POWER([.C942]-6.75;2)" office:value-type="float" office:value="0.0292795374157862" calcext:value-type="float">
            <text:p>0.0292795374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58821" calcext:value-type="float">
            <text:p>6.758821</text:p>
          </table:table-cell>
          <table:table-cell office:value-type="float" office:value="6.579533227" calcext:value-type="float">
            <text:p>6.579533227</text:p>
          </table:table-cell>
          <table:table-cell table:formula="of:=POWER([.C943]-6.75;2)" office:value-type="float" office:value="0.0290589206970336" calcext:value-type="float">
            <text:p>0.0290589207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69208" calcext:value-type="float">
            <text:p>6.769208</text:p>
          </table:table-cell>
          <table:table-cell office:value-type="float" office:value="6.5800445177" calcext:value-type="float">
            <text:p>6.5800445177</text:p>
          </table:table-cell>
          <table:table-cell table:formula="of:=POWER([.C944]-6.75;2)" office:value-type="float" office:value="0.0288848659638255" calcext:value-type="float">
            <text:p>0.028884866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77754" calcext:value-type="float">
            <text:p>6.777754</text:p>
          </table:table-cell>
          <table:table-cell office:value-type="float" office:value="6.5804221277" calcext:value-type="float">
            <text:p>6.5804221277</text:p>
          </table:table-cell>
          <table:table-cell table:formula="of:=POWER([.C945]-6.75;2)" office:value-type="float" office:value="0.028756654773795" calcext:value-type="float">
            <text:p>0.028756654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84652" calcext:value-type="float">
            <text:p>6.784652</text:p>
          </table:table-cell>
          <table:table-cell office:value-type="float" office:value="6.5806635177" calcext:value-type="float">
            <text:p>6.5806635177</text:p>
          </table:table-cell>
          <table:table-cell table:formula="of:=POWER([.C946]-6.75;2)" office:value-type="float" office:value="0.0286748442377383" calcext:value-type="float">
            <text:p>0.028674844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9041" calcext:value-type="float">
            <text:p>6.79041</text:p>
          </table:table-cell>
          <table:table-cell office:value-type="float" office:value="6.580763234" calcext:value-type="float">
            <text:p>6.580763234</text:p>
          </table:table-cell>
          <table:table-cell table:formula="of:=POWER([.C947]-6.75;2)" office:value-type="float" office:value="0.0286410829661388" calcext:value-type="float">
            <text:p>0.02864108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95734" calcext:value-type="float">
            <text:p>6.795734</text:p>
          </table:table-cell>
          <table:table-cell office:value-type="float" office:value="6.5807137589" calcext:value-type="float">
            <text:p>6.5807137589</text:p>
          </table:table-cell>
          <table:table-cell table:formula="of:=POWER([.C948]-6.75;2)" office:value-type="float" office:value="0.0286578314257673" calcext:value-type="float">
            <text:p>0.0286578314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801362" calcext:value-type="float">
            <text:p>6.801362</text:p>
          </table:table-cell>
          <table:table-cell office:value-type="float" office:value="6.5805064043" calcext:value-type="float">
            <text:p>6.5805064043</text:p>
          </table:table-cell>
          <table:table-cell table:formula="of:=POWER([.C949]-6.75;2)" office:value-type="float" office:value="0.0287280789833149" calcext:value-type="float">
            <text:p>0.02872807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07899" calcext:value-type="float">
            <text:p>6.807899</text:p>
          </table:table-cell>
          <table:table-cell office:value-type="float" office:value="6.580132" calcext:value-type="float">
            <text:p>6.580132</text:p>
          </table:table-cell>
          <table:table-cell table:formula="of:=POWER([.C950]-6.75;2)" office:value-type="float" office:value="0.028855137424" calcext:value-type="float">
            <text:p>0.028855137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1569" calcext:value-type="float">
            <text:p>6.81569</text:p>
          </table:table-cell>
          <table:table-cell office:value-type="float" office:value="6.5795813262" calcext:value-type="float">
            <text:p>6.5795813262</text:p>
          </table:table-cell>
          <table:table-cell table:formula="of:=POWER([.C951]-6.75;2)" office:value-type="float" office:value="0.0290425243797509" calcext:value-type="float">
            <text:p>0.029042524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24746" calcext:value-type="float">
            <text:p>6.824746</text:p>
          </table:table-cell>
          <table:table-cell office:value-type="float" office:value="6.5788454043" calcext:value-type="float">
            <text:p>6.5788454043</text:p>
          </table:table-cell>
          <table:table-cell table:formula="of:=POWER([.C952]-6.75;2)" office:value-type="float" office:value="0.0292938956292305" calcext:value-type="float">
            <text:p>0.0292938956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834746" calcext:value-type="float">
            <text:p>6.834746</text:p>
          </table:table-cell>
          <table:table-cell office:value-type="float" office:value="6.5779158865" calcext:value-type="float">
            <text:p>6.5779158865</text:p>
          </table:table-cell>
          <table:table-cell table:formula="of:=POWER([.C953]-6.75;2)" office:value-type="float" office:value="0.029612942119081" calcext:value-type="float">
            <text:p>0.029612942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45097" calcext:value-type="float">
            <text:p>6.845097</text:p>
          </table:table-cell>
          <table:table-cell office:value-type="float" office:value="6.576785695" calcext:value-type="float">
            <text:p>6.576785695</text:p>
          </table:table-cell>
          <table:table-cell table:formula="of:=POWER([.C954]-6.75;2)" office:value-type="float" office:value="0.0300031954566331" calcext:value-type="float">
            <text:p>0.030003195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55032" calcext:value-type="float">
            <text:p>6.855032</text:p>
          </table:table-cell>
          <table:table-cell office:value-type="float" office:value="6.5754499504" calcext:value-type="float">
            <text:p>6.5754499504</text:p>
          </table:table-cell>
          <table:table-cell table:formula="of:=POWER([.C955]-6.75;2)" office:value-type="float" office:value="0.0304677198153623" calcext:value-type="float">
            <text:p>0.030467719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63723" calcext:value-type="float">
            <text:p>6.863723</text:p>
          </table:table-cell>
          <table:table-cell office:value-type="float" office:value="6.5739071489" calcext:value-type="float">
            <text:p>6.5739071489</text:p>
          </table:table-cell>
          <table:table-cell table:formula="of:=POWER([.C956]-6.75;2)" office:value-type="float" office:value="0.0310086922085268" calcext:value-type="float">
            <text:p>0.0310086922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70396" calcext:value-type="float">
            <text:p>6.870396</text:p>
          </table:table-cell>
          <table:table-cell office:value-type="float" office:value="6.5721603404" calcext:value-type="float">
            <text:p>6.5721603404</text:p>
          </table:table-cell>
          <table:table-cell table:formula="of:=POWER([.C957]-6.75;2)" office:value-type="float" office:value="0.0316269445266439" calcext:value-type="float">
            <text:p>0.031626944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74423" calcext:value-type="float">
            <text:p>6.874423</text:p>
          </table:table-cell>
          <table:table-cell office:value-type="float" office:value="6.570218078" calcext:value-type="float">
            <text:p>6.570218078</text:p>
          </table:table-cell>
          <table:table-cell table:formula="of:=POWER([.C958]-6.75;2)" office:value-type="float" office:value="0.0323215394780141" calcext:value-type="float">
            <text:p>0.032321539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75397" calcext:value-type="float">
            <text:p>6.875397</text:p>
          </table:table-cell>
          <table:table-cell office:value-type="float" office:value="6.5680949645" calcext:value-type="float">
            <text:p>6.5680949645</text:p>
          </table:table-cell>
          <table:table-cell table:formula="of:=POWER([.C959]-6.75;2)" office:value-type="float" office:value="0.0330894419402562" calcext:value-type="float">
            <text:p>0.0330894419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73179" calcext:value-type="float">
            <text:p>6.873179</text:p>
          </table:table-cell>
          <table:table-cell office:value-type="float" office:value="6.565811617" calcext:value-type="float">
            <text:p>6.565811617</text:p>
          </table:table-cell>
          <table:table-cell table:formula="of:=POWER([.C960]-6.75;2)" office:value-type="float" office:value="0.0339253604321548" calcext:value-type="float">
            <text:p>0.0339253604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67913" calcext:value-type="float">
            <text:p>6.867913</text:p>
          </table:table-cell>
          <table:table-cell office:value-type="float" office:value="6.5633939433" calcext:value-type="float">
            <text:p>6.5633939433</text:p>
          </table:table-cell>
          <table:table-cell table:formula="of:=POWER([.C961]-6.75;2)" office:value-type="float" office:value="0.0348218203971235" calcext:value-type="float">
            <text:p>0.0348218204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60001" calcext:value-type="float">
            <text:p>6.860001</text:p>
          </table:table-cell>
          <table:table-cell office:value-type="float" office:value="6.5608717021" calcext:value-type="float">
            <text:p>6.5608717021</text:p>
          </table:table-cell>
          <table:table-cell table:formula="of:=POWER([.C962]-6.75;2)" office:value-type="float" office:value="0.0357695130665511" calcext:value-type="float">
            <text:p>0.035769513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50044" calcext:value-type="float">
            <text:p>6.850044</text:p>
          </table:table-cell>
          <table:table-cell office:value-type="float" office:value="6.5582764113" calcext:value-type="float">
            <text:p>6.5582764113</text:p>
          </table:table-cell>
          <table:table-cell table:formula="of:=POWER([.C963]-6.75;2)" office:value-type="float" office:value="0.0367579344640069" calcext:value-type="float">
            <text:p>0.0367579345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38741" calcext:value-type="float">
            <text:p>6.838741</text:p>
          </table:table-cell>
          <table:table-cell office:value-type="float" office:value="6.5556386454" calcext:value-type="float">
            <text:p>6.5556386454</text:p>
          </table:table-cell>
          <table:table-cell table:formula="of:=POWER([.C964]-6.75;2)" office:value-type="float" office:value="0.0377763361619469" calcext:value-type="float">
            <text:p>0.0377763362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26773" calcext:value-type="float">
            <text:p>6.826773</text:p>
          </table:table-cell>
          <table:table-cell office:value-type="float" office:value="6.5529850638" calcext:value-type="float">
            <text:p>6.5529850638</text:p>
          </table:table-cell>
          <table:table-cell table:formula="of:=POWER([.C965]-6.75;2)" office:value-type="float" office:value="0.0388148850858902" calcext:value-type="float">
            <text:p>0.038814885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14693" calcext:value-type="float">
            <text:p>6.814693</text:p>
          </table:table-cell>
          <table:table-cell office:value-type="float" office:value="6.5503354539" calcext:value-type="float">
            <text:p>6.5503354539</text:p>
          </table:table-cell>
          <table:table-cell table:formula="of:=POWER([.C966]-6.75;2)" office:value-type="float" office:value="0.0398659309693191" calcext:value-type="float">
            <text:p>0.03986593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02845" calcext:value-type="float">
            <text:p>6.802845</text:p>
          </table:table-cell>
          <table:table-cell office:value-type="float" office:value="6.5477001206" calcext:value-type="float">
            <text:p>6.5477001206</text:p>
          </table:table-cell>
          <table:table-cell table:formula="of:=POWER([.C967]-6.75;2)" office:value-type="float" office:value="0.0409252412052545" calcext:value-type="float">
            <text:p>0.0409252412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91326" calcext:value-type="float">
            <text:p>6.791326</text:p>
          </table:table-cell>
          <table:table-cell office:value-type="float" office:value="6.5450779291" calcext:value-type="float">
            <text:p>6.5450779291</text:p>
          </table:table-cell>
          <table:table-cell table:formula="of:=POWER([.C968]-6.75;2)" office:value-type="float" office:value="0.0419930551419448" calcext:value-type="float">
            <text:p>0.0419930551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8001" calcext:value-type="float">
            <text:p>6.78001</text:p>
          </table:table-cell>
          <table:table-cell office:value-type="float" office:value="6.5424554539" calcext:value-type="float">
            <text:p>6.5424554539</text:p>
          </table:table-cell>
          <table:table-cell table:formula="of:=POWER([.C969]-6.75;2)" office:value-type="float" office:value="0.0430747386158551" calcext:value-type="float">
            <text:p>0.0430747386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68606" calcext:value-type="float">
            <text:p>6.768606</text:p>
          </table:table-cell>
          <table:table-cell office:value-type="float" office:value="6.5398075532" calcext:value-type="float">
            <text:p>6.5398075532</text:p>
          </table:table-cell>
          <table:table-cell table:formula="of:=POWER([.C970]-6.75;2)" office:value-type="float" office:value="0.0441808646917708" calcext:value-type="float">
            <text:p>0.0441808647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56742" calcext:value-type="float">
            <text:p>6.756742</text:p>
          </table:table-cell>
          <table:table-cell office:value-type="float" office:value="6.5370999716" calcext:value-type="float">
            <text:p>6.5370999716</text:p>
          </table:table-cell>
          <table:table-cell table:formula="of:=POWER([.C971]-6.75;2)" office:value-type="float" office:value="0.0453264220927208" calcext:value-type="float">
            <text:p>0.045326422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44051" calcext:value-type="float">
            <text:p>6.744051</text:p>
          </table:table-cell>
          <table:table-cell office:value-type="float" office:value="6.5342944752" calcext:value-type="float">
            <text:p>6.5342944752</text:p>
          </table:table-cell>
          <table:table-cell table:formula="of:=POWER([.C972]-6.75;2)" office:value-type="float" office:value="0.0465288734292433" calcext:value-type="float">
            <text:p>0.0465288734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30251" calcext:value-type="float">
            <text:p>6.730251</text:p>
          </table:table-cell>
          <table:table-cell office:value-type="float" office:value="6.5313567234" calcext:value-type="float">
            <text:p>6.5313567234</text:p>
          </table:table-cell>
          <table:table-cell table:formula="of:=POWER([.C973]-6.75;2)" office:value-type="float" office:value="0.0478048824023841" calcext:value-type="float">
            <text:p>0.0478048824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15209" calcext:value-type="float">
            <text:p>6.715209</text:p>
          </table:table-cell>
          <table:table-cell office:value-type="float" office:value="6.5282662057" calcext:value-type="float">
            <text:p>6.5282662057</text:p>
          </table:table-cell>
          <table:table-cell table:formula="of:=POWER([.C974]-6.75;2)" office:value-type="float" office:value="0.0491658755346749" calcext:value-type="float">
            <text:p>0.049165875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698971" calcext:value-type="float">
            <text:p>6.698971</text:p>
          </table:table-cell>
          <table:table-cell office:value-type="float" office:value="6.5250266525" calcext:value-type="float">
            <text:p>6.5250266525</text:p>
          </table:table-cell>
          <table:table-cell table:formula="of:=POWER([.C975]-6.75;2)" office:value-type="float" office:value="0.0506130070853556" calcext:value-type="float">
            <text:p>0.050613007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81768" calcext:value-type="float">
            <text:p>6.681768</text:p>
          </table:table-cell>
          <table:table-cell office:value-type="float" office:value="6.5216741135" calcext:value-type="float">
            <text:p>6.5216741135</text:p>
          </table:table-cell>
          <table:table-cell table:formula="of:=POWER([.C976]-6.75;2)" office:value-type="float" office:value="0.0521327104460111" calcext:value-type="float">
            <text:p>0.0521327104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63977" calcext:value-type="float">
            <text:p>6.663977</text:p>
          </table:table-cell>
          <table:table-cell office:value-type="float" office:value="6.5182795035" calcext:value-type="float">
            <text:p>6.5182795035</text:p>
          </table:table-cell>
          <table:table-cell table:formula="of:=POWER([.C977]-6.75;2)" office:value-type="float" office:value="0.0536943884982063" calcext:value-type="float">
            <text:p>0.0536943885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4604" calcext:value-type="float">
            <text:p>6.64604</text:p>
          </table:table-cell>
          <table:table-cell office:value-type="float" office:value="6.5149428369" calcext:value-type="float">
            <text:p>6.5149428369</text:p>
          </table:table-cell>
          <table:table-cell table:formula="of:=POWER([.C978]-6.75;2)" office:value-type="float" office:value="0.0552518699246202" calcext:value-type="float">
            <text:p>0.0552518699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28363" calcext:value-type="float">
            <text:p>6.628363</text:p>
          </table:table-cell>
          <table:table-cell office:value-type="float" office:value="6.5117786099" calcext:value-type="float">
            <text:p>6.5117786099</text:p>
          </table:table-cell>
          <table:table-cell table:formula="of:=POWER([.C979]-6.75;2)" office:value-type="float" office:value="0.0567494307011762" calcext:value-type="float">
            <text:p>0.0567494307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11214" calcext:value-type="float">
            <text:p>6.611214</text:p>
          </table:table-cell>
          <table:table-cell office:value-type="float" office:value="6.5088943333" calcext:value-type="float">
            <text:p>6.5088943333</text:p>
          </table:table-cell>
          <table:table-cell table:formula="of:=POWER([.C980]-6.75;2)" office:value-type="float" office:value="0.0581319425148516" calcext:value-type="float">
            <text:p>0.0581319425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594678" calcext:value-type="float">
            <text:p>6.594678</text:p>
          </table:table-cell>
          <table:table-cell office:value-type="float" office:value="6.506367234" calcext:value-type="float">
            <text:p>6.506367234</text:p>
          </table:table-cell>
          <table:table-cell table:formula="of:=POWER([.C981]-6.75;2)" office:value-type="float" office:value="0.0593569246688108" calcext:value-type="float">
            <text:p>0.0593569247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578669" calcext:value-type="float">
            <text:p>6.578669</text:p>
          </table:table-cell>
          <table:table-cell office:value-type="float" office:value="6.504224844" calcext:value-type="float">
            <text:p>6.504224844</text:p>
          </table:table-cell>
          <table:table-cell table:formula="of:=POWER([.C982]-6.75;2)" office:value-type="float" office:value="0.0604054273068242" calcext:value-type="float">
            <text:p>0.060405427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563018" calcext:value-type="float">
            <text:p>6.563018</text:p>
          </table:table-cell>
          <table:table-cell office:value-type="float" office:value="6.5024343121" calcext:value-type="float">
            <text:p>6.5024343121</text:p>
          </table:table-cell>
          <table:table-cell table:formula="of:=POWER([.C983]-6.75;2)" office:value-type="float" office:value="0.0612887698254002" calcext:value-type="float">
            <text:p>0.0612887698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547586" calcext:value-type="float">
            <text:p>6.547586</text:p>
          </table:table-cell>
          <table:table-cell office:value-type="float" office:value="6.5009023972" calcext:value-type="float">
            <text:p>6.5009023972</text:p>
          </table:table-cell>
          <table:table-cell table:formula="of:=POWER([.C984]-6.75;2)" office:value-type="float" office:value="0.0620496157207066" calcext:value-type="float">
            <text:p>0.0620496157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532353" calcext:value-type="float">
            <text:p>6.532353</text:p>
          </table:table-cell>
          <table:table-cell office:value-type="float" office:value="6.4994849858" calcext:value-type="float">
            <text:p>6.4994849858</text:p>
          </table:table-cell>
          <table:table-cell table:formula="of:=POWER([.C985]-6.75;2)" office:value-type="float" office:value="0.0627577723396264" calcext:value-type="float">
            <text:p>0.0627577723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517424" calcext:value-type="float">
            <text:p>6.517424</text:p>
          </table:table-cell>
          <table:table-cell office:value-type="float" office:value="6.4980024752" calcext:value-type="float">
            <text:p>6.4980024752</text:p>
          </table:table-cell>
          <table:table-cell table:formula="of:=POWER([.C986]-6.75;2)" office:value-type="float" office:value="0.0635027525053267" calcext:value-type="float">
            <text:p>0.0635027525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502951" calcext:value-type="float">
            <text:p>6.502951</text:p>
          </table:table-cell>
          <table:table-cell office:value-type="float" office:value="6.4962553759" calcext:value-type="float">
            <text:p>6.4962553759</text:p>
          </table:table-cell>
          <table:table-cell table:formula="of:=POWER([.C987]-6.75;2)" office:value-type="float" office:value="0.0643863342596505" calcext:value-type="float">
            <text:p>0.0643863343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488998" calcext:value-type="float">
            <text:p>6.488998</text:p>
          </table:table-cell>
          <table:table-cell office:value-type="float" office:value="6.4940318369" calcext:value-type="float">
            <text:p>6.4940318369</text:p>
          </table:table-cell>
          <table:table-cell table:formula="of:=POWER([.C988]-6.75;2)" office:value-type="float" office:value="0.0655197005207884" calcext:value-type="float">
            <text:p>0.06551970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475404" calcext:value-type="float">
            <text:p>6.475404</text:p>
          </table:table-cell>
          <table:table-cell office:value-type="float" office:value="6.491091539" calcext:value-type="float">
            <text:p>6.491091539</text:p>
          </table:table-cell>
          <table:table-cell table:formula="of:=POWER([.C989]-6.75;2)" office:value-type="float" office:value="0.0670335911773885" calcext:value-type="float">
            <text:p>0.067033591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46174" calcext:value-type="float">
            <text:p>6.46174</text:p>
          </table:table-cell>
          <table:table-cell office:value-type="float" office:value="6.4870814113" calcext:value-type="float">
            <text:p>6.4870814113</text:p>
          </table:table-cell>
          <table:table-cell table:formula="of:=POWER([.C990]-6.75;2)" office:value-type="float" office:value="0.0691261842839997" calcext:value-type="float">
            <text:p>0.0691261843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447392" calcext:value-type="float">
            <text:p>6.447392</text:p>
          </table:table-cell>
          <table:table-cell office:value-type="float" office:value="6.4811723759" calcext:value-type="float">
            <text:p>6.4811723759</text:p>
          </table:table-cell>
          <table:table-cell table:formula="of:=POWER([.C991]-6.75;2)" office:value-type="float" office:value="0.0722682914792509" calcext:value-type="float">
            <text:p>0.0722682915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431761" calcext:value-type="float">
            <text:p>6.431761</text:p>
          </table:table-cell>
          <table:table-cell office:value-type="float" office:value="6.4692406738" calcext:value-type="float">
            <text:p>6.4692406738</text:p>
          </table:table-cell>
          <table:table-cell table:formula="of:=POWER([.C992]-6.75;2)" office:value-type="float" office:value="0.0788257992482781" calcext:value-type="float">
            <text:p>0.078825799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414526" calcext:value-type="float">
            <text:p>6.414526</text:p>
          </table:table-cell>
          <table:table-cell office:value-type="float" office:value="6.5057840993" calcext:value-type="float">
            <text:p>6.5057840993</text:p>
          </table:table-cell>
          <table:table-cell table:formula="of:=POWER([.C993]-6.75;2)" office:value-type="float" office:value="0.0596414061547125" calcext:value-type="float">
            <text:p>0.0596414062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395876" calcext:value-type="float">
            <text:p>6.395876</text:p>
          </table:table-cell>
          <table:table-cell office:value-type="float" office:value="6.5099758511" calcext:value-type="float">
            <text:p>6.5099758511</text:p>
          </table:table-cell>
          <table:table-cell table:formula="of:=POWER([.C994]-6.75;2)" office:value-type="float" office:value="0.0576115920551693" calcext:value-type="float">
            <text:p>0.0576115921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376604" calcext:value-type="float">
            <text:p>6.376604</text:p>
          </table:table-cell>
          <table:table-cell office:value-type="float" office:value="6.5113375035" calcext:value-type="float">
            <text:p>6.5113375035</text:p>
          </table:table-cell>
          <table:table-cell table:formula="of:=POWER([.C995]-6.75;2)" office:value-type="float" office:value="0.0569597872356125" calcext:value-type="float">
            <text:p>0.0569597872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358017" calcext:value-type="float">
            <text:p>6.358017</text:p>
          </table:table-cell>
          <table:table-cell office:value-type="float" office:value="6.5117259362" calcext:value-type="float">
            <text:p>6.5117259362</text:p>
          </table:table-cell>
          <table:table-cell table:formula="of:=POWER([.C996]-6.75;2)" office:value-type="float" office:value="0.0567745294797663" calcext:value-type="float">
            <text:p>0.0567745295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341645" calcext:value-type="float">
            <text:p>6.341645</text:p>
          </table:table-cell>
          <table:table-cell office:value-type="float" office:value="6.5117150567" calcext:value-type="float">
            <text:p>6.5117150567</text:p>
          </table:table-cell>
          <table:table-cell table:formula="of:=POWER([.C997]-6.75;2)" office:value-type="float" office:value="0.0567797142034842" calcext:value-type="float">
            <text:p>0.0567797142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328824" calcext:value-type="float">
            <text:p>6.328824</text:p>
          </table:table-cell>
          <table:table-cell office:value-type="float" office:value="6.5115564752" calcext:value-type="float">
            <text:p>6.5115564752</text:p>
          </table:table-cell>
          <table:table-cell table:formula="of:=POWER([.C998]-6.75;2)" office:value-type="float" office:value="0.0568553145190483" calcext:value-type="float">
            <text:p>0.0568553145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320251" calcext:value-type="float">
            <text:p>6.320251</text:p>
          </table:table-cell>
          <table:table-cell office:value-type="float" office:value="6.5113676596" calcext:value-type="float">
            <text:p>6.5113676596</text:p>
          </table:table-cell>
          <table:table-cell table:formula="of:=POWER([.C999]-6.75;2)" office:value-type="float" office:value="0.0569453938847813" calcext:value-type="float">
            <text:p>0.0569453939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315664" calcext:value-type="float">
            <text:p>6.315664</text:p>
          </table:table-cell>
          <table:table-cell office:value-type="float" office:value="6.5111945887" calcext:value-type="float">
            <text:p>6.5111945887</text:p>
          </table:table-cell>
          <table:table-cell table:formula="of:=POWER([.C1000]-6.75;2)" office:value-type="float" office:value="0.057028024466162" calcext:value-type="float">
            <text:p>0.05702802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313746" calcext:value-type="float">
            <text:p>6.313746</text:p>
          </table:table-cell>
          <table:table-cell office:value-type="float" office:value="6.5110434468" calcext:value-type="float">
            <text:p>6.5110434468</text:p>
          </table:table-cell>
          <table:table-cell table:formula="of:=POWER([.C1001]-6.75;2)" office:value-type="float" office:value="0.0571002343172242" calcext:value-type="float">
            <text:p>0.0571002343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312289" calcext:value-type="float">
            <text:p>6.312289</text:p>
          </table:table-cell>
          <table:table-cell office:value-type="float" office:value="6.5109026738" calcext:value-type="float">
            <text:p>6.5109026738</text:p>
          </table:table-cell>
          <table:table-cell table:formula="of:=POWER([.C1002]-6.75;2)" office:value-type="float" office:value="0.057167531395989" calcext:value-type="float">
            <text:p>0.0571675314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308596" calcext:value-type="float">
            <text:p>6.308596</text:p>
          </table:table-cell>
          <table:table-cell office:value-type="float" office:value="6.5107604965" calcext:value-type="float">
            <text:p>6.5107604965</text:p>
          </table:table-cell>
          <table:table-cell table:formula="of:=POWER([.C1003]-6.75;2)" office:value-type="float" office:value="0.0572355400349267" calcext:value-type="float">
            <text:p>0.05723554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300034" calcext:value-type="float">
            <text:p>6.300034</text:p>
          </table:table-cell>
          <table:table-cell office:value-type="float" office:value="6.5106182766" calcext:value-type="float">
            <text:p>6.5106182766</text:p>
          </table:table-cell>
          <table:table-cell table:formula="of:=POWER([.C1004]-6.75;2)" office:value-type="float" office:value="0.0573036094979542" calcext:value-type="float">
            <text:p>0.0573036095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284606" calcext:value-type="float">
            <text:p>6.284606</text:p>
          </table:table-cell>
          <table:table-cell office:value-type="float" office:value="6.5104986028" calcext:value-type="float">
            <text:p>6.5104986028</text:p>
          </table:table-cell>
          <table:table-cell table:formula="of:=POWER([.C1005]-6.75;2)" office:value-type="float" office:value="0.0573609192607521" calcext:value-type="float">
            <text:p>0.0573609193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26147" calcext:value-type="float">
            <text:p>6.26147</text:p>
          </table:table-cell>
          <table:table-cell office:value-type="float" office:value="6.5104473475" calcext:value-type="float">
            <text:p>6.5104473475</text:p>
          </table:table-cell>
          <table:table-cell table:formula="of:=POWER([.C1006]-6.75;2)" office:value-type="float" office:value="0.057385473319786" calcext:value-type="float">
            <text:p>0.0573854733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231307" calcext:value-type="float">
            <text:p>6.231307</text:p>
          </table:table-cell>
          <table:table-cell office:value-type="float" office:value="6.5105293688" calcext:value-type="float">
            <text:p>6.5105293688</text:p>
          </table:table-cell>
          <table:table-cell table:formula="of:=POWER([.C1007]-6.75;2)" office:value-type="float" office:value="0.0573461832073263" calcext:value-type="float">
            <text:p>0.0573461832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1965" calcext:value-type="float">
            <text:p>6.1965</text:p>
          </table:table-cell>
          <table:table-cell office:value-type="float" office:value="6.5108185745" calcext:value-type="float">
            <text:p>6.5108185745</text:p>
          </table:table-cell>
          <table:table-cell table:formula="of:=POWER([.C1008]-6.75;2)" office:value-type="float" office:value="0.057207754304212" calcext:value-type="float">
            <text:p>0.0572077543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161094" calcext:value-type="float">
            <text:p>6.161094</text:p>
          </table:table-cell>
          <table:table-cell office:value-type="float" office:value="6.5113839362" calcext:value-type="float">
            <text:p>6.5113839362</text:p>
          </table:table-cell>
          <table:table-cell table:formula="of:=POWER([.C1009]-6.75;2)" office:value-type="float" office:value="0.0569376259034058" calcext:value-type="float">
            <text:p>0.0569376259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13049" calcext:value-type="float">
            <text:p>6.13049</text:p>
          </table:table-cell>
          <table:table-cell office:value-type="float" office:value="6.5122736099" calcext:value-type="float">
            <text:p>6.5122736099</text:p>
          </table:table-cell>
          <table:table-cell table:formula="of:=POWER([.C1010]-6.75;2)" office:value-type="float" office:value="0.0565138365499773" calcext:value-type="float">
            <text:p>0.0565138365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110924" calcext:value-type="float">
            <text:p>6.110924</text:p>
          </table:table-cell>
          <table:table-cell office:value-type="float" office:value="6.5135000071" calcext:value-type="float">
            <text:p>6.5135000071</text:p>
          </table:table-cell>
          <table:table-cell table:formula="of:=POWER([.C1011]-6.75;2)" office:value-type="float" office:value="0.0559322466417" calcext:value-type="float">
            <text:p>0.0559322466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108918" calcext:value-type="float">
            <text:p>6.108918</text:p>
          </table:table-cell>
          <table:table-cell office:value-type="float" office:value="6.5150281986" calcext:value-type="float">
            <text:p>6.5150281986</text:p>
          </table:table-cell>
          <table:table-cell table:formula="of:=POWER([.C1012]-6.75;2)" office:value-type="float" office:value="0.0552117474531612" calcext:value-type="float">
            <text:p>0.0552117475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131471" calcext:value-type="float">
            <text:p>6.131471</text:p>
          </table:table-cell>
          <table:table-cell office:value-type="float" office:value="6.5167686241" calcext:value-type="float">
            <text:p>6.5167686241</text:p>
          </table:table-cell>
          <table:table-cell table:formula="of:=POWER([.C1013]-6.75;2)" office:value-type="float" office:value="0.0543968747042071" calcext:value-type="float">
            <text:p>0.0543968747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191137" calcext:value-type="float">
            <text:p>6.191137</text:p>
          </table:table-cell>
          <table:table-cell office:value-type="float" office:value="6.5185694539" calcext:value-type="float">
            <text:p>6.5185694539</text:p>
          </table:table-cell>
          <table:table-cell table:formula="of:=POWER([.C1014]-6.75;2)" office:value-type="float" office:value="0.0535600976681444" calcext:value-type="float">
            <text:p>0.0535600977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374572" calcext:value-type="float">
            <text:p>6.374572</text:p>
          </table:table-cell>
          <table:table-cell office:value-type="float" office:value="6.5201744539" calcext:value-type="float">
            <text:p>6.5201744539</text:p>
          </table:table-cell>
          <table:table-cell table:formula="of:=POWER([.C1015]-6.75;2)" office:value-type="float" office:value="0.0528197816401632" calcext:value-type="float">
            <text:p>0.0528197816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.934298" calcext:value-type="float">
            <text:p>5.934298</text:p>
          </table:table-cell>
          <table:table-cell office:value-type="float" office:value="6.5206966879" calcext:value-type="float">
            <text:p>6.5206966879</text:p>
          </table:table-cell>
          <table:table-cell table:formula="of:=POWER([.C1016]-6.75;2)" office:value-type="float" office:value="0.05258000894003" calcext:value-type="float">
            <text:p>0.0525800089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206461" calcext:value-type="float">
            <text:p>6.206461</text:p>
          </table:table-cell>
          <table:table-cell office:value-type="float" office:value="6.5245358865" calcext:value-type="float">
            <text:p>6.5245358865</text:p>
          </table:table-cell>
          <table:table-cell table:formula="of:=POWER([.C1017]-6.75;2)" office:value-type="float" office:value="0.050834066476341" calcext:value-type="float">
            <text:p>0.050834066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309458" calcext:value-type="float">
            <text:p>6.309458</text:p>
          </table:table-cell>
          <table:table-cell office:value-type="float" office:value="6.526604766" calcext:value-type="float">
            <text:p>6.526604766</text:p>
          </table:table-cell>
          <table:table-cell table:formula="of:=POWER([.C1018]-6.75;2)" office:value-type="float" office:value="0.0499054305739147" calcext:value-type="float">
            <text:p>0.0499054306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381299" calcext:value-type="float">
            <text:p>6.381299</text:p>
          </table:table-cell>
          <table:table-cell office:value-type="float" office:value="6.5280635319" calcext:value-type="float">
            <text:p>6.5280635319</text:p>
          </table:table-cell>
          <table:table-cell table:formula="of:=POWER([.C1019]-6.75;2)" office:value-type="float" office:value="0.0492557958727023" calcext:value-type="float">
            <text:p>0.0492557959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428349" calcext:value-type="float">
            <text:p>6.428349</text:p>
          </table:table-cell>
          <table:table-cell office:value-type="float" office:value="6.5290953404" calcext:value-type="float">
            <text:p>6.5290953404</text:p>
          </table:table-cell>
          <table:table-cell table:formula="of:=POWER([.C1020]-6.75;2)" office:value-type="float" office:value="0.048798868632992" calcext:value-type="float">
            <text:p>0.0487988686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448796" calcext:value-type="float">
            <text:p>6.448796</text:p>
          </table:table-cell>
          <table:table-cell office:value-type="float" office:value="6.529846617" calcext:value-type="float">
            <text:p>6.529846617</text:p>
          </table:table-cell>
          <table:table-cell table:formula="of:=POWER([.C1021]-6.75;2)" office:value-type="float" office:value="0.0484675120463445" calcext:value-type="float">
            <text:p>0.048467512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441584" calcext:value-type="float">
            <text:p>6.441584</text:p>
          </table:table-cell>
          <table:table-cell office:value-type="float" office:value="6.5304901206" calcext:value-type="float">
            <text:p>6.5304901206</text:p>
          </table:table-cell>
          <table:table-cell table:formula="of:=POWER([.C1022]-6.75;2)" office:value-type="float" office:value="0.0481845871542027" calcext:value-type="float">
            <text:p>0.0481845872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408495" calcext:value-type="float">
            <text:p>6.408495</text:p>
          </table:table-cell>
          <table:table-cell office:value-type="float" office:value="6.5312220213" calcext:value-type="float">
            <text:p>6.5312220213</text:p>
          </table:table-cell>
          <table:table-cell table:formula="of:=POWER([.C1023]-6.75;2)" office:value-type="float" office:value="0.0478638039640578" calcext:value-type="float">
            <text:p>0.047863804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354701" calcext:value-type="float">
            <text:p>6.354701</text:p>
          </table:table-cell>
          <table:table-cell office:value-type="float" office:value="6.5322409858" calcext:value-type="float">
            <text:p>6.5322409858</text:p>
          </table:table-cell>
          <table:table-cell table:formula="of:=POWER([.C1024]-6.75;2)" office:value-type="float" office:value="0.0474189882653559" calcext:value-type="float">
            <text:p>0.047418988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288522" calcext:value-type="float">
            <text:p>6.288522</text:p>
          </table:table-cell>
          <table:table-cell office:value-type="float" office:value="6.5337202979" calcext:value-type="float">
            <text:p>6.5337202979</text:p>
          </table:table-cell>
          <table:table-cell table:formula="of:=POWER([.C1025]-6.75;2)" office:value-type="float" office:value="0.0467769095404646" calcext:value-type="float">
            <text:p>0.0467769095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220475" calcext:value-type="float">
            <text:p>6.220475</text:p>
          </table:table-cell>
          <table:table-cell office:value-type="float" office:value="6.5357795177" calcext:value-type="float">
            <text:p>6.5357795177</text:p>
          </table:table-cell>
          <table:table-cell table:formula="of:=POWER([.C1026]-6.75;2)" office:value-type="float" office:value="0.0458904150368446" calcext:value-type="float">
            <text:p>0.045890415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161667" calcext:value-type="float">
            <text:p>6.161667</text:p>
          </table:table-cell>
          <table:table-cell office:value-type="float" office:value="6.5384621277" calcext:value-type="float">
            <text:p>6.5384621277</text:p>
          </table:table-cell>
          <table:table-cell table:formula="of:=POWER([.C1027]-6.75;2)" office:value-type="float" office:value="0.0447482714172111" calcext:value-type="float">
            <text:p>0.0447482714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121784" calcext:value-type="float">
            <text:p>6.121784</text:p>
          </table:table-cell>
          <table:table-cell office:value-type="float" office:value="6.5417252553" calcext:value-type="float">
            <text:p>6.5417252553</text:p>
          </table:table-cell>
          <table:table-cell table:formula="of:=POWER([.C1028]-6.75;2)" office:value-type="float" office:value="0.0433783692798501" calcext:value-type="float">
            <text:p>0.0433783693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107123" calcext:value-type="float">
            <text:p>6.107123</text:p>
          </table:table-cell>
          <table:table-cell office:value-type="float" office:value="6.5454455248" calcext:value-type="float">
            <text:p>6.5454455248</text:p>
          </table:table-cell>
          <table:table-cell table:formula="of:=POWER([.C1029]-6.75;2)" office:value-type="float" office:value="0.0418425333243475" calcext:value-type="float">
            <text:p>0.0418425333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119306" calcext:value-type="float">
            <text:p>6.119306</text:p>
          </table:table-cell>
          <table:table-cell office:value-type="float" office:value="6.549441461" calcext:value-type="float">
            <text:p>6.549441461</text:p>
          </table:table-cell>
          <table:table-cell table:formula="of:=POWER([.C1030]-6.75;2)" office:value-type="float" office:value="0.0402237275658146" calcext:value-type="float">
            <text:p>0.0402237276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155158" calcext:value-type="float">
            <text:p>6.155158</text:p>
          </table:table-cell>
          <table:table-cell office:value-type="float" office:value="6.5535076312" calcext:value-type="float">
            <text:p>6.5535076312</text:p>
          </table:table-cell>
          <table:table-cell table:formula="of:=POWER([.C1031]-6.75;2)" office:value-type="float" office:value="0.038609250996635" calcext:value-type="float">
            <text:p>0.038609251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207796" calcext:value-type="float">
            <text:p>6.207796</text:p>
          </table:table-cell>
          <table:table-cell office:value-type="float" office:value="6.5574519433" calcext:value-type="float">
            <text:p>6.5574519433</text:p>
          </table:table-cell>
          <table:table-cell table:formula="of:=POWER([.C1032]-6.75;2)" office:value-type="float" office:value="0.0370747541389463" calcext:value-type="float">
            <text:p>0.037074754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268526" calcext:value-type="float">
            <text:p>6.268526</text:p>
          </table:table-cell>
          <table:table-cell office:value-type="float" office:value="6.5611266454" calcext:value-type="float">
            <text:p>6.5611266454</text:p>
          </table:table-cell>
          <table:table-cell table:formula="of:=POWER([.C1033]-6.75;2)" office:value-type="float" office:value="0.0356731440778574" calcext:value-type="float">
            <text:p>0.035673144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328875" calcext:value-type="float">
            <text:p>6.328875</text:p>
          </table:table-cell>
          <table:table-cell office:value-type="float" office:value="6.5644464539" calcext:value-type="float">
            <text:p>6.5644464539</text:p>
          </table:table-cell>
          <table:table-cell table:formula="of:=POWER([.C1034]-6.75;2)" office:value-type="float" office:value="0.0344301184702846" calcext:value-type="float">
            <text:p>0.0344301185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382181" calcext:value-type="float">
            <text:p>6.382181</text:p>
          </table:table-cell>
          <table:table-cell office:value-type="float" office:value="6.5673917305" calcext:value-type="float">
            <text:p>6.5673917305</text:p>
          </table:table-cell>
          <table:table-cell table:formula="of:=POWER([.C1035]-6.75;2)" office:value-type="float" office:value="0.0333457800897847" calcext:value-type="float">
            <text:p>0.0333457801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424451" calcext:value-type="float">
            <text:p>6.424451</text:p>
          </table:table-cell>
          <table:table-cell office:value-type="float" office:value="6.5699990496" calcext:value-type="float">
            <text:p>6.5699990496</text:p>
          </table:table-cell>
          <table:table-cell table:formula="of:=POWER([.C1036]-6.75;2)" office:value-type="float" office:value="0.0324003421449033" calcext:value-type="float">
            <text:p>0.032400342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45446" calcext:value-type="float">
            <text:p>6.45446</text:p>
          </table:table-cell>
          <table:table-cell office:value-type="float" office:value="6.5723436809" calcext:value-type="float">
            <text:p>6.5723436809</text:p>
          </table:table-cell>
          <table:table-cell table:formula="of:=POWER([.C1037]-6.75;2)" office:value-type="float" office:value="0.0315617677161612" calcext:value-type="float">
            <text:p>0.0315617677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47327" calcext:value-type="float">
            <text:p>6.47327</text:p>
          </table:table-cell>
          <table:table-cell office:value-type="float" office:value="6.5745191915" calcext:value-type="float">
            <text:p>6.5745191915</text:p>
          </table:table-cell>
          <table:table-cell table:formula="of:=POWER([.C1038]-6.75;2)" office:value-type="float" office:value="0.0307935141518136" calcext:value-type="float">
            <text:p>0.0307935142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483417" calcext:value-type="float">
            <text:p>6.483417</text:p>
          </table:table-cell>
          <table:table-cell office:value-type="float" office:value="6.5766184965" calcext:value-type="float">
            <text:p>6.5766184965</text:p>
          </table:table-cell>
          <table:table-cell table:formula="of:=POWER([.C1039]-6.75;2)" office:value-type="float" office:value="0.0300611457559205" calcext:value-type="float">
            <text:p>0.0300611458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488035" calcext:value-type="float">
            <text:p>6.488035</text:p>
          </table:table-cell>
          <table:table-cell office:value-type="float" office:value="6.5787194397" calcext:value-type="float">
            <text:p>6.5787194397</text:p>
          </table:table-cell>
          <table:table-cell table:formula="of:=POWER([.C1040]-6.75;2)" office:value-type="float" office:value="0.0293370303366818" calcext:value-type="float">
            <text:p>0.0293370303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490119" calcext:value-type="float">
            <text:p>6.490119</text:p>
          </table:table-cell>
          <table:table-cell office:value-type="float" office:value="6.580876227" calcext:value-type="float">
            <text:p>6.580876227</text:p>
          </table:table-cell>
          <table:table-cell table:formula="of:=POWER([.C1041]-6.75;2)" office:value-type="float" office:value="0.0286028505937555" calcext:value-type="float">
            <text:p>0.0286028506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492049" calcext:value-type="float">
            <text:p>6.492049</text:p>
          </table:table-cell>
          <table:table-cell office:value-type="float" office:value="6.5831166454" calcext:value-type="float">
            <text:p>6.5831166454</text:p>
          </table:table-cell>
          <table:table-cell table:formula="of:=POWER([.C1042]-6.75;2)" office:value-type="float" office:value="0.0278500540425495" calcext:value-type="float">
            <text:p>0.027850054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495411" calcext:value-type="float">
            <text:p>6.495411</text:p>
          </table:table-cell>
          <table:table-cell office:value-type="float" office:value="6.5854438865" calcext:value-type="float">
            <text:p>6.5854438865</text:p>
          </table:table-cell>
          <table:table-cell table:formula="of:=POWER([.C1043]-6.75;2)" office:value-type="float" office:value="0.0270787144902248" calcext:value-type="float">
            <text:p>0.0270787145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501065" calcext:value-type="float">
            <text:p>6.501065</text:p>
          </table:table-cell>
          <table:table-cell office:value-type="float" office:value="6.5878411773" calcext:value-type="float">
            <text:p>6.5878411773</text:p>
          </table:table-cell>
          <table:table-cell table:formula="of:=POWER([.C1044]-6.75;2)" office:value-type="float" office:value="0.0262954837794502" calcext:value-type="float">
            <text:p>0.0262954838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50934" calcext:value-type="float">
            <text:p>6.50934</text:p>
          </table:table-cell>
          <table:table-cell office:value-type="float" office:value="6.5902774397" calcext:value-type="float">
            <text:p>6.5902774397</text:p>
          </table:table-cell>
          <table:table-cell table:formula="of:=POWER([.C1045]-6.75;2)" office:value-type="float" office:value="0.025511296268787" calcext:value-type="float">
            <text:p>0.0255112963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520274" calcext:value-type="float">
            <text:p>6.520274</text:p>
          </table:table-cell>
          <table:table-cell office:value-type="float" office:value="6.5927127943" calcext:value-type="float">
            <text:p>6.5927127943</text:p>
          </table:table-cell>
          <table:table-cell table:formula="of:=POWER([.C1046]-6.75;2)" office:value-type="float" office:value="0.0247392650769142" calcext:value-type="float">
            <text:p>0.0247392651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533789" calcext:value-type="float">
            <text:p>6.533789</text:p>
          </table:table-cell>
          <table:table-cell office:value-type="float" office:value="6.5951031277" calcext:value-type="float">
            <text:p>6.5951031277</text:p>
          </table:table-cell>
          <table:table-cell table:formula="of:=POWER([.C1047]-6.75;2)" office:value-type="float" office:value="0.0239930410483226" calcext:value-type="float">
            <text:p>0.023993041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549778" calcext:value-type="float">
            <text:p>6.549778</text:p>
          </table:table-cell>
          <table:table-cell office:value-type="float" office:value="6.5974038723" calcext:value-type="float">
            <text:p>6.5974038723</text:p>
          </table:table-cell>
          <table:table-cell table:formula="of:=POWER([.C1048]-6.75;2)" office:value-type="float" office:value="0.0232855781890347" calcext:value-type="float">
            <text:p>0.0232855782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5681" calcext:value-type="float">
            <text:p>6.5681</text:p>
          </table:table-cell>
          <table:table-cell office:value-type="float" office:value="6.5995731702" calcext:value-type="float">
            <text:p>6.5995731702</text:p>
          </table:table-cell>
          <table:table-cell table:formula="of:=POWER([.C1049]-6.75;2)" office:value-type="float" office:value="0.0226282311236781" calcext:value-type="float">
            <text:p>0.022628231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58852" calcext:value-type="float">
            <text:p>6.58852</text:p>
          </table:table-cell>
          <table:table-cell office:value-type="float" office:value="6.6015748156" calcext:value-type="float">
            <text:p>6.6015748156</text:p>
          </table:table-cell>
          <table:table-cell table:formula="of:=POWER([.C1050]-6.75;2)" office:value-type="float" office:value="0.0220300353641739" calcext:value-type="float">
            <text:p>0.0220300354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610627" calcext:value-type="float">
            <text:p>6.610627</text:p>
          </table:table-cell>
          <table:table-cell office:value-type="float" office:value="6.6033810709" calcext:value-type="float">
            <text:p>6.6033810709</text:p>
          </table:table-cell>
          <table:table-cell table:formula="of:=POWER([.C1051]-6.75;2)" office:value-type="float" office:value="0.0214971103704308" calcext:value-type="float">
            <text:p>0.0214971104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633785" calcext:value-type="float">
            <text:p>6.633785</text:p>
          </table:table-cell>
          <table:table-cell office:value-type="float" office:value="6.6049752199" calcext:value-type="float">
            <text:p>6.6049752199</text:p>
          </table:table-cell>
          <table:table-cell table:formula="of:=POWER([.C1052]-6.75;2)" office:value-type="float" office:value="0.0210321868430533" calcext:value-type="float">
            <text:p>0.0210321868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657133" calcext:value-type="float">
            <text:p>6.657133</text:p>
          </table:table-cell>
          <table:table-cell office:value-type="float" office:value="6.606353305" calcext:value-type="float">
            <text:p>6.606353305</text:p>
          </table:table-cell>
          <table:table-cell table:formula="of:=POWER([.C1053]-6.75;2)" office:value-type="float" office:value="0.0206343729844231" calcext:value-type="float">
            <text:p>0.02063437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679656" calcext:value-type="float">
            <text:p>6.679656</text:p>
          </table:table-cell>
          <table:table-cell office:value-type="float" office:value="6.6075245816" calcext:value-type="float">
            <text:p>6.6075245816</text:p>
          </table:table-cell>
          <table:table-cell table:formula="of:=POWER([.C1054]-6.75;2)" office:value-type="float" office:value="0.0202992448482551" calcext:value-type="float">
            <text:p>0.0202992448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700304" calcext:value-type="float">
            <text:p>6.700304</text:p>
          </table:table-cell>
          <table:table-cell office:value-type="float" office:value="6.6085101277" calcext:value-type="float">
            <text:p>6.6085101277</text:p>
          </table:table-cell>
          <table:table-cell table:formula="of:=POWER([.C1055]-6.75;2)" office:value-type="float" office:value="0.0200193839634704" calcext:value-type="float">
            <text:p>0.020019384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718161" calcext:value-type="float">
            <text:p>6.718161</text:p>
          </table:table-cell>
          <table:table-cell office:value-type="float" office:value="6.6093396383" calcext:value-type="float">
            <text:p>6.6093396383</text:p>
          </table:table-cell>
          <table:table-cell table:formula="of:=POWER([.C1056]-6.75;2)" office:value-type="float" office:value="0.0197853373535749" calcext:value-type="float">
            <text:p>0.0197853374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732607" calcext:value-type="float">
            <text:p>6.732607</text:p>
          </table:table-cell>
          <table:table-cell office:value-type="float" office:value="6.6100466241" calcext:value-type="float">
            <text:p>6.6100466241</text:p>
          </table:table-cell>
          <table:table-cell table:formula="of:=POWER([.C1057]-6.75;2)" office:value-type="float" office:value="0.0195869474258068" calcext:value-type="float">
            <text:p>0.0195869474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743456" calcext:value-type="float">
            <text:p>6.743456</text:p>
          </table:table-cell>
          <table:table-cell office:value-type="float" office:value="6.6106628936" calcext:value-type="float">
            <text:p>6.6106628936</text:p>
          </table:table-cell>
          <table:table-cell table:formula="of:=POWER([.C1058]-6.75;2)" office:value-type="float" office:value="0.019414829219925" calcext:value-type="float">
            <text:p>0.0194148292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751035" calcext:value-type="float">
            <text:p>6.751035</text:p>
          </table:table-cell>
          <table:table-cell office:value-type="float" office:value="6.6112133475" calcext:value-type="float">
            <text:p>6.6112133475</text:p>
          </table:table-cell>
          <table:table-cell table:formula="of:=POWER([.C1059]-6.75;2)" office:value-type="float" office:value="0.0192617349121558" calcext:value-type="float">
            <text:p>0.0192617349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756173" calcext:value-type="float">
            <text:p>6.756173</text:p>
          </table:table-cell>
          <table:table-cell office:value-type="float" office:value="6.6117119787" calcext:value-type="float">
            <text:p>6.6117119787</text:p>
          </table:table-cell>
          <table:table-cell table:formula="of:=POWER([.C1060]-6.75;2)" office:value-type="float" office:value="0.0191235768350693" calcext:value-type="float">
            <text:p>0.0191235768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760102" calcext:value-type="float">
            <text:p>6.760102</text:p>
          </table:table-cell>
          <table:table-cell office:value-type="float" office:value="6.6121599007" calcext:value-type="float">
            <text:p>6.6121599007</text:p>
          </table:table-cell>
          <table:table-cell table:formula="of:=POWER([.C1061]-6.75;2)" office:value-type="float" office:value="0.0189998929750339" calcext:value-type="float">
            <text:p>0.018999893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764278" calcext:value-type="float">
            <text:p>6.764278</text:p>
          </table:table-cell>
          <table:table-cell office:value-type="float" office:value="6.612545539" calcext:value-type="float">
            <text:p>6.612545539</text:p>
          </table:table-cell>
          <table:table-cell table:formula="of:=POWER([.C1062]-6.75;2)" office:value-type="float" office:value="0.0188937288488005" calcext:value-type="float">
            <text:p>0.0188937288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770146" calcext:value-type="float">
            <text:p>6.770146</text:p>
          </table:table-cell>
          <table:table-cell office:value-type="float" office:value="6.6128467163" calcext:value-type="float">
            <text:p>6.6128467163</text:p>
          </table:table-cell>
          <table:table-cell table:formula="of:=POWER([.C1063]-6.75;2)" office:value-type="float" office:value="0.0188110232296927" calcext:value-type="float">
            <text:p>0.0188110232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77888" calcext:value-type="float">
            <text:p>6.77888</text:p>
          </table:table-cell>
          <table:table-cell office:value-type="float" office:value="6.6130339787" calcext:value-type="float">
            <text:p>6.6130339787</text:p>
          </table:table-cell>
          <table:table-cell table:formula="of:=POWER([.C1064]-6.75;2)" office:value-type="float" office:value="0.0187596909907521" calcext:value-type="float">
            <text:p>0.018759691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791157" calcext:value-type="float">
            <text:p>6.791157</text:p>
          </table:table-cell>
          <table:table-cell office:value-type="float" office:value="6.6130744752" calcext:value-type="float">
            <text:p>6.6130744752</text:p>
          </table:table-cell>
          <table:table-cell table:formula="of:=POWER([.C1065]-6.75;2)" office:value-type="float" office:value="0.0187485993417553" calcext:value-type="float">
            <text:p>0.0187485993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807008" calcext:value-type="float">
            <text:p>6.807008</text:p>
          </table:table-cell>
          <table:table-cell office:value-type="float" office:value="6.612935695" calcext:value-type="float">
            <text:p>6.612935695</text:p>
          </table:table-cell>
          <table:table-cell table:formula="of:=POWER([.C1066]-6.75;2)" office:value-type="float" office:value="0.018786623705133" calcext:value-type="float">
            <text:p>0.0187866237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825772" calcext:value-type="float">
            <text:p>6.825772</text:p>
          </table:table-cell>
          <table:table-cell office:value-type="float" office:value="6.6125886312" calcext:value-type="float">
            <text:p>6.6125886312</text:p>
          </table:table-cell>
          <table:table-cell table:formula="of:=POWER([.C1067]-6.75;2)" office:value-type="float" office:value="0.0188818842754895" calcext:value-type="float">
            <text:p>0.0188818843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846184" calcext:value-type="float">
            <text:p>6.846184</text:p>
          </table:table-cell>
          <table:table-cell office:value-type="float" office:value="6.6120103262" calcext:value-type="float">
            <text:p>6.6120103262</text:p>
          </table:table-cell>
          <table:table-cell table:formula="of:=POWER([.C1068]-6.75;2)" office:value-type="float" office:value="0.0190411500754304" calcext:value-type="float">
            <text:p>0.019041150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866572" calcext:value-type="float">
            <text:p>6.866572</text:p>
          </table:table-cell>
          <table:table-cell office:value-type="float" office:value="6.6111857234" calcext:value-type="float">
            <text:p>6.6111857234</text:p>
          </table:table-cell>
          <table:table-cell table:formula="of:=POWER([.C1069]-6.75;2)" office:value-type="float" office:value="0.0192694033879812" calcext:value-type="float">
            <text:p>0.0192694034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885127" calcext:value-type="float">
            <text:p>6.885127</text:p>
          </table:table-cell>
          <table:table-cell office:value-type="float" office:value="6.6101089787" calcext:value-type="float">
            <text:p>6.6101089787</text:p>
          </table:table-cell>
          <table:table-cell table:formula="of:=POWER([.C1070]-6.75;2)" office:value-type="float" office:value="0.0195694978403572" calcext:value-type="float">
            <text:p>0.0195694978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900199" calcext:value-type="float">
            <text:p>6.900199</text:p>
          </table:table-cell>
          <table:table-cell office:value-type="float" office:value="6.6087842837" calcext:value-type="float">
            <text:p>6.6087842837</text:p>
          </table:table-cell>
          <table:table-cell table:formula="of:=POWER([.C1071]-6.75;2)" office:value-type="float" office:value="0.019941878530122" calcext:value-type="float">
            <text:p>0.0199418785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910549" calcext:value-type="float">
            <text:p>6.910549</text:p>
          </table:table-cell>
          <table:table-cell office:value-type="float" office:value="6.6072259787" calcext:value-type="float">
            <text:p>6.6072259787</text:p>
          </table:table-cell>
          <table:table-cell table:formula="of:=POWER([.C1072]-6.75;2)" office:value-type="float" office:value="0.0203844211581729" calcext:value-type="float">
            <text:p>0.0203844212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915527" calcext:value-type="float">
            <text:p>6.915527</text:p>
          </table:table-cell>
          <table:table-cell office:value-type="float" office:value="6.6054578652" calcext:value-type="float">
            <text:p>6.6054578652</text:p>
          </table:table-cell>
          <table:table-cell table:formula="of:=POWER([.C1073]-6.75;2)" office:value-type="float" office:value="0.0208924287325414" calcext:value-type="float">
            <text:p>0.0208924287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91515" calcext:value-type="float">
            <text:p>6.91515</text:p>
          </table:table-cell>
          <table:table-cell office:value-type="float" office:value="6.6035114397" calcext:value-type="float">
            <text:p>6.6035114397</text:p>
          </table:table-cell>
          <table:table-cell table:formula="of:=POWER([.C1074]-6.75;2)" office:value-type="float" office:value="0.0214588982987667" calcext:value-type="float">
            <text:p>0.0214588983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910064" calcext:value-type="float">
            <text:p>6.910064</text:p>
          </table:table-cell>
          <table:table-cell office:value-type="float" office:value="6.6014228652" calcext:value-type="float">
            <text:p>6.6014228652</text:p>
          </table:table-cell>
          <table:table-cell table:formula="of:=POWER([.C1075]-6.75;2)" office:value-type="float" office:value="0.0220751649853774" calcext:value-type="float">
            <text:p>0.022075165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901417" calcext:value-type="float">
            <text:p>6.901417</text:p>
          </table:table-cell>
          <table:table-cell office:value-type="float" office:value="6.5992288156" calcext:value-type="float">
            <text:p>6.5992288156</text:p>
          </table:table-cell>
          <table:table-cell table:formula="of:=POWER([.C1076]-6.75;2)" office:value-type="float" office:value="0.0227319500453788" calcext:value-type="float">
            <text:p>0.02273195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89064" calcext:value-type="float">
            <text:p>6.89064</text:p>
          </table:table-cell>
          <table:table-cell office:value-type="float" office:value="6.5969615957" calcext:value-type="float">
            <text:p>6.5969615957</text:p>
          </table:table-cell>
          <table:table-cell table:formula="of:=POWER([.C1077]-6.75;2)" office:value-type="float" office:value="0.0234207531906903" calcext:value-type="float">
            <text:p>0.0234207532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8792" calcext:value-type="float">
            <text:p>6.8792</text:p>
          </table:table-cell>
          <table:table-cell office:value-type="float" office:value="6.5946445035" calcext:value-type="float">
            <text:p>6.5946445035</text:p>
          </table:table-cell>
          <table:table-cell table:formula="of:=POWER([.C1078]-6.75;2)" office:value-type="float" office:value="0.0241353302927616" calcext:value-type="float">
            <text:p>0.0241353303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86833" calcext:value-type="float">
            <text:p>6.86833</text:p>
          </table:table-cell>
          <table:table-cell office:value-type="float" office:value="6.5922884965" calcext:value-type="float">
            <text:p>6.5922884965</text:p>
          </table:table-cell>
          <table:table-cell table:formula="of:=POWER([.C1079]-6.75;2)" office:value-type="float" office:value="0.0248729183362305" calcext:value-type="float">
            <text:p>0.0248729183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858818" calcext:value-type="float">
            <text:p>6.858818</text:p>
          </table:table-cell>
          <table:table-cell office:value-type="float" office:value="6.5898913972" calcext:value-type="float">
            <text:p>6.5898913972</text:p>
          </table:table-cell>
          <table:table-cell table:formula="of:=POWER([.C1080]-6.75;2)" office:value-type="float" office:value="0.0256347646905683" calcext:value-type="float">
            <text:p>0.0256347647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850877" calcext:value-type="float">
            <text:p>6.850877</text:p>
          </table:table-cell>
          <table:table-cell office:value-type="float" office:value="6.5874402482" calcext:value-type="float">
            <text:p>6.5874402482</text:p>
          </table:table-cell>
          <table:table-cell table:formula="of:=POWER([.C1081]-6.75;2)" office:value-type="float" office:value="0.0264256729052776" calcext:value-type="float">
            <text:p>0.0264256729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844148" calcext:value-type="float">
            <text:p>6.844148</text:p>
          </table:table-cell>
          <table:table-cell office:value-type="float" office:value="6.5849167234" calcext:value-type="float">
            <text:p>6.5849167234</text:p>
          </table:table-cell>
          <table:table-cell table:formula="of:=POWER([.C1082]-6.75;2)" office:value-type="float" office:value="0.0272524882129921" calcext:value-type="float">
            <text:p>0.0272524882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837829" calcext:value-type="float">
            <text:p>6.837829</text:p>
          </table:table-cell>
          <table:table-cell office:value-type="float" office:value="6.5823043972" calcext:value-type="float">
            <text:p>6.5823043972</text:p>
          </table:table-cell>
          <table:table-cell table:formula="of:=POWER([.C1083]-6.75;2)" office:value-type="float" office:value="0.0281218151984555" calcext:value-type="float">
            <text:p>0.0281218152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830913" calcext:value-type="float">
            <text:p>6.830913</text:p>
          </table:table-cell>
          <table:table-cell office:value-type="float" office:value="6.5795960355" calcext:value-type="float">
            <text:p>6.5795960355</text:p>
          </table:table-cell>
          <table:table-cell table:formula="of:=POWER([.C1084]-6.75;2)" office:value-type="float" office:value="0.0290375111173173" calcext:value-type="float">
            <text:p>0.0290375111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822451" calcext:value-type="float">
            <text:p>6.822451</text:p>
          </table:table-cell>
          <table:table-cell office:value-type="float" office:value="6.5767987376" calcext:value-type="float">
            <text:p>6.5767987376</text:p>
          </table:table-cell>
          <table:table-cell table:formula="of:=POWER([.C1085]-6.75;2)" office:value-type="float" office:value="0.0299986772969537" calcext:value-type="float">
            <text:p>0.0299986773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81179" calcext:value-type="float">
            <text:p>6.81179</text:p>
          </table:table-cell>
          <table:table-cell office:value-type="float" office:value="6.5739353404" calcext:value-type="float">
            <text:p>6.5739353404</text:p>
          </table:table-cell>
          <table:table-cell table:formula="of:=POWER([.C1086]-6.75;2)" office:value-type="float" office:value="0.0309987643600638" calcext:value-type="float">
            <text:p>0.0309987644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798712" calcext:value-type="float">
            <text:p>6.798712</text:p>
          </table:table-cell>
          <table:table-cell office:value-type="float" office:value="6.5710413688" calcext:value-type="float">
            <text:p>6.5710413688</text:p>
          </table:table-cell>
          <table:table-cell table:formula="of:=POWER([.C1087]-6.75;2)" office:value-type="float" office:value="0.0320261916809778" calcext:value-type="float">
            <text:p>0.0320261917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783434" calcext:value-type="float">
            <text:p>6.783434</text:p>
          </table:table-cell>
          <table:table-cell office:value-type="float" office:value="6.5681581915" calcext:value-type="float">
            <text:p>6.5681581915</text:p>
          </table:table-cell>
          <table:table-cell table:formula="of:=POWER([.C1088]-6.75;2)" office:value-type="float" office:value="0.0330664433185506" calcext:value-type="float">
            <text:p>0.0330664433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766497" calcext:value-type="float">
            <text:p>6.766497</text:p>
          </table:table-cell>
          <table:table-cell office:value-type="float" office:value="6.5653244113" calcext:value-type="float">
            <text:p>6.5653244113</text:p>
          </table:table-cell>
          <table:table-cell table:formula="of:=POWER([.C1089]-6.75;2)" office:value-type="float" office:value="0.0341050730616916" calcext:value-type="float">
            <text:p>0.034105073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748571" calcext:value-type="float">
            <text:p>6.748571</text:p>
          </table:table-cell>
          <table:table-cell office:value-type="float" office:value="6.5625678085" calcext:value-type="float">
            <text:p>6.5625678085</text:p>
          </table:table-cell>
          <table:table-cell table:formula="of:=POWER([.C1090]-6.75;2)" office:value-type="float" office:value="0.0351308264104927" calcext:value-type="float">
            <text:p>0.0351308264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730254" calcext:value-type="float">
            <text:p>6.730254</text:p>
          </table:table-cell>
          <table:table-cell office:value-type="float" office:value="6.5599003404" calcext:value-type="float">
            <text:p>6.5599003404</text:p>
          </table:table-cell>
          <table:table-cell table:formula="of:=POWER([.C1091]-6.75;2)" office:value-type="float" office:value="0.0361378805800357" calcext:value-type="float">
            <text:p>0.0361378806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711925" calcext:value-type="float">
            <text:p>6.711925</text:p>
          </table:table-cell>
          <table:table-cell office:value-type="float" office:value="6.5573175319" calcext:value-type="float">
            <text:p>6.5573175319</text:p>
          </table:table-cell>
          <table:table-cell table:formula="of:=POWER([.C1092]-6.75;2)" office:value-type="float" office:value="0.0371265335131076" calcext:value-type="float">
            <text:p>0.0371265335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693684" calcext:value-type="float">
            <text:p>6.693684</text:p>
          </table:table-cell>
          <table:table-cell office:value-type="float" office:value="6.554802305" calcext:value-type="float">
            <text:p>6.554802305</text:p>
          </table:table-cell>
          <table:table-cell table:formula="of:=POWER([.C1093]-6.75;2)" office:value-type="float" office:value="0.038102140133313" calcext:value-type="float">
            <text:p>0.038102140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675389" calcext:value-type="float">
            <text:p>6.675389</text:p>
          </table:table-cell>
          <table:table-cell office:value-type="float" office:value="6.5523320426" calcext:value-type="float">
            <text:p>6.5523320426</text:p>
          </table:table-cell>
          <table:table-cell table:formula="of:=POWER([.C1094]-6.75;2)" office:value-type="float" office:value="0.0390726213826883" calcext:value-type="float">
            <text:p>0.0390726214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656757" calcext:value-type="float">
            <text:p>6.656757</text:p>
          </table:table-cell>
          <table:table-cell office:value-type="float" office:value="6.5498866667" calcext:value-type="float">
            <text:p>6.5498866667</text:p>
          </table:table-cell>
          <table:table-cell table:formula="of:=POWER([.C1095]-6.75;2)" office:value-type="float" office:value="0.0400453461644369" calcext:value-type="float">
            <text:p>0.0400453462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637497" calcext:value-type="float">
            <text:p>6.637497</text:p>
          </table:table-cell>
          <table:table-cell office:value-type="float" office:value="6.5474554326" calcext:value-type="float">
            <text:p>6.5474554326</text:p>
          </table:table-cell>
          <table:table-cell table:formula="of:=POWER([.C1096]-6.75;2)" office:value-type="float" office:value="0.0410243017832533" calcext:value-type="float">
            <text:p>0.0410243018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617423" calcext:value-type="float">
            <text:p>6.617423</text:p>
          </table:table-cell>
          <table:table-cell office:value-type="float" office:value="6.5450405177" calcext:value-type="float">
            <text:p>6.5450405177</text:p>
          </table:table-cell>
          <table:table-cell table:formula="of:=POWER([.C1097]-6.75;2)" office:value-type="float" office:value="0.0420083893846839" calcext:value-type="float">
            <text:p>0.0420083894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596537" calcext:value-type="float">
            <text:p>6.596537</text:p>
          </table:table-cell>
          <table:table-cell office:value-type="float" office:value="6.5426564752" calcext:value-type="float">
            <text:p>6.5426564752</text:p>
          </table:table-cell>
          <table:table-cell table:formula="of:=POWER([.C1098]-6.75;2)" office:value-type="float" office:value="0.0429913372764881" calcext:value-type="float">
            <text:p>0.0429913373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575064" calcext:value-type="float">
            <text:p>6.575064</text:p>
          </table:table-cell>
          <table:table-cell office:value-type="float" office:value="6.5403258723" calcext:value-type="float">
            <text:p>6.5403258723</text:p>
          </table:table-cell>
          <table:table-cell table:formula="of:=POWER([.C1099]-6.75;2)" office:value-type="float" office:value="0.0439632398267557" calcext:value-type="float">
            <text:p>0.0439632398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553445" calcext:value-type="float">
            <text:p>6.553445</text:p>
          </table:table-cell>
          <table:table-cell office:value-type="float" office:value="6.538072383" calcext:value-type="float">
            <text:p>6.538072383</text:p>
          </table:table-cell>
          <table:table-cell table:formula="of:=POWER([.C1100]-6.75;2)" office:value-type="float" office:value="0.0449133148472986" calcext:value-type="float">
            <text:p>0.0449133148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532287" calcext:value-type="float">
            <text:p>6.532287</text:p>
          </table:table-cell>
          <table:table-cell office:value-type="float" office:value="6.5359131418" calcext:value-type="float">
            <text:p>6.5359131418</text:p>
          </table:table-cell>
          <table:table-cell table:formula="of:=POWER([.C1101]-6.75;2)" office:value-type="float" office:value="0.0458331828539469" calcext:value-type="float">
            <text:p>0.0458331829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512277" calcext:value-type="float">
            <text:p>6.512277</text:p>
          </table:table-cell>
          <table:table-cell office:value-type="float" office:value="6.5338522128" calcext:value-type="float">
            <text:p>6.5338522128</text:p>
          </table:table-cell>
          <table:table-cell table:formula="of:=POWER([.C1102]-6.75;2)" office:value-type="float" office:value="0.0467198659114564" calcext:value-type="float">
            <text:p>0.0467198659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494065" calcext:value-type="float">
            <text:p>6.494065</text:p>
          </table:table-cell>
          <table:table-cell office:value-type="float" office:value="6.5318760284" calcext:value-type="float">
            <text:p>6.5318760284</text:p>
          </table:table-cell>
          <table:table-cell table:formula="of:=POWER([.C1103]-6.75;2)" office:value-type="float" office:value="0.0475780669865575" calcext:value-type="float">
            <text:p>0.047578067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478119" calcext:value-type="float">
            <text:p>6.478119</text:p>
          </table:table-cell>
          <table:table-cell office:value-type="float" office:value="6.5299505603" calcext:value-type="float">
            <text:p>6.5299505603</text:p>
          </table:table-cell>
          <table:table-cell table:formula="of:=POWER([.C1104]-6.75;2)" office:value-type="float" office:value="0.0484217559122841" calcext:value-type="float">
            <text:p>0.0484217559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464586" calcext:value-type="float">
            <text:p>6.464586</text:p>
          </table:table-cell>
          <table:table-cell office:value-type="float" office:value="6.5280184823" calcext:value-type="float">
            <text:p>6.5280184823</text:p>
          </table:table-cell>
          <table:table-cell table:formula="of:=POWER([.C1105]-6.75;2)" office:value-type="float" office:value="0.0492757942003953" calcext:value-type="float">
            <text:p>0.0492757942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453178" calcext:value-type="float">
            <text:p>6.453178</text:p>
          </table:table-cell>
          <table:table-cell office:value-type="float" office:value="6.5259915674" calcext:value-type="float">
            <text:p>6.5259915674</text:p>
          </table:table-cell>
          <table:table-cell table:formula="of:=POWER([.C1106]-6.75;2)" office:value-type="float" office:value="0.0501797778759087" calcext:value-type="float">
            <text:p>0.0501797779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443111" calcext:value-type="float">
            <text:p>6.443111</text:p>
          </table:table-cell>
          <table:table-cell office:value-type="float" office:value="6.5237260213" calcext:value-type="float">
            <text:p>6.5237260213</text:p>
          </table:table-cell>
          <table:table-cell table:formula="of:=POWER([.C1107]-6.75;2)" office:value-type="float" office:value="0.0511999134367281" calcext:value-type="float">
            <text:p>0.0511999134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433116" calcext:value-type="float">
            <text:p>6.433116</text:p>
          </table:table-cell>
          <table:table-cell office:value-type="float" office:value="6.520931383" calcext:value-type="float">
            <text:p>6.520931383</text:p>
          </table:table-cell>
          <table:table-cell table:formula="of:=POWER([.C1108]-6.75;2)" office:value-type="float" office:value="0.0524724312942928" calcext:value-type="float">
            <text:p>0.0524724313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421557" calcext:value-type="float">
            <text:p>6.421557</text:p>
          </table:table-cell>
          <table:table-cell office:value-type="float" office:value="6.5166698298" calcext:value-type="float">
            <text:p>6.5166698298</text:p>
          </table:table-cell>
          <table:table-cell table:formula="of:=POWER([.C1109]-6.75;2)" office:value-type="float" office:value="0.0544429683255611" calcext:value-type="float">
            <text:p>0.0544429683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406656" calcext:value-type="float">
            <text:p>6.406656</text:p>
          </table:table-cell>
          <table:table-cell office:value-type="float" office:value="6.4915085461" calcext:value-type="float">
            <text:p>6.4915085461</text:p>
          </table:table-cell>
          <table:table-cell table:formula="of:=POWER([.C1110]-6.75;2)" office:value-type="float" office:value="0.0668178317393356" calcext:value-type="float">
            <text:p>0.0668178317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386837" calcext:value-type="float">
            <text:p>6.386837</text:p>
          </table:table-cell>
          <table:table-cell office:value-type="float" office:value="6.4945300851" calcext:value-type="float">
            <text:p>6.4945300851</text:p>
          </table:table-cell>
          <table:table-cell table:formula="of:=POWER([.C1111]-6.75;2)" office:value-type="float" office:value="0.0652648774190132" calcext:value-type="float">
            <text:p>0.0652648774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361167" calcext:value-type="float">
            <text:p>6.361167</text:p>
          </table:table-cell>
          <table:table-cell office:value-type="float" office:value="6.4951283262" calcext:value-type="float">
            <text:p>6.4951283262</text:p>
          </table:table-cell>
          <table:table-cell table:formula="of:=POWER([.C1112]-6.75;2)" office:value-type="float" office:value="0.0649595701056138" calcext:value-type="float">
            <text:p>0.0649595701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329828" calcext:value-type="float">
            <text:p>6.329828</text:p>
          </table:table-cell>
          <table:table-cell office:value-type="float" office:value="6.4950024823" calcext:value-type="float">
            <text:p>6.4950024823</text:p>
          </table:table-cell>
          <table:table-cell table:formula="of:=POWER([.C1113]-6.75;2)" office:value-type="float" office:value="0.0650237340331617" calcext:value-type="float">
            <text:p>0.06502373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294488" calcext:value-type="float">
            <text:p>6.294488</text:p>
          </table:table-cell>
          <table:table-cell office:value-type="float" office:value="6.4945677021" calcext:value-type="float">
            <text:p>6.4945677021</text:p>
          </table:table-cell>
          <table:table-cell table:formula="of:=POWER([.C1114]-6.75;2)" office:value-type="float" office:value="0.0652456588104742" calcext:value-type="float">
            <text:p>0.0652456588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258432" calcext:value-type="float">
            <text:p>6.258432</text:p>
          </table:table-cell>
          <table:table-cell office:value-type="float" office:value="6.4940295957" calcext:value-type="float">
            <text:p>6.4940295957</text:p>
          </table:table-cell>
          <table:table-cell table:formula="of:=POWER([.C1115]-6.75;2)" office:value-type="float" office:value="0.0655208478775055" calcext:value-type="float">
            <text:p>0.0655208479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226263" calcext:value-type="float">
            <text:p>6.226263</text:p>
          </table:table-cell>
          <table:table-cell office:value-type="float" office:value="6.4935251915" calcext:value-type="float">
            <text:p>6.4935251915</text:p>
          </table:table-cell>
          <table:table-cell table:formula="of:=POWER([.C1116]-6.75;2)" office:value-type="float" office:value="0.0657793273951117" calcext:value-type="float">
            <text:p>0.0657793274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203128" calcext:value-type="float">
            <text:p>6.203128</text:p>
          </table:table-cell>
          <table:table-cell office:value-type="float" office:value="6.4931472128" calcext:value-type="float">
            <text:p>6.4931472128</text:p>
          </table:table-cell>
          <table:table-cell table:formula="of:=POWER([.C1117]-6.75;2)" office:value-type="float" office:value="0.0659733542924083" calcext:value-type="float">
            <text:p>0.0659733543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193507" calcext:value-type="float">
            <text:p>6.193507</text:p>
          </table:table-cell>
          <table:table-cell office:value-type="float" office:value="6.4929424468" calcext:value-type="float">
            <text:p>6.4929424468</text:p>
          </table:table-cell>
          <table:table-cell table:formula="of:=POWER([.C1118]-6.75;2)" office:value-type="float" office:value="0.0660785856571709" calcext:value-type="float">
            <text:p>0.0660785857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199884" calcext:value-type="float">
            <text:p>6.199884</text:p>
          </table:table-cell>
          <table:table-cell office:value-type="float" office:value="6.4929083121" calcext:value-type="float">
            <text:p>6.4929083121</text:p>
          </table:table-cell>
          <table:table-cell table:formula="of:=POWER([.C1119]-6.75;2)" office:value-type="float" office:value="0.066096135987271" calcext:value-type="float">
            <text:p>0.066096136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22168" calcext:value-type="float">
            <text:p>6.22168</text:p>
          </table:table-cell>
          <table:table-cell office:value-type="float" office:value="6.4929974539" calcext:value-type="float">
            <text:p>6.4929974539</text:p>
          </table:table-cell>
          <table:table-cell table:formula="of:=POWER([.C1120]-6.75;2)" office:value-type="float" office:value="0.0660503087018825" calcext:value-type="float">
            <text:p>0.0660503087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254893" calcext:value-type="float">
            <text:p>6.254893</text:p>
          </table:table-cell>
          <table:table-cell office:value-type="float" office:value="6.4931338085" calcext:value-type="float">
            <text:p>6.4931338085</text:p>
          </table:table-cell>
          <table:table-cell table:formula="of:=POWER([.C1121]-6.75;2)" office:value-type="float" office:value="0.0659802403357148" calcext:value-type="float">
            <text:p>0.0659802403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292601" calcext:value-type="float">
            <text:p>6.292601</text:p>
          </table:table-cell>
          <table:table-cell office:value-type="float" office:value="6.4932375248" calcext:value-type="float">
            <text:p>6.4932375248</text:p>
          </table:table-cell>
          <table:table-cell table:formula="of:=POWER([.C1122]-6.75;2)" office:value-type="float" office:value="0.0659269686708308" calcext:value-type="float">
            <text:p>0.0659269687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326204" calcext:value-type="float">
            <text:p>6.326204</text:p>
          </table:table-cell>
          <table:table-cell office:value-type="float" office:value="6.4932526099" calcext:value-type="float">
            <text:p>6.4932526099</text:p>
          </table:table-cell>
          <table:table-cell table:formula="of:=POWER([.C1123]-6.75;2)" office:value-type="float" office:value="0.0659192223231617" calcext:value-type="float">
            <text:p>0.0659192223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347018" calcext:value-type="float">
            <text:p>6.347018</text:p>
          </table:table-cell>
          <table:table-cell office:value-type="float" office:value="6.4931699362" calcext:value-type="float">
            <text:p>6.4931699362</text:p>
          </table:table-cell>
          <table:table-cell table:formula="of:=POWER([.C1124]-6.75;2)" office:value-type="float" office:value="0.065961681671512" calcext:value-type="float">
            <text:p>0.0659616817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347731" calcext:value-type="float">
            <text:p>6.347731</text:p>
          </table:table-cell>
          <table:table-cell office:value-type="float" office:value="6.4930400213" calcext:value-type="float">
            <text:p>6.4930400213</text:p>
          </table:table-cell>
          <table:table-cell table:formula="of:=POWER([.C1125]-6.75;2)" office:value-type="float" office:value="0.0660284306535046" calcext:value-type="float">
            <text:p>0.0660284307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323319" calcext:value-type="float">
            <text:p>6.323319</text:p>
          </table:table-cell>
          <table:table-cell office:value-type="float" office:value="6.4929734965" calcext:value-type="float">
            <text:p>6.4929734965</text:p>
          </table:table-cell>
          <table:table-cell table:formula="of:=POWER([.C1126]-6.75;2)" office:value-type="float" office:value="0.0660626235014353" calcext:value-type="float">
            <text:p>0.066062623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271083" calcext:value-type="float">
            <text:p>6.271083</text:p>
          </table:table-cell>
          <table:table-cell office:value-type="float" office:value="6.4931310142" calcext:value-type="float">
            <text:p>6.4931310142</text:p>
          </table:table-cell>
          <table:table-cell table:formula="of:=POWER([.C1127]-6.75;2)" office:value-type="float" office:value="0.0659816758659205" calcext:value-type="float">
            <text:p>0.0659816759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189432" calcext:value-type="float">
            <text:p>6.189432</text:p>
          </table:table-cell>
          <table:table-cell office:value-type="float" office:value="6.4937080284" calcext:value-type="float">
            <text:p>6.4937080284</text:p>
          </table:table-cell>
          <table:table-cell table:formula="of:=POWER([.C1128]-6.75;2)" office:value-type="float" office:value="0.065685574706615" calcext:value-type="float">
            <text:p>0.0656855747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074416" calcext:value-type="float">
            <text:p>6.074416</text:p>
          </table:table-cell>
          <table:table-cell office:value-type="float" office:value="6.4949241418" calcext:value-type="float">
            <text:p>6.4949241418</text:p>
          </table:table-cell>
          <table:table-cell table:formula="of:=POWER([.C1129]-6.75;2)" office:value-type="float" office:value="0.0650636934364663" calcext:value-type="float">
            <text:p>0.0650636934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.909976" calcext:value-type="float">
            <text:p>5.909976</text:p>
          </table:table-cell>
          <table:table-cell office:value-type="float" office:value="6.4970345461" calcext:value-type="float">
            <text:p>6.4970345461</text:p>
          </table:table-cell>
          <table:table-cell table:formula="of:=POWER([.C1130]-6.75;2)" office:value-type="float" office:value="0.063991520866833" calcext:value-type="float">
            <text:p>0.0639915209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.628566" calcext:value-type="float">
            <text:p>5.628566</text:p>
          </table:table-cell>
          <table:table-cell office:value-type="float" office:value="6.5004100851" calcext:value-type="float">
            <text:p>6.5004100851</text:p>
          </table:table-cell>
          <table:table-cell table:formula="of:=POWER([.C1131]-6.75;2)" office:value-type="float" office:value="0.062295125619789" calcext:value-type="float">
            <text:p>0.0622951256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.765022" calcext:value-type="float">
            <text:p>4.765022</text:p>
          </table:table-cell>
          <table:table-cell office:value-type="float" office:value="6.5058975461" calcext:value-type="float">
            <text:p>6.5058975461</text:p>
          </table:table-cell>
          <table:table-cell table:formula="of:=POWER([.C1132]-6.75;2)" office:value-type="float" office:value="0.0595860080000017" calcext:value-type="float">
            <text:p>0.059586008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.584384" calcext:value-type="float">
            <text:p>11.584384</text:p>
          </table:table-cell>
          <table:table-cell office:value-type="float" office:value="6.5176365106" calcext:value-type="float">
            <text:p>6.5176365106</text:p>
          </table:table-cell>
          <table:table-cell table:formula="of:=POWER([.C1133]-6.75;2)" office:value-type="float" office:value="0.0539927912061439" calcext:value-type="float">
            <text:p>0.0539927912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.005563" calcext:value-type="float">
            <text:p>7.005563</text:p>
          </table:table-cell>
          <table:table-cell office:value-type="float" office:value="6.4811417163" calcext:value-type="float">
            <text:p>6.4811417163</text:p>
          </table:table-cell>
          <table:table-cell table:formula="of:=POWER([.C1134]-6.75;2)" office:value-type="float" office:value="0.0722847767141098" calcext:value-type="float">
            <text:p>0.0722847767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587869" calcext:value-type="float">
            <text:p>6.587869</text:p>
          </table:table-cell>
          <table:table-cell office:value-type="float" office:value="6.4772475248" calcext:value-type="float">
            <text:p>6.4772475248</text:p>
          </table:table-cell>
          <table:table-cell table:formula="of:=POWER([.C1135]-6.75;2)" office:value-type="float" office:value="0.0743939127277266" calcext:value-type="float">
            <text:p>0.0743939127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431373" calcext:value-type="float">
            <text:p>6.431373</text:p>
          </table:table-cell>
          <table:table-cell office:value-type="float" office:value="6.4764327801" calcext:value-type="float">
            <text:p>6.4764327801</text:p>
          </table:table-cell>
          <table:table-cell table:formula="of:=POWER([.C1136]-6.75;2)" office:value-type="float" office:value="0.0748390238038151" calcext:value-type="float">
            <text:p>0.0748390238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356483" calcext:value-type="float">
            <text:p>6.356483</text:p>
          </table:table-cell>
          <table:table-cell office:value-type="float" office:value="6.4768318794" calcext:value-type="float">
            <text:p>6.4768318794</text:p>
          </table:table-cell>
          <table:table-cell table:formula="of:=POWER([.C1137]-6.75;2)" office:value-type="float" office:value="0.0746208221121363" calcext:value-type="float">
            <text:p>0.0746208221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319285" calcext:value-type="float">
            <text:p>6.319285</text:p>
          </table:table-cell>
          <table:table-cell office:value-type="float" office:value="6.4778522057" calcext:value-type="float">
            <text:p>6.4778522057</text:p>
          </table:table-cell>
          <table:table-cell table:formula="of:=POWER([.C1138]-6.75;2)" office:value-type="float" office:value="0.0740644219423553" calcext:value-type="float">
            <text:p>0.0740644219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302201" calcext:value-type="float">
            <text:p>6.302201</text:p>
          </table:table-cell>
          <table:table-cell office:value-type="float" office:value="6.479214773" calcext:value-type="float">
            <text:p>6.479214773</text:p>
          </table:table-cell>
          <table:table-cell table:formula="of:=POWER([.C1139]-6.75;2)" office:value-type="float" office:value="0.0733246391614416" calcext:value-type="float">
            <text:p>0.0733246392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295848" calcext:value-type="float">
            <text:p>6.295848</text:p>
          </table:table-cell>
          <table:table-cell office:value-type="float" office:value="6.4807699645" calcext:value-type="float">
            <text:p>6.4807699645</text:p>
          </table:table-cell>
          <table:table-cell table:formula="of:=POWER([.C1140]-6.75;2)" office:value-type="float" office:value="0.0724848120153311" calcext:value-type="float">
            <text:p>0.072484812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294353" calcext:value-type="float">
            <text:p>6.294353</text:p>
          </table:table-cell>
          <table:table-cell office:value-type="float" office:value="6.4824409504" calcext:value-type="float">
            <text:p>6.4824409504</text:p>
          </table:table-cell>
          <table:table-cell table:formula="of:=POWER([.C1141]-6.75;2)" office:value-type="float" office:value="0.0715878450228553" calcext:value-type="float">
            <text:p>0.071587845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293897" calcext:value-type="float">
            <text:p>6.293897</text:p>
          </table:table-cell>
          <table:table-cell office:value-type="float" office:value="6.4841990567" calcext:value-type="float">
            <text:p>6.4841990567</text:p>
          </table:table-cell>
          <table:table-cell table:formula="of:=POWER([.C1142]-6.75;2)" office:value-type="float" office:value="0.07065014145917" calcext:value-type="float">
            <text:p>0.0706501415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292242" calcext:value-type="float">
            <text:p>6.292242</text:p>
          </table:table-cell>
          <table:table-cell office:value-type="float" office:value="6.4860479787" calcext:value-type="float">
            <text:p>6.4860479787</text:p>
          </table:table-cell>
          <table:table-cell table:formula="of:=POWER([.C1143]-6.75;2)" office:value-type="float" office:value="0.0696706695483555" calcext:value-type="float">
            <text:p>0.0696706695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288543" calcext:value-type="float">
            <text:p>6.288543</text:p>
          </table:table-cell>
          <table:table-cell office:value-type="float" office:value="6.4880102553" calcext:value-type="float">
            <text:p>6.4880102553</text:p>
          </table:table-cell>
          <table:table-cell table:formula="of:=POWER([.C1144]-6.75;2)" office:value-type="float" office:value="0.0686386263279713" calcext:value-type="float">
            <text:p>0.0686386263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28316" calcext:value-type="float">
            <text:p>6.28316</text:p>
          </table:table-cell>
          <table:table-cell office:value-type="float" office:value="6.4901145887" calcext:value-type="float">
            <text:p>6.4901145887</text:p>
          </table:table-cell>
          <table:table-cell table:formula="of:=POWER([.C1145]-6.75;2)" office:value-type="float" office:value="0.0675404270065702" calcext:value-type="float">
            <text:p>0.067540427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277379" calcext:value-type="float">
            <text:p>6.277379</text:p>
          </table:table-cell>
          <table:table-cell office:value-type="float" office:value="6.4923846879" calcext:value-type="float">
            <text:p>6.4923846879</text:p>
          </table:table-cell>
          <table:table-cell table:formula="of:=POWER([.C1146]-6.75;2)" office:value-type="float" office:value="0.0663656490283806" calcext:value-type="float">
            <text:p>0.066365649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273035" calcext:value-type="float">
            <text:p>6.273035</text:p>
          </table:table-cell>
          <table:table-cell office:value-type="float" office:value="6.494831" calcext:value-type="float">
            <text:p>6.494831</text:p>
          </table:table-cell>
          <table:table-cell table:formula="of:=POWER([.C1147]-6.75;2)" office:value-type="float" office:value="0.0651112185610002" calcext:value-type="float">
            <text:p>0.0651112186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272085" calcext:value-type="float">
            <text:p>6.272085</text:p>
          </table:table-cell>
          <table:table-cell office:value-type="float" office:value="6.4974463475" calcext:value-type="float">
            <text:p>6.4974463475</text:p>
          </table:table-cell>
          <table:table-cell table:formula="of:=POWER([.C1148]-6.75;2)" office:value-type="float" office:value="0.0637833473910906" calcext:value-type="float">
            <text:p>0.0637833474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276216" calcext:value-type="float">
            <text:p>6.276216</text:p>
          </table:table-cell>
          <table:table-cell office:value-type="float" office:value="6.5002058227" calcext:value-type="float">
            <text:p>6.5002058227</text:p>
          </table:table-cell>
          <table:table-cell table:formula="of:=POWER([.C1149]-6.75;2)" office:value-type="float" office:value="0.0623971310129839" calcext:value-type="float">
            <text:p>0.06239713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286538" calcext:value-type="float">
            <text:p>6.286538</text:p>
          </table:table-cell>
          <table:table-cell office:value-type="float" office:value="6.5030703262" calcext:value-type="float">
            <text:p>6.5030703262</text:p>
          </table:table-cell>
          <table:table-cell table:formula="of:=POWER([.C1150]-6.75;2)" office:value-type="float" office:value="0.0609742638029746" calcext:value-type="float">
            <text:p>0.0609742638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303412" calcext:value-type="float">
            <text:p>6.303412</text:p>
          </table:table-cell>
          <table:table-cell office:value-type="float" office:value="6.5059926028" calcext:value-type="float">
            <text:p>6.5059926028</text:p>
          </table:table-cell>
          <table:table-cell table:formula="of:=POWER([.C1151]-6.75;2)" office:value-type="float" office:value="0.0595396098883185" calcext:value-type="float">
            <text:p>0.0595396099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326399" calcext:value-type="float">
            <text:p>6.326399</text:p>
          </table:table-cell>
          <table:table-cell office:value-type="float" office:value="6.5089241348" calcext:value-type="float">
            <text:p>6.5089241348</text:p>
          </table:table-cell>
          <table:table-cell table:formula="of:=POWER([.C1152]-6.75;2)" office:value-type="float" office:value="0.0581175727819286" calcext:value-type="float">
            <text:p>0.0581175728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354318" calcext:value-type="float">
            <text:p>6.354318</text:p>
          </table:table-cell>
          <table:table-cell office:value-type="float" office:value="6.5118214965" calcext:value-type="float">
            <text:p>6.5118214965</text:p>
          </table:table-cell>
          <table:table-cell table:formula="of:=POWER([.C1153]-6.75;2)" office:value-type="float" office:value="0.0567289995294997" calcext:value-type="float">
            <text:p>0.0567289995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385388" calcext:value-type="float">
            <text:p>6.385388</text:p>
          </table:table-cell>
          <table:table-cell office:value-type="float" office:value="6.5146510922" calcext:value-type="float">
            <text:p>6.5146510922</text:p>
          </table:table-cell>
          <table:table-cell table:formula="of:=POWER([.C1154]-6.75;2)" office:value-type="float" office:value="0.0553891084026528" calcext:value-type="float">
            <text:p>0.0553891084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417442" calcext:value-type="float">
            <text:p>6.417442</text:p>
          </table:table-cell>
          <table:table-cell office:value-type="float" office:value="6.5173917518" calcext:value-type="float">
            <text:p>6.5173917518</text:p>
          </table:table-cell>
          <table:table-cell table:formula="of:=POWER([.C1155]-6.75;2)" office:value-type="float" office:value="0.0541065971306728" calcext:value-type="float">
            <text:p>0.0541065971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448207" calcext:value-type="float">
            <text:p>6.448207</text:p>
          </table:table-cell>
          <table:table-cell office:value-type="float" office:value="6.5200350993" calcext:value-type="float">
            <text:p>6.5200350993</text:p>
          </table:table-cell>
          <table:table-cell table:formula="of:=POWER([.C1156]-6.75;2)" office:value-type="float" office:value="0.0528838555539608" calcext:value-type="float">
            <text:p>0.0528838556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475625" calcext:value-type="float">
            <text:p>6.475625</text:p>
          </table:table-cell>
          <table:table-cell office:value-type="float" office:value="6.5225838723" calcext:value-type="float">
            <text:p>6.5225838723</text:p>
          </table:table-cell>
          <table:table-cell table:formula="of:=POWER([.C1157]-6.75;2)" office:value-type="float" office:value="0.0517180951380626" calcext:value-type="float">
            <text:p>0.0517180951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498173" calcext:value-type="float">
            <text:p>6.498173</text:p>
          </table:table-cell>
          <table:table-cell office:value-type="float" office:value="6.5250487376" calcext:value-type="float">
            <text:p>6.5250487376</text:p>
          </table:table-cell>
          <table:table-cell table:formula="of:=POWER([.C1158]-6.75;2)" office:value-type="float" office:value="0.0506030704553538" calcext:value-type="float">
            <text:p>0.0506030705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515144" calcext:value-type="float">
            <text:p>6.515144</text:p>
          </table:table-cell>
          <table:table-cell office:value-type="float" office:value="6.527444234" calcext:value-type="float">
            <text:p>6.527444234</text:p>
          </table:table-cell>
          <table:table-cell table:formula="of:=POWER([.C1159]-6.75;2)" office:value-type="float" office:value="0.0495310689798468" calcext:value-type="float">
            <text:p>0.049531069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526784" calcext:value-type="float">
            <text:p>6.526784</text:p>
          </table:table-cell>
          <table:table-cell office:value-type="float" office:value="6.5297843333" calcext:value-type="float">
            <text:p>6.5297843333</text:p>
          </table:table-cell>
          <table:table-cell table:formula="of:=POWER([.C1160]-6.75;2)" office:value-type="float" office:value="0.0484949398601254" calcext:value-type="float">
            <text:p>0.0484949399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534279" calcext:value-type="float">
            <text:p>6.534279</text:p>
          </table:table-cell>
          <table:table-cell office:value-type="float" office:value="6.5320785177" calcext:value-type="float">
            <text:p>6.5320785177</text:p>
          </table:table-cell>
          <table:table-cell table:formula="of:=POWER([.C1161]-6.75;2)" office:value-type="float" office:value="0.047489772447829" calcext:value-type="float">
            <text:p>0.0474897724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53953" calcext:value-type="float">
            <text:p>6.53953</text:p>
          </table:table-cell>
          <table:table-cell office:value-type="float" office:value="6.5343288227" calcext:value-type="float">
            <text:p>6.5343288227</text:p>
          </table:table-cell>
          <table:table-cell table:formula="of:=POWER([.C1162]-6.75;2)" office:value-type="float" office:value="0.046514056717968" calcext:value-type="float">
            <text:p>0.0465140567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544782" calcext:value-type="float">
            <text:p>6.544782</text:p>
          </table:table-cell>
          <table:table-cell office:value-type="float" office:value="6.536528461" calcext:value-type="float">
            <text:p>6.536528461</text:p>
          </table:table-cell>
          <table:table-cell table:formula="of:=POWER([.C1163]-6.75;2)" office:value-type="float" office:value="0.0455700979630287" calcext:value-type="float">
            <text:p>0.045570098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552169" calcext:value-type="float">
            <text:p>6.552169</text:p>
          </table:table-cell>
          <table:table-cell office:value-type="float" office:value="6.5386621348" calcext:value-type="float">
            <text:p>6.5386621348</text:p>
          </table:table-cell>
          <table:table-cell table:formula="of:=POWER([.C1164]-6.75;2)" office:value-type="float" office:value="0.0446636932672934" calcext:value-type="float">
            <text:p>0.0446636933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563284" calcext:value-type="float">
            <text:p>6.563284</text:p>
          </table:table-cell>
          <table:table-cell office:value-type="float" office:value="6.5407079291" calcext:value-type="float">
            <text:p>6.5407079291</text:p>
          </table:table-cell>
          <table:table-cell table:formula="of:=POWER([.C1165]-6.75;2)" office:value-type="float" office:value="0.0438031709416107" calcext:value-type="float">
            <text:p>0.0438031709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578872" calcext:value-type="float">
            <text:p>6.578872</text:p>
          </table:table-cell>
          <table:table-cell office:value-type="float" office:value="6.5426403901" calcext:value-type="float">
            <text:p>6.5426403901</text:p>
          </table:table-cell>
          <table:table-cell table:formula="of:=POWER([.C1166]-6.75;2)" office:value-type="float" office:value="0.0429980078178802" calcext:value-type="float">
            <text:p>0.0429980078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598723" calcext:value-type="float">
            <text:p>6.598723</text:p>
          </table:table-cell>
          <table:table-cell office:value-type="float" office:value="6.5444340993" calcext:value-type="float">
            <text:p>6.5444340993</text:p>
          </table:table-cell>
          <table:table-cell table:formula="of:=POWER([.C1167]-6.75;2)" office:value-type="float" office:value="0.0422573395306022" calcext:value-type="float">
            <text:p>0.0422573395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621768" calcext:value-type="float">
            <text:p>6.621768</text:p>
          </table:table-cell>
          <table:table-cell office:value-type="float" office:value="6.5460671064" calcext:value-type="float">
            <text:p>6.5460671064</text:p>
          </table:table-cell>
          <table:table-cell table:formula="of:=POWER([.C1168]-6.75;2)" office:value-type="float" office:value="0.041588625092069" calcext:value-type="float">
            <text:p>0.041588625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646342" calcext:value-type="float">
            <text:p>6.646342</text:p>
          </table:table-cell>
          <table:table-cell office:value-type="float" office:value="6.5475237234" calcext:value-type="float">
            <text:p>6.5475237234</text:p>
          </table:table-cell>
          <table:table-cell table:formula="of:=POWER([.C1169]-6.75;2)" office:value-type="float" office:value="0.0409966425857996" calcext:value-type="float">
            <text:p>0.0409966426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67055" calcext:value-type="float">
            <text:p>6.67055</text:p>
          </table:table-cell>
          <table:table-cell office:value-type="float" office:value="6.5487964043" calcext:value-type="float">
            <text:p>6.5487964043</text:p>
          </table:table-cell>
          <table:table-cell table:formula="of:=POWER([.C1170]-6.75;2)" office:value-type="float" office:value="0.0404828869226091" calcext:value-type="float">
            <text:p>0.0404828869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692636" calcext:value-type="float">
            <text:p>6.692636</text:p>
          </table:table-cell>
          <table:table-cell office:value-type="float" office:value="6.5498865674" calcext:value-type="float">
            <text:p>6.5498865674</text:p>
          </table:table-cell>
          <table:table-cell table:formula="of:=POWER([.C1171]-6.75;2)" office:value-type="float" office:value="0.0400453859069548" calcext:value-type="float">
            <text:p>0.0400453859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711306" calcext:value-type="float">
            <text:p>6.711306</text:p>
          </table:table-cell>
          <table:table-cell office:value-type="float" office:value="6.5508042908" calcext:value-type="float">
            <text:p>6.5508042908</text:p>
          </table:table-cell>
          <table:table-cell table:formula="of:=POWER([.C1172]-6.75;2)" office:value-type="float" office:value="0.0396789305636908" calcext:value-type="float">
            <text:p>0.0396789306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725929" calcext:value-type="float">
            <text:p>6.725929</text:p>
          </table:table-cell>
          <table:table-cell office:value-type="float" office:value="6.5515668156" calcext:value-type="float">
            <text:p>6.5515668156</text:p>
          </table:table-cell>
          <table:table-cell table:formula="of:=POWER([.C1173]-6.75;2)" office:value-type="float" office:value="0.0393757286711243" calcext:value-type="float">
            <text:p>0.0393757287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736619" calcext:value-type="float">
            <text:p>6.736619</text:p>
          </table:table-cell>
          <table:table-cell office:value-type="float" office:value="6.552195844" calcext:value-type="float">
            <text:p>6.552195844</text:p>
          </table:table-cell>
          <table:table-cell table:formula="of:=POWER([.C1174]-6.75;2)" office:value-type="float" office:value="0.0391264841308724" calcext:value-type="float">
            <text:p>0.0391264841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744159" calcext:value-type="float">
            <text:p>6.744159</text:p>
          </table:table-cell>
          <table:table-cell office:value-type="float" office:value="6.5527137943" calcext:value-type="float">
            <text:p>6.5527137943</text:p>
          </table:table-cell>
          <table:table-cell table:formula="of:=POWER([.C1175]-6.75;2)" office:value-type="float" office:value="0.0389218469595028" calcext:value-type="float">
            <text:p>0.038921847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749813" calcext:value-type="float">
            <text:p>6.749813</text:p>
          </table:table-cell>
          <table:table-cell office:value-type="float" office:value="6.5531395035" calcext:value-type="float">
            <text:p>6.5531395035</text:p>
          </table:table-cell>
          <table:table-cell table:formula="of:=POWER([.C1176]-6.75;2)" office:value-type="float" office:value="0.0387540550822266" calcext:value-type="float">
            <text:p>0.0387540551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755044" calcext:value-type="float">
            <text:p>6.755044</text:p>
          </table:table-cell>
          <table:table-cell office:value-type="float" office:value="6.5534842482" calcext:value-type="float">
            <text:p>6.5534842482</text:p>
          </table:table-cell>
          <table:table-cell table:formula="of:=POWER([.C1177]-6.75;2)" office:value-type="float" office:value="0.0386184407055191" calcext:value-type="float">
            <text:p>0.0386184407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761207" calcext:value-type="float">
            <text:p>6.761207</text:p>
          </table:table-cell>
          <table:table-cell office:value-type="float" office:value="6.5537491277" calcext:value-type="float">
            <text:p>6.5537491277</text:p>
          </table:table-cell>
          <table:table-cell table:formula="of:=POWER([.C1178]-6.75;2)" office:value-type="float" office:value="0.038514404878511" calcext:value-type="float">
            <text:p>0.0385144049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769272" calcext:value-type="float">
            <text:p>6.769272</text:p>
          </table:table-cell>
          <table:table-cell office:value-type="float" office:value="6.5539246099" calcext:value-type="float">
            <text:p>6.5539246099</text:p>
          </table:table-cell>
          <table:table-cell table:formula="of:=POWER([.C1179]-6.75;2)" office:value-type="float" office:value="0.0384455586028671" calcext:value-type="float">
            <text:p>0.0384455586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77965" calcext:value-type="float">
            <text:p>6.77965</text:p>
          </table:table-cell>
          <table:table-cell office:value-type="float" office:value="6.5539926099" calcext:value-type="float">
            <text:p>6.5539926099</text:p>
          </table:table-cell>
          <table:table-cell table:formula="of:=POWER([.C1180]-6.75;2)" office:value-type="float" office:value="0.0384188969738136" calcext:value-type="float">
            <text:p>0.038418897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792142" calcext:value-type="float">
            <text:p>6.792142</text:p>
          </table:table-cell>
          <table:table-cell office:value-type="float" office:value="6.5539306525" calcext:value-type="float">
            <text:p>6.5539306525</text:p>
          </table:table-cell>
          <table:table-cell table:formula="of:=POWER([.C1181]-6.75;2)" office:value-type="float" office:value="0.0384431890290757" calcext:value-type="float">
            <text:p>0.038443189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806018" calcext:value-type="float">
            <text:p>6.806018</text:p>
          </table:table-cell>
          <table:table-cell office:value-type="float" office:value="6.5537170284" calcext:value-type="float">
            <text:p>6.5537170284</text:p>
          </table:table-cell>
          <table:table-cell table:formula="of:=POWER([.C1182]-6.75;2)" office:value-type="float" office:value="0.0385270049401263" calcext:value-type="float">
            <text:p>0.0385270049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82019" calcext:value-type="float">
            <text:p>6.82019</text:p>
          </table:table-cell>
          <table:table-cell office:value-type="float" office:value="6.5533355177" calcext:value-type="float">
            <text:p>6.5533355177</text:p>
          </table:table-cell>
          <table:table-cell table:formula="of:=POWER([.C1183]-6.75;2)" office:value-type="float" office:value="0.0386769185983271" calcext:value-type="float">
            <text:p>0.0386769186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833429" calcext:value-type="float">
            <text:p>6.833429</text:p>
          </table:table-cell>
          <table:table-cell office:value-type="float" office:value="6.5527785461" calcext:value-type="float">
            <text:p>6.5527785461</text:p>
          </table:table-cell>
          <table:table-cell table:formula="of:=POWER([.C1184]-6.75;2)" office:value-type="float" office:value="0.0388963018784299" calcext:value-type="float">
            <text:p>0.0388963019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844578" calcext:value-type="float">
            <text:p>6.844578</text:p>
          </table:table-cell>
          <table:table-cell office:value-type="float" office:value="6.5520480922" calcext:value-type="float">
            <text:p>6.5520480922</text:p>
          </table:table-cell>
          <table:table-cell table:formula="of:=POWER([.C1185]-6.75;2)" office:value-type="float" office:value="0.0391849578016598" calcext:value-type="float">
            <text:p>0.0391849578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852725" calcext:value-type="float">
            <text:p>6.852725</text:p>
          </table:table-cell>
          <table:table-cell office:value-type="float" office:value="6.5511544681" calcext:value-type="float">
            <text:p>6.5511544681</text:p>
          </table:table-cell>
          <table:table-cell table:formula="of:=POWER([.C1186]-6.75;2)" office:value-type="float" office:value="0.0395395455565939" calcext:value-type="float">
            <text:p>0.0395395456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857311" calcext:value-type="float">
            <text:p>6.857311</text:p>
          </table:table-cell>
          <table:table-cell office:value-type="float" office:value="6.5501136596" calcext:value-type="float">
            <text:p>6.5501136596</text:p>
          </table:table-cell>
          <table:table-cell table:formula="of:=POWER([.C1187]-6.75;2)" office:value-type="float" office:value="0.0399545490785047" calcext:value-type="float">
            <text:p>0.0399545491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858194" calcext:value-type="float">
            <text:p>6.858194</text:p>
          </table:table-cell>
          <table:table-cell office:value-type="float" office:value="6.548944234" calcext:value-type="float">
            <text:p>6.548944234</text:p>
          </table:table-cell>
          <table:table-cell table:formula="of:=POWER([.C1188]-6.75;2)" office:value-type="float" office:value="0.0404234210418466" calcext:value-type="float">
            <text:p>0.040423421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855649" calcext:value-type="float">
            <text:p>6.855649</text:p>
          </table:table-cell>
          <table:table-cell office:value-type="float" office:value="6.5476645248" calcext:value-type="float">
            <text:p>6.5476645248</text:p>
          </table:table-cell>
          <table:table-cell table:formula="of:=POWER([.C1189]-6.75;2)" office:value-type="float" office:value="0.0409396445244098" calcext:value-type="float">
            <text:p>0.0409396445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850332" calcext:value-type="float">
            <text:p>6.850332</text:p>
          </table:table-cell>
          <table:table-cell office:value-type="float" office:value="6.5462905248" calcext:value-type="float">
            <text:p>6.5462905248</text:p>
          </table:table-cell>
          <table:table-cell table:formula="of:=POWER([.C1190]-6.75;2)" office:value-type="float" office:value="0.0414975502862595" calcext:value-type="float">
            <text:p>0.0414975503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843202" calcext:value-type="float">
            <text:p>6.843202</text:p>
          </table:table-cell>
          <table:table-cell office:value-type="float" office:value="6.5448344184" calcext:value-type="float">
            <text:p>6.5448344184</text:p>
          </table:table-cell>
          <table:table-cell table:formula="of:=POWER([.C1191]-6.75;2)" office:value-type="float" office:value="0.0420929158732663" calcext:value-type="float">
            <text:p>0.0420929159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835402" calcext:value-type="float">
            <text:p>6.835402</text:p>
          </table:table-cell>
          <table:table-cell office:value-type="float" office:value="6.5433035319" calcext:value-type="float">
            <text:p>6.5433035319</text:p>
          </table:table-cell>
          <table:table-cell table:formula="of:=POWER([.C1192]-6.75;2)" office:value-type="float" office:value="0.0427234299250142" calcext:value-type="float">
            <text:p>0.0427234299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828095" calcext:value-type="float">
            <text:p>6.828095</text:p>
          </table:table-cell>
          <table:table-cell office:value-type="float" office:value="6.5416995319" calcext:value-type="float">
            <text:p>6.5416995319</text:p>
          </table:table-cell>
          <table:table-cell table:formula="of:=POWER([.C1193]-6.75;2)" office:value-type="float" office:value="0.0433890850106791" calcext:value-type="float">
            <text:p>0.043389085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822283" calcext:value-type="float">
            <text:p>6.822283</text:p>
          </table:table-cell>
          <table:table-cell office:value-type="float" office:value="6.5400180071" calcext:value-type="float">
            <text:p>6.5400180071</text:p>
          </table:table-cell>
          <table:table-cell table:formula="of:=POWER([.C1194]-6.75;2)" office:value-type="float" office:value="0.0440924373422555" calcext:value-type="float">
            <text:p>0.0440924373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818618" calcext:value-type="float">
            <text:p>6.818618</text:p>
          </table:table-cell>
          <table:table-cell office:value-type="float" office:value="6.5382488865" calcext:value-type="float">
            <text:p>6.5382488865</text:p>
          </table:table-cell>
          <table:table-cell table:formula="of:=POWER([.C1195]-6.75;2)" office:value-type="float" office:value="0.0448385340684899" calcext:value-type="float">
            <text:p>0.0448385341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817265" calcext:value-type="float">
            <text:p>6.817265</text:p>
          </table:table-cell>
          <table:table-cell office:value-type="float" office:value="6.5363782766" calcext:value-type="float">
            <text:p>6.5363782766</text:p>
          </table:table-cell>
          <table:table-cell table:formula="of:=POWER([.C1196]-6.75;2)" office:value-type="float" office:value="0.0456342407083862" calcext:value-type="float">
            <text:p>0.0456342407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817846" calcext:value-type="float">
            <text:p>6.817846</text:p>
          </table:table-cell>
          <table:table-cell office:value-type="float" office:value="6.5343918298" calcext:value-type="float">
            <text:p>6.5343918298</text:p>
          </table:table-cell>
          <table:table-cell table:formula="of:=POWER([.C1197]-6.75;2)" office:value-type="float" office:value="0.0464868830569923" calcext:value-type="float">
            <text:p>0.0464868831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819501" calcext:value-type="float">
            <text:p>6.819501</text:p>
          </table:table-cell>
          <table:table-cell office:value-type="float" office:value="6.5322793688" calcext:value-type="float">
            <text:p>6.5322793688</text:p>
          </table:table-cell>
          <table:table-cell table:formula="of:=POWER([.C1198]-6.75;2)" office:value-type="float" office:value="0.0474022732501263" calcext:value-type="float">
            <text:p>0.0474022733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82107" calcext:value-type="float">
            <text:p>6.82107</text:p>
          </table:table-cell>
          <table:table-cell office:value-type="float" office:value="6.5300395603" calcext:value-type="float">
            <text:p>6.5300395603</text:p>
          </table:table-cell>
          <table:table-cell table:formula="of:=POWER([.C1199]-6.75;2)" office:value-type="float" office:value="0.0483825950330175" calcext:value-type="float">
            <text:p>0.048382595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821342" calcext:value-type="float">
            <text:p>6.821342</text:p>
          </table:table-cell>
          <table:table-cell office:value-type="float" office:value="6.5276830567" calcext:value-type="float">
            <text:p>6.5276830567</text:p>
          </table:table-cell>
          <table:table-cell table:formula="of:=POWER([.C1200]-6.75;2)" office:value-type="float" office:value="0.0494248232782554" calcext:value-type="float">
            <text:p>0.0494248233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81933" calcext:value-type="float">
            <text:p>6.81933</text:p>
          </table:table-cell>
          <table:table-cell office:value-type="float" office:value="6.5252326241" calcext:value-type="float">
            <text:p>6.5252326241</text:p>
          </table:table-cell>
          <table:table-cell table:formula="of:=POWER([.C1201]-6.75;2)" office:value-type="float" office:value="0.0505203732689719" calcext:value-type="float">
            <text:p>0.0505203733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814477" calcext:value-type="float">
            <text:p>6.814477</text:p>
          </table:table-cell>
          <table:table-cell office:value-type="float" office:value="6.5227193759" calcext:value-type="float">
            <text:p>6.5227193759</text:p>
          </table:table-cell>
          <table:table-cell table:formula="of:=POWER([.C1202]-6.75;2)" office:value-type="float" office:value="0.0516564820912853" calcext:value-type="float">
            <text:p>0.0516564821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806744" calcext:value-type="float">
            <text:p>6.806744</text:p>
          </table:table-cell>
          <table:table-cell office:value-type="float" office:value="6.5201754894" calcext:value-type="float">
            <text:p>6.5201754894</text:p>
          </table:table-cell>
          <table:table-cell table:formula="of:=POWER([.C1203]-6.75;2)" office:value-type="float" office:value="0.0528193056725297" calcext:value-type="float">
            <text:p>0.0528193057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79655" calcext:value-type="float">
            <text:p>6.79655</text:p>
          </table:table-cell>
          <table:table-cell office:value-type="float" office:value="6.5176249858" calcext:value-type="float">
            <text:p>6.5176249858</text:p>
          </table:table-cell>
          <table:table-cell table:formula="of:=POWER([.C1204]-6.75;2)" office:value-type="float" office:value="0.05399814722445" calcext:value-type="float">
            <text:p>0.0539981472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78459" calcext:value-type="float">
            <text:p>6.78459</text:p>
          </table:table-cell>
          <table:table-cell office:value-type="float" office:value="6.515075234" calcext:value-type="float">
            <text:p>6.515075234</text:p>
          </table:table-cell>
          <table:table-cell table:formula="of:=POWER([.C1205]-6.75;2)" office:value-type="float" office:value="0.0551896456801547" calcext:value-type="float">
            <text:p>0.0551896457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771589" calcext:value-type="float">
            <text:p>6.771589</text:p>
          </table:table-cell>
          <table:table-cell office:value-type="float" office:value="6.5125119787" calcext:value-type="float">
            <text:p>6.5125119787</text:p>
          </table:table-cell>
          <table:table-cell table:formula="of:=POWER([.C1206]-6.75;2)" office:value-type="float" office:value="0.0564005602609892" calcext:value-type="float">
            <text:p>0.0564005603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758072" calcext:value-type="float">
            <text:p>6.758072</text:p>
          </table:table-cell>
          <table:table-cell office:value-type="float" office:value="6.5099001348" calcext:value-type="float">
            <text:p>6.5099001348</text:p>
          </table:table-cell>
          <table:table-cell table:formula="of:=POWER([.C1207]-6.75;2)" office:value-type="float" office:value="0.0576479452690579" calcext:value-type="float">
            <text:p>0.0576479453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744231" calcext:value-type="float">
            <text:p>6.744231</text:p>
          </table:table-cell>
          <table:table-cell office:value-type="float" office:value="6.5071911418" calcext:value-type="float">
            <text:p>6.5071911418</text:p>
          </table:table-cell>
          <table:table-cell table:formula="of:=POWER([.C1208]-6.75;2)" office:value-type="float" office:value="0.0589561416203878" calcext:value-type="float">
            <text:p>0.0589561416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729915" calcext:value-type="float">
            <text:p>6.729915</text:p>
          </table:table-cell>
          <table:table-cell office:value-type="float" office:value="6.5043357943" calcext:value-type="float">
            <text:p>6.5043357943</text:p>
          </table:table-cell>
          <table:table-cell table:formula="of:=POWER([.C1209]-6.75;2)" office:value-type="float" office:value="0.0603509019622118" calcext:value-type="float">
            <text:p>0.060350902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714751" calcext:value-type="float">
            <text:p>6.714751</text:p>
          </table:table-cell>
          <table:table-cell office:value-type="float" office:value="6.5012997376" calcext:value-type="float">
            <text:p>6.5012997376</text:p>
          </table:table-cell>
          <table:table-cell table:formula="of:=POWER([.C1210]-6.75;2)" office:value-type="float" office:value="0.0618518205178288" calcext:value-type="float">
            <text:p>0.0618518205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698345" calcext:value-type="float">
            <text:p>6.698345</text:p>
          </table:table-cell>
          <table:table-cell office:value-type="float" office:value="6.4980774752" calcext:value-type="float">
            <text:p>6.4980774752</text:p>
          </table:table-cell>
          <table:table-cell table:formula="of:=POWER([.C1211]-6.75;2)" office:value-type="float" office:value="0.0634649585016068" calcext:value-type="float">
            <text:p>0.0634649585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680478" calcext:value-type="float">
            <text:p>6.680478</text:p>
          </table:table-cell>
          <table:table-cell office:value-type="float" office:value="6.4947003901" calcext:value-type="float">
            <text:p>6.4947003901</text:p>
          </table:table-cell>
          <table:table-cell table:formula="of:=POWER([.C1212]-6.75;2)" office:value-type="float" office:value="0.0651778908150921" calcext:value-type="float">
            <text:p>0.0651778908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661245" calcext:value-type="float">
            <text:p>6.661245</text:p>
          </table:table-cell>
          <table:table-cell office:value-type="float" office:value="6.4912353901" calcext:value-type="float">
            <text:p>6.4912353901</text:p>
          </table:table-cell>
          <table:table-cell table:formula="of:=POWER([.C1213]-6.75;2)" office:value-type="float" office:value="0.0669591233366992" calcext:value-type="float">
            <text:p>0.0669591233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641081" calcext:value-type="float">
            <text:p>6.641081</text:p>
          </table:table-cell>
          <table:table-cell office:value-type="float" office:value="6.4877730709" calcext:value-type="float">
            <text:p>6.4877730709</text:p>
          </table:table-cell>
          <table:table-cell table:formula="of:=POWER([.C1214]-6.75;2)" office:value-type="float" office:value="0.0687629623452163" calcext:value-type="float">
            <text:p>0.0687629623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620661" calcext:value-type="float">
            <text:p>6.620661</text:p>
          </table:table-cell>
          <table:table-cell office:value-type="float" office:value="6.4844077801" calcext:value-type="float">
            <text:p>6.4844077801</text:p>
          </table:table-cell>
          <table:table-cell table:formula="of:=POWER([.C1215]-6.75;2)" office:value-type="float" office:value="0.0705392272714101" calcext:value-type="float">
            <text:p>0.0705392273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600703" calcext:value-type="float">
            <text:p>6.600703</text:p>
          </table:table-cell>
          <table:table-cell office:value-type="float" office:value="6.4812149787" calcext:value-type="float">
            <text:p>6.4812149787</text:p>
          </table:table-cell>
          <table:table-cell table:formula="of:=POWER([.C1216]-6.75;2)" office:value-type="float" office:value="0.0722453876752416" calcext:value-type="float">
            <text:p>0.0722453877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581739" calcext:value-type="float">
            <text:p>6.581739</text:p>
          </table:table-cell>
          <table:table-cell office:value-type="float" office:value="6.4782328582" calcext:value-type="float">
            <text:p>6.4782328582</text:p>
          </table:table-cell>
          <table:table-cell table:formula="of:=POWER([.C1217]-6.75;2)" office:value-type="float" office:value="0.0738573793621412" calcext:value-type="float">
            <text:p>0.0738573794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56393" calcext:value-type="float">
            <text:p>6.56393</text:p>
          </table:table-cell>
          <table:table-cell office:value-type="float" office:value="6.4754540142" calcext:value-type="float">
            <text:p>6.4754540142</text:p>
          </table:table-cell>
          <table:table-cell table:formula="of:=POWER([.C1218]-6.75;2)" office:value-type="float" office:value="0.0753754983188936" calcext:value-type="float">
            <text:p>0.0753754983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547003" calcext:value-type="float">
            <text:p>6.547003</text:p>
          </table:table-cell>
          <table:table-cell office:value-type="float" office:value="6.472829773" calcext:value-type="float">
            <text:p>6.472829773</text:p>
          </table:table-cell>
          <table:table-cell table:formula="of:=POWER([.C1219]-6.75;2)" office:value-type="float" office:value="0.0768233347352316" calcext:value-type="float">
            <text:p>0.0768233347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530339" calcext:value-type="float">
            <text:p>6.530339</text:p>
          </table:table-cell>
          <table:table-cell office:value-type="float" office:value="6.4702857092" calcext:value-type="float">
            <text:p>6.4702857092</text:p>
          </table:table-cell>
          <table:table-cell table:formula="of:=POWER([.C1220]-6.75;2)" office:value-type="float" office:value="0.0782400844777472" calcext:value-type="float">
            <text:p>0.0782400845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513206" calcext:value-type="float">
            <text:p>6.513206</text:p>
          </table:table-cell>
          <table:table-cell office:value-type="float" office:value="6.4677439504" calcext:value-type="float">
            <text:p>6.4677439504</text:p>
          </table:table-cell>
          <table:table-cell table:formula="of:=POWER([.C1221]-6.75;2)" office:value-type="float" office:value="0.0796684775357976" calcext:value-type="float">
            <text:p>0.0796684775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49506" calcext:value-type="float">
            <text:p>6.49506</text:p>
          </table:table-cell>
          <table:table-cell office:value-type="float" office:value="6.4651462695" calcext:value-type="float">
            <text:p>6.4651462695</text:p>
          </table:table-cell>
          <table:table-cell table:formula="of:=POWER([.C1222]-6.75;2)" office:value-type="float" office:value="0.0811416477797667" calcext:value-type="float">
            <text:p>0.0811416478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47581" calcext:value-type="float">
            <text:p>6.47581</text:p>
          </table:table-cell>
          <table:table-cell office:value-type="float" office:value="6.4624728085" calcext:value-type="float">
            <text:p>6.4624728085</text:p>
          </table:table-cell>
          <table:table-cell table:formula="of:=POWER([.C1223]-6.75;2)" office:value-type="float" office:value="0.0826718858518775" calcext:value-type="float">
            <text:p>0.0826718859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45595" calcext:value-type="float">
            <text:p>6.45595</text:p>
          </table:table-cell>
          <table:table-cell office:value-type="float" office:value="6.4597536241" calcext:value-type="float">
            <text:p>6.4597536241</text:p>
          </table:table-cell>
          <table:table-cell table:formula="of:=POWER([.C1224]-6.75;2)" office:value-type="float" office:value="0.084242958723084" calcext:value-type="float">
            <text:p>0.0842429587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436494" calcext:value-type="float">
            <text:p>6.436494</text:p>
          </table:table-cell>
          <table:table-cell office:value-type="float" office:value="6.4570762128" calcext:value-type="float">
            <text:p>6.4570762128</text:p>
          </table:table-cell>
          <table:table-cell table:formula="of:=POWER([.C1225]-6.75;2)" office:value-type="float" office:value="0.0858043451075911" calcext:value-type="float">
            <text:p>0.085804345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418712" calcext:value-type="float">
            <text:p>6.418712</text:p>
          </table:table-cell>
          <table:table-cell office:value-type="float" office:value="6.454612539" calcext:value-type="float">
            <text:p>6.454612539</text:p>
          </table:table-cell>
          <table:table-cell table:formula="of:=POWER([.C1226]-6.75;2)" office:value-type="float" office:value="0.0872537521160264" calcext:value-type="float">
            <text:p>0.0872537521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40374" calcext:value-type="float">
            <text:p>6.40374</text:p>
          </table:table-cell>
          <table:table-cell office:value-type="float" office:value="6.4529016809" calcext:value-type="float">
            <text:p>6.4529016809</text:p>
          </table:table-cell>
          <table:table-cell table:formula="of:=POWER([.C1227]-6.75;2)" office:value-type="float" office:value="0.0882674112120453" calcext:value-type="float">
            <text:p>0.0882674112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392184" calcext:value-type="float">
            <text:p>6.392184</text:p>
          </table:table-cell>
          <table:table-cell office:value-type="float" office:value="6.4474590993" calcext:value-type="float">
            <text:p>6.4474590993</text:p>
          </table:table-cell>
          <table:table-cell table:formula="of:=POWER([.C1228]-6.75;2)" office:value-type="float" office:value="0.0915309965963675" calcext:value-type="float">
            <text:p>0.0915309966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383871" calcext:value-type="float">
            <text:p>6.383871</text:p>
          </table:table-cell>
          <table:table-cell office:value-type="float" office:value="6.444649078" calcext:value-type="float">
            <text:p>6.444649078</text:p>
          </table:table-cell>
          <table:table-cell table:formula="of:=POWER([.C1229]-6.75;2)" office:value-type="float" office:value="0.0932391855662499" calcext:value-type="float">
            <text:p>0.0932391856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377816" calcext:value-type="float">
            <text:p>6.377816</text:p>
          </table:table-cell>
          <table:table-cell office:value-type="float" office:value="6.4424744681" calcext:value-type="float">
            <text:p>6.4424744681</text:p>
          </table:table-cell>
          <table:table-cell table:formula="of:=POWER([.C1230]-6.75;2)" office:value-type="float" office:value="0.0945719527703777" calcext:value-type="float">
            <text:p>0.0945719528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372458" calcext:value-type="float">
            <text:p>6.372458</text:p>
          </table:table-cell>
          <table:table-cell office:value-type="float" office:value="6.4407911489" calcext:value-type="float">
            <text:p>6.4407911489</text:p>
          </table:table-cell>
          <table:table-cell table:formula="of:=POWER([.C1231]-6.75;2)" office:value-type="float" office:value="0.0956101135985821" calcext:value-type="float">
            <text:p>0.0956101136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366078" calcext:value-type="float">
            <text:p>6.366078</text:p>
          </table:table-cell>
          <table:table-cell office:value-type="float" office:value="6.4395462482" calcext:value-type="float">
            <text:p>6.4395462482</text:p>
          </table:table-cell>
          <table:table-cell table:formula="of:=POWER([.C1232]-6.75;2)" office:value-type="float" office:value="0.0963815320066959" calcext:value-type="float">
            <text:p>0.096381532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357278" calcext:value-type="float">
            <text:p>6.357278</text:p>
          </table:table-cell>
          <table:table-cell office:value-type="float" office:value="6.4386948227" calcext:value-type="float">
            <text:p>6.4386948227</text:p>
          </table:table-cell>
          <table:table-cell table:formula="of:=POWER([.C1233]-6.75;2)" office:value-type="float" office:value="0.0969109134137841" calcext:value-type="float">
            <text:p>0.0969109134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345377" calcext:value-type="float">
            <text:p>6.345377</text:p>
          </table:table-cell>
          <table:table-cell office:value-type="float" office:value="6.4381874326" calcext:value-type="float">
            <text:p>6.4381874326</text:p>
          </table:table-cell>
          <table:table-cell table:formula="of:=POWER([.C1234]-6.75;2)" office:value-type="float" office:value="0.0972270771885793" calcext:value-type="float">
            <text:p>0.0972270772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330591" calcext:value-type="float">
            <text:p>6.330591</text:p>
          </table:table-cell>
          <table:table-cell office:value-type="float" office:value="6.4379693972" calcext:value-type="float">
            <text:p>6.4379693972</text:p>
          </table:table-cell>
          <table:table-cell table:formula="of:=POWER([.C1235]-6.75;2)" office:value-type="float" office:value="0.0973630970837315" calcext:value-type="float">
            <text:p>0.0973630971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313953" calcext:value-type="float">
            <text:p>6.313953</text:p>
          </table:table-cell>
          <table:table-cell office:value-type="float" office:value="6.4379828865" calcext:value-type="float">
            <text:p>6.4379828865</text:p>
          </table:table-cell>
          <table:table-cell table:formula="of:=POWER([.C1236]-6.75;2)" office:value-type="float" office:value="0.0973546791168716" calcext:value-type="float">
            <text:p>0.0973546791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296994" calcext:value-type="float">
            <text:p>6.296994</text:p>
          </table:table-cell>
          <table:table-cell office:value-type="float" office:value="6.438170078" calcext:value-type="float">
            <text:p>6.438170078</text:p>
          </table:table-cell>
          <table:table-cell table:formula="of:=POWER([.C1237]-6.75;2)" office:value-type="float" office:value="0.0972379002545262" calcext:value-type="float">
            <text:p>0.0972379003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281273" calcext:value-type="float">
            <text:p>6.281273</text:p>
          </table:table-cell>
          <table:table-cell office:value-type="float" office:value="6.4384771986" calcext:value-type="float">
            <text:p>6.4384771986</text:p>
          </table:table-cell>
          <table:table-cell table:formula="of:=POWER([.C1238]-6.75;2)" office:value-type="float" office:value="0.0970464557921037" calcext:value-type="float">
            <text:p>0.097046455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267922" calcext:value-type="float">
            <text:p>6.267922</text:p>
          </table:table-cell>
          <table:table-cell office:value-type="float" office:value="6.4388593121" calcext:value-type="float">
            <text:p>6.4388593121</text:p>
          </table:table-cell>
          <table:table-cell table:formula="of:=POWER([.C1239]-6.75;2)" office:value-type="float" office:value="0.0968085276668852" calcext:value-type="float">
            <text:p>0.0968085277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257322" calcext:value-type="float">
            <text:p>6.257322</text:p>
          </table:table-cell>
          <table:table-cell office:value-type="float" office:value="6.4392849645" calcext:value-type="float">
            <text:p>6.4392849645</text:p>
          </table:table-cell>
          <table:table-cell table:formula="of:=POWER([.C1240]-6.75;2)" office:value-type="float" office:value="0.0965438332857665" calcext:value-type="float">
            <text:p>0.0965438333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248992" calcext:value-type="float">
            <text:p>6.248992</text:p>
          </table:table-cell>
          <table:table-cell office:value-type="float" office:value="6.4397398298" calcext:value-type="float">
            <text:p>6.4397398298</text:p>
          </table:table-cell>
          <table:table-cell table:formula="of:=POWER([.C1241]-6.75;2)" office:value-type="float" office:value="0.0962613732125332" calcext:value-type="float">
            <text:p>0.0962613732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241696" calcext:value-type="float">
            <text:p>6.241696</text:p>
          </table:table-cell>
          <table:table-cell office:value-type="float" office:value="6.4402283333" calcext:value-type="float">
            <text:p>6.4402283333</text:p>
          </table:table-cell>
          <table:table-cell table:formula="of:=POWER([.C1242]-6.75;2)" office:value-type="float" office:value="0.0959584854900957" calcext:value-type="float">
            <text:p>0.0959584855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233635" calcext:value-type="float">
            <text:p>6.233635</text:p>
          </table:table-cell>
          <table:table-cell office:value-type="float" office:value="6.4407728865" calcext:value-type="float">
            <text:p>6.4407728865</text:p>
          </table:table-cell>
          <table:table-cell table:formula="of:=POWER([.C1243]-6.75;2)" office:value-type="float" office:value="0.0956214077235421" calcext:value-type="float">
            <text:p>0.0956214077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222574" calcext:value-type="float">
            <text:p>6.222574</text:p>
          </table:table-cell>
          <table:table-cell office:value-type="float" office:value="6.4414115319" calcext:value-type="float">
            <text:p>6.4414115319</text:p>
          </table:table-cell>
          <table:table-cell table:formula="of:=POWER([.C1244]-6.75;2)" office:value-type="float" office:value="0.0952268426443047" calcext:value-type="float">
            <text:p>0.0952268426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205696" calcext:value-type="float">
            <text:p>6.205696</text:p>
          </table:table-cell>
          <table:table-cell office:value-type="float" office:value="6.4421957447" calcext:value-type="float">
            <text:p>6.4421957447</text:p>
          </table:table-cell>
          <table:table-cell table:formula="of:=POWER([.C1245]-6.75;2)" office:value-type="float" office:value="0.0947434595807874" calcext:value-type="float">
            <text:p>0.0947434596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178791" calcext:value-type="float">
            <text:p>6.178791</text:p>
          </table:table-cell>
          <table:table-cell office:value-type="float" office:value="6.443191156" calcext:value-type="float">
            <text:p>6.443191156</text:p>
          </table:table-cell>
          <table:table-cell table:formula="of:=POWER([.C1246]-6.75;2)" office:value-type="float" office:value="0.0941316667566163" calcext:value-type="float">
            <text:p>0.0941316668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133736" calcext:value-type="float">
            <text:p>6.133736</text:p>
          </table:table-cell>
          <table:table-cell office:value-type="float" office:value="6.4444862624" calcext:value-type="float">
            <text:p>6.4444862624</text:p>
          </table:table-cell>
          <table:table-cell table:formula="of:=POWER([.C1247]-6.75;2)" office:value-type="float" office:value="0.0933386438623217" calcext:value-type="float">
            <text:p>0.0933386439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049067" calcext:value-type="float">
            <text:p>6.049067</text:p>
          </table:table-cell>
          <table:table-cell office:value-type="float" office:value="6.4462208511" calcext:value-type="float">
            <text:p>6.4462208511</text:p>
          </table:table-cell>
          <table:table-cell table:formula="of:=POWER([.C1248]-6.75;2)" office:value-type="float" office:value="0.0922817713064086" calcext:value-type="float">
            <text:p>0.0922817713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.832237" calcext:value-type="float">
            <text:p>5.832237</text:p>
          </table:table-cell>
          <table:table-cell office:value-type="float" office:value="6.4486824823" calcext:value-type="float">
            <text:p>6.4486824823</text:p>
          </table:table-cell>
          <table:table-cell table:formula="of:=POWER([.C1249]-6.75;2)" office:value-type="float" office:value="0.09079224647289" calcext:value-type="float">
            <text:p>0.0907922465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.873816" calcext:value-type="float">
            <text:p>2.873816</text:p>
          </table:table-cell>
          <table:table-cell office:value-type="float" office:value="6.452812773" calcext:value-type="float">
            <text:p>6.452812773</text:p>
          </table:table-cell>
          <table:table-cell table:formula="of:=POWER([.C1250]-6.75;2)" office:value-type="float" office:value="0.0883202478919497" calcext:value-type="float">
            <text:p>0.0883202479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832693" calcext:value-type="float">
            <text:p>6.832693</text:p>
          </table:table-cell>
          <table:table-cell office:value-type="float" office:value="6.4780593475" calcext:value-type="float">
            <text:p>6.4780593475</text:p>
          </table:table-cell>
          <table:table-cell table:formula="of:=POWER([.C1251]-6.75;2)" office:value-type="float" office:value="0.0739517184821256" calcext:value-type="float">
            <text:p>0.0739517185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471189" calcext:value-type="float">
            <text:p>6.471189</text:p>
          </table:table-cell>
          <table:table-cell office:value-type="float" office:value="6.475367227" calcext:value-type="float">
            <text:p>6.475367227</text:p>
          </table:table-cell>
          <table:table-cell table:formula="of:=POWER([.C1252]-6.75;2)" office:value-type="float" office:value="0.0754231600056698" calcext:value-type="float">
            <text:p>0.07542316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343423" calcext:value-type="float">
            <text:p>6.343423</text:p>
          </table:table-cell>
          <table:table-cell office:value-type="float" office:value="6.4753811631" calcext:value-type="float">
            <text:p>6.4753811631</text:p>
          </table:table-cell>
          <table:table-cell table:formula="of:=POWER([.C1253]-6.75;2)" office:value-type="float" office:value="0.0754155055803089" calcext:value-type="float">
            <text:p>0.0754155056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268524" calcext:value-type="float">
            <text:p>6.268524</text:p>
          </table:table-cell>
          <table:table-cell office:value-type="float" office:value="6.4764458865" calcext:value-type="float">
            <text:p>6.4764458865</text:p>
          </table:table-cell>
          <table:table-cell table:formula="of:=POWER([.C1254]-6.75;2)" office:value-type="float" office:value="0.0748318530127711" calcext:value-type="float">
            <text:p>0.074831853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218615" calcext:value-type="float">
            <text:p>6.218615</text:p>
          </table:table-cell>
          <table:table-cell office:value-type="float" office:value="6.478186" calcext:value-type="float">
            <text:p>6.478186</text:p>
          </table:table-cell>
          <table:table-cell table:formula="of:=POWER([.C1255]-6.75;2)" office:value-type="float" office:value="0.073882850596" calcext:value-type="float">
            <text:p>0.0738828506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187311" calcext:value-type="float">
            <text:p>6.187311</text:p>
          </table:table-cell>
          <table:table-cell office:value-type="float" office:value="6.4804194894" calcext:value-type="float">
            <text:p>6.4804194894</text:p>
          </table:table-cell>
          <table:table-cell table:formula="of:=POWER([.C1256]-6.75;2)" office:value-type="float" office:value="0.0726736516953567" calcext:value-type="float">
            <text:p>0.0726736517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172968" calcext:value-type="float">
            <text:p>6.172968</text:p>
          </table:table-cell>
          <table:table-cell office:value-type="float" office:value="6.4830045745" calcext:value-type="float">
            <text:p>6.4830045745</text:p>
          </table:table-cell>
          <table:table-cell table:formula="of:=POWER([.C1257]-6.75;2)" office:value-type="float" office:value="0.0712865572379262" calcext:value-type="float">
            <text:p>0.0712865572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174256" calcext:value-type="float">
            <text:p>6.174256</text:p>
          </table:table-cell>
          <table:table-cell office:value-type="float" office:value="6.4858065035" calcext:value-type="float">
            <text:p>6.4858065035</text:p>
          </table:table-cell>
          <table:table-cell table:formula="of:=POWER([.C1258]-6.75;2)" office:value-type="float" office:value="0.0697982035928955" calcext:value-type="float">
            <text:p>0.0697982036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188694" calcext:value-type="float">
            <text:p>6.188694</text:p>
          </table:table-cell>
          <table:table-cell office:value-type="float" office:value="6.4886970922" calcext:value-type="float">
            <text:p>6.4886970922</text:p>
          </table:table-cell>
          <table:table-cell table:formula="of:=POWER([.C1259]-6.75;2)" office:value-type="float" office:value="0.0682792096247354" calcext:value-type="float">
            <text:p>0.0682792096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212453" calcext:value-type="float">
            <text:p>6.212453</text:p>
          </table:table-cell>
          <table:table-cell office:value-type="float" office:value="6.4915657872" calcext:value-type="float">
            <text:p>6.4915657872</text:p>
          </table:table-cell>
          <table:table-cell table:formula="of:=POWER([.C1260]-6.75;2)" office:value-type="float" office:value="0.0667882423455557" calcext:value-type="float">
            <text:p>0.0667882423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240906" calcext:value-type="float">
            <text:p>6.240906</text:p>
          </table:table-cell>
          <table:table-cell office:value-type="float" office:value="6.4943327943" calcext:value-type="float">
            <text:p>6.4943327943</text:p>
          </table:table-cell>
          <table:table-cell table:formula="of:=POWER([.C1261]-6.75;2)" office:value-type="float" office:value="0.0653657200704461" calcext:value-type="float">
            <text:p>0.0653657201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269517" calcext:value-type="float">
            <text:p>6.269517</text:p>
          </table:table-cell>
          <table:table-cell office:value-type="float" office:value="6.4969580355" calcext:value-type="float">
            <text:p>6.4969580355</text:p>
          </table:table-cell>
          <table:table-cell table:formula="of:=POWER([.C1262]-6.75;2)" office:value-type="float" office:value="0.0640302357980194" calcext:value-type="float">
            <text:p>0.0640302358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294728" calcext:value-type="float">
            <text:p>6.294728</text:p>
          </table:table-cell>
          <table:table-cell office:value-type="float" office:value="6.4994426312" calcext:value-type="float">
            <text:p>6.4994426312</text:p>
          </table:table-cell>
          <table:table-cell table:formula="of:=POWER([.C1263]-6.75;2)" office:value-type="float" office:value="0.0627789950599792" calcext:value-type="float">
            <text:p>0.0627789951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314547" calcext:value-type="float">
            <text:p>6.314547</text:p>
          </table:table-cell>
          <table:table-cell office:value-type="float" office:value="6.5018220567" calcext:value-type="float">
            <text:p>6.5018220567</text:p>
          </table:table-cell>
          <table:table-cell table:formula="of:=POWER([.C1264]-6.75;2)" office:value-type="float" office:value="0.061592291540618" calcext:value-type="float">
            <text:p>0.0615922915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3287" calcext:value-type="float">
            <text:p>6.3287</text:p>
          </table:table-cell>
          <table:table-cell office:value-type="float" office:value="6.5041529007" calcext:value-type="float">
            <text:p>6.5041529007</text:p>
          </table:table-cell>
          <table:table-cell table:formula="of:=POWER([.C1265]-6.75;2)" office:value-type="float" office:value="0.0604407962342239" calcext:value-type="float">
            <text:p>0.0604407962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338351" calcext:value-type="float">
            <text:p>6.338351</text:p>
          </table:table-cell>
          <table:table-cell office:value-type="float" office:value="6.5064966028" calcext:value-type="float">
            <text:p>6.5064966028</text:p>
          </table:table-cell>
          <table:table-cell table:formula="of:=POWER([.C1266]-6.75;2)" office:value-type="float" office:value="0.0592939044479408" calcext:value-type="float">
            <text:p>0.0592939044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345529" calcext:value-type="float">
            <text:p>6.345529</text:p>
          </table:table-cell>
          <table:table-cell office:value-type="float" office:value="6.5089044043" calcext:value-type="float">
            <text:p>6.5089044043</text:p>
          </table:table-cell>
          <table:table-cell table:formula="of:=POWER([.C1267]-6.75;2)" office:value-type="float" office:value="0.0581270862659379" calcext:value-type="float">
            <text:p>0.0581270863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352442" calcext:value-type="float">
            <text:p>6.352442</text:p>
          </table:table-cell>
          <table:table-cell office:value-type="float" office:value="6.511406844" calcext:value-type="float">
            <text:p>6.511406844</text:p>
          </table:table-cell>
          <table:table-cell table:formula="of:=POWER([.C1268]-6.75;2)" office:value-type="float" office:value="0.0569266940900405" calcext:value-type="float">
            <text:p>0.0569266941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360904" calcext:value-type="float">
            <text:p>6.360904</text:p>
          </table:table-cell>
          <table:table-cell office:value-type="float" office:value="6.5140098794" calcext:value-type="float">
            <text:p>6.5140098794</text:p>
          </table:table-cell>
          <table:table-cell table:formula="of:=POWER([.C1269]-6.75;2)" office:value-type="float" office:value="0.0556913370208027" calcext:value-type="float">
            <text:p>0.055691337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371983" calcext:value-type="float">
            <text:p>6.371983</text:p>
          </table:table-cell>
          <table:table-cell office:value-type="float" office:value="6.5166973688" calcext:value-type="float">
            <text:p>6.5166973688</text:p>
          </table:table-cell>
          <table:table-cell table:formula="of:=POWER([.C1270]-6.75;2)" office:value-type="float" office:value="0.0544301177248432" calcext:value-type="float">
            <text:p>0.0544301177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385927" calcext:value-type="float">
            <text:p>6.385927</text:p>
          </table:table-cell>
          <table:table-cell office:value-type="float" office:value="6.5194381773" calcext:value-type="float">
            <text:p>6.5194381773</text:p>
          </table:table-cell>
          <table:table-cell table:formula="of:=POWER([.C1271]-6.75;2)" office:value-type="float" office:value="0.0531587540867464" calcext:value-type="float">
            <text:p>0.0531587541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402298" calcext:value-type="float">
            <text:p>6.402298</text:p>
          </table:table-cell>
          <table:table-cell office:value-type="float" office:value="6.5221951277" calcext:value-type="float">
            <text:p>6.5221951277</text:p>
          </table:table-cell>
          <table:table-cell table:formula="of:=POWER([.C1272]-6.75;2)" office:value-type="float" office:value="0.0518950598436194" calcext:value-type="float">
            <text:p>0.0518950598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420216" calcext:value-type="float">
            <text:p>6.420216</text:p>
          </table:table-cell>
          <table:table-cell office:value-type="float" office:value="6.5249332199" calcext:value-type="float">
            <text:p>6.5249332199</text:p>
          </table:table-cell>
          <table:table-cell table:formula="of:=POWER([.C1273]-6.75;2)" office:value-type="float" office:value="0.0506550555045816" calcext:value-type="float">
            <text:p>0.0506550555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438618" calcext:value-type="float">
            <text:p>6.438618</text:p>
          </table:table-cell>
          <table:table-cell office:value-type="float" office:value="6.5276253333" calcext:value-type="float">
            <text:p>6.5276253333</text:p>
          </table:table-cell>
          <table:table-cell table:formula="of:=POWER([.C1274]-6.75;2)" office:value-type="float" office:value="0.0494504923899363" calcext:value-type="float">
            <text:p>0.0494504924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456482" calcext:value-type="float">
            <text:p>6.456482</text:p>
          </table:table-cell>
          <table:table-cell office:value-type="float" office:value="6.5302548298" calcext:value-type="float">
            <text:p>6.5302548298</text:p>
          </table:table-cell>
          <table:table-cell table:formula="of:=POWER([.C1275]-6.75;2)" office:value-type="float" office:value="0.0482879398262268" calcext:value-type="float">
            <text:p>0.0482879398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47299" calcext:value-type="float">
            <text:p>6.47299</text:p>
          </table:table-cell>
          <table:table-cell office:value-type="float" office:value="6.5328153688" calcext:value-type="float">
            <text:p>6.5328153688</text:p>
          </table:table-cell>
          <table:table-cell table:formula="of:=POWER([.C1276]-6.75;2)" office:value-type="float" office:value="0.0471691640294802" calcext:value-type="float">
            <text:p>0.047169164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487646" calcext:value-type="float">
            <text:p>6.487646</text:p>
          </table:table-cell>
          <table:table-cell office:value-type="float" office:value="6.535308773" calcext:value-type="float">
            <text:p>6.535308773</text:p>
          </table:table-cell>
          <table:table-cell table:formula="of:=POWER([.C1277]-6.75;2)" office:value-type="float" office:value="0.0460923229507657" calcext:value-type="float">
            <text:p>0.046092323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500349" calcext:value-type="float">
            <text:p>6.500349</text:p>
          </table:table-cell>
          <table:table-cell office:value-type="float" office:value="6.537741922" calcext:value-type="float">
            <text:p>6.537741922</text:p>
          </table:table-cell>
          <table:table-cell table:formula="of:=POWER([.C1278]-6.75;2)" office:value-type="float" office:value="0.0450534916762539" calcext:value-type="float">
            <text:p>0.0450534917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511407" calcext:value-type="float">
            <text:p>6.511407</text:p>
          </table:table-cell>
          <table:table-cell office:value-type="float" office:value="6.540123383" calcext:value-type="float">
            <text:p>6.540123383</text:p>
          </table:table-cell>
          <table:table-cell table:formula="of:=POWER([.C1279]-6.75;2)" office:value-type="float" office:value="0.0440481943633647" calcext:value-type="float">
            <text:p>0.0440481944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521483" calcext:value-type="float">
            <text:p>6.521483</text:p>
          </table:table-cell>
          <table:table-cell office:value-type="float" office:value="6.5424603333" calcext:value-type="float">
            <text:p>6.5424603333</text:p>
          </table:table-cell>
          <table:table-cell table:formula="of:=POWER([.C1280]-6.75;2)" office:value-type="float" office:value="0.043072713253947" calcext:value-type="float">
            <text:p>0.0430727133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531457" calcext:value-type="float">
            <text:p>6.531457</text:p>
          </table:table-cell>
          <table:table-cell office:value-type="float" office:value="6.5447560496" calcext:value-type="float">
            <text:p>6.5447560496</text:p>
          </table:table-cell>
          <table:table-cell table:formula="of:=POWER([.C1281]-6.75;2)" office:value-type="float" office:value="0.0421250791757976" calcext:value-type="float">
            <text:p>0.0421250792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542246" calcext:value-type="float">
            <text:p>6.542246</text:p>
          </table:table-cell>
          <table:table-cell office:value-type="float" office:value="6.5470082695" calcext:value-type="float">
            <text:p>6.5470082695</text:p>
          </table:table-cell>
          <table:table-cell table:formula="of:=POWER([.C1282]-6.75;2)" office:value-type="float" office:value="0.0412056426513846" calcext:value-type="float">
            <text:p>0.0412056427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554595" calcext:value-type="float">
            <text:p>6.554595</text:p>
          </table:table-cell>
          <table:table-cell office:value-type="float" office:value="6.5492084113" calcext:value-type="float">
            <text:p>6.5492084113</text:p>
          </table:table-cell>
          <table:table-cell table:formula="of:=POWER([.C1283]-6.75;2)" office:value-type="float" office:value="0.0403172620926698" calcext:value-type="float">
            <text:p>0.0403172621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568923" calcext:value-type="float">
            <text:p>6.568923</text:p>
          </table:table-cell>
          <table:table-cell office:value-type="float" office:value="6.5513418723" calcext:value-type="float">
            <text:p>6.5513418723</text:p>
          </table:table-cell>
          <table:table-cell table:formula="of:=POWER([.C1284]-6.75;2)" office:value-type="float" office:value="0.0394650517012695" calcext:value-type="float">
            <text:p>0.0394650517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585254" calcext:value-type="float">
            <text:p>6.585254</text:p>
          </table:table-cell>
          <table:table-cell office:value-type="float" office:value="6.553389305" calcext:value-type="float">
            <text:p>6.553389305</text:p>
          </table:table-cell>
          <table:table-cell table:formula="of:=POWER([.C1285]-6.75;2)" office:value-type="float" office:value="0.0386557653883832" calcext:value-type="float">
            <text:p>0.0386557654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603244" calcext:value-type="float">
            <text:p>6.603244</text:p>
          </table:table-cell>
          <table:table-cell office:value-type="float" office:value="6.5553286596" calcext:value-type="float">
            <text:p>6.5553286596</text:p>
          </table:table-cell>
          <table:table-cell table:formula="of:=POWER([.C1286]-6.75;2)" office:value-type="float" office:value="0.0378969307731328" calcext:value-type="float">
            <text:p>0.0378969308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622309" calcext:value-type="float">
            <text:p>6.622309</text:p>
          </table:table-cell>
          <table:table-cell office:value-type="float" office:value="6.5571376879" calcext:value-type="float">
            <text:p>6.5571376879</text:p>
          </table:table-cell>
          <table:table-cell table:formula="of:=POWER([.C1287]-6.75;2)" office:value-type="float" office:value="0.0371958714285578" calcext:value-type="float">
            <text:p>0.0371958714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641799" calcext:value-type="float">
            <text:p>6.641799</text:p>
          </table:table-cell>
          <table:table-cell office:value-type="float" office:value="6.5587963759" calcext:value-type="float">
            <text:p>6.5587963759</text:p>
          </table:table-cell>
          <table:table-cell table:formula="of:=POWER([.C1288]-6.75;2)" office:value-type="float" office:value="0.0365588258689741" calcext:value-type="float">
            <text:p>0.0365588259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661171" calcext:value-type="float">
            <text:p>6.661171</text:p>
          </table:table-cell>
          <table:table-cell office:value-type="float" office:value="6.5602888085" calcext:value-type="float">
            <text:p>6.5602888085</text:p>
          </table:table-cell>
          <table:table-cell table:formula="of:=POWER([.C1289]-6.75;2)" office:value-type="float" office:value="0.0359903361803496" calcext:value-type="float">
            <text:p>0.0359903362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680111" calcext:value-type="float">
            <text:p>6.680111</text:p>
          </table:table-cell>
          <table:table-cell office:value-type="float" office:value="6.5616040426" calcext:value-type="float">
            <text:p>6.5616040426</text:p>
          </table:table-cell>
          <table:table-cell table:formula="of:=POWER([.C1290]-6.75;2)" office:value-type="float" office:value="0.0354930367646626" calcext:value-type="float">
            <text:p>0.0354930368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698579" calcext:value-type="float">
            <text:p>6.698579</text:p>
          </table:table-cell>
          <table:table-cell office:value-type="float" office:value="6.5627358723" calcext:value-type="float">
            <text:p>6.5627358723</text:p>
          </table:table-cell>
          <table:table-cell table:formula="of:=POWER([.C1291]-6.75;2)" office:value-type="float" office:value="0.0350678535232418" calcext:value-type="float">
            <text:p>0.0350678535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716758" calcext:value-type="float">
            <text:p>6.716758</text:p>
          </table:table-cell>
          <table:table-cell office:value-type="float" office:value="6.5636816241" calcext:value-type="float">
            <text:p>6.5636816241</text:p>
          </table:table-cell>
          <table:table-cell table:formula="of:=POWER([.C1292]-6.75;2)" office:value-type="float" office:value="0.0347145371980137" calcext:value-type="float">
            <text:p>0.0347145372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734927" calcext:value-type="float">
            <text:p>6.734927</text:p>
          </table:table-cell>
          <table:table-cell office:value-type="float" office:value="6.5644404823" calcext:value-type="float">
            <text:p>6.5644404823</text:p>
          </table:table-cell>
          <table:table-cell table:formula="of:=POWER([.C1293]-6.75;2)" office:value-type="float" office:value="0.0344323346090565" calcext:value-type="float">
            <text:p>0.0344323346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753291" calcext:value-type="float">
            <text:p>6.753291</text:p>
          </table:table-cell>
          <table:table-cell office:value-type="float" office:value="6.5650119787" calcext:value-type="float">
            <text:p>6.5650119787</text:p>
          </table:table-cell>
          <table:table-cell table:formula="of:=POWER([.C1294]-6.75;2)" office:value-type="float" office:value="0.0342205680244891" calcext:value-type="float">
            <text:p>0.034220568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771821" calcext:value-type="float">
            <text:p>6.771821</text:p>
          </table:table-cell>
          <table:table-cell office:value-type="float" office:value="6.565395234" calcext:value-type="float">
            <text:p>6.565395234</text:p>
          </table:table-cell>
          <table:table-cell table:formula="of:=POWER([.C1295]-6.75;2)" office:value-type="float" office:value="0.0340789196299146" calcext:value-type="float">
            <text:p>0.0340789196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790154" calcext:value-type="float">
            <text:p>6.790154</text:p>
          </table:table-cell>
          <table:table-cell office:value-type="float" office:value="6.5655891206" calcext:value-type="float">
            <text:p>6.5655891206</text:p>
          </table:table-cell>
          <table:table-cell table:formula="of:=POWER([.C1296]-6.75;2)" office:value-type="float" office:value="0.0340073724410812" calcext:value-type="float">
            <text:p>0.0340073724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807584" calcext:value-type="float">
            <text:p>6.807584</text:p>
          </table:table-cell>
          <table:table-cell office:value-type="float" office:value="6.5655933404" calcext:value-type="float">
            <text:p>6.5655933404</text:p>
          </table:table-cell>
          <table:table-cell table:formula="of:=POWER([.C1297]-6.75;2)" office:value-type="float" office:value="0.0340058161048304" calcext:value-type="float">
            <text:p>0.034005816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823171" calcext:value-type="float">
            <text:p>6.823171</text:p>
          </table:table-cell>
          <table:table-cell office:value-type="float" office:value="6.565409922" calcext:value-type="float">
            <text:p>6.565409922</text:p>
          </table:table-cell>
          <table:table-cell table:formula="of:=POWER([.C1298]-6.75;2)" office:value-type="float" office:value="0.0340734968960462" calcext:value-type="float">
            <text:p>0.0340734969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835938" calcext:value-type="float">
            <text:p>6.835938</text:p>
          </table:table-cell>
          <table:table-cell office:value-type="float" office:value="6.5650445532" calcext:value-type="float">
            <text:p>6.5650445532</text:p>
          </table:table-cell>
          <table:table-cell table:formula="of:=POWER([.C1299]-6.75;2)" office:value-type="float" office:value="0.0342085173009877" calcext:value-type="float">
            <text:p>0.0342085173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845098" calcext:value-type="float">
            <text:p>6.845098</text:p>
          </table:table-cell>
          <table:table-cell office:value-type="float" office:value="6.564507234" calcext:value-type="float">
            <text:p>6.564507234</text:p>
          </table:table-cell>
          <table:table-cell table:formula="of:=POWER([.C1300]-6.75;2)" office:value-type="float" office:value="0.0344075662383309" calcext:value-type="float">
            <text:p>0.034407566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850264" calcext:value-type="float">
            <text:p>6.850264</text:p>
          </table:table-cell>
          <table:table-cell office:value-type="float" office:value="6.5638120496" calcext:value-type="float">
            <text:p>6.5638120496</text:p>
          </table:table-cell>
          <table:table-cell table:formula="of:=POWER([.C1301]-6.75;2)" office:value-type="float" office:value="0.0346659528741528" calcext:value-type="float">
            <text:p>0.0346659529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851572" calcext:value-type="float">
            <text:p>6.851572</text:p>
          </table:table-cell>
          <table:table-cell office:value-type="float" office:value="6.5629760638" calcext:value-type="float">
            <text:p>6.5629760638</text:p>
          </table:table-cell>
          <table:table-cell table:formula="of:=POWER([.C1302]-6.75;2)" office:value-type="float" office:value="0.0349779527117417" calcext:value-type="float">
            <text:p>0.0349779527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849679" calcext:value-type="float">
            <text:p>6.849679</text:p>
          </table:table-cell>
          <table:table-cell office:value-type="float" office:value="6.5620176099" calcext:value-type="float">
            <text:p>6.5620176099</text:p>
          </table:table-cell>
          <table:table-cell table:formula="of:=POWER([.C1303]-6.75;2)" office:value-type="float" office:value="0.0353373789877086" calcext:value-type="float">
            <text:p>0.035337379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84563" calcext:value-type="float">
            <text:p>6.84563</text:p>
          </table:table-cell>
          <table:table-cell office:value-type="float" office:value="6.5609543617" calcext:value-type="float">
            <text:p>6.5609543617</text:p>
          </table:table-cell>
          <table:table-cell table:formula="of:=POWER([.C1304]-6.75;2)" office:value-type="float" office:value="0.0357382533602543" calcext:value-type="float">
            <text:p>0.0357382534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840626" calcext:value-type="float">
            <text:p>6.840626</text:p>
          </table:table-cell>
          <table:table-cell office:value-type="float" office:value="6.5598016667" calcext:value-type="float">
            <text:p>6.5598016667</text:p>
          </table:table-cell>
          <table:table-cell table:formula="of:=POWER([.C1305]-6.75;2)" office:value-type="float" office:value="0.0361754059900978" calcext:value-type="float">
            <text:p>0.036175406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835761" calcext:value-type="float">
            <text:p>6.835761</text:p>
          </table:table-cell>
          <table:table-cell office:value-type="float" office:value="6.5585714823" calcext:value-type="float">
            <text:p>6.5585714823</text:p>
          </table:table-cell>
          <table:table-cell table:formula="of:=POWER([.C1306]-6.75;2)" office:value-type="float" office:value="0.0366448773888193" calcext:value-type="float">
            <text:p>0.0366448774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831785" calcext:value-type="float">
            <text:p>6.831785</text:p>
          </table:table-cell>
          <table:table-cell office:value-type="float" office:value="6.5572721135" calcext:value-type="float">
            <text:p>6.5572721135</text:p>
          </table:table-cell>
          <table:table-cell table:formula="of:=POWER([.C1307]-6.75;2)" office:value-type="float" office:value="0.0371440382347569" calcext:value-type="float">
            <text:p>0.0371440382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828977" calcext:value-type="float">
            <text:p>6.828977</text:p>
          </table:table-cell>
          <table:table-cell office:value-type="float" office:value="6.5559088794" calcext:value-type="float">
            <text:p>6.5559088794</text:p>
          </table:table-cell>
          <table:table-cell table:formula="of:=POWER([.C1308]-6.75;2)" office:value-type="float" office:value="0.0376713630957636" calcext:value-type="float">
            <text:p>0.0376713631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827151" calcext:value-type="float">
            <text:p>6.827151</text:p>
          </table:table-cell>
          <table:table-cell office:value-type="float" office:value="6.5544854043" calcext:value-type="float">
            <text:p>6.5544854043</text:p>
          </table:table-cell>
          <table:table-cell table:formula="of:=POWER([.C1309]-6.75;2)" office:value-type="float" office:value="0.0382259571317344" calcext:value-type="float">
            <text:p>0.0382259571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82579" calcext:value-type="float">
            <text:p>6.82579</text:p>
          </table:table-cell>
          <table:table-cell office:value-type="float" office:value="6.5530051844" calcext:value-type="float">
            <text:p>6.5530051844</text:p>
          </table:table-cell>
          <table:table-cell table:formula="of:=POWER([.C1310]-6.75;2)" office:value-type="float" office:value="0.038806957373278" calcext:value-type="float">
            <text:p>0.0388069574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824263" calcext:value-type="float">
            <text:p>6.824263</text:p>
          </table:table-cell>
          <table:table-cell office:value-type="float" office:value="6.5514727943" calcext:value-type="float">
            <text:p>6.5514727943</text:p>
          </table:table-cell>
          <table:table-cell table:formula="of:=POWER([.C1311]-6.75;2)" office:value-type="float" office:value="0.0394130514030499" calcext:value-type="float">
            <text:p>0.0394130514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822035" calcext:value-type="float">
            <text:p>6.822035</text:p>
          </table:table-cell>
          <table:table-cell office:value-type="float" office:value="6.5498942624" calcext:value-type="float">
            <text:p>6.5498942624</text:p>
          </table:table-cell>
          <table:table-cell table:formula="of:=POWER([.C1312]-6.75;2)" office:value-type="float" office:value="0.0400423062204399" calcext:value-type="float">
            <text:p>0.0400423062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818822" calcext:value-type="float">
            <text:p>6.818822</text:p>
          </table:table-cell>
          <table:table-cell office:value-type="float" office:value="6.5482763617" calcext:value-type="float">
            <text:p>6.5482763617</text:p>
          </table:table-cell>
          <table:table-cell table:formula="of:=POWER([.C1313]-6.75;2)" office:value-type="float" office:value="0.0406924262489892" calcext:value-type="float">
            <text:p>0.0406924262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814622" calcext:value-type="float">
            <text:p>6.814622</text:p>
          </table:table-cell>
          <table:table-cell office:value-type="float" office:value="6.5466247163" calcext:value-type="float">
            <text:p>6.5466247163</text:p>
          </table:table-cell>
          <table:table-cell table:formula="of:=POWER([.C1314]-6.75;2)" office:value-type="float" office:value="0.0413615060200554" calcext:value-type="float">
            <text:p>0.041361506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80965" calcext:value-type="float">
            <text:p>6.80965</text:p>
          </table:table-cell>
          <table:table-cell office:value-type="float" office:value="6.5449413121" calcext:value-type="float">
            <text:p>6.5449413121</text:p>
          </table:table-cell>
          <table:table-cell table:formula="of:=POWER([.C1315]-6.75;2)" office:value-type="float" office:value="0.0420490654832697" calcext:value-type="float">
            <text:p>0.0420490655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804184" calcext:value-type="float">
            <text:p>6.804184</text:p>
          </table:table-cell>
          <table:table-cell office:value-type="float" office:value="6.5432218511" calcext:value-type="float">
            <text:p>6.5432218511</text:p>
          </table:table-cell>
          <table:table-cell table:formula="of:=POWER([.C1316]-6.75;2)" office:value-type="float" office:value="0.0427572028625105" calcext:value-type="float">
            <text:p>0.0427572029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798422" calcext:value-type="float">
            <text:p>6.798422</text:p>
          </table:table-cell>
          <table:table-cell office:value-type="float" office:value="6.541453922" calcext:value-type="float">
            <text:p>6.541453922</text:p>
          </table:table-cell>
          <table:table-cell table:formula="of:=POWER([.C1317]-6.75;2)" office:value-type="float" office:value="0.0434914666491819" calcext:value-type="float">
            <text:p>0.0434914666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792392" calcext:value-type="float">
            <text:p>6.792392</text:p>
          </table:table-cell>
          <table:table-cell office:value-type="float" office:value="6.539616461" calcext:value-type="float">
            <text:p>6.539616461</text:p>
          </table:table-cell>
          <table:table-cell table:formula="of:=POWER([.C1318]-6.75;2)" office:value-type="float" office:value="0.0442612334821647" calcext:value-type="float">
            <text:p>0.0442612335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78595" calcext:value-type="float">
            <text:p>6.78595</text:p>
          </table:table-cell>
          <table:table-cell office:value-type="float" office:value="6.5376809787" calcext:value-type="float">
            <text:p>6.5376809787</text:p>
          </table:table-cell>
          <table:table-cell table:formula="of:=POWER([.C1319]-6.75;2)" office:value-type="float" office:value="0.0450793668057898" calcext:value-type="float">
            <text:p>0.0450793668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77886" calcext:value-type="float">
            <text:p>6.77886</text:p>
          </table:table-cell>
          <table:table-cell office:value-type="float" office:value="6.5356145035" calcext:value-type="float">
            <text:p>6.5356145035</text:p>
          </table:table-cell>
          <table:table-cell table:formula="of:=POWER([.C1320]-6.75;2)" office:value-type="float" office:value="0.0459611411095516" calcext:value-type="float">
            <text:p>0.0459611411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770914" calcext:value-type="float">
            <text:p>6.770914</text:p>
          </table:table-cell>
          <table:table-cell office:value-type="float" office:value="6.5333839574" calcext:value-type="float">
            <text:p>6.5333839574</text:p>
          </table:table-cell>
          <table:table-cell table:formula="of:=POWER([.C1321]-6.75;2)" office:value-type="float" office:value="0.0469225099116851" calcext:value-type="float">
            <text:p>0.0469225099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762021" calcext:value-type="float">
            <text:p>6.762021</text:p>
          </table:table-cell>
          <table:table-cell office:value-type="float" office:value="6.5309613901" calcext:value-type="float">
            <text:p>6.5309613901</text:p>
          </table:table-cell>
          <table:table-cell table:formula="of:=POWER([.C1322]-6.75;2)" office:value-type="float" office:value="0.0479779126269244" calcext:value-type="float">
            <text:p>0.0479779126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752225" calcext:value-type="float">
            <text:p>6.752225</text:p>
          </table:table-cell>
          <table:table-cell office:value-type="float" office:value="6.5283292695" calcext:value-type="float">
            <text:p>6.5283292695</text:p>
          </table:table-cell>
          <table:table-cell table:formula="of:=POWER([.C1323]-6.75;2)" office:value-type="float" office:value="0.0491379127604035" calcext:value-type="float">
            <text:p>0.0491379128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741657" calcext:value-type="float">
            <text:p>6.741657</text:p>
          </table:table-cell>
          <table:table-cell office:value-type="float" office:value="6.5254851206" calcext:value-type="float">
            <text:p>6.5254851206</text:p>
          </table:table-cell>
          <table:table-cell table:formula="of:=POWER([.C1324]-6.75;2)" office:value-type="float" office:value="0.0504069310719966" calcext:value-type="float">
            <text:p>0.0504069311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730435" calcext:value-type="float">
            <text:p>6.730435</text:p>
          </table:table-cell>
          <table:table-cell office:value-type="float" office:value="6.5224445106" calcext:value-type="float">
            <text:p>6.5224445106</text:p>
          </table:table-cell>
          <table:table-cell table:formula="of:=POWER([.C1325]-6.75;2)" office:value-type="float" office:value="0.0517815007560736" calcext:value-type="float">
            <text:p>0.0517815008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718577" calcext:value-type="float">
            <text:p>6.718577</text:p>
          </table:table-cell>
          <table:table-cell office:value-type="float" office:value="6.5192417872" calcext:value-type="float">
            <text:p>6.5192417872</text:p>
          </table:table-cell>
          <table:table-cell table:formula="of:=POWER([.C1326]-6.75;2)" office:value-type="float" office:value="0.0532493527746499" calcext:value-type="float">
            <text:p>0.0532493528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705971" calcext:value-type="float">
            <text:p>6.705971</text:p>
          </table:table-cell>
          <table:table-cell office:value-type="float" office:value="6.5159281702" calcext:value-type="float">
            <text:p>6.5159281702</text:p>
          </table:table-cell>
          <table:table-cell table:formula="of:=POWER([.C1327]-6.75;2)" office:value-type="float" office:value="0.0547896215059199" calcext:value-type="float">
            <text:p>0.0547896215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692422" calcext:value-type="float">
            <text:p>6.692422</text:p>
          </table:table-cell>
          <table:table-cell office:value-type="float" office:value="6.512567383" calcext:value-type="float">
            <text:p>6.512567383</text:p>
          </table:table-cell>
          <table:table-cell table:formula="of:=POWER([.C1328]-6.75;2)" office:value-type="float" office:value="0.0563742476154685" calcext:value-type="float">
            <text:p>0.0563742476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677755" calcext:value-type="float">
            <text:p>6.677755</text:p>
          </table:table-cell>
          <table:table-cell office:value-type="float" office:value="6.5092295745" calcext:value-type="float">
            <text:p>6.5092295745</text:p>
          </table:table-cell>
          <table:table-cell table:formula="of:=POWER([.C1329]-6.75;2)" office:value-type="float" office:value="0.0579703977954511" calcext:value-type="float">
            <text:p>0.0579703978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661915" calcext:value-type="float">
            <text:p>6.661915</text:p>
          </table:table-cell>
          <table:table-cell office:value-type="float" office:value="6.505984695" calcext:value-type="float">
            <text:p>6.505984695</text:p>
          </table:table-cell>
          <table:table-cell table:formula="of:=POWER([.C1330]-6.75;2)" office:value-type="float" office:value="0.0595434690742428" calcext:value-type="float">
            <text:p>0.0595434691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645021" calcext:value-type="float">
            <text:p>6.645021</text:p>
          </table:table-cell>
          <table:table-cell office:value-type="float" office:value="6.5028965603" calcext:value-type="float">
            <text:p>6.5028965603</text:p>
          </table:table-cell>
          <table:table-cell table:formula="of:=POWER([.C1331]-6.75;2)" office:value-type="float" office:value="0.0610601099115716" calcext:value-type="float">
            <text:p>0.0610601099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627347" calcext:value-type="float">
            <text:p>6.627347</text:p>
          </table:table-cell>
          <table:table-cell office:value-type="float" office:value="6.5000183759" calcext:value-type="float">
            <text:p>6.5000183759</text:p>
          </table:table-cell>
          <table:table-cell table:formula="of:=POWER([.C1332]-6.75;2)" office:value-type="float" office:value="0.0624908123876738" calcext:value-type="float">
            <text:p>0.0624908124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609238" calcext:value-type="float">
            <text:p>6.609238</text:p>
          </table:table-cell>
          <table:table-cell office:value-type="float" office:value="6.4973897092" calcext:value-type="float">
            <text:p>6.4973897092</text:p>
          </table:table-cell>
          <table:table-cell table:formula="of:=POWER([.C1333]-6.75;2)" office:value-type="float" office:value="0.0638119590180605" calcext:value-type="float">
            <text:p>0.063811959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591" calcext:value-type="float">
            <text:p>6.591</text:p>
          </table:table-cell>
          <table:table-cell office:value-type="float" office:value="6.4950344965" calcext:value-type="float">
            <text:p>6.4950344965</text:p>
          </table:table-cell>
          <table:table-cell table:formula="of:=POWER([.C1334]-6.75;2)" office:value-type="float" office:value="0.0650074079750086" calcext:value-type="float">
            <text:p>0.065007408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572837" calcext:value-type="float">
            <text:p>6.572837</text:p>
          </table:table-cell>
          <table:table-cell office:value-type="float" office:value="6.4929592766" calcext:value-type="float">
            <text:p>6.4929592766</text:p>
          </table:table-cell>
          <table:table-cell table:formula="of:=POWER([.C1335]-6.75;2)" office:value-type="float" office:value="0.0660699334859955" calcext:value-type="float">
            <text:p>0.0660699335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554862" calcext:value-type="float">
            <text:p>6.554862</text:p>
          </table:table-cell>
          <table:table-cell office:value-type="float" office:value="6.4911512199" calcext:value-type="float">
            <text:p>6.4911512199</text:p>
          </table:table-cell>
          <table:table-cell table:formula="of:=POWER([.C1336]-6.75;2)" office:value-type="float" office:value="0.0670026909592582" calcext:value-type="float">
            <text:p>0.067002691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537176" calcext:value-type="float">
            <text:p>6.537176</text:p>
          </table:table-cell>
          <table:table-cell office:value-type="float" office:value="6.4895760426" calcext:value-type="float">
            <text:p>6.4895760426</text:p>
          </table:table-cell>
          <table:table-cell table:formula="of:=POWER([.C1337]-6.75;2)" office:value-type="float" office:value="0.0678206375878768" calcext:value-type="float">
            <text:p>0.0678206376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519989" calcext:value-type="float">
            <text:p>6.519989</text:p>
          </table:table-cell>
          <table:table-cell office:value-type="float" office:value="6.4881769504" calcext:value-type="float">
            <text:p>6.4881769504</text:p>
          </table:table-cell>
          <table:table-cell table:formula="of:=POWER([.C1338]-6.75;2)" office:value-type="float" office:value="0.0685513093018442" calcext:value-type="float">
            <text:p>0.0685513093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503688" calcext:value-type="float">
            <text:p>6.503688</text:p>
          </table:table-cell>
          <table:table-cell office:value-type="float" office:value="6.486876234" calcext:value-type="float">
            <text:p>6.486876234</text:p>
          </table:table-cell>
          <table:table-cell table:formula="of:=POWER([.C1339]-6.75;2)" office:value-type="float" office:value="0.0692341162340226" calcext:value-type="float">
            <text:p>0.0692341162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488803" calcext:value-type="float">
            <text:p>6.488803</text:p>
          </table:table-cell>
          <table:table-cell office:value-type="float" office:value="6.4855816667" calcext:value-type="float">
            <text:p>6.4855816667</text:p>
          </table:table-cell>
          <table:table-cell table:formula="of:=POWER([.C1340]-6.75;2)" office:value-type="float" office:value="0.0699170549851499" calcext:value-type="float">
            <text:p>0.069917055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475831" calcext:value-type="float">
            <text:p>6.475831</text:p>
          </table:table-cell>
          <table:table-cell office:value-type="float" office:value="6.4842003191" calcext:value-type="float">
            <text:p>6.4842003191</text:p>
          </table:table-cell>
          <table:table-cell table:formula="of:=POWER([.C1341]-6.75;2)" office:value-type="float" office:value="0.0706494703665417" calcext:value-type="float">
            <text:p>0.0706494704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464962" calcext:value-type="float">
            <text:p>6.464962</text:p>
          </table:table-cell>
          <table:table-cell office:value-type="float" office:value="6.4826653546" calcext:value-type="float">
            <text:p>6.4826653546</text:p>
          </table:table-cell>
          <table:table-cell table:formula="of:=POWER([.C1342]-6.75;2)" office:value-type="float" office:value="0.0714678126311438" calcext:value-type="float">
            <text:p>0.0714678126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455789" calcext:value-type="float">
            <text:p>6.455789</text:p>
          </table:table-cell>
          <table:table-cell office:value-type="float" office:value="6.4809980496" calcext:value-type="float">
            <text:p>6.4809980496</text:p>
          </table:table-cell>
          <table:table-cell table:formula="of:=POWER([.C1343]-6.75;2)" office:value-type="float" office:value="0.072362049319004" calcext:value-type="float">
            <text:p>0.0723620493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447123" calcext:value-type="float">
            <text:p>6.447123</text:p>
          </table:table-cell>
          <table:table-cell office:value-type="float" office:value="6.4795815887" calcext:value-type="float">
            <text:p>6.4795815887</text:p>
          </table:table-cell>
          <table:table-cell table:formula="of:=POWER([.C1344]-6.75;2)" office:value-type="float" office:value="0.0731261171700158" calcext:value-type="float">
            <text:p>0.0731261172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437035" calcext:value-type="float">
            <text:p>6.437035</text:p>
          </table:table-cell>
          <table:table-cell office:value-type="float" office:value="6.5015967163" calcext:value-type="float">
            <text:p>6.5015967163</text:p>
          </table:table-cell>
          <table:table-cell table:formula="of:=POWER([.C1345]-6.75;2)" office:value-type="float" office:value="0.0617041913529427" calcext:value-type="float">
            <text:p>0.0617041914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423171" calcext:value-type="float">
            <text:p>6.423171</text:p>
          </table:table-cell>
          <table:table-cell office:value-type="float" office:value="6.4964793333" calcext:value-type="float">
            <text:p>6.4964793333</text:p>
          </table:table-cell>
          <table:table-cell table:formula="of:=POWER([.C1346]-6.75;2)" office:value-type="float" office:value="0.0642727284440125" calcext:value-type="float">
            <text:p>0.0642727284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403319" calcext:value-type="float">
            <text:p>6.403319</text:p>
          </table:table-cell>
          <table:table-cell office:value-type="float" office:value="6.4919600213" calcext:value-type="float">
            <text:p>6.4919600213</text:p>
          </table:table-cell>
          <table:table-cell table:formula="of:=POWER([.C1347]-6.75;2)" office:value-type="float" office:value="0.0665846306074966" calcext:value-type="float">
            <text:p>0.0665846306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376104" calcext:value-type="float">
            <text:p>6.376104</text:p>
          </table:table-cell>
          <table:table-cell office:value-type="float" office:value="6.4876883191" calcext:value-type="float">
            <text:p>6.4876883191</text:p>
          </table:table-cell>
          <table:table-cell table:formula="of:=POWER([.C1348]-6.75;2)" office:value-type="float" office:value="0.0688074179365834" calcext:value-type="float">
            <text:p>0.0688074179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341627" calcext:value-type="float">
            <text:p>6.341627</text:p>
          </table:table-cell>
          <table:table-cell office:value-type="float" office:value="6.4837699645" calcext:value-type="float">
            <text:p>6.4837699645</text:p>
          </table:table-cell>
          <table:table-cell table:formula="of:=POWER([.C1349]-6.75;2)" office:value-type="float" office:value="0.070878431802331" calcext:value-type="float">
            <text:p>0.0708784318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301831" calcext:value-type="float">
            <text:p>6.301831</text:p>
          </table:table-cell>
          <table:table-cell office:value-type="float" office:value="6.4803976667" calcext:value-type="float">
            <text:p>6.4803976667</text:p>
          </table:table-cell>
          <table:table-cell table:formula="of:=POWER([.C1350]-6.75;2)" office:value-type="float" office:value="0.0726854181208043" calcext:value-type="float">
            <text:p>0.0726854181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260412" calcext:value-type="float">
            <text:p>6.260412</text:p>
          </table:table-cell>
          <table:table-cell office:value-type="float" office:value="6.4777621773" calcext:value-type="float">
            <text:p>6.4777621773</text:p>
          </table:table-cell>
          <table:table-cell table:formula="of:=POWER([.C1351]-6.75;2)" office:value-type="float" office:value="0.0741134321084367" calcext:value-type="float">
            <text:p>0.0741134321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222176" calcext:value-type="float">
            <text:p>6.222176</text:p>
          </table:table-cell>
          <table:table-cell office:value-type="float" office:value="6.4760035816" calcext:value-type="float">
            <text:p>6.4760035816</text:p>
          </table:table-cell>
          <table:table-cell table:formula="of:=POWER([.C1352]-6.75;2)" office:value-type="float" office:value="0.075074037296028" calcext:value-type="float">
            <text:p>0.0750740373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191913" calcext:value-type="float">
            <text:p>6.191913</text:p>
          </table:table-cell>
          <table:table-cell office:value-type="float" office:value="6.4751808085" calcext:value-type="float">
            <text:p>6.4751808085</text:p>
          </table:table-cell>
          <table:table-cell table:formula="of:=POWER([.C1353]-6.75;2)" office:value-type="float" office:value="0.0755255880167136" calcext:value-type="float">
            <text:p>0.075525588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173058" calcext:value-type="float">
            <text:p>6.173058</text:p>
          </table:table-cell>
          <table:table-cell office:value-type="float" office:value="6.475259" calcext:value-type="float">
            <text:p>6.475259</text:p>
          </table:table-cell>
          <table:table-cell table:formula="of:=POWER([.C1354]-6.75;2)" office:value-type="float" office:value="0.0754826170809998" calcext:value-type="float">
            <text:p>0.0754826171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166575" calcext:value-type="float">
            <text:p>6.166575</text:p>
          </table:table-cell>
          <table:table-cell office:value-type="float" office:value="6.4761160071" calcext:value-type="float">
            <text:p>6.4761160071</text:p>
          </table:table-cell>
          <table:table-cell table:formula="of:=POWER([.C1355]-6.75;2)" office:value-type="float" office:value="0.0750124415668473" calcext:value-type="float">
            <text:p>0.0750124416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170476" calcext:value-type="float">
            <text:p>6.170476</text:p>
          </table:table-cell>
          <table:table-cell office:value-type="float" office:value="6.4775661418" calcext:value-type="float">
            <text:p>6.4775661418</text:p>
          </table:table-cell>
          <table:table-cell table:formula="of:=POWER([.C1356]-6.75;2)" office:value-type="float" office:value="0.0742202070937379" calcext:value-type="float">
            <text:p>0.0742202071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180224" calcext:value-type="float">
            <text:p>6.180224</text:p>
          </table:table-cell>
          <table:table-cell office:value-type="float" office:value="6.4793954539" calcext:value-type="float">
            <text:p>6.4793954539</text:p>
          </table:table-cell>
          <table:table-cell table:formula="of:=POWER([.C1357]-6.75;2)" office:value-type="float" office:value="0.0732268203699872" calcext:value-type="float">
            <text:p>0.0732268204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189922" calcext:value-type="float">
            <text:p>6.189922</text:p>
          </table:table-cell>
          <table:table-cell office:value-type="float" office:value="6.4814001489" calcext:value-type="float">
            <text:p>6.4814001489</text:p>
          </table:table-cell>
          <table:table-cell table:formula="of:=POWER([.C1358]-6.75;2)" office:value-type="float" office:value="0.0721458800109423" calcext:value-type="float">
            <text:p>0.07214588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193912" calcext:value-type="float">
            <text:p>6.193912</text:p>
          </table:table-cell>
          <table:table-cell office:value-type="float" office:value="6.4834193475" calcext:value-type="float">
            <text:p>6.4834193475</text:p>
          </table:table-cell>
          <table:table-cell table:formula="of:=POWER([.C1359]-6.75;2)" office:value-type="float" office:value="0.0710652442873258" calcext:value-type="float">
            <text:p>0.0710652443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18829" calcext:value-type="float">
            <text:p>6.18829</text:p>
          </table:table-cell>
          <table:table-cell office:value-type="float" office:value="6.4853555461" calcext:value-type="float">
            <text:p>6.4853555461</text:p>
          </table:table-cell>
          <table:table-cell table:formula="of:=POWER([.C1360]-6.75;2)" office:value-type="float" office:value="0.0700366869800292" calcext:value-type="float">
            <text:p>0.070036687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171951" calcext:value-type="float">
            <text:p>6.171951</text:p>
          </table:table-cell>
          <table:table-cell office:value-type="float" office:value="6.4871795674" calcext:value-type="float">
            <text:p>6.4871795674</text:p>
          </table:table-cell>
          <table:table-cell table:formula="of:=POWER([.C1361]-6.75;2)" office:value-type="float" office:value="0.0690745797920511" calcext:value-type="float">
            <text:p>0.0690745798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146933" calcext:value-type="float">
            <text:p>6.146933</text:p>
          </table:table-cell>
          <table:table-cell office:value-type="float" office:value="6.4889201064" calcext:value-type="float">
            <text:p>6.4889201064</text:p>
          </table:table-cell>
          <table:table-cell table:formula="of:=POWER([.C1362]-6.75;2)" office:value-type="float" office:value="0.0681627108421872" calcext:value-type="float">
            <text:p>0.0681627108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118102" calcext:value-type="float">
            <text:p>6.118102</text:p>
          </table:table-cell>
          <table:table-cell office:value-type="float" office:value="6.4906413404" calcext:value-type="float">
            <text:p>6.4906413404</text:p>
          </table:table-cell>
          <table:table-cell table:formula="of:=POWER([.C1363]-6.75;2)" office:value-type="float" office:value="0.0672669143095088" calcext:value-type="float">
            <text:p>0.0672669143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092405" calcext:value-type="float">
            <text:p>6.092405</text:p>
          </table:table-cell>
          <table:table-cell office:value-type="float" office:value="6.4924137234" calcext:value-type="float">
            <text:p>6.4924137234</text:p>
          </table:table-cell>
          <table:table-cell table:formula="of:=POWER([.C1364]-6.75;2)" office:value-type="float" office:value="0.0663506898926515" calcext:value-type="float">
            <text:p>0.0663506899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078435" calcext:value-type="float">
            <text:p>6.078435</text:p>
          </table:table-cell>
          <table:table-cell office:value-type="float" office:value="6.4942839504" calcext:value-type="float">
            <text:p>6.4942839504</text:p>
          </table:table-cell>
          <table:table-cell table:formula="of:=POWER([.C1365]-6.75;2)" office:value-type="float" office:value="0.0653906980230297" calcext:value-type="float">
            <text:p>0.065390698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089116" calcext:value-type="float">
            <text:p>6.089116</text:p>
          </table:table-cell>
          <table:table-cell office:value-type="float" office:value="6.4962460851" calcext:value-type="float">
            <text:p>6.4962460851</text:p>
          </table:table-cell>
          <table:table-cell table:formula="of:=POWER([.C1366]-6.75;2)" office:value-type="float" office:value="0.0643910493270764" calcext:value-type="float">
            <text:p>0.0643910493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177481" calcext:value-type="float">
            <text:p>6.177481</text:p>
          </table:table-cell>
          <table:table-cell office:value-type="float" office:value="6.498196156" calcext:value-type="float">
            <text:p>6.498196156</text:p>
          </table:table-cell>
          <table:table-cell table:formula="of:=POWER([.C1367]-6.75;2)" office:value-type="float" office:value="0.0634051758531765" calcext:value-type="float">
            <text:p>0.0634051759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5.636336" calcext:value-type="float">
            <text:p>5.636336</text:p>
          </table:table-cell>
          <table:table-cell office:value-type="float" office:value="6.4996383404" calcext:value-type="float">
            <text:p>6.4996383404</text:p>
          </table:table-cell>
          <table:table-cell table:formula="of:=POWER([.C1368]-6.75;2)" office:value-type="float" office:value="0.0626809605976664" calcext:value-type="float">
            <text:p>0.0626809606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5.995971" calcext:value-type="float">
            <text:p>5.995971</text:p>
          </table:table-cell>
          <table:table-cell office:value-type="float" office:value="6.5050734113" calcext:value-type="float">
            <text:p>6.5050734113</text:p>
          </table:table-cell>
          <table:table-cell table:formula="of:=POWER([.C1369]-6.75;2)" office:value-type="float" office:value="0.0599890338522191" calcext:value-type="float">
            <text:p>0.0599890339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077251" calcext:value-type="float">
            <text:p>6.077251</text:p>
          </table:table-cell>
          <table:table-cell office:value-type="float" office:value="6.5081316028" calcext:value-type="float">
            <text:p>6.5081316028</text:p>
          </table:table-cell>
          <table:table-cell table:formula="of:=POWER([.C1370]-6.75;2)" office:value-type="float" office:value="0.0585003215640971" calcext:value-type="float">
            <text:p>0.0585003216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140468" calcext:value-type="float">
            <text:p>6.140468</text:p>
          </table:table-cell>
          <table:table-cell office:value-type="float" office:value="6.5107924113" calcext:value-type="float">
            <text:p>6.5107924113</text:p>
          </table:table-cell>
          <table:table-cell table:formula="of:=POWER([.C1371]-6.75;2)" office:value-type="float" office:value="0.0572202704916685" calcext:value-type="float">
            <text:p>0.0572202705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196927" calcext:value-type="float">
            <text:p>6.196927</text:p>
          </table:table-cell>
          <table:table-cell office:value-type="float" office:value="6.5131801489" calcext:value-type="float">
            <text:p>6.5131801489</text:p>
          </table:table-cell>
          <table:table-cell table:formula="of:=POWER([.C1372]-6.75;2)" office:value-type="float" office:value="0.0560836418750261" calcext:value-type="float">
            <text:p>0.0560836419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246027" calcext:value-type="float">
            <text:p>6.246027</text:p>
          </table:table-cell>
          <table:table-cell office:value-type="float" office:value="6.5153328652" calcext:value-type="float">
            <text:p>6.5153328652</text:p>
          </table:table-cell>
          <table:table-cell table:formula="of:=POWER([.C1373]-6.75;2)" office:value-type="float" office:value="0.0550686641552416" calcext:value-type="float">
            <text:p>0.0550686642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285736" calcext:value-type="float">
            <text:p>6.285736</text:p>
          </table:table-cell>
          <table:table-cell office:value-type="float" office:value="6.5172885603" calcext:value-type="float">
            <text:p>6.5172885603</text:p>
          </table:table-cell>
          <table:table-cell table:formula="of:=POWER([.C1374]-6.75;2)" office:value-type="float" office:value="0.0541546141672468" calcext:value-type="float">
            <text:p>0.0541546142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314634" calcext:value-type="float">
            <text:p>6.314634</text:p>
          </table:table-cell>
          <table:table-cell office:value-type="float" office:value="6.5190963688" calcext:value-type="float">
            <text:p>6.5190963688</text:p>
          </table:table-cell>
          <table:table-cell table:formula="of:=POWER([.C1375]-6.75;2)" office:value-type="float" office:value="0.0533164869013458" calcext:value-type="float">
            <text:p>0.0533164869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332493" calcext:value-type="float">
            <text:p>6.332493</text:p>
          </table:table-cell>
          <table:table-cell office:value-type="float" office:value="6.5208135461" calcext:value-type="float">
            <text:p>6.5208135461</text:p>
          </table:table-cell>
          <table:table-cell table:formula="of:=POWER([.C1376]-6.75;2)" office:value-type="float" office:value="0.0525264306512567" calcext:value-type="float">
            <text:p>0.0525264307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340347" calcext:value-type="float">
            <text:p>6.340347</text:p>
          </table:table-cell>
          <table:table-cell office:value-type="float" office:value="6.5224992128" calcext:value-type="float">
            <text:p>6.5224992128</text:p>
          </table:table-cell>
          <table:table-cell table:formula="of:=POWER([.C1377]-6.75;2)" office:value-type="float" office:value="0.0517566081766198" calcext:value-type="float">
            <text:p>0.0517566082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340298" calcext:value-type="float">
            <text:p>6.340298</text:p>
          </table:table-cell>
          <table:table-cell office:value-type="float" office:value="6.5242083901" calcext:value-type="float">
            <text:p>6.5242083901</text:p>
          </table:table-cell>
          <table:table-cell table:formula="of:=POWER([.C1378]-6.75;2)" office:value-type="float" office:value="0.0509818511012337" calcext:value-type="float">
            <text:p>0.050981851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335151" calcext:value-type="float">
            <text:p>6.335151</text:p>
          </table:table-cell>
          <table:table-cell office:value-type="float" office:value="6.5259875319" calcext:value-type="float">
            <text:p>6.5259875319</text:p>
          </table:table-cell>
          <table:table-cell table:formula="of:=POWER([.C1379]-6.75;2)" office:value-type="float" office:value="0.0501815858642534" calcext:value-type="float">
            <text:p>0.0501815859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327939" calcext:value-type="float">
            <text:p>6.327939</text:p>
          </table:table-cell>
          <table:table-cell office:value-type="float" office:value="6.5278717447" calcext:value-type="float">
            <text:p>6.5278717447</text:p>
          </table:table-cell>
          <table:table-cell table:formula="of:=POWER([.C1380]-6.75;2)" office:value-type="float" office:value="0.0493409618026221" calcext:value-type="float">
            <text:p>0.0493409618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321458" calcext:value-type="float">
            <text:p>6.321458</text:p>
          </table:table-cell>
          <table:table-cell office:value-type="float" office:value="6.5298837305" calcext:value-type="float">
            <text:p>6.5298837305</text:p>
          </table:table-cell>
          <table:table-cell table:formula="of:=POWER([.C1381]-6.75;2)" office:value-type="float" office:value="0.0484511720985967" calcext:value-type="float">
            <text:p>0.0484511721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317871" calcext:value-type="float">
            <text:p>6.317871</text:p>
          </table:table-cell>
          <table:table-cell office:value-type="float" office:value="6.5320340284" calcext:value-type="float">
            <text:p>6.5320340284</text:p>
          </table:table-cell>
          <table:table-cell table:formula="of:=POWER([.C1382]-6.75;2)" office:value-type="float" office:value="0.047509164775532" calcext:value-type="float">
            <text:p>0.0475091648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318478" calcext:value-type="float">
            <text:p>6.318478</text:p>
          </table:table-cell>
          <table:table-cell office:value-type="float" office:value="6.5343224894" calcext:value-type="float">
            <text:p>6.5343224894</text:p>
          </table:table-cell>
          <table:table-cell table:formula="of:=POWER([.C1383]-6.75;2)" office:value-type="float" office:value="0.0465167885786131" calcext:value-type="float">
            <text:p>0.0465167886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323684" calcext:value-type="float">
            <text:p>6.323684</text:p>
          </table:table-cell>
          <table:table-cell office:value-type="float" office:value="6.536740461" calcext:value-type="float">
            <text:p>6.536740461</text:p>
          </table:table-cell>
          <table:table-cell table:formula="of:=POWER([.C1384]-6.75;2)" office:value-type="float" office:value="0.0454796309744925" calcext:value-type="float">
            <text:p>0.045479631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333148" calcext:value-type="float">
            <text:p>6.333148</text:p>
          </table:table-cell>
          <table:table-cell office:value-type="float" office:value="6.5392732908" calcext:value-type="float">
            <text:p>6.5392732908</text:p>
          </table:table-cell>
          <table:table-cell table:formula="of:=POWER([.C1385]-6.75;2)" office:value-type="float" office:value="0.0444057459702615" calcext:value-type="float">
            <text:p>0.044405746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346049" calcext:value-type="float">
            <text:p>6.346049</text:p>
          </table:table-cell>
          <table:table-cell office:value-type="float" office:value="6.5419025177" calcext:value-type="float">
            <text:p>6.5419025177</text:p>
          </table:table-cell>
          <table:table-cell table:formula="of:=POWER([.C1386]-6.75;2)" office:value-type="float" office:value="0.043304562139599" calcext:value-type="float">
            <text:p>0.0433045621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361401" calcext:value-type="float">
            <text:p>6.361401</text:p>
          </table:table-cell>
          <table:table-cell office:value-type="float" office:value="6.5446072908" calcext:value-type="float">
            <text:p>6.5446072908</text:p>
          </table:table-cell>
          <table:table-cell table:formula="of:=POWER([.C1387]-6.75;2)" office:value-type="float" office:value="0.0421861649925157" calcext:value-type="float">
            <text:p>0.042186165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378313" calcext:value-type="float">
            <text:p>6.378313</text:p>
          </table:table-cell>
          <table:table-cell office:value-type="float" office:value="6.547364773" calcext:value-type="float">
            <text:p>6.547364773</text:p>
          </table:table-cell>
          <table:table-cell table:formula="of:=POWER([.C1388]-6.75;2)" office:value-type="float" office:value="0.0410610352213415" calcext:value-type="float">
            <text:p>0.0410610352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396157" calcext:value-type="float">
            <text:p>6.396157</text:p>
          </table:table-cell>
          <table:table-cell office:value-type="float" office:value="6.5501497305" calcext:value-type="float">
            <text:p>6.5501497305</text:p>
          </table:table-cell>
          <table:table-cell table:formula="of:=POWER([.C1389]-6.75;2)" office:value-type="float" office:value="0.0399401302192225" calcext:value-type="float">
            <text:p>0.0399401302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414608" calcext:value-type="float">
            <text:p>6.414608</text:p>
          </table:table-cell>
          <table:table-cell office:value-type="float" office:value="6.5529338298" calcext:value-type="float">
            <text:p>6.5529338298</text:p>
          </table:table-cell>
          <table:table-cell table:formula="of:=POWER([.C1390]-6.75;2)" office:value-type="float" office:value="0.0388350754372955" calcext:value-type="float">
            <text:p>0.0388350754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433583" calcext:value-type="float">
            <text:p>6.433583</text:p>
          </table:table-cell>
          <table:table-cell office:value-type="float" office:value="6.5556854113" calcext:value-type="float">
            <text:p>6.5556854113</text:p>
          </table:table-cell>
          <table:table-cell table:formula="of:=POWER([.C1391]-6.75;2)" office:value-type="float" office:value="0.0377581593816502" calcext:value-type="float">
            <text:p>0.0377581594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453104" calcext:value-type="float">
            <text:p>6.453104</text:p>
          </table:table-cell>
          <table:table-cell office:value-type="float" office:value="6.5583703759" calcext:value-type="float">
            <text:p>6.5583703759</text:p>
          </table:table-cell>
          <table:table-cell table:formula="of:=POWER([.C1392]-6.75;2)" office:value-type="float" office:value="0.0367219128327073" calcext:value-type="float">
            <text:p>0.0367219128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473154" calcext:value-type="float">
            <text:p>6.473154</text:p>
          </table:table-cell>
          <table:table-cell office:value-type="float" office:value="6.5609545887" calcext:value-type="float">
            <text:p>6.5609545887</text:p>
          </table:table-cell>
          <table:table-cell table:formula="of:=POWER([.C1393]-6.75;2)" office:value-type="float" office:value="0.0357381675335863" calcext:value-type="float">
            <text:p>0.0357381675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493549" calcext:value-type="float">
            <text:p>6.493549</text:p>
          </table:table-cell>
          <table:table-cell office:value-type="float" office:value="6.5634075674" calcext:value-type="float">
            <text:p>6.5634075674</text:p>
          </table:table-cell>
          <table:table-cell table:formula="of:=POWER([.C1394]-6.75;2)" office:value-type="float" office:value="0.0348167359035857" calcext:value-type="float">
            <text:p>0.0348167359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51388" calcext:value-type="float">
            <text:p>6.51388</text:p>
          </table:table-cell>
          <table:table-cell office:value-type="float" office:value="6.5657069291" calcext:value-type="float">
            <text:p>6.5657069291</text:p>
          </table:table-cell>
          <table:table-cell table:formula="of:=POWER([.C1395]-6.75;2)" office:value-type="float" office:value="0.0339639359817524" calcext:value-type="float">
            <text:p>0.033963936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533537" calcext:value-type="float">
            <text:p>6.533537</text:p>
          </table:table-cell>
          <table:table-cell office:value-type="float" office:value="6.5678425461" calcext:value-type="float">
            <text:p>6.5678425461</text:p>
          </table:table-cell>
          <table:table-cell table:formula="of:=POWER([.C1396]-6.75;2)" office:value-type="float" office:value="0.0331813380113308" calcext:value-type="float">
            <text:p>0.033181338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551808" calcext:value-type="float">
            <text:p>6.551808</text:p>
          </table:table-cell>
          <table:table-cell office:value-type="float" office:value="6.5698191915" calcext:value-type="float">
            <text:p>6.5698191915</text:p>
          </table:table-cell>
          <table:table-cell table:formula="of:=POWER([.C1397]-6.75;2)" office:value-type="float" office:value="0.0324651237517138" calcext:value-type="float">
            <text:p>0.0324651238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56804" calcext:value-type="float">
            <text:p>6.56804</text:p>
          </table:table-cell>
          <table:table-cell office:value-type="float" office:value="6.5716568156" calcext:value-type="float">
            <text:p>6.5716568156</text:p>
          </table:table-cell>
          <table:table-cell table:formula="of:=POWER([.C1398]-6.75;2)" office:value-type="float" office:value="0.0318062914219324" calcext:value-type="float">
            <text:p>0.0318062914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581829" calcext:value-type="float">
            <text:p>6.581829</text:p>
          </table:table-cell>
          <table:table-cell office:value-type="float" office:value="6.5733877589" calcext:value-type="float">
            <text:p>6.5733877589</text:p>
          </table:table-cell>
          <table:table-cell table:formula="of:=POWER([.C1399]-6.75;2)" office:value-type="float" office:value="0.0311918837063645" calcext:value-type="float">
            <text:p>0.0311918837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59318" calcext:value-type="float">
            <text:p>6.59318</text:p>
          </table:table-cell>
          <table:table-cell office:value-type="float" office:value="6.5750510355" calcext:value-type="float">
            <text:p>6.5750510355</text:p>
          </table:table-cell>
          <table:table-cell table:formula="of:=POWER([.C1400]-6.75;2)" office:value-type="float" office:value="0.0306071401796224" calcext:value-type="float">
            <text:p>0.0306071402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602601" calcext:value-type="float">
            <text:p>6.602601</text:p>
          </table:table-cell>
          <table:table-cell office:value-type="float" office:value="6.5766844965" calcext:value-type="float">
            <text:p>6.5766844965</text:p>
          </table:table-cell>
          <table:table-cell table:formula="of:=POWER([.C1401]-6.75;2)" office:value-type="float" office:value="0.0300382637534584" calcext:value-type="float">
            <text:p>0.0300382638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611065" calcext:value-type="float">
            <text:p>6.611065</text:p>
          </table:table-cell>
          <table:table-cell office:value-type="float" office:value="6.5783163404" calcext:value-type="float">
            <text:p>6.5783163404</text:p>
          </table:table-cell>
          <table:table-cell table:formula="of:=POWER([.C1402]-6.75;2)" office:value-type="float" office:value="0.0294752789736487" calcext:value-type="float">
            <text:p>0.029475279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619845" calcext:value-type="float">
            <text:p>6.619845</text:p>
          </table:table-cell>
          <table:table-cell office:value-type="float" office:value="6.579957922" calcext:value-type="float">
            <text:p>6.579957922</text:p>
          </table:table-cell>
          <table:table-cell table:formula="of:=POWER([.C1403]-6.75;2)" office:value-type="float" office:value="0.028914308290558" calcext:value-type="float">
            <text:p>0.0289143083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630227" calcext:value-type="float">
            <text:p>6.630227</text:p>
          </table:table-cell>
          <table:table-cell office:value-type="float" office:value="6.5815996099" calcext:value-type="float">
            <text:p>6.5815996099</text:p>
          </table:table-cell>
          <table:table-cell table:formula="of:=POWER([.C1404]-6.75;2)" office:value-type="float" office:value="0.0283586913858323" calcext:value-type="float">
            <text:p>0.0283586914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643196" calcext:value-type="float">
            <text:p>6.643196</text:p>
          </table:table-cell>
          <table:table-cell office:value-type="float" office:value="6.5832110709" calcext:value-type="float">
            <text:p>6.5832110709</text:p>
          </table:table-cell>
          <table:table-cell table:formula="of:=POWER([.C1405]-6.75;2)" office:value-type="float" office:value="0.0278185468703248" calcext:value-type="float">
            <text:p>0.0278185469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659162" calcext:value-type="float">
            <text:p>6.659162</text:p>
          </table:table-cell>
          <table:table-cell office:value-type="float" office:value="6.5847460567" calcext:value-type="float">
            <text:p>6.5847460567</text:p>
          </table:table-cell>
          <table:table-cell table:formula="of:=POWER([.C1406]-6.75;2)" office:value-type="float" office:value="0.0273088657761995" calcext:value-type="float">
            <text:p>0.0273088658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677851" calcext:value-type="float">
            <text:p>6.677851</text:p>
          </table:table-cell>
          <table:table-cell office:value-type="float" office:value="6.5861508794" calcext:value-type="float">
            <text:p>6.5861508794</text:p>
          </table:table-cell>
          <table:table-cell table:formula="of:=POWER([.C1407]-6.75;2)" office:value-type="float" office:value="0.0268465343213934" calcext:value-type="float">
            <text:p>0.0268465343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698373" calcext:value-type="float">
            <text:p>6.698373</text:p>
          </table:table-cell>
          <table:table-cell office:value-type="float" office:value="6.5873744255" calcext:value-type="float">
            <text:p>6.5873744255</text:p>
          </table:table-cell>
          <table:table-cell table:formula="of:=POWER([.C1408]-6.75;2)" office:value-type="float" office:value="0.026447077481455" calcext:value-type="float">
            <text:p>0.0264470775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71947" calcext:value-type="float">
            <text:p>6.71947</text:p>
          </table:table-cell>
          <table:table-cell office:value-type="float" office:value="6.5883774255" calcext:value-type="float">
            <text:p>6.5883774255</text:p>
          </table:table-cell>
          <table:table-cell table:formula="of:=POWER([.C1409]-6.75;2)" office:value-type="float" office:value="0.026121856588008" calcext:value-type="float">
            <text:p>0.0261218566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73984" calcext:value-type="float">
            <text:p>6.73984</text:p>
          </table:table-cell>
          <table:table-cell office:value-type="float" office:value="6.5891386525" calcext:value-type="float">
            <text:p>6.5891386525</text:p>
          </table:table-cell>
          <table:table-cell table:formula="of:=POWER([.C1410]-6.75;2)" office:value-type="float" office:value="0.0258763731195158" calcext:value-type="float">
            <text:p>0.0258763731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758437" calcext:value-type="float">
            <text:p>6.758437</text:p>
          </table:table-cell>
          <table:table-cell office:value-type="float" office:value="6.5896569078" calcext:value-type="float">
            <text:p>6.5896569078</text:p>
          </table:table-cell>
          <table:table-cell table:formula="of:=POWER([.C1411]-6.75;2)" office:value-type="float" office:value="0.0257099072162576" calcext:value-type="float">
            <text:p>0.0257099072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774657" calcext:value-type="float">
            <text:p>6.774657</text:p>
          </table:table-cell>
          <table:table-cell office:value-type="float" office:value="6.5899486525" calcext:value-type="float">
            <text:p>6.5899486525</text:p>
          </table:table-cell>
          <table:table-cell table:formula="of:=POWER([.C1412]-6.75;2)" office:value-type="float" office:value="0.0256164338365656" calcext:value-type="float">
            <text:p>0.0256164338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788369" calcext:value-type="float">
            <text:p>6.788369</text:p>
          </table:table-cell>
          <table:table-cell office:value-type="float" office:value="6.5900424326" calcext:value-type="float">
            <text:p>6.5900424326</text:p>
          </table:table-cell>
          <table:table-cell table:formula="of:=POWER([.C1413]-6.75;2)" office:value-type="float" office:value="0.0255864233685256" calcext:value-type="float">
            <text:p>0.0255864234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799804" calcext:value-type="float">
            <text:p>6.799804</text:p>
          </table:table-cell>
          <table:table-cell office:value-type="float" office:value="6.5899717589" calcext:value-type="float">
            <text:p>6.5899717589</text:p>
          </table:table-cell>
          <table:table-cell table:formula="of:=POWER([.C1414]-6.75;2)" office:value-type="float" office:value="0.0256090379495597" calcext:value-type="float">
            <text:p>0.0256090379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809377" calcext:value-type="float">
            <text:p>6.809377</text:p>
          </table:table-cell>
          <table:table-cell office:value-type="float" office:value="6.5897683546" calcext:value-type="float">
            <text:p>6.5897683546</text:p>
          </table:table-cell>
          <table:table-cell table:formula="of:=POWER([.C1415]-6.75;2)" office:value-type="float" office:value="0.0256741801875912" calcext:value-type="float">
            <text:p>0.0256741802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817518" calcext:value-type="float">
            <text:p>6.817518</text:p>
          </table:table-cell>
          <table:table-cell office:value-type="float" office:value="6.5894571064" calcext:value-type="float">
            <text:p>6.5894571064</text:p>
          </table:table-cell>
          <table:table-cell table:formula="of:=POWER([.C1416]-6.75;2)" office:value-type="float" office:value="0.0257740206854608" calcext:value-type="float">
            <text:p>0.0257740207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82456" calcext:value-type="float">
            <text:p>6.82456</text:p>
          </table:table-cell>
          <table:table-cell office:value-type="float" office:value="6.5890534113" calcext:value-type="float">
            <text:p>6.5890534113</text:p>
          </table:table-cell>
          <table:table-cell table:formula="of:=POWER([.C1417]-6.75;2)" office:value-type="float" office:value="0.0259038044141669" calcext:value-type="float">
            <text:p>0.0259038044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83072" calcext:value-type="float">
            <text:p>6.83072</text:p>
          </table:table-cell>
          <table:table-cell office:value-type="float" office:value="6.5885628085" calcext:value-type="float">
            <text:p>6.5885628085</text:p>
          </table:table-cell>
          <table:table-cell table:formula="of:=POWER([.C1418]-6.75;2)" office:value-type="float" office:value="0.0260619667994077" calcext:value-type="float">
            <text:p>0.0260619668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836135" calcext:value-type="float">
            <text:p>6.836135</text:p>
          </table:table-cell>
          <table:table-cell office:value-type="float" office:value="6.5879823475" calcext:value-type="float">
            <text:p>6.5879823475</text:p>
          </table:table-cell>
          <table:table-cell table:formula="of:=POWER([.C1419]-6.75;2)" office:value-type="float" office:value="0.0262497197216109" calcext:value-type="float">
            <text:p>0.0262497197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840917" calcext:value-type="float">
            <text:p>6.840917</text:p>
          </table:table-cell>
          <table:table-cell office:value-type="float" office:value="6.5873029291" calcext:value-type="float">
            <text:p>6.5873029291</text:p>
          </table:table-cell>
          <table:table-cell table:formula="of:=POWER([.C1420]-6.75;2)" office:value-type="float" office:value="0.0264703368794397" calcext:value-type="float">
            <text:p>0.0264703369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845179" calcext:value-type="float">
            <text:p>6.845179</text:p>
          </table:table-cell>
          <table:table-cell office:value-type="float" office:value="6.5865119291" calcext:value-type="float">
            <text:p>6.5865119291</text:p>
          </table:table-cell>
          <table:table-cell table:formula="of:=POWER([.C1421]-6.75;2)" office:value-type="float" office:value="0.0267283493266033" calcext:value-type="float">
            <text:p>0.0267283493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84902" calcext:value-type="float">
            <text:p>6.84902</text:p>
          </table:table-cell>
          <table:table-cell office:value-type="float" office:value="6.585595695" calcext:value-type="float">
            <text:p>6.585595695</text:p>
          </table:table-cell>
          <table:table-cell table:formula="of:=POWER([.C1422]-6.75;2)" office:value-type="float" office:value="0.0270287755025329" calcext:value-type="float">
            <text:p>0.0270287755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852466" calcext:value-type="float">
            <text:p>6.852466</text:p>
          </table:table-cell>
          <table:table-cell office:value-type="float" office:value="6.584541617" calcext:value-type="float">
            <text:p>6.584541617</text:p>
          </table:table-cell>
          <table:table-cell table:formula="of:=POWER([.C1423]-6.75;2)" office:value-type="float" office:value="0.0273764765049746" calcext:value-type="float">
            <text:p>0.0273764765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855413" calcext:value-type="float">
            <text:p>6.855413</text:p>
          </table:table-cell>
          <table:table-cell office:value-type="float" office:value="6.5833397021" calcext:value-type="float">
            <text:p>6.5833397021</text:p>
          </table:table-cell>
          <table:table-cell table:formula="of:=POWER([.C1424]-6.75;2)" office:value-type="float" office:value="0.0277756548961168" calcext:value-type="float">
            <text:p>0.0277756549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857611" calcext:value-type="float">
            <text:p>6.857611</text:p>
          </table:table-cell>
          <table:table-cell office:value-type="float" office:value="6.5819835319" calcext:value-type="float">
            <text:p>6.5819835319</text:p>
          </table:table-cell>
          <table:table-cell table:formula="of:=POWER([.C1425]-6.75;2)" office:value-type="float" office:value="0.0282295335527984" calcext:value-type="float">
            <text:p>0.0282295336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858703" calcext:value-type="float">
            <text:p>6.858703</text:p>
          </table:table-cell>
          <table:table-cell office:value-type="float" office:value="6.5804706028" calcext:value-type="float">
            <text:p>6.5804706028</text:p>
          </table:table-cell>
          <table:table-cell table:formula="of:=POWER([.C1426]-6.75;2)" office:value-type="float" office:value="0.0287402165149953" calcext:value-type="float">
            <text:p>0.0287402165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858317" calcext:value-type="float">
            <text:p>6.858317</text:p>
          </table:table-cell>
          <table:table-cell office:value-type="float" office:value="6.5788020496" calcext:value-type="float">
            <text:p>6.5788020496</text:p>
          </table:table-cell>
          <table:table-cell table:formula="of:=POWER([.C1427]-6.75;2)" office:value-type="float" office:value="0.0293087382211608" calcext:value-type="float">
            <text:p>0.0293087382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856184" calcext:value-type="float">
            <text:p>6.856184</text:p>
          </table:table-cell>
          <table:table-cell office:value-type="float" office:value="6.576982078" calcext:value-type="float">
            <text:p>6.576982078</text:p>
          </table:table-cell>
          <table:table-cell table:formula="of:=POWER([.C1428]-6.75;2)" office:value-type="float" office:value="0.029935201333198" calcext:value-type="float">
            <text:p>0.0299352013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852232" calcext:value-type="float">
            <text:p>6.852232</text:p>
          </table:table-cell>
          <table:table-cell office:value-type="float" office:value="6.5750173972" calcext:value-type="float">
            <text:p>6.5750173972</text:p>
          </table:table-cell>
          <table:table-cell table:formula="of:=POWER([.C1429]-6.75;2)" office:value-type="float" office:value="0.0306189112826626" calcext:value-type="float">
            <text:p>0.0306189113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846619" calcext:value-type="float">
            <text:p>6.846619</text:p>
          </table:table-cell>
          <table:table-cell office:value-type="float" office:value="6.5729170426" calcext:value-type="float">
            <text:p>6.5729170426</text:p>
          </table:table-cell>
          <table:table-cell table:formula="of:=POWER([.C1430]-6.75;2)" office:value-type="float" office:value="0.0313583738015301" calcext:value-type="float">
            <text:p>0.0313583738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839699" calcext:value-type="float">
            <text:p>6.839699</text:p>
          </table:table-cell>
          <table:table-cell office:value-type="float" office:value="6.5706928369" calcext:value-type="float">
            <text:p>6.5706928369</text:p>
          </table:table-cell>
          <table:table-cell table:formula="of:=POWER([.C1431]-6.75;2)" office:value-type="float" office:value="0.0321510587389699" calcext:value-type="float">
            <text:p>0.0321510587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83193" calcext:value-type="float">
            <text:p>6.83193</text:p>
          </table:table-cell>
          <table:table-cell office:value-type="float" office:value="6.5683604255" calcext:value-type="float">
            <text:p>6.5683604255</text:p>
          </table:table-cell>
          <table:table-cell table:formula="of:=POWER([.C1432]-6.75;2)" office:value-type="float" office:value="0.0329929350245411" calcext:value-type="float">
            <text:p>0.032992935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823757" calcext:value-type="float">
            <text:p>6.823757</text:p>
          </table:table-cell>
          <table:table-cell office:value-type="float" office:value="6.5659402979" calcext:value-type="float">
            <text:p>6.5659402979</text:p>
          </table:table-cell>
          <table:table-cell table:formula="of:=POWER([.C1433]-6.75;2)" office:value-type="float" office:value="0.0338779739371407" calcext:value-type="float">
            <text:p>0.0338779739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815508" calcext:value-type="float">
            <text:p>6.815508</text:p>
          </table:table-cell>
          <table:table-cell office:value-type="float" office:value="6.5634581631" calcext:value-type="float">
            <text:p>6.5634581631</text:p>
          </table:table-cell>
          <table:table-cell table:formula="of:=POWER([.C1434]-6.75;2)" office:value-type="float" office:value="0.0347978569140262" calcext:value-type="float">
            <text:p>0.0347978569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80733" calcext:value-type="float">
            <text:p>6.80733</text:p>
          </table:table-cell>
          <table:table-cell office:value-type="float" office:value="6.5609439078" calcext:value-type="float">
            <text:p>6.5609439078</text:p>
          </table:table-cell>
          <table:table-cell table:formula="of:=POWER([.C1435]-6.75;2)" office:value-type="float" office:value="0.0357422059979347" calcext:value-type="float">
            <text:p>0.035742206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799159" calcext:value-type="float">
            <text:p>6.799159</text:p>
          </table:table-cell>
          <table:table-cell office:value-type="float" office:value="6.5584288014" calcext:value-type="float">
            <text:p>6.5584288014</text:p>
          </table:table-cell>
          <table:table-cell table:formula="of:=POWER([.C1436]-6.75;2)" office:value-type="float" office:value="0.0366995241330407" calcext:value-type="float">
            <text:p>0.0366995241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790749" calcext:value-type="float">
            <text:p>6.790749</text:p>
          </table:table-cell>
          <table:table-cell office:value-type="float" office:value="6.5559411135" calcext:value-type="float">
            <text:p>6.5559411135</text:p>
          </table:table-cell>
          <table:table-cell table:formula="of:=POWER([.C1437]-6.75;2)" office:value-type="float" office:value="0.0376588514296198" calcext:value-type="float">
            <text:p>0.0376588514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781722" calcext:value-type="float">
            <text:p>6.781722</text:p>
          </table:table-cell>
          <table:table-cell office:value-type="float" office:value="6.5535007234" calcext:value-type="float">
            <text:p>6.5535007234</text:p>
          </table:table-cell>
          <table:table-cell table:formula="of:=POWER([.C1438]-6.75;2)" office:value-type="float" office:value="0.0386119657043233" calcext:value-type="float">
            <text:p>0.0386119657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771654" calcext:value-type="float">
            <text:p>6.771654</text:p>
          </table:table-cell>
          <table:table-cell office:value-type="float" office:value="6.5511138794" calcext:value-type="float">
            <text:p>6.5511138794</text:p>
          </table:table-cell>
          <table:table-cell table:formula="of:=POWER([.C1439]-6.75;2)" office:value-type="float" office:value="0.0395556889673178" calcext:value-type="float">
            <text:p>0.039555689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760176" calcext:value-type="float">
            <text:p>6.760176</text:p>
          </table:table-cell>
          <table:table-cell office:value-type="float" office:value="6.5487691986" calcext:value-type="float">
            <text:p>6.5487691986</text:p>
          </table:table-cell>
          <table:table-cell table:formula="of:=POWER([.C1440]-6.75;2)" office:value-type="float" office:value="0.040493835432086" calcext:value-type="float">
            <text:p>0.0404938354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747077" calcext:value-type="float">
            <text:p>6.747077</text:p>
          </table:table-cell>
          <table:table-cell office:value-type="float" office:value="6.5464360638" calcext:value-type="float">
            <text:p>6.5464360638</text:p>
          </table:table-cell>
          <table:table-cell table:formula="of:=POWER([.C1441]-6.75;2)" office:value-type="float" office:value="0.0414382761212377" calcext:value-type="float">
            <text:p>0.0414382761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73239" calcext:value-type="float">
            <text:p>6.73239</text:p>
          </table:table-cell>
          <table:table-cell office:value-type="float" office:value="6.5440663688" calcext:value-type="float">
            <text:p>6.5440663688</text:p>
          </table:table-cell>
          <table:table-cell table:formula="of:=POWER([.C1442]-6.75;2)" office:value-type="float" office:value="0.0424086604592175" calcext:value-type="float">
            <text:p>0.0424086605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71643" calcext:value-type="float">
            <text:p>6.71643</text:p>
          </table:table-cell>
          <table:table-cell office:value-type="float" office:value="6.5416001773" calcext:value-type="float">
            <text:p>6.5416001773</text:p>
          </table:table-cell>
          <table:table-cell table:formula="of:=POWER([.C1443]-6.75;2)" office:value-type="float" office:value="0.0434304861013913" calcext:value-type="float">
            <text:p>0.0434304861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699761" calcext:value-type="float">
            <text:p>6.699761</text:p>
          </table:table-cell>
          <table:table-cell office:value-type="float" office:value="6.5389753475" calcext:value-type="float">
            <text:p>6.5389753475</text:p>
          </table:table-cell>
          <table:table-cell table:formula="of:=POWER([.C1444]-6.75;2)" office:value-type="float" office:value="0.0445314039627457" calcext:value-type="float">
            <text:p>0.044531404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6831" calcext:value-type="float">
            <text:p>6.6831</text:p>
          </table:table-cell>
          <table:table-cell office:value-type="float" office:value="6.5361403901" calcext:value-type="float">
            <text:p>6.5361403901</text:p>
          </table:table-cell>
          <table:table-cell table:formula="of:=POWER([.C1445]-6.75;2)" office:value-type="float" office:value="0.0457359327465802" calcext:value-type="float">
            <text:p>0.0457359327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66717" calcext:value-type="float">
            <text:p>6.66717</text:p>
          </table:table-cell>
          <table:table-cell office:value-type="float" office:value="6.533068539" calcext:value-type="float">
            <text:p>6.533068539</text:p>
          </table:table-cell>
          <table:table-cell table:formula="of:=POWER([.C1446]-6.75;2)" office:value-type="float" office:value="0.0470592587715944" calcext:value-type="float">
            <text:p>0.0470592588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65255" calcext:value-type="float">
            <text:p>6.65255</text:p>
          </table:table-cell>
          <table:table-cell office:value-type="float" office:value="6.5297700496" calcext:value-type="float">
            <text:p>6.5297700496</text:p>
          </table:table-cell>
          <table:table-cell table:formula="of:=POWER([.C1447]-6.75;2)" office:value-type="float" office:value="0.0485012310531866" calcext:value-type="float">
            <text:p>0.0485012311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639569" calcext:value-type="float">
            <text:p>6.639569</text:p>
          </table:table-cell>
          <table:table-cell office:value-type="float" office:value="6.5262990355" calcext:value-type="float">
            <text:p>6.5262990355</text:p>
          </table:table-cell>
          <table:table-cell table:formula="of:=POWER([.C1448]-6.75;2)" office:value-type="float" office:value="0.0500421215182302" calcext:value-type="float">
            <text:p>0.050042121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628267" calcext:value-type="float">
            <text:p>6.628267</text:p>
          </table:table-cell>
          <table:table-cell office:value-type="float" office:value="6.5227517163" calcext:value-type="float">
            <text:p>6.5227517163</text:p>
          </table:table-cell>
          <table:table-cell table:formula="of:=POWER([.C1449]-6.75;2)" office:value-type="float" office:value="0.0516417824445956" calcext:value-type="float">
            <text:p>0.0516417824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61844" calcext:value-type="float">
            <text:p>6.61844</text:p>
          </table:table-cell>
          <table:table-cell office:value-type="float" office:value="6.5192548582" calcext:value-type="float">
            <text:p>6.5192548582</text:p>
          </table:table-cell>
          <table:table-cell table:formula="of:=POWER([.C1450]-6.75;2)" office:value-type="float" office:value="0.0532433204643021" calcext:value-type="float">
            <text:p>0.0532433205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609723" calcext:value-type="float">
            <text:p>6.609723</text:p>
          </table:table-cell>
          <table:table-cell office:value-type="float" office:value="6.5159461206" calcext:value-type="float">
            <text:p>6.5159461206</text:p>
          </table:table-cell>
          <table:table-cell table:formula="of:=POWER([.C1451]-6.75;2)" office:value-type="float" office:value="0.0547812184621898" calcext:value-type="float">
            <text:p>0.0547812185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60169" calcext:value-type="float">
            <text:p>6.60169</text:p>
          </table:table-cell>
          <table:table-cell office:value-type="float" office:value="6.5129507943" calcext:value-type="float">
            <text:p>6.5129507943</text:p>
          </table:table-cell>
          <table:table-cell table:formula="of:=POWER([.C1452]-6.75;2)" office:value-type="float" office:value="0.0561923259230009" calcext:value-type="float">
            <text:p>0.0561923259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593911" calcext:value-type="float">
            <text:p>6.593911</text:p>
          </table:table-cell>
          <table:table-cell office:value-type="float" office:value="6.510360617" calcext:value-type="float">
            <text:p>6.510360617</text:p>
          </table:table-cell>
          <table:table-cell table:formula="of:=POWER([.C1453]-6.75;2)" office:value-type="float" office:value="0.0574270338846207" calcext:value-type="float">
            <text:p>0.0574270339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58594" calcext:value-type="float">
            <text:p>6.58594</text:p>
          </table:table-cell>
          <table:table-cell office:value-type="float" office:value="6.5082193404" calcext:value-type="float">
            <text:p>6.5082193404</text:p>
          </table:table-cell>
          <table:table-cell table:formula="of:=POWER([.C1454]-6.75;2)" office:value-type="float" office:value="0.058457887356611" calcext:value-type="float">
            <text:p>0.0584578874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577262" calcext:value-type="float">
            <text:p>6.577262</text:p>
          </table:table-cell>
          <table:table-cell office:value-type="float" office:value="6.506517227" calcext:value-type="float">
            <text:p>6.506517227</text:p>
          </table:table-cell>
          <table:table-cell table:formula="of:=POWER([.C1455]-6.75;2)" office:value-type="float" office:value="0.0592838607477696" calcext:value-type="float">
            <text:p>0.0592838607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567206" calcext:value-type="float">
            <text:p>6.567206</text:p>
          </table:table-cell>
          <table:table-cell office:value-type="float" office:value="6.5051935106" calcext:value-type="float">
            <text:p>6.5051935106</text:p>
          </table:table-cell>
          <table:table-cell table:formula="of:=POWER([.C1456]-6.75;2)" office:value-type="float" office:value="0.0599302172523524" calcext:value-type="float">
            <text:p>0.0599302173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554906" calcext:value-type="float">
            <text:p>6.554906</text:p>
          </table:table-cell>
          <table:table-cell office:value-type="float" office:value="6.5041434043" calcext:value-type="float">
            <text:p>6.5041434043</text:p>
          </table:table-cell>
          <table:table-cell table:formula="of:=POWER([.C1457]-6.75;2)" office:value-type="float" office:value="0.0604454656491934" calcext:value-type="float">
            <text:p>0.0604454656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53934" calcext:value-type="float">
            <text:p>6.53934</text:p>
          </table:table-cell>
          <table:table-cell office:value-type="float" office:value="6.5032233688" calcext:value-type="float">
            <text:p>6.5032233688</text:p>
          </table:table-cell>
          <table:table-cell table:formula="of:=POWER([.C1458]-6.75;2)" office:value-type="float" office:value="0.0608987057064206" calcext:value-type="float">
            <text:p>0.0608987057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519489" calcext:value-type="float">
            <text:p>6.519489</text:p>
          </table:table-cell>
          <table:table-cell office:value-type="float" office:value="6.5022425603" calcext:value-type="float">
            <text:p>6.5022425603</text:p>
          </table:table-cell>
          <table:table-cell table:formula="of:=POWER([.C1459]-6.75;2)" office:value-type="float" office:value="0.0613837489266991" calcext:value-type="float">
            <text:p>0.0613837489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494577" calcext:value-type="float">
            <text:p>6.494577</text:p>
          </table:table-cell>
          <table:table-cell office:value-type="float" office:value="6.5009040213" calcext:value-type="float">
            <text:p>6.5009040213</text:p>
          </table:table-cell>
          <table:table-cell table:formula="of:=POWER([.C1460]-6.75;2)" office:value-type="float" office:value="0.0620488066045107" calcext:value-type="float">
            <text:p>0.0620488066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464353" calcext:value-type="float">
            <text:p>6.464353</text:p>
          </table:table-cell>
          <table:table-cell office:value-type="float" office:value="6.4984999362" calcext:value-type="float">
            <text:p>6.4984999362</text:p>
          </table:table-cell>
          <table:table-cell table:formula="of:=POWER([.C1461]-6.75;2)" office:value-type="float" office:value="0.0632522820914041" calcext:value-type="float">
            <text:p>0.0632522821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429332" calcext:value-type="float">
            <text:p>6.429332</text:p>
          </table:table-cell>
          <table:table-cell office:value-type="float" office:value="6.4903013972" calcext:value-type="float">
            <text:p>6.4903013972</text:p>
          </table:table-cell>
          <table:table-cell table:formula="of:=POWER([.C1462]-6.75;2)" office:value-type="float" office:value="0.0674433642962724" calcext:value-type="float">
            <text:p>0.0674433643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390892" calcext:value-type="float">
            <text:p>6.390892</text:p>
          </table:table-cell>
          <table:table-cell office:value-type="float" office:value="6.4986376028" calcext:value-type="float">
            <text:p>6.4986376028</text:p>
          </table:table-cell>
          <table:table-cell table:formula="of:=POWER([.C1463]-6.75;2)" office:value-type="float" office:value="0.0631830547261307" calcext:value-type="float">
            <text:p>0.0631830547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3512" calcext:value-type="float">
            <text:p>6.3512</text:p>
          </table:table-cell>
          <table:table-cell office:value-type="float" office:value="6.5016630355" calcext:value-type="float">
            <text:p>6.5016630355</text:p>
          </table:table-cell>
          <table:table-cell table:formula="of:=POWER([.C1464]-6.75;2)" office:value-type="float" office:value="0.0616712479370742" calcext:value-type="float">
            <text:p>0.0616712479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312931" calcext:value-type="float">
            <text:p>6.312931</text:p>
          </table:table-cell>
          <table:table-cell office:value-type="float" office:value="6.5035858582" calcext:value-type="float">
            <text:p>6.5035858582</text:p>
          </table:table-cell>
          <table:table-cell table:formula="of:=POWER([.C1465]-6.75;2)" office:value-type="float" office:value="0.0607199292790304" calcext:value-type="float">
            <text:p>0.0607199293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278851" calcext:value-type="float">
            <text:p>6.278851</text:p>
          </table:table-cell>
          <table:table-cell office:value-type="float" office:value="6.5050217092" calcext:value-type="float">
            <text:p>6.5050217092</text:p>
          </table:table-cell>
          <table:table-cell table:formula="of:=POWER([.C1466]-6.75;2)" office:value-type="float" office:value="0.0600143629632893" calcext:value-type="float">
            <text:p>0.060014363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251357" calcext:value-type="float">
            <text:p>6.251357</text:p>
          </table:table-cell>
          <table:table-cell office:value-type="float" office:value="6.5061765106" calcext:value-type="float">
            <text:p>6.5061765106</text:p>
          </table:table-cell>
          <table:table-cell table:formula="of:=POWER([.C1467]-6.75;2)" office:value-type="float" office:value="0.0594498939831921" calcext:value-type="float">
            <text:p>0.059449894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2321" calcext:value-type="float">
            <text:p>6.2321</text:p>
          </table:table-cell>
          <table:table-cell office:value-type="float" office:value="6.507139078" calcext:value-type="float">
            <text:p>6.507139078</text:p>
          </table:table-cell>
          <table:table-cell table:formula="of:=POWER([.C1468]-6.75;2)" office:value-type="float" office:value="0.0589814274346902" calcext:value-type="float">
            <text:p>0.0589814274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221791" calcext:value-type="float">
            <text:p>6.221791</text:p>
          </table:table-cell>
          <table:table-cell office:value-type="float" office:value="6.5079499291" calcext:value-type="float">
            <text:p>6.5079499291</text:p>
          </table:table-cell>
          <table:table-cell table:formula="of:=POWER([.C1469]-6.75;2)" office:value-type="float" office:value="0.0585882368226948" calcext:value-type="float">
            <text:p>0.0585882368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220227" calcext:value-type="float">
            <text:p>6.220227</text:p>
          </table:table-cell>
          <table:table-cell office:value-type="float" office:value="6.5086263617" calcext:value-type="float">
            <text:p>6.5086263617</text:p>
          </table:table-cell>
          <table:table-cell table:formula="of:=POWER([.C1470]-6.75;2)" office:value-type="float" office:value="0.0582612332661791" calcext:value-type="float">
            <text:p>0.0582612333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226488" calcext:value-type="float">
            <text:p>6.226488</text:p>
          </table:table-cell>
          <table:table-cell office:value-type="float" office:value="6.5091747447" calcext:value-type="float">
            <text:p>6.5091747447</text:p>
          </table:table-cell>
          <table:table-cell table:formula="of:=POWER([.C1471]-6.75;2)" office:value-type="float" office:value="0.0579968035903101" calcext:value-type="float">
            <text:p>0.0579968036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239197" calcext:value-type="float">
            <text:p>6.239197</text:p>
          </table:table-cell>
          <table:table-cell office:value-type="float" office:value="6.5095973546" calcext:value-type="float">
            <text:p>6.5095973546</text:p>
          </table:table-cell>
          <table:table-cell table:formula="of:=POWER([.C1472]-6.75;2)" office:value-type="float" office:value="0.057793431915318" calcext:value-type="float">
            <text:p>0.0577934319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256705" calcext:value-type="float">
            <text:p>6.256705</text:p>
          </table:table-cell>
          <table:table-cell office:value-type="float" office:value="6.5098961418" calcext:value-type="float">
            <text:p>6.5098961418</text:p>
          </table:table-cell>
          <table:table-cell table:formula="of:=POWER([.C1473]-6.75;2)" office:value-type="float" office:value="0.0576498627225259" calcext:value-type="float">
            <text:p>0.0576498627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277153" calcext:value-type="float">
            <text:p>6.277153</text:p>
          </table:table-cell>
          <table:table-cell office:value-type="float" office:value="6.5100750213" calcext:value-type="float">
            <text:p>6.5100750213</text:p>
          </table:table-cell>
          <table:table-cell table:formula="of:=POWER([.C1474]-6.75;2)" office:value-type="float" office:value="0.0575639954041952" calcext:value-type="float">
            <text:p>0.0575639954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298394" calcext:value-type="float">
            <text:p>6.298394</text:p>
          </table:table-cell>
          <table:table-cell office:value-type="float" office:value="6.5101420709" calcext:value-type="float">
            <text:p>6.5101420709</text:p>
          </table:table-cell>
          <table:table-cell table:formula="of:=POWER([.C1475]-6.75;2)" office:value-type="float" office:value="0.0575318261521408" calcext:value-type="float">
            <text:p>0.0575318262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317901" calcext:value-type="float">
            <text:p>6.317901</text:p>
          </table:table-cell>
          <table:table-cell office:value-type="float" office:value="6.5101128369" calcext:value-type="float">
            <text:p>6.5101128369</text:p>
          </table:table-cell>
          <table:table-cell table:formula="of:=POWER([.C1476]-6.75;2)" office:value-type="float" office:value="0.0575458510201659" calcext:value-type="float">
            <text:p>0.057545851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332762" calcext:value-type="float">
            <text:p>6.332762</text:p>
          </table:table-cell>
          <table:table-cell office:value-type="float" office:value="6.5100147801" calcext:value-type="float">
            <text:p>6.5100147801</text:p>
          </table:table-cell>
          <table:table-cell table:formula="of:=POWER([.C1477]-6.75;2)" office:value-type="float" office:value="0.0575929057704515" calcext:value-type="float">
            <text:p>0.0575929058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339904" calcext:value-type="float">
            <text:p>6.339904</text:p>
          </table:table-cell>
          <table:table-cell office:value-type="float" office:value="6.5098920284" calcext:value-type="float">
            <text:p>6.5098920284</text:p>
          </table:table-cell>
          <table:table-cell table:formula="of:=POWER([.C1478]-6.75;2)" office:value-type="float" office:value="0.0576518380258662" calcext:value-type="float">
            <text:p>0.057651838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336588" calcext:value-type="float">
            <text:p>6.336588</text:p>
          </table:table-cell>
          <table:table-cell office:value-type="float" office:value="6.5098084255" calcext:value-type="float">
            <text:p>6.5098084255</text:p>
          </table:table-cell>
          <table:table-cell table:formula="of:=POWER([.C1479]-6.75;2)" office:value-type="float" office:value="0.057691992460789" calcext:value-type="float">
            <text:p>0.0576919925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321154" calcext:value-type="float">
            <text:p>6.321154</text:p>
          </table:table-cell>
          <table:table-cell office:value-type="float" office:value="6.5098464326" calcext:value-type="float">
            <text:p>6.5098464326</text:p>
          </table:table-cell>
          <table:table-cell table:formula="of:=POWER([.C1480]-6.75;2)" office:value-type="float" office:value="0.0576737359349464" calcext:value-type="float">
            <text:p>0.0576737359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294033" calcext:value-type="float">
            <text:p>6.294033</text:p>
          </table:table-cell>
          <table:table-cell office:value-type="float" office:value="6.5100998865" calcext:value-type="float">
            <text:p>6.5100998865</text:p>
          </table:table-cell>
          <table:table-cell table:formula="of:=POWER([.C1481]-6.75;2)" office:value-type="float" office:value="0.0575520644573129" calcext:value-type="float">
            <text:p>0.0575520645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259401" calcext:value-type="float">
            <text:p>6.259401</text:p>
          </table:table-cell>
          <table:table-cell office:value-type="float" office:value="6.5106587305" calcext:value-type="float">
            <text:p>6.5106587305</text:p>
          </table:table-cell>
          <table:table-cell table:formula="of:=POWER([.C1482]-6.75;2)" office:value-type="float" office:value="0.0572842432858715" calcext:value-type="float">
            <text:p>0.0572842433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229872" calcext:value-type="float">
            <text:p>6.229872</text:p>
          </table:table-cell>
          <table:table-cell office:value-type="float" office:value="6.511581539" calcext:value-type="float">
            <text:p>6.511581539</text:p>
          </table:table-cell>
          <table:table-cell table:formula="of:=POWER([.C1483]-6.75;2)" office:value-type="float" office:value="0.0568433625456086" calcext:value-type="float">
            <text:p>0.0568433625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256068" calcext:value-type="float">
            <text:p>6.256068</text:p>
          </table:table-cell>
          <table:table-cell office:value-type="float" office:value="6.5128348794" calcext:value-type="float">
            <text:p>6.5128348794</text:p>
          </table:table-cell>
          <table:table-cell table:formula="of:=POWER([.C1484]-6.75;2)" office:value-type="float" office:value="0.0562472944292127" calcext:value-type="float">
            <text:p>0.0562472944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9.551256" calcext:value-type="float">
            <text:p>9.551256</text:p>
          </table:table-cell>
          <table:table-cell office:value-type="float" office:value="6.5140236596" calcext:value-type="float">
            <text:p>6.5140236596</text:p>
          </table:table-cell>
          <table:table-cell table:formula="of:=POWER([.C1485]-6.75;2)" office:value-type="float" office:value="0.0556848332285765" calcext:value-type="float">
            <text:p>0.0556848332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5.715484" calcext:value-type="float">
            <text:p>5.715484</text:p>
          </table:table-cell>
          <table:table-cell office:value-type="float" office:value="6.4919618723" calcext:value-type="float">
            <text:p>6.4919618723</text:p>
          </table:table-cell>
          <table:table-cell table:formula="of:=POWER([.C1486]-6.75;2)" office:value-type="float" office:value="0.0665836753469215" calcext:value-type="float">
            <text:p>0.0665836753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.785948" calcext:value-type="float">
            <text:p>5.785948</text:p>
          </table:table-cell>
          <table:table-cell office:value-type="float" office:value="6.4972219149" calcext:value-type="float">
            <text:p>6.4972219149</text:p>
          </table:table-cell>
          <table:table-cell table:formula="of:=POWER([.C1487]-6.75;2)" office:value-type="float" office:value="0.0638967603068229" calcext:value-type="float">
            <text:p>0.0638967603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5.801009" calcext:value-type="float">
            <text:p>5.801009</text:p>
          </table:table-cell>
          <table:table-cell office:value-type="float" office:value="6.5020999007" calcext:value-type="float">
            <text:p>6.5020999007</text:p>
          </table:table-cell>
          <table:table-cell table:formula="of:=POWER([.C1488]-6.75;2)" office:value-type="float" office:value="0.0614544592329498" calcext:value-type="float">
            <text:p>0.0614544592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5.823616" calcext:value-type="float">
            <text:p>5.823616</text:p>
          </table:table-cell>
          <table:table-cell office:value-type="float" office:value="6.5069916596" calcext:value-type="float">
            <text:p>6.5069916596</text:p>
          </table:table-cell>
          <table:table-cell table:formula="of:=POWER([.C1489]-6.75;2)" office:value-type="float" office:value="0.0590530535039624" calcext:value-type="float">
            <text:p>0.0590530535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5.866133" calcext:value-type="float">
            <text:p>5.866133</text:p>
          </table:table-cell>
          <table:table-cell office:value-type="float" office:value="6.5118496879" calcext:value-type="float">
            <text:p>6.5118496879</text:p>
          </table:table-cell>
          <table:table-cell table:formula="of:=POWER([.C1490]-6.75;2)" office:value-type="float" office:value="0.0567155711533275" calcext:value-type="float">
            <text:p>0.0567155712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.930227" calcext:value-type="float">
            <text:p>5.930227</text:p>
          </table:table-cell>
          <table:table-cell office:value-type="float" office:value="6.5165405887" calcext:value-type="float">
            <text:p>6.5165405887</text:p>
          </table:table-cell>
          <table:table-cell table:formula="of:=POWER([.C1491]-6.75;2)" office:value-type="float" office:value="0.0545032967245426" calcext:value-type="float">
            <text:p>0.0545032967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01245" calcext:value-type="float">
            <text:p>6.01245</text:p>
          </table:table-cell>
          <table:table-cell office:value-type="float" office:value="6.5209186454" calcext:value-type="float">
            <text:p>6.5209186454</text:p>
          </table:table-cell>
          <table:table-cell table:formula="of:=POWER([.C1492]-6.75;2)" office:value-type="float" office:value="0.0524782670253709" calcext:value-type="float">
            <text:p>0.052478267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106165" calcext:value-type="float">
            <text:p>6.106165</text:p>
          </table:table-cell>
          <table:table-cell office:value-type="float" office:value="6.5248594965" calcext:value-type="float">
            <text:p>6.5248594965</text:p>
          </table:table-cell>
          <table:table-cell table:formula="of:=POWER([.C1493]-6.75;2)" office:value-type="float" office:value="0.0506882463162337" calcext:value-type="float">
            <text:p>0.0506882463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202938" calcext:value-type="float">
            <text:p>6.202938</text:p>
          </table:table-cell>
          <table:table-cell office:value-type="float" office:value="6.5282808085" calcext:value-type="float">
            <text:p>6.5282808085</text:p>
          </table:table-cell>
          <table:table-cell table:formula="of:=POWER([.C1494]-6.75;2)" office:value-type="float" office:value="0.0491593998794137" calcext:value-type="float">
            <text:p>0.0491593999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293896" calcext:value-type="float">
            <text:p>6.293896</text:p>
          </table:table-cell>
          <table:table-cell office:value-type="float" office:value="6.5311544823" calcext:value-type="float">
            <text:p>6.5311544823</text:p>
          </table:table-cell>
          <table:table-cell table:formula="of:=POWER([.C1495]-6.75;2)" office:value-type="float" office:value="0.0478933606173811" calcext:value-type="float">
            <text:p>0.0478933606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371044" calcext:value-type="float">
            <text:p>6.371044</text:p>
          </table:table-cell>
          <table:table-cell office:value-type="float" office:value="6.5335108723" calcext:value-type="float">
            <text:p>6.5335108723</text:p>
          </table:table-cell>
          <table:table-cell table:formula="of:=POWER([.C1496]-6.75;2)" office:value-type="float" office:value="0.0468675424123069" calcext:value-type="float">
            <text:p>0.0468675424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428409" calcext:value-type="float">
            <text:p>6.428409</text:p>
          </table:table-cell>
          <table:table-cell office:value-type="float" office:value="6.5354349645" calcext:value-type="float">
            <text:p>6.5354349645</text:p>
          </table:table-cell>
          <table:table-cell table:formula="of:=POWER([.C1497]-6.75;2)" office:value-type="float" office:value="0.0460381544591161" calcext:value-type="float">
            <text:p>0.0460381545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462886" calcext:value-type="float">
            <text:p>6.462886</text:p>
          </table:table-cell>
          <table:table-cell office:value-type="float" office:value="6.5370550142" calcext:value-type="float">
            <text:p>6.5370550142</text:p>
          </table:table-cell>
          <table:table-cell table:formula="of:=POWER([.C1498]-6.75;2)" office:value-type="float" office:value="0.0453455669773622" calcext:value-type="float">
            <text:p>0.045345567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474629" calcext:value-type="float">
            <text:p>6.474629</text:p>
          </table:table-cell>
          <table:table-cell office:value-type="float" office:value="6.5385247021" calcext:value-type="float">
            <text:p>6.5385247021</text:p>
          </table:table-cell>
          <table:table-cell table:formula="of:=POWER([.C1499]-6.75;2)" office:value-type="float" office:value="0.0447218016218937" calcext:value-type="float">
            <text:p>0.0447218016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466916" calcext:value-type="float">
            <text:p>6.466916</text:p>
          </table:table-cell>
          <table:table-cell office:value-type="float" office:value="6.5400011702" calcext:value-type="float">
            <text:p>6.5400011702</text:p>
          </table:table-cell>
          <table:table-cell table:formula="of:=POWER([.C1500]-6.75;2)" office:value-type="float" office:value="0.0440995085173694" calcext:value-type="float">
            <text:p>0.044099508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445477" calcext:value-type="float">
            <text:p>6.445477</text:p>
          </table:table-cell>
          <table:table-cell office:value-type="float" office:value="6.5416222482" calcext:value-type="float">
            <text:p>6.5416222482</text:p>
          </table:table-cell>
          <table:table-cell table:formula="of:=POWER([.C1501]-6.75;2)" office:value-type="float" office:value="0.0434212874452222" calcext:value-type="float">
            <text:p>0.0434212874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417367" calcext:value-type="float">
            <text:p>6.417367</text:p>
          </table:table-cell>
          <table:table-cell office:value-type="float" office:value="6.5434868936" calcext:value-type="float">
            <text:p>6.5434868936</text:p>
          </table:table-cell>
          <table:table-cell table:formula="of:=POWER([.C1502]-6.75;2)" office:value-type="float" office:value="0.0426476631149778" calcext:value-type="float">
            <text:p>0.0426476631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389627" calcext:value-type="float">
            <text:p>6.389627</text:p>
          </table:table-cell>
          <table:table-cell office:value-type="float" office:value="6.5456428582" calcext:value-type="float">
            <text:p>6.5456428582</text:p>
          </table:table-cell>
          <table:table-cell table:formula="of:=POWER([.C1503]-6.75;2)" office:value-type="float" office:value="0.0417618414046653" calcext:value-type="float">
            <text:p>0.0417618414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368008" calcext:value-type="float">
            <text:p>6.368008</text:p>
          </table:table-cell>
          <table:table-cell office:value-type="float" office:value="6.5480841915" calcext:value-type="float">
            <text:p>6.5480841915</text:p>
          </table:table-cell>
          <table:table-cell table:formula="of:=POWER([.C1504]-6.75;2)" office:value-type="float" office:value="0.0407699937222086" calcext:value-type="float">
            <text:p>0.0407699937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356107" calcext:value-type="float">
            <text:p>6.356107</text:p>
          </table:table-cell>
          <table:table-cell office:value-type="float" office:value="6.5507591773" calcext:value-type="float">
            <text:p>6.5507591773</text:p>
          </table:table-cell>
          <table:table-cell table:formula="of:=POWER([.C1505]-6.75;2)" office:value-type="float" office:value="0.0396969054301729" calcext:value-type="float">
            <text:p>0.0396969054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355096" calcext:value-type="float">
            <text:p>6.355096</text:p>
          </table:table-cell>
          <table:table-cell office:value-type="float" office:value="6.5535863546" calcext:value-type="float">
            <text:p>6.5535863546</text:p>
          </table:table-cell>
          <table:table-cell table:formula="of:=POWER([.C1506]-6.75;2)" office:value-type="float" office:value="0.0385783200993169" calcext:value-type="float">
            <text:p>0.0385783201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364076" calcext:value-type="float">
            <text:p>6.364076</text:p>
          </table:table-cell>
          <table:table-cell office:value-type="float" office:value="6.5564742766" calcext:value-type="float">
            <text:p>6.5564742766</text:p>
          </table:table-cell>
          <table:table-cell table:formula="of:=POWER([.C1507]-6.75;2)" office:value-type="float" office:value="0.0374522056174932" calcext:value-type="float">
            <text:p>0.0374522056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380829" calcext:value-type="float">
            <text:p>6.380829</text:p>
          </table:table-cell>
          <table:table-cell office:value-type="float" office:value="6.5593397518" calcext:value-type="float">
            <text:p>6.5593397518</text:p>
          </table:table-cell>
          <table:table-cell table:formula="of:=POWER([.C1508]-6.75;2)" office:value-type="float" office:value="0.0363513302436857" calcext:value-type="float">
            <text:p>0.0363513302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402681" calcext:value-type="float">
            <text:p>6.402681</text:p>
          </table:table-cell>
          <table:table-cell office:value-type="float" office:value="6.5621206099" calcext:value-type="float">
            <text:p>6.5621206099</text:p>
          </table:table-cell>
          <table:table-cell table:formula="of:=POWER([.C1509]-6.75;2)" office:value-type="float" office:value="0.035298665224348" calcext:value-type="float">
            <text:p>0.0352986652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427176" calcext:value-type="float">
            <text:p>6.427176</text:p>
          </table:table-cell>
          <table:table-cell office:value-type="float" office:value="6.5647810567" calcext:value-type="float">
            <text:p>6.5647810567</text:p>
          </table:table-cell>
          <table:table-cell table:formula="of:=POWER([.C1510]-6.75;2)" office:value-type="float" office:value="0.0343060569571685" calcext:value-type="float">
            <text:p>0.034306057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452425" calcext:value-type="float">
            <text:p>6.452425</text:p>
          </table:table-cell>
          <table:table-cell office:value-type="float" office:value="6.5673101844" calcext:value-type="float">
            <text:p>6.5673101844</text:p>
          </table:table-cell>
          <table:table-cell table:formula="of:=POWER([.C1511]-6.75;2)" office:value-type="float" office:value="0.033375568723962" calcext:value-type="float">
            <text:p>0.0333755687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477139" calcext:value-type="float">
            <text:p>6.477139</text:p>
          </table:table-cell>
          <table:table-cell office:value-type="float" office:value="6.5697158582" calcext:value-type="float">
            <text:p>6.5697158582</text:p>
          </table:table-cell>
          <table:table-cell table:formula="of:=POWER([.C1512]-6.75;2)" office:value-type="float" office:value="0.0325023717845624" calcext:value-type="float">
            <text:p>0.0325023718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50046" calcext:value-type="float">
            <text:p>6.50046</text:p>
          </table:table-cell>
          <table:table-cell office:value-type="float" office:value="6.5720167234" calcext:value-type="float">
            <text:p>6.5720167234</text:p>
          </table:table-cell>
          <table:table-cell table:formula="of:=POWER([.C1513]-6.75;2)" office:value-type="float" office:value="0.0316780467492721" calcext:value-type="float">
            <text:p>0.0316780467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52178" calcext:value-type="float">
            <text:p>6.52178</text:p>
          </table:table-cell>
          <table:table-cell office:value-type="float" office:value="6.5742347872" calcext:value-type="float">
            <text:p>6.5742347872</text:p>
          </table:table-cell>
          <table:table-cell table:formula="of:=POWER([.C1514]-6.75;2)" office:value-type="float" office:value="0.0308934100306293" calcext:value-type="float">
            <text:p>0.03089341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540637" calcext:value-type="float">
            <text:p>6.540637</text:p>
          </table:table-cell>
          <table:table-cell office:value-type="float" office:value="6.5763897589" calcext:value-type="float">
            <text:p>6.5763897589</text:p>
          </table:table-cell>
          <table:table-cell table:formula="of:=POWER([.C1515]-6.75;2)" office:value-type="float" office:value="0.0301405158148003" calcext:value-type="float">
            <text:p>0.0301405158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556756" calcext:value-type="float">
            <text:p>6.556756</text:p>
          </table:table-cell>
          <table:table-cell office:value-type="float" office:value="6.5784956525" calcext:value-type="float">
            <text:p>6.5784956525</text:p>
          </table:table-cell>
          <table:table-cell table:formula="of:=POWER([.C1516]-6.75;2)" office:value-type="float" office:value="0.0294137412114007" calcext:value-type="float">
            <text:p>0.0294137412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570172" calcext:value-type="float">
            <text:p>6.570172</text:p>
          </table:table-cell>
          <table:table-cell office:value-type="float" office:value="6.5805591135" calcext:value-type="float">
            <text:p>6.5805591135</text:p>
          </table:table-cell>
          <table:table-cell table:formula="of:=POWER([.C1517]-6.75;2)" office:value-type="float" office:value="0.028710214017906" calcext:value-type="float">
            <text:p>0.028710214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581341" calcext:value-type="float">
            <text:p>6.581341</text:p>
          </table:table-cell>
          <table:table-cell office:value-type="float" office:value="6.5825790071" calcext:value-type="float">
            <text:p>6.5825790071</text:p>
          </table:table-cell>
          <table:table-cell table:formula="of:=POWER([.C1518]-6.75;2)" office:value-type="float" office:value="0.028029788863622" calcext:value-type="float">
            <text:p>0.0280297889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591157" calcext:value-type="float">
            <text:p>6.591157</text:p>
          </table:table-cell>
          <table:table-cell office:value-type="float" office:value="6.584546922" calcext:value-type="float">
            <text:p>6.584546922</text:p>
          </table:table-cell>
          <table:table-cell table:formula="of:=POWER([.C1519]-6.75;2)" office:value-type="float" office:value="0.027374721019674" calcext:value-type="float">
            <text:p>0.027374721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600825" calcext:value-type="float">
            <text:p>6.600825</text:p>
          </table:table-cell>
          <table:table-cell office:value-type="float" office:value="6.5864483759" calcext:value-type="float">
            <text:p>6.5864483759</text:p>
          </table:table-cell>
          <table:table-cell table:formula="of:=POWER([.C1520]-6.75;2)" office:value-type="float" office:value="0.0267491337457477" calcext:value-type="float">
            <text:p>0.0267491337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611629" calcext:value-type="float">
            <text:p>6.611629</text:p>
          </table:table-cell>
          <table:table-cell office:value-type="float" office:value="6.5882647376" calcext:value-type="float">
            <text:p>6.5882647376</text:p>
          </table:table-cell>
          <table:table-cell table:formula="of:=POWER([.C1521]-6.75;2)" office:value-type="float" office:value="0.0261582951035968" calcext:value-type="float">
            <text:p>0.0261582951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62465" calcext:value-type="float">
            <text:p>6.62465</text:p>
          </table:table-cell>
          <table:table-cell office:value-type="float" office:value="6.5899756028" calcext:value-type="float">
            <text:p>6.5899756028</text:p>
          </table:table-cell>
          <table:table-cell table:formula="of:=POWER([.C1522]-6.75;2)" office:value-type="float" office:value="0.0256078076992233" calcext:value-type="float">
            <text:p>0.0256078077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640544" calcext:value-type="float">
            <text:p>6.640544</text:p>
          </table:table-cell>
          <table:table-cell office:value-type="float" office:value="6.591561234" calcext:value-type="float">
            <text:p>6.591561234</text:p>
          </table:table-cell>
          <table:table-cell table:formula="of:=POWER([.C1523]-6.75;2)" office:value-type="float" office:value="0.0251028425716027" calcext:value-type="float">
            <text:p>0.0251028426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659412" calcext:value-type="float">
            <text:p>6.659412</text:p>
          </table:table-cell>
          <table:table-cell office:value-type="float" office:value="6.5930044752" calcext:value-type="float">
            <text:p>6.5930044752</text:p>
          </table:table-cell>
          <table:table-cell table:formula="of:=POWER([.C1524]-6.75;2)" office:value-type="float" office:value="0.0246475948072274" calcext:value-type="float">
            <text:p>0.0246475948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680813" calcext:value-type="float">
            <text:p>6.680813</text:p>
          </table:table-cell>
          <table:table-cell office:value-type="float" office:value="6.5942918227" calcext:value-type="float">
            <text:p>6.5942918227</text:p>
          </table:table-cell>
          <table:table-cell table:formula="of:=POWER([.C1525]-6.75;2)" office:value-type="float" office:value="0.0242450364780883" calcext:value-type="float">
            <text:p>0.0242450365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703869" calcext:value-type="float">
            <text:p>6.703869</text:p>
          </table:table-cell>
          <table:table-cell office:value-type="float" office:value="6.5954134823" calcext:value-type="float">
            <text:p>6.5954134823</text:p>
          </table:table-cell>
          <table:table-cell table:formula="of:=POWER([.C1526]-6.75;2)" office:value-type="float" office:value="0.0238969914546125" calcext:value-type="float">
            <text:p>0.0238969915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727422" calcext:value-type="float">
            <text:p>6.727422</text:p>
          </table:table-cell>
          <table:table-cell office:value-type="float" office:value="6.5963628511" calcext:value-type="float">
            <text:p>6.5963628511</text:p>
          </table:table-cell>
          <table:table-cell table:formula="of:=POWER([.C1527]-6.75;2)" office:value-type="float" office:value="0.0236043735221207" calcext:value-type="float">
            <text:p>0.0236043735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750206" calcext:value-type="float">
            <text:p>6.750206</text:p>
          </table:table-cell>
          <table:table-cell office:value-type="float" office:value="6.5971359716" calcext:value-type="float">
            <text:p>6.5971359716</text:p>
          </table:table-cell>
          <table:table-cell table:formula="of:=POWER([.C1528]-6.75;2)" office:value-type="float" office:value="0.0233674111786759" calcext:value-type="float">
            <text:p>0.0233674112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770992" calcext:value-type="float">
            <text:p>6.770992</text:p>
          </table:table-cell>
          <table:table-cell office:value-type="float" office:value="6.5977314255" calcext:value-type="float">
            <text:p>6.5977314255</text:p>
          </table:table-cell>
          <table:table-cell table:formula="of:=POWER([.C1529]-6.75;2)" office:value-type="float" office:value="0.023185718780262" calcext:value-type="float">
            <text:p>0.0231857188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788715" calcext:value-type="float">
            <text:p>6.788715</text:p>
          </table:table-cell>
          <table:table-cell office:value-type="float" office:value="6.5981508298" calcext:value-type="float">
            <text:p>6.5981508298</text:p>
          </table:table-cell>
          <table:table-cell table:formula="of:=POWER([.C1530]-6.75;2)" office:value-type="float" office:value="0.0230581704904286" calcext:value-type="float">
            <text:p>0.0230581705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802581" calcext:value-type="float">
            <text:p>6.802581</text:p>
          </table:table-cell>
          <table:table-cell office:value-type="float" office:value="6.5983996738" calcext:value-type="float">
            <text:p>6.5983996738</text:p>
          </table:table-cell>
          <table:table-cell table:formula="of:=POWER([.C1531]-6.75;2)" office:value-type="float" office:value="0.0229826589039463" calcext:value-type="float">
            <text:p>0.0229826589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812163" calcext:value-type="float">
            <text:p>6.812163</text:p>
          </table:table-cell>
          <table:table-cell office:value-type="float" office:value="6.5984879645" calcext:value-type="float">
            <text:p>6.5984879645</text:p>
          </table:table-cell>
          <table:table-cell table:formula="of:=POWER([.C1532]-6.75;2)" office:value-type="float" office:value="0.0229558969013532" calcext:value-type="float">
            <text:p>0.0229558969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817478" calcext:value-type="float">
            <text:p>6.817478</text:p>
          </table:table-cell>
          <table:table-cell office:value-type="float" office:value="6.5984300355" calcext:value-type="float">
            <text:p>6.5984300355</text:p>
          </table:table-cell>
          <table:table-cell table:formula="of:=POWER([.C1533]-6.75;2)" office:value-type="float" office:value="0.0229734541385313" calcext:value-type="float">
            <text:p>0.0229734541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819024" calcext:value-type="float">
            <text:p>6.819024</text:p>
          </table:table-cell>
          <table:table-cell office:value-type="float" office:value="6.5982432199" calcext:value-type="float">
            <text:p>6.5982432199</text:p>
          </table:table-cell>
          <table:table-cell table:formula="of:=POWER([.C1534]-6.75;2)" office:value-type="float" office:value="0.0230301203063196" calcext:value-type="float">
            <text:p>0.0230301203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817759" calcext:value-type="float">
            <text:p>6.817759</text:p>
          </table:table-cell>
          <table:table-cell office:value-type="float" office:value="6.5979452837" calcext:value-type="float">
            <text:p>6.5979452837</text:p>
          </table:table-cell>
          <table:table-cell table:formula="of:=POWER([.C1535]-6.75;2)" office:value-type="float" office:value="0.0231206367490736" calcext:value-type="float">
            <text:p>0.0231206367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815002" calcext:value-type="float">
            <text:p>6.815002</text:p>
          </table:table-cell>
          <table:table-cell office:value-type="float" office:value="6.597551156" calcext:value-type="float">
            <text:p>6.597551156</text:p>
          </table:table-cell>
          <table:table-cell table:formula="of:=POWER([.C1536]-6.75;2)" office:value-type="float" office:value="0.0232406500369364" calcext:value-type="float">
            <text:p>0.02324065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812244" calcext:value-type="float">
            <text:p>6.812244</text:p>
          </table:table-cell>
          <table:table-cell office:value-type="float" office:value="6.5970694752" calcext:value-type="float">
            <text:p>6.5970694752</text:p>
          </table:table-cell>
          <table:table-cell table:formula="of:=POWER([.C1537]-6.75;2)" office:value-type="float" office:value="0.0233877454156035" calcext:value-type="float">
            <text:p>0.0233877454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810913" calcext:value-type="float">
            <text:p>6.810913</text:p>
          </table:table-cell>
          <table:table-cell office:value-type="float" office:value="6.5964999504" calcext:value-type="float">
            <text:p>6.5964999504</text:p>
          </table:table-cell>
          <table:table-cell table:formula="of:=POWER([.C1538]-6.75;2)" office:value-type="float" office:value="0.0235622652272024" calcext:value-type="float">
            <text:p>0.0235622652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812103" calcext:value-type="float">
            <text:p>6.812103</text:p>
          </table:table-cell>
          <table:table-cell office:value-type="float" office:value="6.5958321277" calcext:value-type="float">
            <text:p>6.5958321277</text:p>
          </table:table-cell>
          <table:table-cell table:formula="of:=POWER([.C1539]-6.75;2)" office:value-type="float" office:value="0.0237677328495092" calcext:value-type="float">
            <text:p>0.0237677328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816351" calcext:value-type="float">
            <text:p>6.816351</text:p>
          </table:table-cell>
          <table:table-cell office:value-type="float" office:value="6.5950461915" calcext:value-type="float">
            <text:p>6.5950461915</text:p>
          </table:table-cell>
          <table:table-cell table:formula="of:=POWER([.C1540]-6.75;2)" office:value-type="float" office:value="0.0240106827686547" calcext:value-type="float">
            <text:p>0.0240106828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823498" calcext:value-type="float">
            <text:p>6.823498</text:p>
          </table:table-cell>
          <table:table-cell office:value-type="float" office:value="6.5941158582" calcext:value-type="float">
            <text:p>6.5941158582</text:p>
          </table:table-cell>
          <table:table-cell table:formula="of:=POWER([.C1541]-6.75;2)" office:value-type="float" office:value="0.0242998656647224" calcext:value-type="float">
            <text:p>0.0242998657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832691" calcext:value-type="float">
            <text:p>6.832691</text:p>
          </table:table-cell>
          <table:table-cell office:value-type="float" office:value="6.5930130496" calcext:value-type="float">
            <text:p>6.5930130496</text:p>
          </table:table-cell>
          <table:table-cell table:formula="of:=POWER([.C1542]-6.75;2)" office:value-type="float" office:value="0.0246449025958922" calcext:value-type="float">
            <text:p>0.0246449026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842528" calcext:value-type="float">
            <text:p>6.842528</text:p>
          </table:table-cell>
          <table:table-cell office:value-type="float" office:value="6.5917135177" calcext:value-type="float">
            <text:p>6.5917135177</text:p>
          </table:table-cell>
          <table:table-cell table:formula="of:=POWER([.C1543]-6.75;2)" office:value-type="float" office:value="0.0250546104789083" calcext:value-type="float">
            <text:p>0.0250546105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851323" calcext:value-type="float">
            <text:p>6.851323</text:p>
          </table:table-cell>
          <table:table-cell office:value-type="float" office:value="6.5902023121" calcext:value-type="float">
            <text:p>6.5902023121</text:p>
          </table:table-cell>
          <table:table-cell table:formula="of:=POWER([.C1544]-6.75;2)" office:value-type="float" office:value="0.0255353010581859" calcext:value-type="float">
            <text:p>0.0255353011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857443" calcext:value-type="float">
            <text:p>6.857443</text:p>
          </table:table-cell>
          <table:table-cell office:value-type="float" office:value="6.5884779007" calcext:value-type="float">
            <text:p>6.5884779007</text:p>
          </table:table-cell>
          <table:table-cell table:formula="of:=POWER([.C1545]-6.75;2)" office:value-type="float" office:value="0.026089388562279" calcext:value-type="float">
            <text:p>0.0260893886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859629" calcext:value-type="float">
            <text:p>6.859629</text:p>
          </table:table-cell>
          <table:table-cell office:value-type="float" office:value="6.5865539504" calcext:value-type="float">
            <text:p>6.5865539504</text:p>
          </table:table-cell>
          <table:table-cell table:formula="of:=POWER([.C1546]-6.75;2)" office:value-type="float" office:value="0.0267146111298457" calcext:value-type="float">
            <text:p>0.0267146111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857242" calcext:value-type="float">
            <text:p>6.857242</text:p>
          </table:table-cell>
          <table:table-cell office:value-type="float" office:value="6.5844584113" calcext:value-type="float">
            <text:p>6.5844584113</text:p>
          </table:table-cell>
          <table:table-cell table:formula="of:=POWER([.C1547]-6.75;2)" office:value-type="float" office:value="0.02740401758932" calcext:value-type="float">
            <text:p>0.0274040176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850371" calcext:value-type="float">
            <text:p>6.850371</text:p>
          </table:table-cell>
          <table:table-cell office:value-type="float" office:value="6.5822299078" calcext:value-type="float">
            <text:p>6.5822299078</text:p>
          </table:table-cell>
          <table:table-cell table:formula="of:=POWER([.C1548]-6.75;2)" office:value-type="float" office:value="0.0281468038367964" calcext:value-type="float">
            <text:p>0.0281468038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839796" calcext:value-type="float">
            <text:p>6.839796</text:p>
          </table:table-cell>
          <table:table-cell office:value-type="float" office:value="6.5799123404" calcext:value-type="float">
            <text:p>6.5799123404</text:p>
          </table:table-cell>
          <table:table-cell table:formula="of:=POWER([.C1549]-6.75;2)" office:value-type="float" office:value="0.0289298119482055" calcext:value-type="float">
            <text:p>0.0289298119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826803" calcext:value-type="float">
            <text:p>6.826803</text:p>
          </table:table-cell>
          <table:table-cell office:value-type="float" office:value="6.577548617" calcext:value-type="float">
            <text:p>6.577548617</text:p>
          </table:table-cell>
          <table:table-cell table:formula="of:=POWER([.C1550]-6.75;2)" office:value-type="float" office:value="0.0297394794986128" calcext:value-type="float">
            <text:p>0.0297394795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812914" calcext:value-type="float">
            <text:p>6.812914</text:p>
          </table:table-cell>
          <table:table-cell office:value-type="float" office:value="6.5751749149" calcext:value-type="float">
            <text:p>6.5751749149</text:p>
          </table:table-cell>
          <table:table-cell table:formula="of:=POWER([.C1551]-6.75;2)" office:value-type="float" office:value="0.0305638103802223" calcext:value-type="float">
            <text:p>0.0305638104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799573" calcext:value-type="float">
            <text:p>6.799573</text:p>
          </table:table-cell>
          <table:table-cell office:value-type="float" office:value="6.5728163901" calcext:value-type="float">
            <text:p>6.5728163901</text:p>
          </table:table-cell>
          <table:table-cell table:formula="of:=POWER([.C1552]-6.75;2)" office:value-type="float" office:value="0.0313940316171954" calcext:value-type="float">
            <text:p>0.0313940316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78788" calcext:value-type="float">
            <text:p>6.78788</text:p>
          </table:table-cell>
          <table:table-cell office:value-type="float" office:value="6.5704850922" calcext:value-type="float">
            <text:p>6.5704850922</text:p>
          </table:table-cell>
          <table:table-cell table:formula="of:=POWER([.C1553]-6.75;2)" office:value-type="float" office:value="0.0322256021224424" calcext:value-type="float">
            <text:p>0.0322256021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778404" calcext:value-type="float">
            <text:p>6.778404</text:p>
          </table:table-cell>
          <table:table-cell office:value-type="float" office:value="6.5681801844" calcext:value-type="float">
            <text:p>6.5681801844</text:p>
          </table:table-cell>
          <table:table-cell table:formula="of:=POWER([.C1554]-6.75;2)" office:value-type="float" office:value="0.033058445344818" calcext:value-type="float">
            <text:p>0.0330584453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771124" calcext:value-type="float">
            <text:p>6.771124</text:p>
          </table:table-cell>
          <table:table-cell office:value-type="float" office:value="6.5658902837" calcext:value-type="float">
            <text:p>6.5658902837</text:p>
          </table:table-cell>
          <table:table-cell table:formula="of:=POWER([.C1555]-6.75;2)" office:value-type="float" office:value="0.0338963876360665" calcext:value-type="float">
            <text:p>0.0338963876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765491" calcext:value-type="float">
            <text:p>6.765491</text:p>
          </table:table-cell>
          <table:table-cell office:value-type="float" office:value="6.563597305" calcext:value-type="float">
            <text:p>6.563597305</text:p>
          </table:table-cell>
          <table:table-cell table:formula="of:=POWER([.C1556]-6.75;2)" office:value-type="float" office:value="0.034745964703263" calcext:value-type="float">
            <text:p>0.0347459647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760597" calcext:value-type="float">
            <text:p>6.760597</text:p>
          </table:table-cell>
          <table:table-cell office:value-type="float" office:value="6.5612811915" calcext:value-type="float">
            <text:p>6.5612811915</text:p>
          </table:table-cell>
          <table:table-cell table:formula="of:=POWER([.C1557]-6.75;2)" office:value-type="float" office:value="0.0356147886816597" calcext:value-type="float">
            <text:p>0.0356147887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755385" calcext:value-type="float">
            <text:p>6.755385</text:p>
          </table:table-cell>
          <table:table-cell office:value-type="float" office:value="6.5589248227" calcext:value-type="float">
            <text:p>6.5589248227</text:p>
          </table:table-cell>
          <table:table-cell table:formula="of:=POWER([.C1558]-6.75;2)" office:value-type="float" office:value="0.0365097233802265" calcext:value-type="float">
            <text:p>0.0365097234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748875" calcext:value-type="float">
            <text:p>6.748875</text:p>
          </table:table-cell>
          <table:table-cell office:value-type="float" office:value="6.5565185106" calcext:value-type="float">
            <text:p>6.5565185106</text:p>
          </table:table-cell>
          <table:table-cell table:formula="of:=POWER([.C1559]-6.75;2)" office:value-type="float" office:value="0.0374350867404423" calcext:value-type="float">
            <text:p>0.0374350867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740337" calcext:value-type="float">
            <text:p>6.740337</text:p>
          </table:table-cell>
          <table:table-cell office:value-type="float" office:value="6.5540634397" calcext:value-type="float">
            <text:p>6.5540634397</text:p>
          </table:table-cell>
          <table:table-cell table:formula="of:=POWER([.C1560]-6.75;2)" office:value-type="float" office:value="0.0383911356621955" calcext:value-type="float">
            <text:p>0.0383911357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729386" calcext:value-type="float">
            <text:p>6.729386</text:p>
          </table:table-cell>
          <table:table-cell office:value-type="float" office:value="6.5515733617" calcext:value-type="float">
            <text:p>6.5515733617</text:p>
          </table:table-cell>
          <table:table-cell table:formula="of:=POWER([.C1561]-6.75;2)" office:value-type="float" office:value="0.039373130787039" calcext:value-type="float">
            <text:p>0.0393731308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71599" calcext:value-type="float">
            <text:p>6.71599</text:p>
          </table:table-cell>
          <table:table-cell office:value-type="float" office:value="6.5490740709" calcext:value-type="float">
            <text:p>6.5490740709</text:p>
          </table:table-cell>
          <table:table-cell table:formula="of:=POWER([.C1562]-6.75;2)" office:value-type="float" office:value="0.0403712289846983" calcext:value-type="float">
            <text:p>0.040371229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700395" calcext:value-type="float">
            <text:p>6.700395</text:p>
          </table:table-cell>
          <table:table-cell office:value-type="float" office:value="6.5466002057" calcext:value-type="float">
            <text:p>6.5466002057</text:p>
          </table:table-cell>
          <table:table-cell table:formula="of:=POWER([.C1563]-6.75;2)" office:value-type="float" office:value="0.0413714763212824" calcext:value-type="float">
            <text:p>0.0413714763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682996" calcext:value-type="float">
            <text:p>6.682996</text:p>
          </table:table-cell>
          <table:table-cell office:value-type="float" office:value="6.5441895248" calcext:value-type="float">
            <text:p>6.5441895248</text:p>
          </table:table-cell>
          <table:table-cell table:formula="of:=POWER([.C1564]-6.75;2)" office:value-type="float" office:value="0.0423579517020498" calcext:value-type="float">
            <text:p>0.0423579517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664193" calcext:value-type="float">
            <text:p>6.664193</text:p>
          </table:table-cell>
          <table:table-cell office:value-type="float" office:value="6.5418755674" calcext:value-type="float">
            <text:p>6.5418755674</text:p>
          </table:table-cell>
          <table:table-cell table:formula="of:=POWER([.C1565]-6.75;2)" office:value-type="float" office:value="0.043315779445072" calcext:value-type="float">
            <text:p>0.0433157794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644288" calcext:value-type="float">
            <text:p>6.644288</text:p>
          </table:table-cell>
          <table:table-cell office:value-type="float" office:value="6.5396800851" calcext:value-type="float">
            <text:p>6.5396800851</text:p>
          </table:table-cell>
          <table:table-cell table:formula="of:=POWER([.C1566]-6.75;2)" office:value-type="float" office:value="0.0442344666035434" calcext:value-type="float">
            <text:p>0.0442344666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623437" calcext:value-type="float">
            <text:p>6.623437</text:p>
          </table:table-cell>
          <table:table-cell office:value-type="float" office:value="6.5376069433" calcext:value-type="float">
            <text:p>6.5376069433</text:p>
          </table:table-cell>
          <table:table-cell table:formula="of:=POWER([.C1567]-6.75;2)" office:value-type="float" office:value="0.0451108105343694" calcext:value-type="float">
            <text:p>0.0451108105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601701" calcext:value-type="float">
            <text:p>6.601701</text:p>
          </table:table-cell>
          <table:table-cell office:value-type="float" office:value="6.5356389716" calcext:value-type="float">
            <text:p>6.5356389716</text:p>
          </table:table-cell>
          <table:table-cell table:formula="of:=POWER([.C1568]-6.75;2)" office:value-type="float" office:value="0.0459506504967056" calcext:value-type="float">
            <text:p>0.0459506505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579164" calcext:value-type="float">
            <text:p>6.579164</text:p>
          </table:table-cell>
          <table:table-cell office:value-type="float" office:value="6.5337382979" calcext:value-type="float">
            <text:p>6.5337382979</text:p>
          </table:table-cell>
          <table:table-cell table:formula="of:=POWER([.C1569]-6.75;2)" office:value-type="float" office:value="0.046769123795189" calcext:value-type="float">
            <text:p>0.0467691238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556082" calcext:value-type="float">
            <text:p>6.556082</text:p>
          </table:table-cell>
          <table:table-cell office:value-type="float" office:value="6.531849844" calcext:value-type="float">
            <text:p>6.531849844</text:p>
          </table:table-cell>
          <table:table-cell table:formula="of:=POWER([.C1570]-6.75;2)" office:value-type="float" office:value="0.0475894905628244" calcext:value-type="float">
            <text:p>0.0475894906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533006" calcext:value-type="float">
            <text:p>6.533006</text:p>
          </table:table-cell>
          <table:table-cell office:value-type="float" office:value="6.529906695" calcext:value-type="float">
            <text:p>6.529906695</text:p>
          </table:table-cell>
          <table:table-cell table:formula="of:=POWER([.C1571]-6.75;2)" office:value-type="float" office:value="0.0484410629058229" calcext:value-type="float">
            <text:p>0.0484410629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510829" calcext:value-type="float">
            <text:p>6.510829</text:p>
          </table:table-cell>
          <table:table-cell office:value-type="float" office:value="6.5278356454" calcext:value-type="float">
            <text:p>6.5278356454</text:p>
          </table:table-cell>
          <table:table-cell table:formula="of:=POWER([.C1572]-6.75;2)" office:value-type="float" office:value="0.0493570004548347" calcext:value-type="float">
            <text:p>0.0493570005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490692" calcext:value-type="float">
            <text:p>6.490692</text:p>
          </table:table-cell>
          <table:table-cell office:value-type="float" office:value="6.5255608085" calcext:value-type="float">
            <text:p>6.5255608085</text:p>
          </table:table-cell>
          <table:table-cell table:formula="of:=POWER([.C1573]-6.75;2)" office:value-type="float" office:value="0.0503729506811737" calcext:value-type="float">
            <text:p>0.0503729507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473776" calcext:value-type="float">
            <text:p>6.473776</text:p>
          </table:table-cell>
          <table:table-cell office:value-type="float" office:value="6.5230033404" calcext:value-type="float">
            <text:p>6.5230033404</text:p>
          </table:table-cell>
          <table:table-cell table:formula="of:=POWER([.C1574]-6.75;2)" office:value-type="float" office:value="0.0515274834695583" calcext:value-type="float">
            <text:p>0.0515274835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460998" calcext:value-type="float">
            <text:p>6.460998</text:p>
          </table:table-cell>
          <table:table-cell office:value-type="float" office:value="6.5200735603" calcext:value-type="float">
            <text:p>6.5200735603</text:p>
          </table:table-cell>
          <table:table-cell table:formula="of:=POWER([.C1575]-6.75;2)" office:value-type="float" office:value="0.0528661676731177" calcext:value-type="float">
            <text:p>0.0528661677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4527" calcext:value-type="float">
            <text:p>6.4527</text:p>
          </table:table-cell>
          <table:table-cell office:value-type="float" office:value="6.5166462979" calcext:value-type="float">
            <text:p>6.5166462979</text:p>
          </table:table-cell>
          <table:table-cell table:formula="of:=POWER([.C1576]-6.75;2)" office:value-type="float" office:value="0.0544539502837754" calcext:value-type="float">
            <text:p>0.0544539503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448395" calcext:value-type="float">
            <text:p>6.448395</text:p>
          </table:table-cell>
          <table:table-cell office:value-type="float" office:value="6.5124859362" calcext:value-type="float">
            <text:p>6.5124859362</text:p>
          </table:table-cell>
          <table:table-cell table:formula="of:=POWER([.C1577]-6.75;2)" office:value-type="float" office:value="0.0564129305027905" calcext:value-type="float">
            <text:p>0.0564129305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446654" calcext:value-type="float">
            <text:p>6.446654</text:p>
          </table:table-cell>
          <table:table-cell office:value-type="float" office:value="6.5069494326" calcext:value-type="float">
            <text:p>6.5069494326</text:p>
          </table:table-cell>
          <table:table-cell table:formula="of:=POWER([.C1578]-6.75;2)" office:value-type="float" office:value="0.059073578313462" calcext:value-type="float">
            <text:p>0.0590735783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445177" calcext:value-type="float">
            <text:p>6.445177</text:p>
          </table:table-cell>
          <table:table-cell office:value-type="float" office:value="6.4966253262" calcext:value-type="float">
            <text:p>6.4966253262</text:p>
          </table:table-cell>
          <table:table-cell table:formula="of:=POWER([.C1579]-6.75;2)" office:value-type="float" office:value="0.0641987253232563" calcext:value-type="float">
            <text:p>0.0641987253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441054" calcext:value-type="float">
            <text:p>6.441054</text:p>
          </table:table-cell>
          <table:table-cell office:value-type="float" office:value="6.5186472128" calcext:value-type="float">
            <text:p>6.5186472128</text:p>
          </table:table-cell>
          <table:table-cell table:formula="of:=POWER([.C1580]-6.75;2)" office:value-type="float" office:value="0.0535241121452083" calcext:value-type="float">
            <text:p>0.0535241121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431204" calcext:value-type="float">
            <text:p>6.431204</text:p>
          </table:table-cell>
          <table:table-cell office:value-type="float" office:value="6.5213146879" calcext:value-type="float">
            <text:p>6.5213146879</text:p>
          </table:table-cell>
          <table:table-cell table:formula="of:=POWER([.C1581]-6.75;2)" office:value-type="float" office:value="0.0522969719702742" calcext:value-type="float">
            <text:p>0.052296972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41295" calcext:value-type="float">
            <text:p>6.41295</text:p>
          </table:table-cell>
          <table:table-cell office:value-type="float" office:value="6.5220655248" calcext:value-type="float">
            <text:p>6.5220655248</text:p>
          </table:table-cell>
          <table:table-cell table:formula="of:=POWER([.C1582]-6.75;2)" office:value-type="float" office:value="0.0519541249846993" calcext:value-type="float">
            <text:p>0.051954125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384657" calcext:value-type="float">
            <text:p>6.384657</text:p>
          </table:table-cell>
          <table:table-cell office:value-type="float" office:value="6.5222855603" calcext:value-type="float">
            <text:p>6.5222855603</text:p>
          </table:table-cell>
          <table:table-cell table:formula="of:=POWER([.C1583]-6.75;2)" office:value-type="float" office:value="0.0518538660478848" calcext:value-type="float">
            <text:p>0.051853866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346329" calcext:value-type="float">
            <text:p>6.346329</text:p>
          </table:table-cell>
          <table:table-cell office:value-type="float" office:value="6.5224342553" calcext:value-type="float">
            <text:p>6.5224342553</text:p>
          </table:table-cell>
          <table:table-cell table:formula="of:=POWER([.C1584]-6.75;2)" office:value-type="float" office:value="0.0517861681608654" calcext:value-type="float">
            <text:p>0.0517861682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300032" calcext:value-type="float">
            <text:p>6.300032</text:p>
          </table:table-cell>
          <table:table-cell office:value-type="float" office:value="6.5227234043" calcext:value-type="float">
            <text:p>6.5227234043</text:p>
          </table:table-cell>
          <table:table-cell table:formula="of:=POWER([.C1585]-6.75;2)" office:value-type="float" office:value="0.0516546509529814" calcext:value-type="float">
            <text:p>0.051654651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249969" calcext:value-type="float">
            <text:p>6.249969</text:p>
          </table:table-cell>
          <table:table-cell office:value-type="float" office:value="6.5232429362" calcext:value-type="float">
            <text:p>6.5232429362</text:p>
          </table:table-cell>
          <table:table-cell table:formula="of:=POWER([.C1586]-6.75;2)" office:value-type="float" office:value="0.0514187659831973" calcext:value-type="float">
            <text:p>0.051418766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202083" calcext:value-type="float">
            <text:p>6.202083</text:p>
          </table:table-cell>
          <table:table-cell office:value-type="float" office:value="6.5239961206" calcext:value-type="float">
            <text:p>6.5239961206</text:p>
          </table:table-cell>
          <table:table-cell table:formula="of:=POWER([.C1587]-6.75;2)" office:value-type="float" office:value="0.0510777535038499" calcext:value-type="float">
            <text:p>0.0510777535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163137" calcext:value-type="float">
            <text:p>6.163137</text:p>
          </table:table-cell>
          <table:table-cell office:value-type="float" office:value="6.524916773" calcext:value-type="float">
            <text:p>6.524916773</text:p>
          </table:table-cell>
          <table:table-cell table:formula="of:=POWER([.C1588]-6.75;2)" office:value-type="float" office:value="0.0506624590767335" calcext:value-type="float">
            <text:p>0.0506624591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139397" calcext:value-type="float">
            <text:p>6.139397</text:p>
          </table:table-cell>
          <table:table-cell office:value-type="float" office:value="6.5258874184" calcext:value-type="float">
            <text:p>6.5258874184</text:p>
          </table:table-cell>
          <table:table-cell table:formula="of:=POWER([.C1589]-6.75;2)" office:value-type="float" office:value="0.0502264492314167" calcext:value-type="float">
            <text:p>0.0502264492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13521" calcext:value-type="float">
            <text:p>6.13521</text:p>
          </table:table-cell>
          <table:table-cell office:value-type="float" office:value="6.526763461" calcext:value-type="float">
            <text:p>6.526763461</text:p>
          </table:table-cell>
          <table:table-cell table:formula="of:=POWER([.C1590]-6.75;2)" office:value-type="float" office:value="0.0498345523446986" calcext:value-type="float">
            <text:p>0.0498345523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151908" calcext:value-type="float">
            <text:p>6.151908</text:p>
          </table:table-cell>
          <table:table-cell office:value-type="float" office:value="6.5274024468" calcext:value-type="float">
            <text:p>6.5274024468</text:p>
          </table:table-cell>
          <table:table-cell table:formula="of:=POWER([.C1591]-6.75;2)" office:value-type="float" office:value="0.0495496706906268" calcext:value-type="float">
            <text:p>0.0495496707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187382" calcext:value-type="float">
            <text:p>6.187382</text:p>
          </table:table-cell>
          <table:table-cell office:value-type="float" office:value="6.5276933972" calcext:value-type="float">
            <text:p>6.5276933972</text:p>
          </table:table-cell>
          <table:table-cell table:formula="of:=POWER([.C1592]-6.75;2)" office:value-type="float" office:value="0.0494202256484769" calcext:value-type="float">
            <text:p>0.0494202256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236475" calcext:value-type="float">
            <text:p>6.236475</text:p>
          </table:table-cell>
          <table:table-cell office:value-type="float" office:value="6.5275795816" calcext:value-type="float">
            <text:p>6.5275795816</text:p>
          </table:table-cell>
          <table:table-cell table:formula="of:=POWER([.C1593]-6.75;2)" office:value-type="float" office:value="0.0494708425212309" calcext:value-type="float">
            <text:p>0.0494708425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291991" calcext:value-type="float">
            <text:p>6.291991</text:p>
          </table:table-cell>
          <table:table-cell office:value-type="float" office:value="6.5270692057" calcext:value-type="float">
            <text:p>6.5270692057</text:p>
          </table:table-cell>
          <table:table-cell table:formula="of:=POWER([.C1594]-6.75;2)" office:value-type="float" office:value="0.0496981390472288" calcext:value-type="float">
            <text:p>0.049698139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345942" calcext:value-type="float">
            <text:p>6.345942</text:p>
          </table:table-cell>
          <table:table-cell office:value-type="float" office:value="6.5262324184" calcext:value-type="float">
            <text:p>6.5262324184</text:p>
          </table:table-cell>
          <table:table-cell table:formula="of:=POWER([.C1595]-6.75;2)" office:value-type="float" office:value="0.0500719305751126" calcext:value-type="float">
            <text:p>0.0500719306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390618" calcext:value-type="float">
            <text:p>6.390618</text:p>
          </table:table-cell>
          <table:table-cell office:value-type="float" office:value="6.5251876241" calcext:value-type="float">
            <text:p>6.5251876241</text:p>
          </table:table-cell>
          <table:table-cell table:formula="of:=POWER([.C1596]-6.75;2)" office:value-type="float" office:value="0.0505406043578029" calcext:value-type="float">
            <text:p>0.0505406044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419141" calcext:value-type="float">
            <text:p>6.419141</text:p>
          </table:table-cell>
          <table:table-cell office:value-type="float" office:value="6.5240834184" calcext:value-type="float">
            <text:p>6.5240834184</text:p>
          </table:table-cell>
          <table:table-cell table:formula="of:=POWER([.C1597]-6.75;2)" office:value-type="float" office:value="0.0510383018418294" calcext:value-type="float">
            <text:p>0.0510383018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425181" calcext:value-type="float">
            <text:p>6.425181</text:p>
          </table:table-cell>
          <table:table-cell office:value-type="float" office:value="6.5230833333" calcext:value-type="float">
            <text:p>6.5230833333</text:p>
          </table:table-cell>
          <table:table-cell table:formula="of:=POWER([.C1598]-6.75;2)" office:value-type="float" office:value="0.051491173626239" calcext:value-type="float">
            <text:p>0.0514911736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401046" calcext:value-type="float">
            <text:p>6.401046</text:p>
          </table:table-cell>
          <table:table-cell office:value-type="float" office:value="6.5223605319" calcext:value-type="float">
            <text:p>6.5223605319</text:p>
          </table:table-cell>
          <table:table-cell table:formula="of:=POWER([.C1599]-6.75;2)" office:value-type="float" office:value="0.0518197274368507" calcext:value-type="float">
            <text:p>0.0518197274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330755" calcext:value-type="float">
            <text:p>6.330755</text:p>
          </table:table-cell>
          <table:table-cell office:value-type="float" office:value="6.5221128865" calcext:value-type="float">
            <text:p>6.5221128865</text:p>
          </table:table-cell>
          <table:table-cell table:formula="of:=POWER([.C1600]-6.75;2)" office:value-type="float" office:value="0.0519325364993617" calcext:value-type="float">
            <text:p>0.0519325365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155601" calcext:value-type="float">
            <text:p>6.155601</text:p>
          </table:table-cell>
          <table:table-cell office:value-type="float" office:value="6.5226314043" calcext:value-type="float">
            <text:p>6.5226314043</text:p>
          </table:table-cell>
          <table:table-cell table:formula="of:=POWER([.C1601]-6.75;2)" office:value-type="float" office:value="0.05169647831059" calcext:value-type="float">
            <text:p>0.0516964783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5.308359" calcext:value-type="float">
            <text:p>5.308359</text:p>
          </table:table-cell>
          <table:table-cell office:value-type="float" office:value="6.5246141844" calcext:value-type="float">
            <text:p>6.5246141844</text:p>
          </table:table-cell>
          <table:table-cell table:formula="of:=POWER([.C1602]-6.75;2)" office:value-type="float" office:value="0.0507987658736773" calcext:value-type="float">
            <text:p>0.0507987659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7.604737" calcext:value-type="float">
            <text:p>7.604737</text:p>
          </table:table-cell>
          <table:table-cell office:value-type="float" office:value="6.5327826596" calcext:value-type="float">
            <text:p>6.5327826596</text:p>
          </table:table-cell>
          <table:table-cell table:formula="of:=POWER([.C1603]-6.75;2)" office:value-type="float" office:value="0.0471833729704493" calcext:value-type="float">
            <text:p>0.047183373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817478" calcext:value-type="float">
            <text:p>6.817478</text:p>
          </table:table-cell>
          <table:table-cell office:value-type="float" office:value="6.5248038865" calcext:value-type="float">
            <text:p>6.5248038865</text:p>
          </table:table-cell>
          <table:table-cell table:formula="of:=POWER([.C1604]-6.75;2)" office:value-type="float" office:value="0.0507132895355049" calcext:value-type="float">
            <text:p>0.0507132895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622318" calcext:value-type="float">
            <text:p>6.622318</text:p>
          </table:table-cell>
          <table:table-cell office:value-type="float" office:value="6.522520766" calcext:value-type="float">
            <text:p>6.522520766</text:p>
          </table:table-cell>
          <table:table-cell table:formula="of:=POWER([.C1605]-6.75;2)" office:value-type="float" office:value="0.0517468019012266" calcext:value-type="float">
            <text:p>0.0517468019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515386" calcext:value-type="float">
            <text:p>6.515386</text:p>
          </table:table-cell>
          <table:table-cell office:value-type="float" office:value="6.521718383" calcext:value-type="float">
            <text:p>6.521718383</text:p>
          </table:table-cell>
          <table:table-cell table:formula="of:=POWER([.C1606]-6.75;2)" office:value-type="float" office:value="0.0521124966601349" calcext:value-type="float">
            <text:p>0.0521124967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441678" calcext:value-type="float">
            <text:p>6.441678</text:p>
          </table:table-cell>
          <table:table-cell office:value-type="float" office:value="6.5217646028" calcext:value-type="float">
            <text:p>6.5217646028</text:p>
          </table:table-cell>
          <table:table-cell table:formula="of:=POWER([.C1607]-6.75;2)" office:value-type="float" office:value="0.0520913965350417" calcext:value-type="float">
            <text:p>0.0520913965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387079" calcext:value-type="float">
            <text:p>6.387079</text:p>
          </table:table-cell>
          <table:table-cell office:value-type="float" office:value="6.5224234113" calcext:value-type="float">
            <text:p>6.5224234113</text:p>
          </table:table-cell>
          <table:table-cell table:formula="of:=POWER([.C1608]-6.75;2)" office:value-type="float" office:value="0.0517911037243289" calcext:value-type="float">
            <text:p>0.0517911037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34643" calcext:value-type="float">
            <text:p>6.34643</text:p>
          </table:table-cell>
          <table:table-cell office:value-type="float" office:value="6.523561617" calcext:value-type="float">
            <text:p>6.523561617</text:p>
          </table:table-cell>
          <table:table-cell table:formula="of:=POWER([.C1609]-6.75;2)" office:value-type="float" office:value="0.0512743412956545" calcext:value-type="float">
            <text:p>0.0512743413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317168" calcext:value-type="float">
            <text:p>6.317168</text:p>
          </table:table-cell>
          <table:table-cell office:value-type="float" office:value="6.525082766" calcext:value-type="float">
            <text:p>6.525082766</text:p>
          </table:table-cell>
          <table:table-cell table:formula="of:=POWER([.C1610]-6.75;2)" office:value-type="float" office:value="0.0505877621502109" calcext:value-type="float">
            <text:p>0.0505877622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297549" calcext:value-type="float">
            <text:p>6.297549</text:p>
          </table:table-cell>
          <table:table-cell office:value-type="float" office:value="6.5269073901" calcext:value-type="float">
            <text:p>6.5269073901</text:p>
          </table:table-cell>
          <table:table-cell table:formula="of:=POWER([.C1611]-6.75;2)" office:value-type="float" office:value="0.0497703125919936" calcext:value-type="float">
            <text:p>0.0497703126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286076" calcext:value-type="float">
            <text:p>6.286076</text:p>
          </table:table-cell>
          <table:table-cell office:value-type="float" office:value="6.5289670993" calcext:value-type="float">
            <text:p>6.5289670993</text:p>
          </table:table-cell>
          <table:table-cell table:formula="of:=POWER([.C1612]-6.75;2)" office:value-type="float" office:value="0.0488555431918561" calcext:value-type="float">
            <text:p>0.0488555432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281326" calcext:value-type="float">
            <text:p>6.281326</text:p>
          </table:table-cell>
          <table:table-cell office:value-type="float" office:value="6.531203695" calcext:value-type="float">
            <text:p>6.531203695</text:p>
          </table:table-cell>
          <table:table-cell table:formula="of:=POWER([.C1613]-6.75;2)" office:value-type="float" office:value="0.0478718230816529" calcext:value-type="float">
            <text:p>0.0478718231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281927" calcext:value-type="float">
            <text:p>6.281927</text:p>
          </table:table-cell>
          <table:table-cell office:value-type="float" office:value="6.5335698369" calcext:value-type="float">
            <text:p>6.5335698369</text:p>
          </table:table-cell>
          <table:table-cell table:formula="of:=POWER([.C1614]-6.75;2)" office:value-type="float" office:value="0.0468420154994926" calcext:value-type="float">
            <text:p>0.0468420155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286607" calcext:value-type="float">
            <text:p>6.286607</text:p>
          </table:table-cell>
          <table:table-cell office:value-type="float" office:value="6.5360296738" calcext:value-type="float">
            <text:p>6.5360296738</text:p>
          </table:table-cell>
          <table:table-cell table:formula="of:=POWER([.C1615]-6.75;2)" office:value-type="float" office:value="0.0457833004941345" calcext:value-type="float">
            <text:p>0.0457833005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294272" calcext:value-type="float">
            <text:p>6.294272</text:p>
          </table:table-cell>
          <table:table-cell office:value-type="float" office:value="6.5385584184" calcext:value-type="float">
            <text:p>6.5385584184</text:p>
          </table:table-cell>
          <table:table-cell table:formula="of:=POWER([.C1616]-6.75;2)" office:value-type="float" office:value="0.0447075424295094" calcext:value-type="float">
            <text:p>0.0447075424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304075" calcext:value-type="float">
            <text:p>6.304075</text:p>
          </table:table-cell>
          <table:table-cell office:value-type="float" office:value="6.5411403972" calcext:value-type="float">
            <text:p>6.5411403972</text:p>
          </table:table-cell>
          <table:table-cell table:formula="of:=POWER([.C1617]-6.75;2)" office:value-type="float" office:value="0.0436223336817736" calcext:value-type="float">
            <text:p>0.0436223337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315454" calcext:value-type="float">
            <text:p>6.315454</text:p>
          </table:table-cell>
          <table:table-cell office:value-type="float" office:value="6.543765844" calcext:value-type="float">
            <text:p>6.543765844</text:p>
          </table:table-cell>
          <table:table-cell table:formula="of:=POWER([.C1618]-6.75;2)" office:value-type="float" office:value="0.0425325271010323" calcext:value-type="float">
            <text:p>0.0425325271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328116" calcext:value-type="float">
            <text:p>6.328116</text:p>
          </table:table-cell>
          <table:table-cell office:value-type="float" office:value="6.5464270851" calcext:value-type="float">
            <text:p>6.5464270851</text:p>
          </table:table-cell>
          <table:table-cell table:formula="of:=POWER([.C1619]-6.75;2)" office:value-type="float" office:value="0.0414419316808825" calcext:value-type="float">
            <text:p>0.0414419317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341947" calcext:value-type="float">
            <text:p>6.341947</text:p>
          </table:table-cell>
          <table:table-cell office:value-type="float" office:value="6.5491151348" calcext:value-type="float">
            <text:p>6.5491151348</text:p>
          </table:table-cell>
          <table:table-cell table:formula="of:=POWER([.C1620]-6.75;2)" office:value-type="float" office:value="0.0403547290664221" calcext:value-type="float">
            <text:p>0.0403547291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356891" calcext:value-type="float">
            <text:p>6.356891</text:p>
          </table:table-cell>
          <table:table-cell office:value-type="float" office:value="6.5518176596" calcext:value-type="float">
            <text:p>6.5518176596</text:p>
          </table:table-cell>
          <table:table-cell table:formula="of:=POWER([.C1621]-6.75;2)" office:value-type="float" office:value="0.0392762400464214" calcext:value-type="float">
            <text:p>0.03927624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37283" calcext:value-type="float">
            <text:p>6.37283</text:p>
          </table:table-cell>
          <table:table-cell office:value-type="float" office:value="6.5545188865" calcext:value-type="float">
            <text:p>6.5545188865</text:p>
          </table:table-cell>
          <table:table-cell table:formula="of:=POWER([.C1622]-6.75;2)" office:value-type="float" office:value="0.0382128657351997" calcext:value-type="float">
            <text:p>0.0382128657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389517" calcext:value-type="float">
            <text:p>6.389517</text:p>
          </table:table-cell>
          <table:table-cell office:value-type="float" office:value="6.5572012411" calcext:value-type="float">
            <text:p>6.5572012411</text:p>
          </table:table-cell>
          <table:table-cell table:formula="of:=POWER([.C1623]-6.75;2)" office:value-type="float" office:value="0.0371713614333805" calcext:value-type="float">
            <text:p>0.0371713614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406593" calcext:value-type="float">
            <text:p>6.406593</text:p>
          </table:table-cell>
          <table:table-cell office:value-type="float" office:value="6.5598479078" calcext:value-type="float">
            <text:p>6.5598479078</text:p>
          </table:table-cell>
          <table:table-cell table:formula="of:=POWER([.C1624]-6.75;2)" office:value-type="float" office:value="0.0361578181680373" calcext:value-type="float">
            <text:p>0.0361578182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423686" calcext:value-type="float">
            <text:p>6.423686</text:p>
          </table:table-cell>
          <table:table-cell office:value-type="float" office:value="6.5624452553" calcext:value-type="float">
            <text:p>6.5624452553</text:p>
          </table:table-cell>
          <table:table-cell table:formula="of:=POWER([.C1625]-6.75;2)" office:value-type="float" office:value="0.0351767822594821" calcext:value-type="float">
            <text:p>0.0351767823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440544" calcext:value-type="float">
            <text:p>6.440544</text:p>
          </table:table-cell>
          <table:table-cell office:value-type="float" office:value="6.5649840496" calcext:value-type="float">
            <text:p>6.5649840496</text:p>
          </table:table-cell>
          <table:table-cell table:formula="of:=POWER([.C1626]-6.75;2)" office:value-type="float" office:value="0.0342309019024154" calcext:value-type="float">
            <text:p>0.0342309019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45715" calcext:value-type="float">
            <text:p>6.45715</text:p>
          </table:table-cell>
          <table:table-cell office:value-type="float" office:value="6.5674590922" calcext:value-type="float">
            <text:p>6.5674590922</text:p>
          </table:table-cell>
          <table:table-cell table:formula="of:=POWER([.C1627]-6.75;2)" office:value-type="float" office:value="0.0333211830204481" calcext:value-type="float">
            <text:p>0.033321183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473744" calcext:value-type="float">
            <text:p>6.473744</text:p>
          </table:table-cell>
          <table:table-cell office:value-type="float" office:value="6.5698674823" calcext:value-type="float">
            <text:p>6.5698674823</text:p>
          </table:table-cell>
          <table:table-cell table:formula="of:=POWER([.C1628]-6.75;2)" office:value-type="float" office:value="0.0324477239329407" calcext:value-type="float">
            <text:p>0.0324477239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490747" calcext:value-type="float">
            <text:p>6.490747</text:p>
          </table:table-cell>
          <table:table-cell office:value-type="float" office:value="6.5722065319" calcext:value-type="float">
            <text:p>6.5722065319</text:p>
          </table:table-cell>
          <table:table-cell table:formula="of:=POWER([.C1629]-6.75;2)" office:value-type="float" office:value="0.0316105172990257" calcext:value-type="float">
            <text:p>0.0316105173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508598" calcext:value-type="float">
            <text:p>6.508598</text:p>
          </table:table-cell>
          <table:table-cell office:value-type="float" office:value="6.5744722908" calcext:value-type="float">
            <text:p>6.5744722908</text:p>
          </table:table-cell>
          <table:table-cell table:formula="of:=POWER([.C1630]-6.75;2)" office:value-type="float" office:value="0.0308099766969997" calcext:value-type="float">
            <text:p>0.0308099767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52755" calcext:value-type="float">
            <text:p>6.52755</text:p>
          </table:table-cell>
          <table:table-cell office:value-type="float" office:value="6.5766596099" calcext:value-type="float">
            <text:p>6.5766596099</text:p>
          </table:table-cell>
          <table:table-cell table:formula="of:=POWER([.C1631]-6.75;2)" office:value-type="float" office:value="0.0300468908400201" calcext:value-type="float">
            <text:p>0.0300468908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547533" calcext:value-type="float">
            <text:p>6.547533</text:p>
          </table:table-cell>
          <table:table-cell office:value-type="float" office:value="6.5787640071" calcext:value-type="float">
            <text:p>6.5787640071</text:p>
          </table:table-cell>
          <table:table-cell table:formula="of:=POWER([.C1632]-6.75;2)" office:value-type="float" office:value="0.0293217652644488" calcext:value-type="float">
            <text:p>0.0293217653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56811" calcext:value-type="float">
            <text:p>6.56811</text:p>
          </table:table-cell>
          <table:table-cell office:value-type="float" office:value="6.5807846667" calcext:value-type="float">
            <text:p>6.5807846667</text:p>
          </table:table-cell>
          <table:table-cell table:formula="of:=POWER([.C1633]-6.75;2)" office:value-type="float" office:value="0.0286338290238302" calcext:value-type="float">
            <text:p>0.028633829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58857" calcext:value-type="float">
            <text:p>6.58857</text:p>
          </table:table-cell>
          <table:table-cell office:value-type="float" office:value="6.5827274681" calcext:value-type="float">
            <text:p>6.5827274681</text:p>
          </table:table-cell>
          <table:table-cell table:formula="of:=POWER([.C1634]-6.75;2)" office:value-type="float" office:value="0.0279800999282366" calcext:value-type="float">
            <text:p>0.0279800999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608126" calcext:value-type="float">
            <text:p>6.608126</text:p>
          </table:table-cell>
          <table:table-cell office:value-type="float" office:value="6.5846066738" calcext:value-type="float">
            <text:p>6.5846066738</text:p>
          </table:table-cell>
          <table:table-cell table:formula="of:=POWER([.C1635]-6.75;2)" office:value-type="float" office:value="0.0273549523514997" calcext:value-type="float">
            <text:p>0.0273549524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626147" calcext:value-type="float">
            <text:p>6.626147</text:p>
          </table:table-cell>
          <table:table-cell office:value-type="float" office:value="6.5864439787" calcext:value-type="float">
            <text:p>6.5864439787</text:p>
          </table:table-cell>
          <table:table-cell table:formula="of:=POWER([.C1636]-6.75;2)" office:value-type="float" office:value="0.026750572103486" calcext:value-type="float">
            <text:p>0.0267505721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642341" calcext:value-type="float">
            <text:p>6.642341</text:p>
          </table:table-cell>
          <table:table-cell office:value-type="float" office:value="6.5882646312" calcext:value-type="float">
            <text:p>6.5882646312</text:p>
          </table:table-cell>
          <table:table-cell table:formula="of:=POWER([.C1637]-6.75;2)" office:value-type="float" office:value="0.0261583295208719" calcext:value-type="float">
            <text:p>0.0261583295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656836" calcext:value-type="float">
            <text:p>6.656836</text:p>
          </table:table-cell>
          <table:table-cell office:value-type="float" office:value="6.5900910851" calcext:value-type="float">
            <text:p>6.5900910851</text:p>
          </table:table-cell>
          <table:table-cell table:formula="of:=POWER([.C1638]-6.75;2)" office:value-type="float" office:value="0.0255708610644954" calcext:value-type="float">
            <text:p>0.0255708611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670112" calcext:value-type="float">
            <text:p>6.670112</text:p>
          </table:table-cell>
          <table:table-cell office:value-type="float" office:value="6.5919355603" calcext:value-type="float">
            <text:p>6.5919355603</text:p>
          </table:table-cell>
          <table:table-cell table:formula="of:=POWER([.C1639]-6.75;2)" office:value-type="float" office:value="0.0249843670976751" calcext:value-type="float">
            <text:p>0.0249843671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682811" calcext:value-type="float">
            <text:p>6.682811</text:p>
          </table:table-cell>
          <table:table-cell office:value-type="float" office:value="6.5937936241" calcext:value-type="float">
            <text:p>6.5937936241</text:p>
          </table:table-cell>
          <table:table-cell table:formula="of:=POWER([.C1640]-6.75;2)" office:value-type="float" office:value="0.0244004318718121" calcext:value-type="float">
            <text:p>0.0244004319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695488" calcext:value-type="float">
            <text:p>6.695488</text:p>
          </table:table-cell>
          <table:table-cell office:value-type="float" office:value="6.5956407589" calcext:value-type="float">
            <text:p>6.5956407589</text:p>
          </table:table-cell>
          <table:table-cell table:formula="of:=POWER([.C1641]-6.75;2)" office:value-type="float" office:value="0.0238267753129679" calcext:value-type="float">
            <text:p>0.0238267753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708392" calcext:value-type="float">
            <text:p>6.708392</text:p>
          </table:table-cell>
          <table:table-cell office:value-type="float" office:value="6.5974333688" calcext:value-type="float">
            <text:p>6.5974333688</text:p>
          </table:table-cell>
          <table:table-cell table:formula="of:=POWER([.C1642]-6.75;2)" office:value-type="float" office:value="0.0232765769557168" calcext:value-type="float">
            <text:p>0.023276577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721358" calcext:value-type="float">
            <text:p>6.721358</text:p>
          </table:table-cell>
          <table:table-cell office:value-type="float" office:value="6.5991144043" calcext:value-type="float">
            <text:p>6.5991144043</text:p>
          </table:table-cell>
          <table:table-cell table:formula="of:=POWER([.C1643]-6.75;2)" office:value-type="float" office:value="0.0227664629897439" calcext:value-type="float">
            <text:p>0.022766463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733855" calcext:value-type="float">
            <text:p>6.733855</text:p>
          </table:table-cell>
          <table:table-cell office:value-type="float" office:value="6.6006225816" calcext:value-type="float">
            <text:p>6.6006225816</text:p>
          </table:table-cell>
          <table:table-cell table:formula="of:=POWER([.C1644]-6.75;2)" office:value-type="float" office:value="0.0223136131278487" calcext:value-type="float">
            <text:p>0.0223136131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745181" calcext:value-type="float">
            <text:p>6.745181</text:p>
          </table:table-cell>
          <table:table-cell office:value-type="float" office:value="6.6019029149" calcext:value-type="float">
            <text:p>6.6019029149</text:p>
          </table:table-cell>
          <table:table-cell table:formula="of:=POWER([.C1645]-6.75;2)" office:value-type="float" office:value="0.0219327466151166" calcext:value-type="float">
            <text:p>0.0219327466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754739" calcext:value-type="float">
            <text:p>6.754739</text:p>
          </table:table-cell>
          <table:table-cell office:value-type="float" office:value="6.6029159149" calcext:value-type="float">
            <text:p>6.6029159149</text:p>
          </table:table-cell>
          <table:table-cell table:formula="of:=POWER([.C1646]-6.75;2)" office:value-type="float" office:value="0.0216337280897039" calcext:value-type="float">
            <text:p>0.0216337281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762293" calcext:value-type="float">
            <text:p>6.762293</text:p>
          </table:table-cell>
          <table:table-cell office:value-type="float" office:value="6.6036430071" calcext:value-type="float">
            <text:p>6.6036430071</text:p>
          </table:table-cell>
          <table:table-cell table:formula="of:=POWER([.C1647]-6.75;2)" office:value-type="float" office:value="0.0214203693707305" calcext:value-type="float">
            <text:p>0.0214203694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768108" calcext:value-type="float">
            <text:p>6.768108</text:p>
          </table:table-cell>
          <table:table-cell office:value-type="float" office:value="6.6040869149" calcext:value-type="float">
            <text:p>6.6040869149</text:p>
          </table:table-cell>
          <table:table-cell table:formula="of:=POWER([.C1648]-6.75;2)" office:value-type="float" office:value="0.0212906284033999" calcext:value-type="float">
            <text:p>0.0212906284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77293" calcext:value-type="float">
            <text:p>6.77293</text:p>
          </table:table-cell>
          <table:table-cell office:value-type="float" office:value="6.6042672837" calcext:value-type="float">
            <text:p>6.6042672837</text:p>
          </table:table-cell>
          <table:table-cell table:formula="of:=POWER([.C1649]-6.75;2)" office:value-type="float" office:value="0.0212380246001761" calcext:value-type="float">
            <text:p>0.0212380246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777804" calcext:value-type="float">
            <text:p>6.777804</text:p>
          </table:table-cell>
          <table:table-cell office:value-type="float" office:value="6.6042131135" calcext:value-type="float">
            <text:p>6.6042131135</text:p>
          </table:table-cell>
          <table:table-cell table:formula="of:=POWER([.C1650]-6.75;2)" office:value-type="float" office:value="0.0212538162753638" calcext:value-type="float">
            <text:p>0.0212538163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783783" calcext:value-type="float">
            <text:p>6.783783</text:p>
          </table:table-cell>
          <table:table-cell office:value-type="float" office:value="6.6039546879" calcext:value-type="float">
            <text:p>6.6039546879</text:p>
          </table:table-cell>
          <table:table-cell table:formula="of:=POWER([.C1651]-6.75;2)" office:value-type="float" office:value="0.0213292331863864" calcext:value-type="float">
            <text:p>0.0213292332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791625" calcext:value-type="float">
            <text:p>6.791625</text:p>
          </table:table-cell>
          <table:table-cell office:value-type="float" office:value="6.6035175106" calcext:value-type="float">
            <text:p>6.6035175106</text:p>
          </table:table-cell>
          <table:table-cell table:formula="of:=POWER([.C1652]-6.75;2)" office:value-type="float" office:value="0.0214571197008212" calcext:value-type="float">
            <text:p>0.0214571197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801561" calcext:value-type="float">
            <text:p>6.801561</text:p>
          </table:table-cell>
          <table:table-cell office:value-type="float" office:value="6.6029198298" calcext:value-type="float">
            <text:p>6.6029198298</text:p>
          </table:table-cell>
          <table:table-cell table:formula="of:=POWER([.C1653]-6.75;2)" office:value-type="float" office:value="0.0216325764660609" calcext:value-type="float">
            <text:p>0.0216325765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813207" calcext:value-type="float">
            <text:p>6.813207</text:p>
          </table:table-cell>
          <table:table-cell office:value-type="float" office:value="6.6021738794" calcext:value-type="float">
            <text:p>6.6021738794</text:p>
          </table:table-cell>
          <table:table-cell table:formula="of:=POWER([.C1654]-6.75;2)" office:value-type="float" office:value="0.0218525619316456" calcext:value-type="float">
            <text:p>0.0218525619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825631" calcext:value-type="float">
            <text:p>6.825631</text:p>
          </table:table-cell>
          <table:table-cell office:value-type="float" office:value="6.601289383" calcext:value-type="float">
            <text:p>6.601289383</text:p>
          </table:table-cell>
          <table:table-cell table:formula="of:=POWER([.C1655]-6.75;2)" office:value-type="float" office:value="0.0221148476085207" calcext:value-type="float">
            <text:p>0.0221148476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837568" calcext:value-type="float">
            <text:p>6.837568</text:p>
          </table:table-cell>
          <table:table-cell office:value-type="float" office:value="6.600277234" calcext:value-type="float">
            <text:p>6.600277234</text:p>
          </table:table-cell>
          <table:table-cell table:formula="of:=POWER([.C1656]-6.75;2)" office:value-type="float" office:value="0.0224169066586908" calcext:value-type="float">
            <text:p>0.0224169067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847704" calcext:value-type="float">
            <text:p>6.847704</text:p>
          </table:table-cell>
          <table:table-cell office:value-type="float" office:value="6.5991512128" calcext:value-type="float">
            <text:p>6.5991512128</text:p>
          </table:table-cell>
          <table:table-cell table:formula="of:=POWER([.C1657]-6.75;2)" office:value-type="float" office:value="0.0227553565997109" calcext:value-type="float">
            <text:p>0.0227553566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854977" calcext:value-type="float">
            <text:p>6.854977</text:p>
          </table:table-cell>
          <table:table-cell office:value-type="float" office:value="6.5979269007" calcext:value-type="float">
            <text:p>6.5979269007</text:p>
          </table:table-cell>
          <table:table-cell table:formula="of:=POWER([.C1658]-6.75;2)" office:value-type="float" office:value="0.0231262275307076" calcext:value-type="float">
            <text:p>0.0231262275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858817" calcext:value-type="float">
            <text:p>6.858817</text:p>
          </table:table-cell>
          <table:table-cell office:value-type="float" office:value="6.5966179574" calcext:value-type="float">
            <text:p>6.5966179574</text:p>
          </table:table-cell>
          <table:table-cell table:formula="of:=POWER([.C1659]-6.75;2)" office:value-type="float" office:value="0.0235260509921481" calcext:value-type="float">
            <text:p>0.023526051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859262" calcext:value-type="float">
            <text:p>6.859262</text:p>
          </table:table-cell>
          <table:table-cell office:value-type="float" office:value="6.5952314326" calcext:value-type="float">
            <text:p>6.5952314326</text:p>
          </table:table-cell>
          <table:table-cell table:formula="of:=POWER([.C1660]-6.75;2)" office:value-type="float" office:value="0.0239533094550482" calcext:value-type="float">
            <text:p>0.0239533095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856932" calcext:value-type="float">
            <text:p>6.856932</text:p>
          </table:table-cell>
          <table:table-cell office:value-type="float" office:value="6.5937640922" calcext:value-type="float">
            <text:p>6.5937640922</text:p>
          </table:table-cell>
          <table:table-cell table:formula="of:=POWER([.C1661]-6.75;2)" office:value-type="float" office:value="0.0244096588860902" calcext:value-type="float">
            <text:p>0.0244096589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852861" calcext:value-type="float">
            <text:p>6.852861</text:p>
          </table:table-cell>
          <table:table-cell office:value-type="float" office:value="6.5922014894" calcext:value-type="float">
            <text:p>6.5922014894</text:p>
          </table:table-cell>
          <table:table-cell table:formula="of:=POWER([.C1662]-6.75;2)" office:value-type="float" office:value="0.0249003699475784" calcext:value-type="float">
            <text:p>0.0249003699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848224" calcext:value-type="float">
            <text:p>6.848224</text:p>
          </table:table-cell>
          <table:table-cell office:value-type="float" office:value="6.5905204113" calcext:value-type="float">
            <text:p>6.5905204113</text:p>
          </table:table-cell>
          <table:table-cell table:formula="of:=POWER([.C1663]-6.75;2)" office:value-type="float" office:value="0.0254337392119212" calcext:value-type="float">
            <text:p>0.0254337392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844041" calcext:value-type="float">
            <text:p>6.844041</text:p>
          </table:table-cell>
          <table:table-cell office:value-type="float" office:value="6.588694156" calcext:value-type="float">
            <text:p>6.588694156</text:p>
          </table:table-cell>
          <table:table-cell table:formula="of:=POWER([.C1664]-6.75;2)" office:value-type="float" office:value="0.0260195753085524" calcext:value-type="float">
            <text:p>0.0260195753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840928" calcext:value-type="float">
            <text:p>6.840928</text:p>
          </table:table-cell>
          <table:table-cell office:value-type="float" office:value="6.5866989362" calcext:value-type="float">
            <text:p>6.5866989362</text:p>
          </table:table-cell>
          <table:table-cell table:formula="of:=POWER([.C1665]-6.75;2)" office:value-type="float" office:value="0.0266672374382116" calcext:value-type="float">
            <text:p>0.0266672374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838967" calcext:value-type="float">
            <text:p>6.838967</text:p>
          </table:table-cell>
          <table:table-cell office:value-type="float" office:value="6.5845194113" calcext:value-type="float">
            <text:p>6.5845194113</text:p>
          </table:table-cell>
          <table:table-cell table:formula="of:=POWER([.C1666]-6.75;2)" office:value-type="float" office:value="0.0273838252364984" calcext:value-type="float">
            <text:p>0.0273838252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83773" calcext:value-type="float">
            <text:p>6.83773</text:p>
          </table:table-cell>
          <table:table-cell office:value-type="float" office:value="6.5821517021" calcext:value-type="float">
            <text:p>6.5821517021</text:p>
          </table:table-cell>
          <table:table-cell table:formula="of:=POWER([.C1667]-6.75;2)" office:value-type="float" office:value="0.0281730511079271" calcext:value-type="float">
            <text:p>0.0281730511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836432" calcext:value-type="float">
            <text:p>6.836432</text:p>
          </table:table-cell>
          <table:table-cell office:value-type="float" office:value="6.5796032695" calcext:value-type="float">
            <text:p>6.5796032695</text:p>
          </table:table-cell>
          <table:table-cell table:formula="of:=POWER([.C1668]-6.75;2)" office:value-type="float" office:value="0.0290350457650897" calcext:value-type="float">
            <text:p>0.0290350458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834165" calcext:value-type="float">
            <text:p>6.834165</text:p>
          </table:table-cell>
          <table:table-cell office:value-type="float" office:value="6.5768903617" calcext:value-type="float">
            <text:p>6.5768903617</text:p>
          </table:table-cell>
          <table:table-cell table:formula="of:=POWER([.C1669]-6.75;2)" office:value-type="float" office:value="0.0299669468723567" calcext:value-type="float">
            <text:p>0.0299669469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830128" calcext:value-type="float">
            <text:p>6.830128</text:p>
          </table:table-cell>
          <table:table-cell office:value-type="float" office:value="6.5740345816" calcext:value-type="float">
            <text:p>6.5740345816</text:p>
          </table:table-cell>
          <table:table-cell table:formula="of:=POWER([.C1670]-6.75;2)" office:value-type="float" office:value="0.0309638284726869" calcext:value-type="float">
            <text:p>0.0309638285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823802" calcext:value-type="float">
            <text:p>6.823802</text:p>
          </table:table-cell>
          <table:table-cell office:value-type="float" office:value="6.5710604184" calcext:value-type="float">
            <text:p>6.5710604184</text:p>
          </table:table-cell>
          <table:table-cell table:formula="of:=POWER([.C1671]-6.75;2)" office:value-type="float" office:value="0.032019373863183" calcext:value-type="float">
            <text:p>0.0320193739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81503" calcext:value-type="float">
            <text:p>6.81503</text:p>
          </table:table-cell>
          <table:table-cell office:value-type="float" office:value="6.5679949291" calcext:value-type="float">
            <text:p>6.5679949291</text:p>
          </table:table-cell>
          <table:table-cell table:formula="of:=POWER([.C1672]-6.75;2)" office:value-type="float" office:value="0.033125845833314" calcext:value-type="float">
            <text:p>0.0331258458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803995" calcext:value-type="float">
            <text:p>6.803995</text:p>
          </table:table-cell>
          <table:table-cell office:value-type="float" office:value="6.5648696028" calcext:value-type="float">
            <text:p>6.5648696028</text:p>
          </table:table-cell>
          <table:table-cell table:formula="of:=POWER([.C1673]-6.75;2)" office:value-type="float" office:value="0.0342732639674298" calcext:value-type="float">
            <text:p>0.034273264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791137" calcext:value-type="float">
            <text:p>6.791137</text:p>
          </table:table-cell>
          <table:table-cell office:value-type="float" office:value="6.561723305" calcext:value-type="float">
            <text:p>6.561723305</text:p>
          </table:table-cell>
          <table:table-cell table:formula="of:=POWER([.C1674]-6.75;2)" office:value-type="float" office:value="0.035448113880123" calcext:value-type="float">
            <text:p>0.0354481139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777015" calcext:value-type="float">
            <text:p>6.777015</text:p>
          </table:table-cell>
          <table:table-cell office:value-type="float" office:value="6.5586044113" calcext:value-type="float">
            <text:p>6.5586044113</text:p>
          </table:table-cell>
          <table:table-cell table:formula="of:=POWER([.C1675]-6.75;2)" office:value-type="float" office:value="0.0366322713738195" calcext:value-type="float">
            <text:p>0.0366322714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762187" calcext:value-type="float">
            <text:p>6.762187</text:p>
          </table:table-cell>
          <table:table-cell office:value-type="float" office:value="6.5555702553" calcext:value-type="float">
            <text:p>6.5555702553</text:p>
          </table:table-cell>
          <table:table-cell table:formula="of:=POWER([.C1676]-6.75;2)" office:value-type="float" office:value="0.0378029256241071" calcext:value-type="float">
            <text:p>0.0378029256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747085" calcext:value-type="float">
            <text:p>6.747085</text:p>
          </table:table-cell>
          <table:table-cell office:value-type="float" office:value="6.5526825674" calcext:value-type="float">
            <text:p>6.5526825674</text:p>
          </table:table-cell>
          <table:table-cell table:formula="of:=POWER([.C1677]-6.75;2)" office:value-type="float" office:value="0.0389341692078556" calcext:value-type="float">
            <text:p>0.0389341692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731941" calcext:value-type="float">
            <text:p>6.731941</text:p>
          </table:table-cell>
          <table:table-cell office:value-type="float" office:value="6.5499992057" calcext:value-type="float">
            <text:p>6.5499992057</text:p>
          </table:table-cell>
          <table:table-cell table:formula="of:=POWER([.C1678]-6.75;2)" office:value-type="float" office:value="0.040000317720631" calcext:value-type="float">
            <text:p>0.0400003177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71675" calcext:value-type="float">
            <text:p>6.71675</text:p>
          </table:table-cell>
          <table:table-cell office:value-type="float" office:value="6.5475636738" calcext:value-type="float">
            <text:p>6.5475636738</text:p>
          </table:table-cell>
          <table:table-cell table:formula="of:=POWER([.C1679]-6.75;2)" office:value-type="float" office:value="0.0409804661653528" calcext:value-type="float">
            <text:p>0.0409804662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701286" calcext:value-type="float">
            <text:p>6.701286</text:p>
          </table:table-cell>
          <table:table-cell office:value-type="float" office:value="6.5453951135" calcext:value-type="float">
            <text:p>6.5453951135</text:p>
          </table:table-cell>
          <table:table-cell table:formula="of:=POWER([.C1680]-6.75;2)" office:value-type="float" office:value="0.041863159579678" calcext:value-type="float">
            <text:p>0.0418631596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685174" calcext:value-type="float">
            <text:p>6.685174</text:p>
          </table:table-cell>
          <table:table-cell office:value-type="float" office:value="6.5434815603" calcext:value-type="float">
            <text:p>6.5434815603</text:p>
          </table:table-cell>
          <table:table-cell table:formula="of:=POWER([.C1681]-6.75;2)" office:value-type="float" office:value="0.0426498659361225" calcext:value-type="float">
            <text:p>0.0426498659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668002" calcext:value-type="float">
            <text:p>6.668002</text:p>
          </table:table-cell>
          <table:table-cell office:value-type="float" office:value="6.5417783617" calcext:value-type="float">
            <text:p>6.5417783617</text:p>
          </table:table-cell>
          <table:table-cell table:formula="of:=POWER([.C1682]-6.75;2)" office:value-type="float" office:value="0.0433562506563358" calcext:value-type="float">
            <text:p>0.0433562507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649457" calcext:value-type="float">
            <text:p>6.649457</text:p>
          </table:table-cell>
          <table:table-cell office:value-type="float" office:value="6.5402124468" calcext:value-type="float">
            <text:p>6.5402124468</text:p>
          </table:table-cell>
          <table:table-cell table:formula="of:=POWER([.C1683]-6.75;2)" office:value-type="float" office:value="0.0440108174776428" calcext:value-type="float">
            <text:p>0.0440108175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629448" calcext:value-type="float">
            <text:p>6.629448</text:p>
          </table:table-cell>
          <table:table-cell office:value-type="float" office:value="6.5386914043" calcext:value-type="float">
            <text:p>6.5386914043</text:p>
          </table:table-cell>
          <table:table-cell table:formula="of:=POWER([.C1684]-6.75;2)" office:value-type="float" office:value="0.0446513226167062" calcext:value-type="float">
            <text:p>0.0446513226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608181" calcext:value-type="float">
            <text:p>6.608181</text:p>
          </table:table-cell>
          <table:table-cell office:value-type="float" office:value="6.5371153546" calcext:value-type="float">
            <text:p>6.5371153546</text:p>
          </table:table-cell>
          <table:table-cell table:formula="of:=POWER([.C1685]-6.75;2)" office:value-type="float" office:value="0.0453198722470837" calcext:value-type="float">
            <text:p>0.0453198722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586166" calcext:value-type="float">
            <text:p>6.586166</text:p>
          </table:table-cell>
          <table:table-cell office:value-type="float" office:value="6.5353890071" calcext:value-type="float">
            <text:p>6.5353890071</text:p>
          </table:table-cell>
          <table:table-cell table:formula="of:=POWER([.C1686]-6.75;2)" office:value-type="float" office:value="0.0460578782735238" calcext:value-type="float">
            <text:p>0.0460578783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564158" calcext:value-type="float">
            <text:p>6.564158</text:p>
          </table:table-cell>
          <table:table-cell office:value-type="float" office:value="6.5334311489" calcext:value-type="float">
            <text:p>6.5334311489</text:p>
          </table:table-cell>
          <table:table-cell table:formula="of:=POWER([.C1687]-6.75;2)" office:value-type="float" office:value="0.0469020672667739" calcext:value-type="float">
            <text:p>0.0469020673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543023" calcext:value-type="float">
            <text:p>6.543023</text:p>
          </table:table-cell>
          <table:table-cell office:value-type="float" office:value="6.5311792553" calcext:value-type="float">
            <text:p>6.5311792553</text:p>
          </table:table-cell>
          <table:table-cell table:formula="of:=POWER([.C1688]-6.75;2)" office:value-type="float" office:value="0.0478825183110627" calcext:value-type="float">
            <text:p>0.0478825183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523594" calcext:value-type="float">
            <text:p>6.523594</text:p>
          </table:table-cell>
          <table:table-cell office:value-type="float" office:value="6.5285878227" calcext:value-type="float">
            <text:p>6.5285878227</text:p>
          </table:table-cell>
          <table:table-cell table:formula="of:=POWER([.C1689]-6.75;2)" office:value-type="float" office:value="0.0490233522567264" calcext:value-type="float">
            <text:p>0.0490233523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506511" calcext:value-type="float">
            <text:p>6.506511</text:p>
          </table:table-cell>
          <table:table-cell office:value-type="float" office:value="6.5256195319" calcext:value-type="float">
            <text:p>6.5256195319</text:p>
          </table:table-cell>
          <table:table-cell table:formula="of:=POWER([.C1690]-6.75;2)" office:value-type="float" office:value="0.050346594464775" calcext:value-type="float">
            <text:p>0.0503465945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492111" calcext:value-type="float">
            <text:p>6.492111</text:p>
          </table:table-cell>
          <table:table-cell office:value-type="float" office:value="6.522228766" calcext:value-type="float">
            <text:p>6.522228766</text:p>
          </table:table-cell>
          <table:table-cell table:formula="of:=POWER([.C1691]-6.75;2)" office:value-type="float" office:value="0.051879735037883" calcext:value-type="float">
            <text:p>0.051879735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480362" calcext:value-type="float">
            <text:p>6.480362</text:p>
          </table:table-cell>
          <table:table-cell office:value-type="float" office:value="6.5183347234" calcext:value-type="float">
            <text:p>6.5183347234</text:p>
          </table:table-cell>
          <table:table-cell table:formula="of:=POWER([.C1692]-6.75;2)" office:value-type="float" office:value="0.0536688003821546" calcext:value-type="float">
            <text:p>0.0536688004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47086" calcext:value-type="float">
            <text:p>6.47086</text:p>
          </table:table-cell>
          <table:table-cell office:value-type="float" office:value="6.5137725816" calcext:value-type="float">
            <text:p>6.5137725816</text:p>
          </table:table-cell>
          <table:table-cell table:formula="of:=POWER([.C1693]-6.75;2)" office:value-type="float" office:value="0.0558033932039288" calcext:value-type="float">
            <text:p>0.0558033932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462888" calcext:value-type="float">
            <text:p>6.462888</text:p>
          </table:table-cell>
          <table:table-cell office:value-type="float" office:value="6.5081759149" calcext:value-type="float">
            <text:p>6.5081759149</text:p>
          </table:table-cell>
          <table:table-cell table:formula="of:=POWER([.C1694]-6.75;2)" office:value-type="float" office:value="0.0584788881344521" calcext:value-type="float">
            <text:p>0.0584788881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455528" calcext:value-type="float">
            <text:p>6.455528</text:p>
          </table:table-cell>
          <table:table-cell office:value-type="float" office:value="6.5005592695" calcext:value-type="float">
            <text:p>6.5005592695</text:p>
          </table:table-cell>
          <table:table-cell table:formula="of:=POWER([.C1695]-6.75;2)" office:value-type="float" office:value="0.0622206780323736" calcext:value-type="float">
            <text:p>0.062220678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447814" calcext:value-type="float">
            <text:p>6.447814</text:p>
          </table:table-cell>
          <table:table-cell office:value-type="float" office:value="6.4864449504" calcext:value-type="float">
            <text:p>6.4864449504</text:p>
          </table:table-cell>
          <table:table-cell table:formula="of:=POWER([.C1696]-6.75;2)" office:value-type="float" office:value="0.0694612641696584" calcext:value-type="float">
            <text:p>0.0694612642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438919" calcext:value-type="float">
            <text:p>6.438919</text:p>
          </table:table-cell>
          <table:table-cell office:value-type="float" office:value="6.4723853404" calcext:value-type="float">
            <text:p>6.4723853404</text:p>
          </table:table-cell>
          <table:table-cell table:formula="of:=POWER([.C1697]-6.75;2)" office:value-type="float" office:value="0.077069899224824" calcext:value-type="float">
            <text:p>0.0770698992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428349" calcext:value-type="float">
            <text:p>6.428349</text:p>
          </table:table-cell>
          <table:table-cell office:value-type="float" office:value="6.4797564113" calcext:value-type="float">
            <text:p>6.4797564113</text:p>
          </table:table-cell>
          <table:table-cell table:formula="of:=POWER([.C1698]-6.75;2)" office:value-type="float" office:value="0.0730315972334546" calcext:value-type="float">
            <text:p>0.0730315972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416095" calcext:value-type="float">
            <text:p>6.416095</text:p>
          </table:table-cell>
          <table:table-cell office:value-type="float" office:value="6.482478844" calcext:value-type="float">
            <text:p>6.482478844</text:p>
          </table:table-cell>
          <table:table-cell table:formula="of:=POWER([.C1699]-6.75;2)" office:value-type="float" office:value="0.0715675689075763" calcext:value-type="float">
            <text:p>0.0715675689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40271" calcext:value-type="float">
            <text:p>6.40271</text:p>
          </table:table-cell>
          <table:table-cell office:value-type="float" office:value="6.4835766241" calcext:value-type="float">
            <text:p>6.4835766241</text:p>
          </table:table-cell>
          <table:table-cell table:formula="of:=POWER([.C1700]-6.75;2)" office:value-type="float" office:value="0.0709814152259525" calcext:value-type="float">
            <text:p>0.0709814152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389236" calcext:value-type="float">
            <text:p>6.389236</text:p>
          </table:table-cell>
          <table:table-cell office:value-type="float" office:value="6.4838711418" calcext:value-type="float">
            <text:p>6.4838711418</text:p>
          </table:table-cell>
          <table:table-cell table:formula="of:=POWER([.C1701]-6.75;2)" office:value-type="float" office:value="0.0708245691668358" calcext:value-type="float">
            <text:p>0.0708245692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376986" calcext:value-type="float">
            <text:p>6.376986</text:p>
          </table:table-cell>
          <table:table-cell office:value-type="float" office:value="6.4837116383" calcext:value-type="float">
            <text:p>6.4837116383</text:p>
          </table:table-cell>
          <table:table-cell table:formula="of:=POWER([.C1702]-6.75;2)" office:value-type="float" office:value="0.07090949157687" calcext:value-type="float">
            <text:p>0.0709094916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367175" calcext:value-type="float">
            <text:p>6.367175</text:p>
          </table:table-cell>
          <table:table-cell office:value-type="float" office:value="6.4832783901" calcext:value-type="float">
            <text:p>6.4832783901</text:p>
          </table:table-cell>
          <table:table-cell table:formula="of:=POWER([.C1703]-6.75;2)" office:value-type="float" office:value="0.0711404171876479" calcext:value-type="float">
            <text:p>0.0711404172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360489" calcext:value-type="float">
            <text:p>6.360489</text:p>
          </table:table-cell>
          <table:table-cell office:value-type="float" office:value="6.4826724468" calcext:value-type="float">
            <text:p>6.4826724468</text:p>
          </table:table-cell>
          <table:table-cell table:formula="of:=POWER([.C1704]-6.75;2)" office:value-type="float" office:value="0.071464020699899" calcext:value-type="float">
            <text:p>0.0714640207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356728" calcext:value-type="float">
            <text:p>6.356728</text:p>
          </table:table-cell>
          <table:table-cell office:value-type="float" office:value="6.4819535674" calcext:value-type="float">
            <text:p>6.4819535674</text:p>
          </table:table-cell>
          <table:table-cell table:formula="of:=POWER([.C1705]-6.75;2)" office:value-type="float" office:value="0.0718488900295865" calcext:value-type="float">
            <text:p>0.07184889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35463" calcext:value-type="float">
            <text:p>6.35463</text:p>
          </table:table-cell>
          <table:table-cell office:value-type="float" office:value="6.4811625674" calcext:value-type="float">
            <text:p>6.4811625674</text:p>
          </table:table-cell>
          <table:table-cell table:formula="of:=POWER([.C1706]-6.75;2)" office:value-type="float" office:value="0.0722735651669594" calcext:value-type="float">
            <text:p>0.0722735652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351975" calcext:value-type="float">
            <text:p>6.351975</text:p>
          </table:table-cell>
          <table:table-cell office:value-type="float" office:value="6.4803374043" calcext:value-type="float">
            <text:p>6.4803374043</text:p>
          </table:table-cell>
          <table:table-cell table:formula="of:=POWER([.C1707]-6.75;2)" office:value-type="float" office:value="0.0727179155196616" calcext:value-type="float">
            <text:p>0.0727179155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345953" calcext:value-type="float">
            <text:p>6.345953</text:p>
          </table:table-cell>
          <table:table-cell office:value-type="float" office:value="6.4795247092" calcext:value-type="float">
            <text:p>6.4795247092</text:p>
          </table:table-cell>
          <table:table-cell table:formula="of:=POWER([.C1708]-6.75;2)" office:value-type="float" office:value="0.0731568829333447" calcext:value-type="float">
            <text:p>0.0731568829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333706" calcext:value-type="float">
            <text:p>6.333706</text:p>
          </table:table-cell>
          <table:table-cell office:value-type="float" office:value="6.4787862624" calcext:value-type="float">
            <text:p>6.4787862624</text:p>
          </table:table-cell>
          <table:table-cell table:formula="of:=POWER([.C1709]-6.75;2)" office:value-type="float" office:value="0.0735568914629617" calcext:value-type="float">
            <text:p>0.0735568915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312892" calcext:value-type="float">
            <text:p>6.312892</text:p>
          </table:table-cell>
          <table:table-cell office:value-type="float" office:value="6.4782001135" calcext:value-type="float">
            <text:p>6.4782001135</text:p>
          </table:table-cell>
          <table:table-cell table:formula="of:=POWER([.C1710]-6.75;2)" office:value-type="float" office:value="0.073875178301413" calcext:value-type="float">
            <text:p>0.0738751783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282098" calcext:value-type="float">
            <text:p>6.282098</text:p>
          </table:table-cell>
          <table:table-cell office:value-type="float" office:value="6.4778568227" calcext:value-type="float">
            <text:p>6.4778568227</text:p>
          </table:table-cell>
          <table:table-cell table:formula="of:=POWER([.C1711]-6.75;2)" office:value-type="float" office:value="0.0740619089509394" calcext:value-type="float">
            <text:p>0.074061909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240988" calcext:value-type="float">
            <text:p>6.240988</text:p>
          </table:table-cell>
          <table:table-cell office:value-type="float" office:value="6.4778524113" calcext:value-type="float">
            <text:p>6.4778524113</text:p>
          </table:table-cell>
          <table:table-cell table:formula="of:=POWER([.C1712]-6.75;2)" office:value-type="float" office:value="0.0740643100352245" calcext:value-type="float">
            <text:p>0.07406431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190077" calcext:value-type="float">
            <text:p>6.190077</text:p>
          </table:table-cell>
          <table:table-cell office:value-type="float" office:value="6.4782802837" calcext:value-type="float">
            <text:p>6.4782802837</text:p>
          </table:table-cell>
          <table:table-cell table:formula="of:=POWER([.C1713]-6.75;2)" office:value-type="float" office:value="0.0738316042261524" calcext:value-type="float">
            <text:p>0.0738316042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130089" calcext:value-type="float">
            <text:p>6.130089</text:p>
          </table:table-cell>
          <table:table-cell office:value-type="float" office:value="6.4792247801" calcext:value-type="float">
            <text:p>6.4792247801</text:p>
          </table:table-cell>
          <table:table-cell table:formula="of:=POWER([.C1714]-6.75;2)" office:value-type="float" office:value="0.0733192197118933" calcext:value-type="float">
            <text:p>0.0733192197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060677" calcext:value-type="float">
            <text:p>6.060677</text:p>
          </table:table-cell>
          <table:table-cell office:value-type="float" office:value="6.4807594539" calcext:value-type="float">
            <text:p>6.4807594539</text:p>
          </table:table-cell>
          <table:table-cell table:formula="of:=POWER([.C1715]-6.75;2)" office:value-type="float" office:value="0.0724904716642261" calcext:value-type="float">
            <text:p>0.0724904717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.977754" calcext:value-type="float">
            <text:p>5.977754</text:p>
          </table:table-cell>
          <table:table-cell office:value-type="float" office:value="6.4829546454" calcext:value-type="float">
            <text:p>6.4829546454</text:p>
          </table:table-cell>
          <table:table-cell table:formula="of:=POWER([.C1716]-6.75;2)" office:value-type="float" office:value="0.07131322141344" calcext:value-type="float">
            <text:p>0.0713132214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5.866089" calcext:value-type="float">
            <text:p>5.866089</text:p>
          </table:table-cell>
          <table:table-cell office:value-type="float" office:value="6.485904305" calcext:value-type="float">
            <text:p>6.485904305</text:p>
          </table:table-cell>
          <table:table-cell table:formula="of:=POWER([.C1717]-6.75;2)" office:value-type="float" office:value="0.069746536117533" calcext:value-type="float">
            <text:p>0.0697465361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5.667748" calcext:value-type="float">
            <text:p>5.667748</text:p>
          </table:table-cell>
          <table:table-cell office:value-type="float" office:value="6.4898058723" calcext:value-type="float">
            <text:p>6.4898058723</text:p>
          </table:table-cell>
          <table:table-cell table:formula="of:=POWER([.C1718]-6.75;2)" office:value-type="float" office:value="0.067700984089564" calcext:value-type="float">
            <text:p>0.0677009841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.990955" calcext:value-type="float">
            <text:p>4.990955</text:p>
          </table:table-cell>
          <table:table-cell office:value-type="float" office:value="6.4952644468" calcext:value-type="float">
            <text:p>6.4952644468</text:p>
          </table:table-cell>
          <table:table-cell table:formula="of:=POWER([.C1719]-6.75;2)" office:value-type="float" office:value="0.0648902020641099" calcext:value-type="float">
            <text:p>0.0648902021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9.550263" calcext:value-type="float">
            <text:p>9.550263</text:p>
          </table:table-cell>
          <table:table-cell office:value-type="float" office:value="6.5056620709" calcext:value-type="float">
            <text:p>6.5056620709</text:p>
          </table:table-cell>
          <table:table-cell table:formula="of:=POWER([.C1720]-6.75;2)" office:value-type="float" office:value="0.0597010235968768" calcext:value-type="float">
            <text:p>0.0597010236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817168" calcext:value-type="float">
            <text:p>6.817168</text:p>
          </table:table-cell>
          <table:table-cell office:value-type="float" office:value="6.4838519504" calcext:value-type="float">
            <text:p>6.4838519504</text:p>
          </table:table-cell>
          <table:table-cell table:formula="of:=POWER([.C1721]-6.75;2)" office:value-type="float" office:value="0.070834784305884" calcext:value-type="float">
            <text:p>0.0708347843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537072" calcext:value-type="float">
            <text:p>6.537072</text:p>
          </table:table-cell>
          <table:table-cell office:value-type="float" office:value="6.4815427943" calcext:value-type="float">
            <text:p>6.4815427943</text:p>
          </table:table-cell>
          <table:table-cell table:formula="of:=POWER([.C1722]-6.75;2)" office:value-type="float" office:value="0.072069271292252" calcext:value-type="float">
            <text:p>0.0720692713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443975" calcext:value-type="float">
            <text:p>6.443975</text:p>
          </table:table-cell>
          <table:table-cell office:value-type="float" office:value="6.4813280851" calcext:value-type="float">
            <text:p>6.4813280851</text:p>
          </table:table-cell>
          <table:table-cell table:formula="of:=POWER([.C1723]-6.75;2)" office:value-type="float" office:value="0.0721845978560327" calcext:value-type="float">
            <text:p>0.0721845979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405623" calcext:value-type="float">
            <text:p>6.405623</text:p>
          </table:table-cell>
          <table:table-cell office:value-type="float" office:value="6.4818729858" calcext:value-type="float">
            <text:p>6.4818729858</text:p>
          </table:table-cell>
          <table:table-cell table:formula="of:=POWER([.C1724]-6.75;2)" office:value-type="float" office:value="0.071892095743807" calcext:value-type="float">
            <text:p>0.0718920957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387099" calcext:value-type="float">
            <text:p>6.387099</text:p>
          </table:table-cell>
          <table:table-cell office:value-type="float" office:value="6.4827809929" calcext:value-type="float">
            <text:p>6.4827809929</text:p>
          </table:table-cell>
          <table:table-cell table:formula="of:=POWER([.C1725]-6.75;2)" office:value-type="float" office:value="0.0714059977555096" calcext:value-type="float">
            <text:p>0.0714059978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373286" calcext:value-type="float">
            <text:p>6.373286</text:p>
          </table:table-cell>
          <table:table-cell office:value-type="float" office:value="6.4839038014" calcext:value-type="float">
            <text:p>6.4839038014</text:p>
          </table:table-cell>
          <table:table-cell table:formula="of:=POWER([.C1726]-6.75;2)" office:value-type="float" office:value="0.0708071869093705" calcext:value-type="float">
            <text:p>0.0708071869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356168" calcext:value-type="float">
            <text:p>6.356168</text:p>
          </table:table-cell>
          <table:table-cell office:value-type="float" office:value="6.4852020496" calcext:value-type="float">
            <text:p>6.4852020496</text:p>
          </table:table-cell>
          <table:table-cell table:formula="of:=POWER([.C1727]-6.75;2)" office:value-type="float" office:value="0.070117954536041" calcext:value-type="float">
            <text:p>0.0701179545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331895" calcext:value-type="float">
            <text:p>6.331895</text:p>
          </table:table-cell>
          <table:table-cell office:value-type="float" office:value="6.4866970071" calcext:value-type="float">
            <text:p>6.4866970071</text:p>
          </table:table-cell>
          <table:table-cell table:formula="of:=POWER([.C1728]-6.75;2)" office:value-type="float" office:value="0.0693284660700974" calcext:value-type="float">
            <text:p>0.0693284661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299998" calcext:value-type="float">
            <text:p>6.299998</text:p>
          </table:table-cell>
          <table:table-cell office:value-type="float" office:value="6.4884432553" calcext:value-type="float">
            <text:p>6.4884432553</text:p>
          </table:table-cell>
          <table:table-cell table:formula="of:=POWER([.C1729]-6.75;2)" office:value-type="float" office:value="0.068411930698061" calcext:value-type="float">
            <text:p>0.0684119307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262919" calcext:value-type="float">
            <text:p>6.262919</text:p>
          </table:table-cell>
          <table:table-cell office:value-type="float" office:value="6.4905061418" calcext:value-type="float">
            <text:p>6.4905061418</text:p>
          </table:table-cell>
          <table:table-cell table:formula="of:=POWER([.C1730]-6.75;2)" office:value-type="float" office:value="0.0673370624435217" calcext:value-type="float">
            <text:p>0.0673370624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225307" calcext:value-type="float">
            <text:p>6.225307</text:p>
          </table:table-cell>
          <table:table-cell office:value-type="float" office:value="6.4929407801" calcext:value-type="float">
            <text:p>6.4929407801</text:p>
          </table:table-cell>
          <table:table-cell table:formula="of:=POWER([.C1731]-6.75;2)" office:value-type="float" office:value="0.0660794425355967" calcext:value-type="float">
            <text:p>0.0660794425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192932" calcext:value-type="float">
            <text:p>6.192932</text:p>
          </table:table-cell>
          <table:table-cell office:value-type="float" office:value="6.4957738511" calcext:value-type="float">
            <text:p>6.4957738511</text:p>
          </table:table-cell>
          <table:table-cell table:formula="of:=POWER([.C1732]-6.75;2)" office:value-type="float" office:value="0.0646309347845249" calcext:value-type="float">
            <text:p>0.0646309348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171334" calcext:value-type="float">
            <text:p>6.171334</text:p>
          </table:table-cell>
          <table:table-cell office:value-type="float" office:value="6.4989911915" calcext:value-type="float">
            <text:p>6.4989911915</text:p>
          </table:table-cell>
          <table:table-cell table:formula="of:=POWER([.C1733]-6.75;2)" office:value-type="float" office:value="0.0630054219445896" calcext:value-type="float">
            <text:p>0.0630054219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164512" calcext:value-type="float">
            <text:p>6.164512</text:p>
          </table:table-cell>
          <table:table-cell office:value-type="float" office:value="6.5025341206" calcext:value-type="float">
            <text:p>6.5025341206</text:p>
          </table:table-cell>
          <table:table-cell table:formula="of:=POWER([.C1734]-6.75;2)" office:value-type="float" office:value="0.0612393614672153" calcext:value-type="float">
            <text:p>0.0612393615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174004" calcext:value-type="float">
            <text:p>6.174004</text:p>
          </table:table-cell>
          <table:table-cell office:value-type="float" office:value="6.5063056596" calcext:value-type="float">
            <text:p>6.5063056596</text:p>
          </table:table-cell>
          <table:table-cell table:formula="of:=POWER([.C1735]-6.75;2)" office:value-type="float" office:value="0.0593869315429912" calcext:value-type="float">
            <text:p>0.0593869315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198626" calcext:value-type="float">
            <text:p>6.198626</text:p>
          </table:table-cell>
          <table:table-cell office:value-type="float" office:value="6.5101851064" calcext:value-type="float">
            <text:p>6.5101851064</text:p>
          </table:table-cell>
          <table:table-cell table:formula="of:=POWER([.C1736]-6.75;2)" office:value-type="float" office:value="0.0575111831923794" calcext:value-type="float">
            <text:p>0.0575111832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234925" calcext:value-type="float">
            <text:p>6.234925</text:p>
          </table:table-cell>
          <table:table-cell office:value-type="float" office:value="6.5140471135" calcext:value-type="float">
            <text:p>6.5140471135</text:p>
          </table:table-cell>
          <table:table-cell table:formula="of:=POWER([.C1737]-6.75;2)" office:value-type="float" office:value="0.0556737646476818" calcext:value-type="float">
            <text:p>0.0556737646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278129" calcext:value-type="float">
            <text:p>6.278129</text:p>
          </table:table-cell>
          <table:table-cell office:value-type="float" office:value="6.5177802128" calcext:value-type="float">
            <text:p>6.5177802128</text:p>
          </table:table-cell>
          <table:table-cell table:formula="of:=POWER([.C1738]-6.75;2)" office:value-type="float" office:value="0.0539260295672133" calcext:value-type="float">
            <text:p>0.0539260296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323266" calcext:value-type="float">
            <text:p>6.323266</text:p>
          </table:table-cell>
          <table:table-cell office:value-type="float" office:value="6.521300617" calcext:value-type="float">
            <text:p>6.521300617</text:p>
          </table:table-cell>
          <table:table-cell table:formula="of:=POWER([.C1739]-6.75;2)" office:value-type="float" office:value="0.0523034077845809" calcext:value-type="float">
            <text:p>0.0523034078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366128" calcext:value-type="float">
            <text:p>6.366128</text:p>
          </table:table-cell>
          <table:table-cell office:value-type="float" office:value="6.5245590355" calcext:value-type="float">
            <text:p>6.5245590355</text:p>
          </table:table-cell>
          <table:table-cell table:formula="of:=POWER([.C1740]-6.75;2)" office:value-type="float" office:value="0.0508236284746901" calcext:value-type="float">
            <text:p>0.0508236285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403866" calcext:value-type="float">
            <text:p>6.403866</text:p>
          </table:table-cell>
          <table:table-cell office:value-type="float" office:value="6.5275404894" calcext:value-type="float">
            <text:p>6.5275404894</text:p>
          </table:table-cell>
          <table:table-cell table:formula="of:=POWER([.C1741]-6.75;2)" office:value-type="float" office:value="0.0494882338563916" calcext:value-type="float">
            <text:p>0.0494882339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435173" calcext:value-type="float">
            <text:p>6.435173</text:p>
          </table:table-cell>
          <table:table-cell office:value-type="float" office:value="6.5302588014" calcext:value-type="float">
            <text:p>6.5302588014</text:p>
          </table:table-cell>
          <table:table-cell table:formula="of:=POWER([.C1742]-6.75;2)" office:value-type="float" office:value="0.0482861943621644" calcext:value-type="float">
            <text:p>0.0482861944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460114" calcext:value-type="float">
            <text:p>6.460114</text:p>
          </table:table-cell>
          <table:table-cell office:value-type="float" office:value="6.5327480426" calcext:value-type="float">
            <text:p>6.5327480426</text:p>
          </table:table-cell>
          <table:table-cell table:formula="of:=POWER([.C1743]-6.75;2)" office:value-type="float" office:value="0.0471984129941315" calcext:value-type="float">
            <text:p>0.047198413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47973" calcext:value-type="float">
            <text:p>6.47973</text:p>
          </table:table-cell>
          <table:table-cell office:value-type="float" office:value="6.5350532624" calcext:value-type="float">
            <text:p>6.5350532624</text:p>
          </table:table-cell>
          <table:table-cell table:formula="of:=POWER([.C1744]-6.75;2)" office:value-type="float" office:value="0.0462021000048833" calcext:value-type="float">
            <text:p>0.0462021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495558" calcext:value-type="float">
            <text:p>6.495558</text:p>
          </table:table-cell>
          <table:table-cell office:value-type="float" office:value="6.5372221064" calcext:value-type="float">
            <text:p>6.5372221064</text:p>
          </table:table-cell>
          <table:table-cell table:formula="of:=POWER([.C1745]-6.75;2)" office:value-type="float" office:value="0.045274432004853" calcext:value-type="float">
            <text:p>0.045274432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509182" calcext:value-type="float">
            <text:p>6.509182</text:p>
          </table:table-cell>
          <table:table-cell office:value-type="float" office:value="6.5392982837" calcext:value-type="float">
            <text:p>6.5392982837</text:p>
          </table:table-cell>
          <table:table-cell table:formula="of:=POWER([.C1746]-6.75;2)" office:value-type="float" office:value="0.0443952132517657" calcext:value-type="float">
            <text:p>0.0443952133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521903" calcext:value-type="float">
            <text:p>6.521903</text:p>
          </table:table-cell>
          <table:table-cell office:value-type="float" office:value="6.5413171773" calcext:value-type="float">
            <text:p>6.5413171773</text:p>
          </table:table-cell>
          <table:table-cell table:formula="of:=POWER([.C1747]-6.75;2)" office:value-type="float" office:value="0.0435485204900397" calcext:value-type="float">
            <text:p>0.0435485205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53457" calcext:value-type="float">
            <text:p>6.53457</text:p>
          </table:table-cell>
          <table:table-cell office:value-type="float" office:value="6.5433034823" calcext:value-type="float">
            <text:p>6.5433034823</text:p>
          </table:table-cell>
          <table:table-cell table:formula="of:=POWER([.C1748]-6.75;2)" office:value-type="float" office:value="0.0427234504293065" calcext:value-type="float">
            <text:p>0.0427234504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547566" calcext:value-type="float">
            <text:p>6.547566</text:p>
          </table:table-cell>
          <table:table-cell office:value-type="float" office:value="6.5452704752" calcext:value-type="float">
            <text:p>6.5452704752</text:p>
          </table:table-cell>
          <table:table-cell table:formula="of:=POWER([.C1749]-6.75;2)" office:value-type="float" office:value="0.0419141783248339" calcext:value-type="float">
            <text:p>0.0419141783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560912" calcext:value-type="float">
            <text:p>6.560912</text:p>
          </table:table-cell>
          <table:table-cell office:value-type="float" office:value="6.5472206738" calcext:value-type="float">
            <text:p>6.5472206738</text:p>
          </table:table-cell>
          <table:table-cell table:formula="of:=POWER([.C1750]-6.75;2)" office:value-type="float" office:value="0.041119455134126" calcext:value-type="float">
            <text:p>0.0411194551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57444" calcext:value-type="float">
            <text:p>6.57444</text:p>
          </table:table-cell>
          <table:table-cell office:value-type="float" office:value="6.5491474823" calcext:value-type="float">
            <text:p>6.5491474823</text:p>
          </table:table-cell>
          <table:table-cell table:formula="of:=POWER([.C1751]-6.75;2)" office:value-type="float" office:value="0.0403417338664286" calcext:value-type="float">
            <text:p>0.0403417339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587968" calcext:value-type="float">
            <text:p>6.587968</text:p>
          </table:table-cell>
          <table:table-cell office:value-type="float" office:value="6.551037539" calcext:value-type="float">
            <text:p>6.551037539</text:p>
          </table:table-cell>
          <table:table-cell table:formula="of:=POWER([.C1752]-6.75;2)" office:value-type="float" office:value="0.0395860608871764" calcext:value-type="float">
            <text:p>0.0395860609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601436" calcext:value-type="float">
            <text:p>6.601436</text:p>
          </table:table-cell>
          <table:table-cell office:value-type="float" office:value="6.5528734326" calcext:value-type="float">
            <text:p>6.5528734326</text:p>
          </table:table-cell>
          <table:table-cell table:formula="of:=POWER([.C1753]-6.75;2)" office:value-type="float" office:value="0.0388588835749067" calcext:value-type="float">
            <text:p>0.0388588836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614952" calcext:value-type="float">
            <text:p>6.614952</text:p>
          </table:table-cell>
          <table:table-cell office:value-type="float" office:value="6.5546362908" calcext:value-type="float">
            <text:p>6.5546362908</text:p>
          </table:table-cell>
          <table:table-cell table:formula="of:=POWER([.C1754]-6.75;2)" office:value-type="float" office:value="0.0381669788723823" calcext:value-type="float">
            <text:p>0.0381669789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628764" calcext:value-type="float">
            <text:p>6.628764</text:p>
          </table:table-cell>
          <table:table-cell office:value-type="float" office:value="6.556308" calcext:value-type="float">
            <text:p>6.556308</text:p>
          </table:table-cell>
          <table:table-cell table:formula="of:=POWER([.C1755]-6.75;2)" office:value-type="float" office:value="0.0375165908640002" calcext:value-type="float">
            <text:p>0.0375165909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64316" calcext:value-type="float">
            <text:p>6.64316</text:p>
          </table:table-cell>
          <table:table-cell office:value-type="float" office:value="6.5578727376" calcext:value-type="float">
            <text:p>6.5578727376</text:p>
          </table:table-cell>
          <table:table-cell table:formula="of:=POWER([.C1756]-6.75;2)" office:value-type="float" office:value="0.0369128849573183" calcext:value-type="float">
            <text:p>0.036912885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658331" calcext:value-type="float">
            <text:p>6.658331</text:p>
          </table:table-cell>
          <table:table-cell office:value-type="float" office:value="6.5593178156" calcext:value-type="float">
            <text:p>6.5593178156</text:p>
          </table:table-cell>
          <table:table-cell table:formula="of:=POWER([.C1757]-6.75;2)" office:value-type="float" office:value="0.0363596954475556" calcext:value-type="float">
            <text:p>0.0363596954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674263" calcext:value-type="float">
            <text:p>6.674263</text:p>
          </table:table-cell>
          <table:table-cell office:value-type="float" office:value="6.5606340142" calcext:value-type="float">
            <text:p>6.5606340142</text:p>
          </table:table-cell>
          <table:table-cell table:formula="of:=POWER([.C1758]-6.75;2)" office:value-type="float" office:value="0.0358594765780059" calcext:value-type="float">
            <text:p>0.0358594766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690689" calcext:value-type="float">
            <text:p>6.690689</text:p>
          </table:table-cell>
          <table:table-cell office:value-type="float" office:value="6.5618155745" calcext:value-type="float">
            <text:p>6.5618155745</text:p>
          </table:table-cell>
          <table:table-cell table:formula="of:=POWER([.C1759]-6.75;2)" office:value-type="float" office:value="0.0354133780007651" calcext:value-type="float">
            <text:p>0.035413378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707131" calcext:value-type="float">
            <text:p>6.707131</text:p>
          </table:table-cell>
          <table:table-cell office:value-type="float" office:value="6.5628599929" calcext:value-type="float">
            <text:p>6.5628599929</text:p>
          </table:table-cell>
          <table:table-cell table:formula="of:=POWER([.C1760]-6.75;2)" office:value-type="float" office:value="0.035021382257388" calcext:value-type="float">
            <text:p>0.0350213823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723003" calcext:value-type="float">
            <text:p>6.723003</text:p>
          </table:table-cell>
          <table:table-cell office:value-type="float" office:value="6.5637676738" calcext:value-type="float">
            <text:p>6.5637676738</text:p>
          </table:table-cell>
          <table:table-cell table:formula="of:=POWER([.C1761]-6.75;2)" office:value-type="float" office:value="0.0346824793218631" calcext:value-type="float">
            <text:p>0.0346824793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737764" calcext:value-type="float">
            <text:p>6.737764</text:p>
          </table:table-cell>
          <table:table-cell office:value-type="float" office:value="6.5645414184" calcext:value-type="float">
            <text:p>6.5645414184</text:p>
          </table:table-cell>
          <table:table-cell table:formula="of:=POWER([.C1762]-6.75;2)" office:value-type="float" office:value="0.0343948854890838" calcext:value-type="float">
            <text:p>0.0343948855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751042" calcext:value-type="float">
            <text:p>6.751042</text:p>
          </table:table-cell>
          <table:table-cell office:value-type="float" office:value="6.5651856383" calcext:value-type="float">
            <text:p>6.5651856383</text:p>
          </table:table-cell>
          <table:table-cell table:formula="of:=POWER([.C1763]-6.75;2)" office:value-type="float" office:value="0.0341563482905784" calcext:value-type="float">
            <text:p>0.0341563483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762697" calcext:value-type="float">
            <text:p>6.762697</text:p>
          </table:table-cell>
          <table:table-cell office:value-type="float" office:value="6.5657053972" calcext:value-type="float">
            <text:p>6.5657053972</text:p>
          </table:table-cell>
          <table:table-cell table:formula="of:=POWER([.C1764]-6.75;2)" office:value-type="float" office:value="0.0339645006212096" calcext:value-type="float">
            <text:p>0.0339645006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772819" calcext:value-type="float">
            <text:p>6.772819</text:p>
          </table:table-cell>
          <table:table-cell office:value-type="float" office:value="6.5661053617" calcext:value-type="float">
            <text:p>6.5661053617</text:p>
          </table:table-cell>
          <table:table-cell table:formula="of:=POWER([.C1765]-6.75;2)" office:value-type="float" office:value="0.0338172379954878" calcext:value-type="float">
            <text:p>0.033817238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781656" calcext:value-type="float">
            <text:p>6.781656</text:p>
          </table:table-cell>
          <table:table-cell office:value-type="float" office:value="6.5663888652" calcext:value-type="float">
            <text:p>6.5663888652</text:p>
          </table:table-cell>
          <table:table-cell table:formula="of:=POWER([.C1766]-6.75;2)" office:value-type="float" office:value="0.0337130488225436" calcext:value-type="float">
            <text:p>0.0337130488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789525" calcext:value-type="float">
            <text:p>6.789525</text:p>
          </table:table-cell>
          <table:table-cell office:value-type="float" office:value="6.5665572979" calcext:value-type="float">
            <text:p>6.5665572979</text:p>
          </table:table-cell>
          <table:table-cell table:formula="of:=POWER([.C1767]-6.75;2)" office:value-type="float" office:value="0.0336512249537493" calcext:value-type="float">
            <text:p>0.033651225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796733" calcext:value-type="float">
            <text:p>6.796733</text:p>
          </table:table-cell>
          <table:table-cell office:value-type="float" office:value="6.566609773" calcext:value-type="float">
            <text:p>6.566609773</text:p>
          </table:table-cell>
          <table:table-cell table:formula="of:=POWER([.C1768]-6.75;2)" office:value-type="float" office:value="0.0336319753591116" calcext:value-type="float">
            <text:p>0.0336319754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80355" calcext:value-type="float">
            <text:p>6.80355</text:p>
          </table:table-cell>
          <table:table-cell office:value-type="float" office:value="6.5665431702" calcext:value-type="float">
            <text:p>6.5665431702</text:p>
          </table:table-cell>
          <table:table-cell table:formula="of:=POWER([.C1769]-6.75;2)" office:value-type="float" office:value="0.0336564084002661" calcext:value-type="float">
            <text:p>0.0336564084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810219" calcext:value-type="float">
            <text:p>6.810219</text:p>
          </table:table-cell>
          <table:table-cell office:value-type="float" office:value="6.5663521915" calcext:value-type="float">
            <text:p>6.5663521915</text:p>
          </table:table-cell>
          <table:table-cell table:formula="of:=POWER([.C1770]-6.75;2)" office:value-type="float" office:value="0.0337265175668527" calcext:value-type="float">
            <text:p>0.0337265176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81701" calcext:value-type="float">
            <text:p>6.81701</text:p>
          </table:table-cell>
          <table:table-cell office:value-type="float" office:value="6.5660294043" calcext:value-type="float">
            <text:p>6.5660294043</text:p>
          </table:table-cell>
          <table:table-cell table:formula="of:=POWER([.C1771]-6.75;2)" office:value-type="float" office:value="0.0338451800822128" calcext:value-type="float">
            <text:p>0.0338451801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82427" calcext:value-type="float">
            <text:p>6.82427</text:p>
          </table:table-cell>
          <table:table-cell office:value-type="float" office:value="6.5655649716" calcext:value-type="float">
            <text:p>6.5655649716</text:p>
          </table:table-cell>
          <table:table-cell table:formula="of:=POWER([.C1772]-6.75;2)" office:value-type="float" office:value="0.0340162797009089" calcext:value-type="float">
            <text:p>0.0340162797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832446" calcext:value-type="float">
            <text:p>6.832446</text:p>
          </table:table-cell>
          <table:table-cell office:value-type="float" office:value="6.5649461348" calcext:value-type="float">
            <text:p>6.5649461348</text:p>
          </table:table-cell>
          <table:table-cell table:formula="of:=POWER([.C1773]-6.75;2)" office:value-type="float" office:value="0.0342449330254599" calcext:value-type="float">
            <text:p>0.034244933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842045" calcext:value-type="float">
            <text:p>6.842045</text:p>
          </table:table-cell>
          <table:table-cell office:value-type="float" office:value="6.5641565532" calcext:value-type="float">
            <text:p>6.5641565532</text:p>
          </table:table-cell>
          <table:table-cell table:formula="of:=POWER([.C1774]-6.75;2)" office:value-type="float" office:value="0.0345377867185044" calcext:value-type="float">
            <text:p>0.0345377867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853538" calcext:value-type="float">
            <text:p>6.853538</text:p>
          </table:table-cell>
          <table:table-cell office:value-type="float" office:value="6.5631759787" calcext:value-type="float">
            <text:p>6.5631759787</text:p>
          </table:table-cell>
          <table:table-cell table:formula="of:=POWER([.C1775]-6.75;2)" office:value-type="float" office:value="0.0349032149347027" calcext:value-type="float">
            <text:p>0.0349032149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867186" calcext:value-type="float">
            <text:p>6.867186</text:p>
          </table:table-cell>
          <table:table-cell office:value-type="float" office:value="6.5619806525" calcext:value-type="float">
            <text:p>6.5619806525</text:p>
          </table:table-cell>
          <table:table-cell table:formula="of:=POWER([.C1776]-6.75;2)" office:value-type="float" office:value="0.0353512750343258" calcext:value-type="float">
            <text:p>0.035351275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882859" calcext:value-type="float">
            <text:p>6.882859</text:p>
          </table:table-cell>
          <table:table-cell office:value-type="float" office:value="6.5605452128" calcext:value-type="float">
            <text:p>6.5605452128</text:p>
          </table:table-cell>
          <table:table-cell table:formula="of:=POWER([.C1777]-6.75;2)" office:value-type="float" office:value="0.0358931163929972" calcext:value-type="float">
            <text:p>0.0358931164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899871" calcext:value-type="float">
            <text:p>6.899871</text:p>
          </table:table-cell>
          <table:table-cell office:value-type="float" office:value="6.5588461844" calcext:value-type="float">
            <text:p>6.5588461844</text:p>
          </table:table-cell>
          <table:table-cell table:formula="of:=POWER([.C1778]-6.75;2)" office:value-type="float" office:value="0.0365397812184388" calcext:value-type="float">
            <text:p>0.0365397812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916907" calcext:value-type="float">
            <text:p>6.916907</text:p>
          </table:table-cell>
          <table:table-cell office:value-type="float" office:value="6.5568670993" calcext:value-type="float">
            <text:p>6.5568670993</text:p>
          </table:table-cell>
          <table:table-cell table:formula="of:=POWER([.C1779]-6.75;2)" office:value-type="float" office:value="0.0373003173327961" calcext:value-type="float">
            <text:p>0.0373003173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932099" calcext:value-type="float">
            <text:p>6.932099</text:p>
          </table:table-cell>
          <table:table-cell office:value-type="float" office:value="6.5546044184" calcext:value-type="float">
            <text:p>6.5546044184</text:p>
          </table:table-cell>
          <table:table-cell table:formula="of:=POWER([.C1780]-6.75;2)" office:value-type="float" office:value="0.0381794333088021" calcext:value-type="float">
            <text:p>0.0381794333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943257" calcext:value-type="float">
            <text:p>6.943257</text:p>
          </table:table-cell>
          <table:table-cell office:value-type="float" office:value="6.5520728227" calcext:value-type="float">
            <text:p>6.5520728227</text:p>
          </table:table-cell>
          <table:table-cell table:formula="of:=POWER([.C1781]-6.75;2)" office:value-type="float" office:value="0.0391751675139458" calcext:value-type="float">
            <text:p>0.0391751675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948246" calcext:value-type="float">
            <text:p>6.948246</text:p>
          </table:table-cell>
          <table:table-cell office:value-type="float" office:value="6.5493084043" calcext:value-type="float">
            <text:p>6.5493084043</text:p>
          </table:table-cell>
          <table:table-cell table:formula="of:=POWER([.C1782]-6.75;2)" office:value-type="float" office:value="0.0402771165846124" calcext:value-type="float">
            <text:p>0.0402771166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945418" calcext:value-type="float">
            <text:p>6.945418</text:p>
          </table:table-cell>
          <table:table-cell office:value-type="float" office:value="6.546368234" calcext:value-type="float">
            <text:p>6.546368234</text:p>
          </table:table-cell>
          <table:table-cell table:formula="of:=POWER([.C1783]-6.75;2)" office:value-type="float" office:value="0.0414658961242788" calcext:value-type="float">
            <text:p>0.0414658961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934011" calcext:value-type="float">
            <text:p>6.934011</text:p>
          </table:table-cell>
          <table:table-cell office:value-type="float" office:value="6.5433257589" calcext:value-type="float">
            <text:p>6.5433257589</text:p>
          </table:table-cell>
          <table:table-cell table:formula="of:=POWER([.C1784]-6.75;2)" office:value-type="float" office:value="0.0427142419342609" calcext:value-type="float">
            <text:p>0.0427142419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914382" calcext:value-type="float">
            <text:p>6.914382</text:p>
          </table:table-cell>
          <table:table-cell office:value-type="float" office:value="6.5402623759" calcext:value-type="float">
            <text:p>6.5402623759</text:p>
          </table:table-cell>
          <table:table-cell table:formula="of:=POWER([.C1785]-6.75;2)" office:value-type="float" office:value="0.0439898709631128" calcext:value-type="float">
            <text:p>0.043989871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888014" calcext:value-type="float">
            <text:p>6.888014</text:p>
          </table:table-cell>
          <table:table-cell office:value-type="float" office:value="6.5372567943" calcext:value-type="float">
            <text:p>6.5372567943</text:p>
          </table:table-cell>
          <table:table-cell table:formula="of:=POWER([.C1786]-6.75;2)" office:value-type="float" office:value="0.0452596715715124" calcext:value-type="float">
            <text:p>0.0452596716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857259" calcext:value-type="float">
            <text:p>6.857259</text:p>
          </table:table-cell>
          <table:table-cell office:value-type="float" office:value="6.5343743121" calcext:value-type="float">
            <text:p>6.5343743121</text:p>
          </table:table-cell>
          <table:table-cell table:formula="of:=POWER([.C1787]-6.75;2)" office:value-type="float" office:value="0.0464944372823483" calcext:value-type="float">
            <text:p>0.0464944373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824884" calcext:value-type="float">
            <text:p>6.824884</text:p>
          </table:table-cell>
          <table:table-cell office:value-type="float" office:value="6.5316584255" calcext:value-type="float">
            <text:p>6.5316584255</text:p>
          </table:table-cell>
          <table:table-cell table:formula="of:=POWER([.C1788]-6.75;2)" office:value-type="float" office:value="0.0476730431551391" calcext:value-type="float">
            <text:p>0.0476730432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79354" calcext:value-type="float">
            <text:p>6.79354</text:p>
          </table:table-cell>
          <table:table-cell office:value-type="float" office:value="6.5291264255" calcext:value-type="float">
            <text:p>6.5291264255</text:p>
          </table:table-cell>
          <table:table-cell table:formula="of:=POWER([.C1789]-6.75;2)" office:value-type="float" office:value="0.0487851359124069" calcext:value-type="float">
            <text:p>0.0487851359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765292" calcext:value-type="float">
            <text:p>6.765292</text:p>
          </table:table-cell>
          <table:table-cell office:value-type="float" office:value="6.5267695745" calcext:value-type="float">
            <text:p>6.5267695745</text:p>
          </table:table-cell>
          <table:table-cell table:formula="of:=POWER([.C1790]-6.75;2)" office:value-type="float" office:value="0.0498318228689109" calcext:value-type="float">
            <text:p>0.0498318229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741366" calcext:value-type="float">
            <text:p>6.741366</text:p>
          </table:table-cell>
          <table:table-cell office:value-type="float" office:value="6.5245573688" calcext:value-type="float">
            <text:p>6.5245573688</text:p>
          </table:table-cell>
          <table:table-cell table:formula="of:=POWER([.C1791]-6.75;2)" office:value-type="float" office:value="0.0508243799623792" calcext:value-type="float">
            <text:p>0.05082438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722141" calcext:value-type="float">
            <text:p>6.722141</text:p>
          </table:table-cell>
          <table:table-cell office:value-type="float" office:value="6.5224441631" calcext:value-type="float">
            <text:p>6.5224441631</text:p>
          </table:table-cell>
          <table:table-cell table:formula="of:=POWER([.C1792]-6.75;2)" office:value-type="float" office:value="0.0517816589072593" calcext:value-type="float">
            <text:p>0.0517816589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707352" calcext:value-type="float">
            <text:p>6.707352</text:p>
          </table:table-cell>
          <table:table-cell office:value-type="float" office:value="6.5203763901" calcext:value-type="float">
            <text:p>6.5203763901</text:p>
          </table:table-cell>
          <table:table-cell table:formula="of:=POWER([.C1793]-6.75;2)" office:value-type="float" office:value="0.0527270022235074" calcext:value-type="float">
            <text:p>0.0527270022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696382" calcext:value-type="float">
            <text:p>6.696382</text:p>
          </table:table-cell>
          <table:table-cell office:value-type="float" office:value="6.5182989433" calcext:value-type="float">
            <text:p>6.5182989433</text:p>
          </table:table-cell>
          <table:table-cell table:formula="of:=POWER([.C1794]-6.75;2)" office:value-type="float" office:value="0.0536853796758968" calcext:value-type="float">
            <text:p>0.0536853797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688493" calcext:value-type="float">
            <text:p>6.688493</text:p>
          </table:table-cell>
          <table:table-cell office:value-type="float" office:value="6.5161601277" calcext:value-type="float">
            <text:p>6.5161601277</text:p>
          </table:table-cell>
          <table:table-cell table:formula="of:=POWER([.C1795]-6.75;2)" office:value-type="float" office:value="0.0546810858772803" calcext:value-type="float">
            <text:p>0.0546810859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682918" calcext:value-type="float">
            <text:p>6.682918</text:p>
          </table:table-cell>
          <table:table-cell office:value-type="float" office:value="6.5139156738" calcext:value-type="float">
            <text:p>6.5139156738</text:p>
          </table:table-cell>
          <table:table-cell table:formula="of:=POWER([.C1796]-6.75;2)" office:value-type="float" office:value="0.0557358090773082" calcext:value-type="float">
            <text:p>0.0557358091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678799" calcext:value-type="float">
            <text:p>6.678799</text:p>
          </table:table-cell>
          <table:table-cell office:value-type="float" office:value="6.5115326099" calcext:value-type="float">
            <text:p>6.5115326099</text:p>
          </table:table-cell>
          <table:table-cell table:formula="of:=POWER([.C1797]-6.75;2)" office:value-type="float" office:value="0.0568666961411057" calcext:value-type="float">
            <text:p>0.0568666961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675076" calcext:value-type="float">
            <text:p>6.675076</text:p>
          </table:table-cell>
          <table:table-cell office:value-type="float" office:value="6.5089936383" calcext:value-type="float">
            <text:p>6.5089936383</text:p>
          </table:table-cell>
          <table:table-cell table:formula="of:=POWER([.C1798]-6.75;2)" office:value-type="float" office:value="0.0580840663798713" calcext:value-type="float">
            <text:p>0.0580840664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670416" calcext:value-type="float">
            <text:p>6.670416</text:p>
          </table:table-cell>
          <table:table-cell office:value-type="float" office:value="6.5063017518" calcext:value-type="float">
            <text:p>6.5063017518</text:p>
          </table:table-cell>
          <table:table-cell table:formula="of:=POWER([.C1799]-6.75;2)" office:value-type="float" office:value="0.059388836175749" calcext:value-type="float">
            <text:p>0.0593888362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663317" calcext:value-type="float">
            <text:p>6.663317</text:p>
          </table:table-cell>
          <table:table-cell office:value-type="float" office:value="6.5034840638" calcext:value-type="float">
            <text:p>6.5034840638</text:p>
          </table:table-cell>
          <table:table-cell table:formula="of:=POWER([.C1800]-6.75;2)" office:value-type="float" office:value="0.0607701068005624" calcext:value-type="float">
            <text:p>0.0607701068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652367" calcext:value-type="float">
            <text:p>6.652367</text:p>
          </table:table-cell>
          <table:table-cell office:value-type="float" office:value="6.5005928085" calcext:value-type="float">
            <text:p>6.5005928085</text:p>
          </table:table-cell>
          <table:table-cell table:formula="of:=POWER([.C1801]-6.75;2)" office:value-type="float" office:value="0.0622039471719175" calcext:value-type="float">
            <text:p>0.0622039472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636605" calcext:value-type="float">
            <text:p>6.636605</text:p>
          </table:table-cell>
          <table:table-cell office:value-type="float" office:value="6.497702" calcext:value-type="float">
            <text:p>6.497702</text:p>
          </table:table-cell>
          <table:table-cell table:formula="of:=POWER([.C1802]-6.75;2)" office:value-type="float" office:value="0.0636542808039998" calcext:value-type="float">
            <text:p>0.0636542808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615829" calcext:value-type="float">
            <text:p>6.615829</text:p>
          </table:table-cell>
          <table:table-cell office:value-type="float" office:value="6.4948990709" calcext:value-type="float">
            <text:p>6.4948990709</text:p>
          </table:table-cell>
          <table:table-cell table:formula="of:=POWER([.C1803]-6.75;2)" office:value-type="float" office:value="0.0650764840276833" calcext:value-type="float">
            <text:p>0.065076484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590722" calcext:value-type="float">
            <text:p>6.590722</text:p>
          </table:table-cell>
          <table:table-cell office:value-type="float" office:value="6.4922725461" calcext:value-type="float">
            <text:p>6.4922725461</text:p>
          </table:table-cell>
          <table:table-cell table:formula="of:=POWER([.C1804]-6.75;2)" office:value-type="float" office:value="0.0664234404937768" calcext:value-type="float">
            <text:p>0.0664234405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562715" calcext:value-type="float">
            <text:p>6.562715</text:p>
          </table:table-cell>
          <table:table-cell office:value-type="float" office:value="6.4898983546" calcext:value-type="float">
            <text:p>6.4898983546</text:p>
          </table:table-cell>
          <table:table-cell table:formula="of:=POWER([.C1805]-6.75;2)" office:value-type="float" office:value="0.0676528659397872" calcext:value-type="float">
            <text:p>0.0676528659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533615" calcext:value-type="float">
            <text:p>6.533615</text:p>
          </table:table-cell>
          <table:table-cell office:value-type="float" office:value="6.4878283972" calcext:value-type="float">
            <text:p>6.4878283972</text:p>
          </table:table-cell>
          <table:table-cell table:formula="of:=POWER([.C1806]-6.75;2)" office:value-type="float" office:value="0.0687339493147208" calcext:value-type="float">
            <text:p>0.0687339493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50512" calcext:value-type="float">
            <text:p>6.50512</text:p>
          </table:table-cell>
          <table:table-cell office:value-type="float" office:value="6.486084695" calcext:value-type="float">
            <text:p>6.486084695</text:p>
          </table:table-cell>
          <table:table-cell table:formula="of:=POWER([.C1807]-6.75;2)" office:value-type="float" office:value="0.0696512882132432" calcext:value-type="float">
            <text:p>0.0696512882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478401" calcext:value-type="float">
            <text:p>6.478401</text:p>
          </table:table-cell>
          <table:table-cell office:value-type="float" office:value="6.4846613333" calcext:value-type="float">
            <text:p>6.4846613333</text:p>
          </table:table-cell>
          <table:table-cell table:formula="of:=POWER([.C1808]-6.75;2)" office:value-type="float" office:value="0.0704046080461337" calcext:value-type="float">
            <text:p>0.070404608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453912" calcext:value-type="float">
            <text:p>6.453912</text:p>
          </table:table-cell>
          <table:table-cell office:value-type="float" office:value="6.4835346454" calcext:value-type="float">
            <text:p>6.4835346454</text:p>
          </table:table-cell>
          <table:table-cell table:formula="of:=POWER([.C1809]-6.75;2)" office:value-type="float" office:value="0.0710037852021038" calcext:value-type="float">
            <text:p>0.0710037852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4315" calcext:value-type="float">
            <text:p>6.4315</text:p>
          </table:table-cell>
          <table:table-cell office:value-type="float" office:value="6.4826815603" calcext:value-type="float">
            <text:p>6.4826815603</text:p>
          </table:table-cell>
          <table:table-cell table:formula="of:=POWER([.C1810]-6.75;2)" office:value-type="float" office:value="0.0714591482036427" calcext:value-type="float">
            <text:p>0.0714591482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410771" calcext:value-type="float">
            <text:p>6.410771</text:p>
          </table:table-cell>
          <table:table-cell office:value-type="float" office:value="6.4821095603" calcext:value-type="float">
            <text:p>6.4821095603</text:p>
          </table:table-cell>
          <table:table-cell table:formula="of:=POWER([.C1811]-6.75;2)" office:value-type="float" office:value="0.0717652876826595" calcext:value-type="float">
            <text:p>0.0717652877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391568" calcext:value-type="float">
            <text:p>6.391568</text:p>
          </table:table-cell>
          <table:table-cell office:value-type="float" office:value="6.481922922" calcext:value-type="float">
            <text:p>6.481922922</text:p>
          </table:table-cell>
          <table:table-cell table:formula="of:=POWER([.C1812]-6.75;2)" office:value-type="float" office:value="0.0718653197490182" calcext:value-type="float">
            <text:p>0.0718653197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374359" calcext:value-type="float">
            <text:p>6.374359</text:p>
          </table:table-cell>
          <table:table-cell office:value-type="float" office:value="6.4826010993" calcext:value-type="float">
            <text:p>6.4826010993</text:p>
          </table:table-cell>
          <table:table-cell table:formula="of:=POWER([.C1813]-6.75;2)" office:value-type="float" office:value="0.0715021720955684" calcext:value-type="float">
            <text:p>0.0715021721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360367" calcext:value-type="float">
            <text:p>6.360367</text:p>
          </table:table-cell>
          <table:table-cell office:value-type="float" office:value="6.4897953333" calcext:value-type="float">
            <text:p>6.4897953333</text:p>
          </table:table-cell>
          <table:table-cell table:formula="of:=POWER([.C1814]-6.75;2)" office:value-type="float" office:value="0.0677064685724581" calcext:value-type="float">
            <text:p>0.0677064686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351373" calcext:value-type="float">
            <text:p>6.351373</text:p>
          </table:table-cell>
          <table:table-cell office:value-type="float" office:value="6.4847092766" calcext:value-type="float">
            <text:p>6.4847092766</text:p>
          </table:table-cell>
          <table:table-cell table:formula="of:=POWER([.C1815]-6.75;2)" office:value-type="float" office:value="0.0703791679220952" calcext:value-type="float">
            <text:p>0.0703791679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349199" calcext:value-type="float">
            <text:p>6.349199</text:p>
          </table:table-cell>
          <table:table-cell office:value-type="float" office:value="6.4817867447" calcext:value-type="float">
            <text:p>6.4817867447</text:p>
          </table:table-cell>
          <table:table-cell table:formula="of:=POWER([.C1816]-6.75;2)" office:value-type="float" office:value="0.071938350318623" calcext:value-type="float">
            <text:p>0.0719383503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355023" calcext:value-type="float">
            <text:p>6.355023</text:p>
          </table:table-cell>
          <table:table-cell office:value-type="float" office:value="6.479392227" calcext:value-type="float">
            <text:p>6.479392227</text:p>
          </table:table-cell>
          <table:table-cell table:formula="of:=POWER([.C1817]-6.75;2)" office:value-type="float" office:value="0.0732285668080196" calcext:value-type="float">
            <text:p>0.0732285668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368731" calcext:value-type="float">
            <text:p>6.368731</text:p>
          </table:table-cell>
          <table:table-cell office:value-type="float" office:value="6.4772304681" calcext:value-type="float">
            <text:p>6.4772304681</text:p>
          </table:table-cell>
          <table:table-cell table:formula="of:=POWER([.C1818]-6.75;2)" office:value-type="float" office:value="0.074403217532945" calcext:value-type="float">
            <text:p>0.0744032175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388531" calcext:value-type="float">
            <text:p>6.388531</text:p>
          </table:table-cell>
          <table:table-cell office:value-type="float" office:value="6.475214766" calcext:value-type="float">
            <text:p>6.475214766</text:p>
          </table:table-cell>
          <table:table-cell table:formula="of:=POWER([.C1819]-6.75;2)" office:value-type="float" office:value="0.0755069248244349" calcext:value-type="float">
            <text:p>0.0755069248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410983" calcext:value-type="float">
            <text:p>6.410983</text:p>
          </table:table-cell>
          <table:table-cell office:value-type="float" office:value="6.4733320142" calcext:value-type="float">
            <text:p>6.4733320142</text:p>
          </table:table-cell>
          <table:table-cell table:formula="of:=POWER([.C1820]-6.75;2)" office:value-type="float" office:value="0.0765451743666288" calcext:value-type="float">
            <text:p>0.0765451744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431475" calcext:value-type="float">
            <text:p>6.431475</text:p>
          </table:table-cell>
          <table:table-cell office:value-type="float" office:value="6.4716081844" calcext:value-type="float">
            <text:p>6.4716081844</text:p>
          </table:table-cell>
          <table:table-cell table:formula="of:=POWER([.C1821]-6.75;2)" office:value-type="float" office:value="0.0775020029930644" calcext:value-type="float">
            <text:p>0.077502003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445023" calcext:value-type="float">
            <text:p>6.445023</text:p>
          </table:table-cell>
          <table:table-cell office:value-type="float" office:value="6.4700926383" calcext:value-type="float">
            <text:p>6.4700926383</text:p>
          </table:table-cell>
          <table:table-cell table:formula="of:=POWER([.C1822]-6.75;2)" office:value-type="float" office:value="0.0783481311338548" calcext:value-type="float">
            <text:p>0.0783481311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447208" calcext:value-type="float">
            <text:p>6.447208</text:p>
          </table:table-cell>
          <table:table-cell office:value-type="float" office:value="6.4688457943" calcext:value-type="float">
            <text:p>6.4688457943</text:p>
          </table:table-cell>
          <table:table-cell table:formula="of:=POWER([.C1823]-6.75;2)" office:value-type="float" office:value="0.0790476873827979" calcext:value-type="float">
            <text:p>0.0790476874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43499" calcext:value-type="float">
            <text:p>6.43499</text:p>
          </table:table-cell>
          <table:table-cell office:value-type="float" office:value="6.4679274965" calcext:value-type="float">
            <text:p>6.4679274965</text:p>
          </table:table-cell>
          <table:table-cell table:formula="of:=POWER([.C1824]-6.75;2)" office:value-type="float" office:value="0.0795648972307576" calcext:value-type="float">
            <text:p>0.0795648972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407225" calcext:value-type="float">
            <text:p>6.407225</text:p>
          </table:table-cell>
          <table:table-cell office:value-type="float" office:value="6.4673870071" calcext:value-type="float">
            <text:p>6.4673870071</text:p>
          </table:table-cell>
          <table:table-cell table:formula="of:=POWER([.C1825]-6.75;2)" office:value-type="float" office:value="0.0798701037558954" calcext:value-type="float">
            <text:p>0.0798701038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364766" calcext:value-type="float">
            <text:p>6.364766</text:p>
          </table:table-cell>
          <table:table-cell office:value-type="float" office:value="6.4672563901" calcext:value-type="float">
            <text:p>6.4672563901</text:p>
          </table:table-cell>
          <table:table-cell table:formula="of:=POWER([.C1826]-6.75;2)" office:value-type="float" office:value="0.0799439489392833" calcext:value-type="float">
            <text:p>0.0799439489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310108" calcext:value-type="float">
            <text:p>6.310108</text:p>
          </table:table-cell>
          <table:table-cell office:value-type="float" office:value="6.467548539" calcext:value-type="float">
            <text:p>6.467548539</text:p>
          </table:table-cell>
          <table:table-cell table:formula="of:=POWER([.C1827]-6.75;2)" office:value-type="float" office:value="0.0797788278210345" calcext:value-type="float">
            <text:p>0.0797788278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246641" calcext:value-type="float">
            <text:p>6.246641</text:p>
          </table:table-cell>
          <table:table-cell office:value-type="float" office:value="6.468260383" calcext:value-type="float">
            <text:p>6.468260383</text:p>
          </table:table-cell>
          <table:table-cell table:formula="of:=POWER([.C1828]-6.75;2)" office:value-type="float" office:value="0.0793772117873069" calcext:value-type="float">
            <text:p>0.0793772118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177631" calcext:value-type="float">
            <text:p>6.177631</text:p>
          </table:table-cell>
          <table:table-cell office:value-type="float" office:value="6.4693808227" calcext:value-type="float">
            <text:p>6.4693808227</text:p>
          </table:table-cell>
          <table:table-cell table:formula="of:=POWER([.C1829]-6.75;2)" office:value-type="float" office:value="0.0787471226685289" calcext:value-type="float">
            <text:p>0.0787471227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105065" calcext:value-type="float">
            <text:p>6.105065</text:p>
          </table:table-cell>
          <table:table-cell office:value-type="float" office:value="6.4709023475" calcext:value-type="float">
            <text:p>6.4709023475</text:p>
          </table:table-cell>
          <table:table-cell table:formula="of:=POWER([.C1830]-6.75;2)" office:value-type="float" office:value="0.0778954996310107" calcext:value-type="float">
            <text:p>0.0778954996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028413" calcext:value-type="float">
            <text:p>6.028413</text:p>
          </table:table-cell>
          <table:table-cell office:value-type="float" office:value="6.4728352199" calcext:value-type="float">
            <text:p>6.4728352199</text:p>
          </table:table-cell>
          <table:table-cell table:formula="of:=POWER([.C1831]-6.75;2)" office:value-type="float" office:value="0.0768203153278812" calcext:value-type="float">
            <text:p>0.0768203153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5.943051" calcext:value-type="float">
            <text:p>5.943051</text:p>
          </table:table-cell>
          <table:table-cell office:value-type="float" office:value="6.4752241064" calcext:value-type="float">
            <text:p>6.4752241064</text:p>
          </table:table-cell>
          <table:table-cell table:formula="of:=POWER([.C1832]-6.75;2)" office:value-type="float" office:value="0.0755017917036786" calcext:value-type="float">
            <text:p>0.0755017917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5.8371" calcext:value-type="float">
            <text:p>5.8371</text:p>
          </table:table-cell>
          <table:table-cell office:value-type="float" office:value="6.4781703404" calcext:value-type="float">
            <text:p>6.4781703404</text:p>
          </table:table-cell>
          <table:table-cell table:formula="of:=POWER([.C1833]-6.75;2)" office:value-type="float" office:value="0.0738913638382518" calcext:value-type="float">
            <text:p>0.0738913638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5.68173" calcext:value-type="float">
            <text:p>5.68173</text:p>
          </table:table-cell>
          <table:table-cell office:value-type="float" office:value="6.4818730284" calcext:value-type="float">
            <text:p>6.4818730284</text:p>
          </table:table-cell>
          <table:table-cell table:formula="of:=POWER([.C1834]-6.75;2)" office:value-type="float" office:value="0.0718920728993873" calcext:value-type="float">
            <text:p>0.0718920729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5.388941" calcext:value-type="float">
            <text:p>5.388941</text:p>
          </table:table-cell>
          <table:table-cell office:value-type="float" office:value="6.4867379362" calcext:value-type="float">
            <text:p>6.4867379362</text:p>
          </table:table-cell>
          <table:table-cell table:formula="of:=POWER([.C1835]-6.75;2)" office:value-type="float" office:value="0.0693069142362353" calcext:value-type="float">
            <text:p>0.0693069142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4.465409" calcext:value-type="float">
            <text:p>4.465409</text:p>
          </table:table-cell>
          <table:table-cell office:value-type="float" office:value="6.4937872482" calcext:value-type="float">
            <text:p>6.4937872482</text:p>
          </table:table-cell>
          <table:table-cell table:formula="of:=POWER([.C1836]-6.75;2)" office:value-type="float" office:value="0.0656449741849282" calcext:value-type="float">
            <text:p>0.0656449742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4.465409" calcext:value-type="float">
            <text:p>4.465409</text:p>
          </table:table-cell>
          <table:table-cell office:value-type="float" office:value="6.507527617" calcext:value-type="float">
            <text:p>6.507527617</text:p>
          </table:table-cell>
          <table:table-cell table:formula="of:=POWER([.C1837]-6.75;2)" office:value-type="float" office:value="0.0587928565176987" calcext:value-type="float">
            <text:p>0.0587928565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7.47824" calcext:value-type="float">
            <text:p>7.47824</text:p>
          </table:table-cell>
          <table:table-cell office:value-type="float" office:value="6.5214256099" calcext:value-type="float">
            <text:p>6.5214256099</text:p>
          </table:table-cell>
          <table:table-cell table:formula="of:=POWER([.C1838]-6.75;2)" office:value-type="float" office:value="0.0522462518095871" calcext:value-type="float">
            <text:p>0.0522462518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812212" calcext:value-type="float">
            <text:p>6.812212</text:p>
          </table:table-cell>
          <table:table-cell office:value-type="float" office:value="6.5141146667" calcext:value-type="float">
            <text:p>6.5141146667</text:p>
          </table:table-cell>
          <table:table-cell table:formula="of:=POWER([.C1839]-6.75;2)" office:value-type="float" office:value="0.055641890466052" calcext:value-type="float">
            <text:p>0.0556418905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570882" calcext:value-type="float">
            <text:p>6.570882</text:p>
          </table:table-cell>
          <table:table-cell office:value-type="float" office:value="6.5116761844" calcext:value-type="float">
            <text:p>6.5116761844</text:p>
          </table:table-cell>
          <table:table-cell table:formula="of:=POWER([.C1840]-6.75;2)" office:value-type="float" office:value="0.0567982410821429" calcext:value-type="float">
            <text:p>0.0567982411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444237" calcext:value-type="float">
            <text:p>6.444237</text:p>
          </table:table-cell>
          <table:table-cell office:value-type="float" office:value="6.5110837589" calcext:value-type="float">
            <text:p>6.5110837589</text:p>
          </table:table-cell>
          <table:table-cell table:formula="of:=POWER([.C1841]-6.75;2)" office:value-type="float" office:value="0.0570809702613534" calcext:value-type="float">
            <text:p>0.0570809703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366746" calcext:value-type="float">
            <text:p>6.366746</text:p>
          </table:table-cell>
          <table:table-cell office:value-type="float" office:value="6.5115113972" calcext:value-type="float">
            <text:p>6.5115113972</text:p>
          </table:table-cell>
          <table:table-cell table:formula="of:=POWER([.C1842]-6.75;2)" office:value-type="float" office:value="0.0568768136654964" calcext:value-type="float">
            <text:p>0.0568768137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315898" calcext:value-type="float">
            <text:p>6.315898</text:p>
          </table:table-cell>
          <table:table-cell office:value-type="float" office:value="6.5126042908" calcext:value-type="float">
            <text:p>6.5126042908</text:p>
          </table:table-cell>
          <table:table-cell table:formula="of:=POWER([.C1843]-6.75;2)" office:value-type="float" office:value="0.0563567227465711" calcext:value-type="float">
            <text:p>0.0563567227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281737" calcext:value-type="float">
            <text:p>6.281737</text:p>
          </table:table-cell>
          <table:table-cell office:value-type="float" office:value="6.5141755177" calcext:value-type="float">
            <text:p>6.5141755177</text:p>
          </table:table-cell>
          <table:table-cell table:formula="of:=POWER([.C1844]-6.75;2)" office:value-type="float" office:value="0.055613186452063" calcext:value-type="float">
            <text:p>0.0556131865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259127" calcext:value-type="float">
            <text:p>6.259127</text:p>
          </table:table-cell>
          <table:table-cell office:value-type="float" office:value="6.5161154965" calcext:value-type="float">
            <text:p>6.5161154965</text:p>
          </table:table-cell>
          <table:table-cell table:formula="of:=POWER([.C1845]-6.75;2)" office:value-type="float" office:value="0.0547019609774414" calcext:value-type="float">
            <text:p>0.054701961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245197" calcext:value-type="float">
            <text:p>6.245197</text:p>
          </table:table-cell>
          <table:table-cell office:value-type="float" office:value="6.5183535745" calcext:value-type="float">
            <text:p>6.5183535745</text:p>
          </table:table-cell>
          <table:table-cell table:formula="of:=POWER([.C1846]-6.75;2)" office:value-type="float" office:value="0.0536600664469271" calcext:value-type="float">
            <text:p>0.0536600664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238282" calcext:value-type="float">
            <text:p>6.238282</text:p>
          </table:table-cell>
          <table:table-cell office:value-type="float" office:value="6.5208364397" calcext:value-type="float">
            <text:p>6.5208364397</text:p>
          </table:table-cell>
          <table:table-cell table:formula="of:=POWER([.C1847]-6.75;2)" office:value-type="float" office:value="0.0525159373693717" calcext:value-type="float">
            <text:p>0.0525159374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237385" calcext:value-type="float">
            <text:p>6.237385</text:p>
          </table:table-cell>
          <table:table-cell office:value-type="float" office:value="6.5235146879" calcext:value-type="float">
            <text:p>6.5235146879</text:p>
          </table:table-cell>
          <table:table-cell table:formula="of:=POWER([.C1848]-6.75;2)" office:value-type="float" office:value="0.0512955965970346" calcext:value-type="float">
            <text:p>0.0512955966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241832" calcext:value-type="float">
            <text:p>6.241832</text:p>
          </table:table-cell>
          <table:table-cell office:value-type="float" office:value="6.5263356667" calcext:value-type="float">
            <text:p>6.5263356667</text:p>
          </table:table-cell>
          <table:table-cell table:formula="of:=POWER([.C1849]-6.75;2)" office:value-type="float" office:value="0.0500257339905336" calcext:value-type="float">
            <text:p>0.050025734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251059" calcext:value-type="float">
            <text:p>6.251059</text:p>
          </table:table-cell>
          <table:table-cell office:value-type="float" office:value="6.5292421631" calcext:value-type="float">
            <text:p>6.5292421631</text:p>
          </table:table-cell>
          <table:table-cell table:formula="of:=POWER([.C1850]-6.75;2)" office:value-type="float" office:value="0.0487340225527669" calcext:value-type="float">
            <text:p>0.0487340226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264488" calcext:value-type="float">
            <text:p>6.264488</text:p>
          </table:table-cell>
          <table:table-cell office:value-type="float" office:value="6.5321759007" calcext:value-type="float">
            <text:p>6.5321759007</text:p>
          </table:table-cell>
          <table:table-cell table:formula="of:=POWER([.C1851]-6.75;2)" office:value-type="float" office:value="0.0474473382358561" calcext:value-type="float">
            <text:p>0.0474473382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281476" calcext:value-type="float">
            <text:p>6.281476</text:p>
          </table:table-cell>
          <table:table-cell office:value-type="float" office:value="6.5350839574" calcext:value-type="float">
            <text:p>6.5350839574</text:p>
          </table:table-cell>
          <table:table-cell table:formula="of:=POWER([.C1852]-6.75;2)" office:value-type="float" office:value="0.0461889053668449" calcext:value-type="float">
            <text:p>0.0461889054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301318" calcext:value-type="float">
            <text:p>6.301318</text:p>
          </table:table-cell>
          <table:table-cell office:value-type="float" office:value="6.5379256383" calcext:value-type="float">
            <text:p>6.5379256383</text:p>
          </table:table-cell>
          <table:table-cell table:formula="of:=POWER([.C1853]-6.75;2)" office:value-type="float" office:value="0.0449755348904624" calcext:value-type="float">
            <text:p>0.0449755349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323251" calcext:value-type="float">
            <text:p>6.323251</text:p>
          </table:table-cell>
          <table:table-cell office:value-type="float" office:value="6.5406773404" calcext:value-type="float">
            <text:p>6.5406773404</text:p>
          </table:table-cell>
          <table:table-cell table:formula="of:=POWER([.C1854]-6.75;2)" office:value-type="float" office:value="0.0438159758220174" calcext:value-type="float">
            <text:p>0.0438159758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346478" calcext:value-type="float">
            <text:p>6.346478</text:p>
          </table:table-cell>
          <table:table-cell office:value-type="float" office:value="6.5433338156" calcext:value-type="float">
            <text:p>6.5433338156</text:p>
          </table:table-cell>
          <table:table-cell table:formula="of:=POWER([.C1855]-6.75;2)" office:value-type="float" office:value="0.0427109117744546" calcext:value-type="float">
            <text:p>0.0427109118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370199" calcext:value-type="float">
            <text:p>6.370199</text:p>
          </table:table-cell>
          <table:table-cell office:value-type="float" office:value="6.545905227" calcext:value-type="float">
            <text:p>6.545905227</text:p>
          </table:table-cell>
          <table:table-cell table:formula="of:=POWER([.C1856]-6.75;2)" office:value-type="float" office:value="0.0416546763659214" calcext:value-type="float">
            <text:p>0.0416546764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393656" calcext:value-type="float">
            <text:p>6.393656</text:p>
          </table:table-cell>
          <table:table-cell office:value-type="float" office:value="6.548410766" calcext:value-type="float">
            <text:p>6.548410766</text:p>
          </table:table-cell>
          <table:table-cell table:formula="of:=POWER([.C1857]-6.75;2)" office:value-type="float" office:value="0.0406382192647068" calcext:value-type="float">
            <text:p>0.0406382193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41621" calcext:value-type="float">
            <text:p>6.41621</text:p>
          </table:table-cell>
          <table:table-cell office:value-type="float" office:value="6.550870695" calcext:value-type="float">
            <text:p>6.550870695</text:p>
          </table:table-cell>
          <table:table-cell table:formula="of:=POWER([.C1858]-6.75;2)" office:value-type="float" office:value="0.0396524801097829" calcext:value-type="float">
            <text:p>0.0396524801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437407" calcext:value-type="float">
            <text:p>6.437407</text:p>
          </table:table-cell>
          <table:table-cell office:value-type="float" office:value="6.5532989787" calcext:value-type="float">
            <text:p>6.5532989787</text:p>
          </table:table-cell>
          <table:table-cell table:formula="of:=POWER([.C1859]-6.75;2)" office:value-type="float" office:value="0.038691291780463" calcext:value-type="float">
            <text:p>0.0386912918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45702" calcext:value-type="float">
            <text:p>6.45702</text:p>
          </table:table-cell>
          <table:table-cell office:value-type="float" office:value="6.5556986241" calcext:value-type="float">
            <text:p>6.5556986241</text:p>
          </table:table-cell>
          <table:table-cell table:formula="of:=POWER([.C1860]-6.75;2)" office:value-type="float" office:value="0.0377530246766332" calcext:value-type="float">
            <text:p>0.0377530247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475036" calcext:value-type="float">
            <text:p>6.475036</text:p>
          </table:table-cell>
          <table:table-cell office:value-type="float" office:value="6.5564034714" calcext:value-type="float">
            <text:p>6.5564034714</text:p>
          </table:table-cell>
          <table:table-cell table:formula="of:=POWER([.C1861]-6.75;2)" office:value-type="float" office:value="0.0374796158859705" calcext:value-type="float">
            <text:p>0.0374796159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491577" calcext:value-type="float">
            <text:p>6.491577</text:p>
          </table:table-cell>
          <table:table-cell office:value-type="float" office:value="6.5569888489" calcext:value-type="float">
            <text:p>6.5569888489</text:p>
          </table:table-cell>
          <table:table-cell table:formula="of:=POWER([.C1862]-6.75;2)" office:value-type="float" office:value="0.0372533044489472" calcext:value-type="float">
            <text:p>0.0372533044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506798" calcext:value-type="float">
            <text:p>6.506798</text:p>
          </table:table-cell>
          <table:table-cell office:value-type="float" office:value="6.5574628478" calcext:value-type="float">
            <text:p>6.5574628478</text:p>
          </table:table-cell>
          <table:table-cell table:formula="of:=POWER([.C1863]-6.75;2)" office:value-type="float" office:value="0.0370705549772859" calcext:value-type="float">
            <text:p>0.037070555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520806" calcext:value-type="float">
            <text:p>6.520806</text:p>
          </table:table-cell>
          <table:table-cell office:value-type="float" office:value="6.5578326642" calcext:value-type="float">
            <text:p>6.5578326642</text:p>
          </table:table-cell>
          <table:table-cell table:formula="of:=POWER([.C1864]-6.75;2)" office:value-type="float" office:value="0.0369282849484699" calcext:value-type="float">
            <text:p>0.0369282849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533652" calcext:value-type="float">
            <text:p>6.533652</text:p>
          </table:table-cell>
          <table:table-cell office:value-type="float" office:value="6.5581049191" calcext:value-type="float">
            <text:p>6.5581049191</text:p>
          </table:table-cell>
          <table:table-cell table:formula="of:=POWER([.C1865]-6.75;2)" office:value-type="float" office:value="0.0368237220736176" calcext:value-type="float">
            <text:p>0.0368237221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545415" calcext:value-type="float">
            <text:p>6.545415</text:p>
          </table:table-cell>
          <table:table-cell office:value-type="float" office:value="6.5582860519" calcext:value-type="float">
            <text:p>6.5582860519</text:p>
          </table:table-cell>
          <table:table-cell table:formula="of:=POWER([.C1866]-6.75;2)" office:value-type="float" office:value="0.0367542378960896" calcext:value-type="float">
            <text:p>0.0367542379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556339" calcext:value-type="float">
            <text:p>6.556339</text:p>
          </table:table-cell>
          <table:table-cell office:value-type="float" office:value="6.5583821045" calcext:value-type="float">
            <text:p>6.5583821045</text:p>
          </table:table-cell>
          <table:table-cell table:formula="of:=POWER([.C1867]-6.75;2)" office:value-type="float" office:value="0.036717417875849" calcext:value-type="float">
            <text:p>0.0367174179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566957" calcext:value-type="float">
            <text:p>6.566957</text:p>
          </table:table-cell>
          <table:table-cell office:value-type="float" office:value="6.5583974662" calcext:value-type="float">
            <text:p>6.5583974662</text:p>
          </table:table-cell>
          <table:table-cell table:formula="of:=POWER([.C1868]-6.75;2)" office:value-type="float" office:value="0.0367115309585802" calcext:value-type="float">
            <text:p>0.036711531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578116" calcext:value-type="float">
            <text:p>6.578116</text:p>
          </table:table-cell>
          <table:table-cell office:value-type="float" office:value="6.5583326212" calcext:value-type="float">
            <text:p>6.5583326212</text:p>
          </table:table-cell>
          <table:table-cell table:formula="of:=POWER([.C1869]-6.75;2)" office:value-type="float" office:value="0.0367363840960627" calcext:value-type="float">
            <text:p>0.0367363841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590865" calcext:value-type="float">
            <text:p>6.590865</text:p>
          </table:table-cell>
          <table:table-cell office:value-type="float" office:value="6.5581816031" calcext:value-type="float">
            <text:p>6.5581816031</text:p>
          </table:table-cell>
          <table:table-cell table:formula="of:=POWER([.C1870]-6.75;2)" office:value-type="float" office:value="0.0367942973892861" calcext:value-type="float">
            <text:p>0.0367942974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606203" calcext:value-type="float">
            <text:p>6.606203</text:p>
          </table:table-cell>
          <table:table-cell office:value-type="float" office:value="6.5579301923" calcext:value-type="float">
            <text:p>6.5579301923</text:p>
          </table:table-cell>
          <table:table-cell table:formula="of:=POWER([.C1871]-6.75;2)" office:value-type="float" office:value="0.0368908110299151" calcext:value-type="float">
            <text:p>0.036890811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62477" calcext:value-type="float">
            <text:p>6.62477</text:p>
          </table:table-cell>
          <table:table-cell office:value-type="float" office:value="6.5575559845" calcext:value-type="float">
            <text:p>6.5575559845</text:p>
          </table:table-cell>
          <table:table-cell table:formula="of:=POWER([.C1872]-6.75;2)" office:value-type="float" office:value="0.0370346991017641" calcext:value-type="float">
            <text:p>0.0370346991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646577" calcext:value-type="float">
            <text:p>6.646577</text:p>
          </table:table-cell>
          <table:table-cell office:value-type="float" office:value="6.557030875" calcext:value-type="float">
            <text:p>6.557030875</text:p>
          </table:table-cell>
          <table:table-cell table:formula="of:=POWER([.C1873]-6.75;2)" office:value-type="float" office:value="0.0372370832032657" calcext:value-type="float">
            <text:p>0.0372370832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670887" calcext:value-type="float">
            <text:p>6.670887</text:p>
          </table:table-cell>
          <table:table-cell office:value-type="float" office:value="6.5563257874" calcext:value-type="float">
            <text:p>6.5563257874</text:p>
          </table:table-cell>
          <table:table-cell table:formula="of:=POWER([.C1874]-6.75;2)" office:value-type="float" office:value="0.0375097006262298" calcext:value-type="float">
            <text:p>0.0375097006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696299" calcext:value-type="float">
            <text:p>6.696299</text:p>
          </table:table-cell>
          <table:table-cell office:value-type="float" office:value="6.5554165714" calcext:value-type="float">
            <text:p>6.5554165714</text:p>
          </table:table-cell>
          <table:table-cell table:formula="of:=POWER([.C1875]-6.75;2)" office:value-type="float" office:value="0.0378627106857312" calcext:value-type="float">
            <text:p>0.0378627107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721006" calcext:value-type="float">
            <text:p>6.721006</text:p>
          </table:table-cell>
          <table:table-cell office:value-type="float" office:value="6.554289512" calcext:value-type="float">
            <text:p>6.554289512</text:p>
          </table:table-cell>
          <table:table-cell table:formula="of:=POWER([.C1876]-6.75;2)" office:value-type="float" office:value="0.038302595113198" calcext:value-type="float">
            <text:p>0.0383025951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743169" calcext:value-type="float">
            <text:p>6.743169</text:p>
          </table:table-cell>
          <table:table-cell office:value-type="float" office:value="6.5529450242" calcext:value-type="float">
            <text:p>6.5529450242</text:p>
          </table:table-cell>
          <table:table-cell table:formula="of:=POWER([.C1877]-6.75;2)" office:value-type="float" office:value="0.0388306634875388" calcext:value-type="float">
            <text:p>0.0388306635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761292" calcext:value-type="float">
            <text:p>6.761292</text:p>
          </table:table-cell>
          <table:table-cell office:value-type="float" office:value="6.5513984878" calcext:value-type="float">
            <text:p>6.5513984878</text:p>
          </table:table-cell>
          <table:table-cell table:formula="of:=POWER([.C1878]-6.75;2)" office:value-type="float" office:value="0.0394425606481267" calcext:value-type="float">
            <text:p>0.0394425606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774506" calcext:value-type="float">
            <text:p>6.774506</text:p>
          </table:table-cell>
          <table:table-cell office:value-type="float" office:value="6.5496780492" calcext:value-type="float">
            <text:p>6.5496780492</text:p>
          </table:table-cell>
          <table:table-cell table:formula="of:=POWER([.C1879]-6.75;2)" office:value-type="float" office:value="0.0401288839723177" calcext:value-type="float">
            <text:p>0.040128884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782703" calcext:value-type="float">
            <text:p>6.782703</text:p>
          </table:table-cell>
          <table:table-cell office:value-type="float" office:value="6.5478199669" calcext:value-type="float">
            <text:p>6.5478199669</text:p>
          </table:table-cell>
          <table:table-cell table:formula="of:=POWER([.C1880]-6.75;2)" office:value-type="float" office:value="0.0408767657843172" calcext:value-type="float">
            <text:p>0.0408767658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786513" calcext:value-type="float">
            <text:p>6.786513</text:p>
          </table:table-cell>
          <table:table-cell office:value-type="float" office:value="6.5458626083" calcext:value-type="float">
            <text:p>6.5458626083</text:p>
          </table:table-cell>
          <table:table-cell table:formula="of:=POWER([.C1881]-6.75;2)" office:value-type="float" office:value="0.0416720746900791" calcext:value-type="float">
            <text:p>0.0416720747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787148" calcext:value-type="float">
            <text:p>6.787148</text:p>
          </table:table-cell>
          <table:table-cell office:value-type="float" office:value="6.5438403361" calcext:value-type="float">
            <text:p>6.5438403361</text:p>
          </table:table-cell>
          <table:table-cell table:formula="of:=POWER([.C1882]-6.75;2)" office:value-type="float" office:value="0.0425018070193611" calcext:value-type="float">
            <text:p>0.042501807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786156" calcext:value-type="float">
            <text:p>6.786156</text:p>
          </table:table-cell>
          <table:table-cell office:value-type="float" office:value="6.5417784068" calcext:value-type="float">
            <text:p>6.5417784068</text:p>
          </table:table-cell>
          <table:table-cell table:formula="of:=POWER([.C1883]-6.75;2)" office:value-type="float" office:value="0.0433562318747464" calcext:value-type="float">
            <text:p>0.0433562319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78515" calcext:value-type="float">
            <text:p>6.78515</text:p>
          </table:table-cell>
          <table:table-cell office:value-type="float" office:value="6.5396897094" calcext:value-type="float">
            <text:p>6.5396897094</text:p>
          </table:table-cell>
          <table:table-cell table:formula="of:=POWER([.C1884]-6.75;2)" office:value-type="float" office:value="0.0442304183322564" calcext:value-type="float">
            <text:p>0.0442304183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785537" calcext:value-type="float">
            <text:p>6.785537</text:p>
          </table:table-cell>
          <table:table-cell office:value-type="float" office:value="6.5375736724" calcext:value-type="float">
            <text:p>6.5375736724</text:p>
          </table:table-cell>
          <table:table-cell table:formula="of:=POWER([.C1885]-6.75;2)" office:value-type="float" office:value="0.0451249446576226" calcext:value-type="float">
            <text:p>0.0451249447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788299" calcext:value-type="float">
            <text:p>6.788299</text:p>
          </table:table-cell>
          <table:table-cell office:value-type="float" office:value="6.5354174696" calcext:value-type="float">
            <text:p>6.5354174696</text:p>
          </table:table-cell>
          <table:table-cell table:formula="of:=POWER([.C1886]-6.75;2)" office:value-type="float" office:value="0.0460456623528667" calcext:value-type="float">
            <text:p>0.0460456624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793846" calcext:value-type="float">
            <text:p>6.793846</text:p>
          </table:table-cell>
          <table:table-cell office:value-type="float" office:value="6.5331992105" calcext:value-type="float">
            <text:p>6.5331992105</text:p>
          </table:table-cell>
          <table:table-cell table:formula="of:=POWER([.C1887]-6.75;2)" office:value-type="float" office:value="0.0470025823278232" calcext:value-type="float">
            <text:p>0.0470025823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801972" calcext:value-type="float">
            <text:p>6.801972</text:p>
          </table:table-cell>
          <table:table-cell office:value-type="float" office:value="6.5308926018" calcext:value-type="float">
            <text:p>6.5308926018</text:p>
          </table:table-cell>
          <table:table-cell table:formula="of:=POWER([.C1888]-6.75;2)" office:value-type="float" office:value="0.0480080519459735" calcext:value-type="float">
            <text:p>0.0480080519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811916" calcext:value-type="float">
            <text:p>6.811916</text:p>
          </table:table-cell>
          <table:table-cell office:value-type="float" office:value="6.52847225" calcext:value-type="float">
            <text:p>6.52847225</text:p>
          </table:table-cell>
          <table:table-cell table:formula="of:=POWER([.C1889]-6.75;2)" office:value-type="float" office:value="0.0490745440200625" calcext:value-type="float">
            <text:p>0.049074544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822544" calcext:value-type="float">
            <text:p>6.822544</text:p>
          </table:table-cell>
          <table:table-cell office:value-type="float" office:value="6.5259187027" calcext:value-type="float">
            <text:p>6.5259187027</text:p>
          </table:table-cell>
          <table:table-cell table:formula="of:=POWER([.C1890]-6.75;2)" office:value-type="float" office:value="0.0502124277996509" calcext:value-type="float">
            <text:p>0.0502124278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832592" calcext:value-type="float">
            <text:p>6.832592</text:p>
          </table:table-cell>
          <table:table-cell office:value-type="float" office:value="6.5232221091" calcext:value-type="float">
            <text:p>6.5232221091</text:p>
          </table:table-cell>
          <table:table-cell table:formula="of:=POWER([.C1891]-6.75;2)" office:value-type="float" office:value="0.0514282118010524" calcext:value-type="float">
            <text:p>0.0514282118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840938" calcext:value-type="float">
            <text:p>6.840938</text:p>
          </table:table-cell>
          <table:table-cell office:value-type="float" office:value="6.5203838532" calcext:value-type="float">
            <text:p>6.5203838532</text:p>
          </table:table-cell>
          <table:table-cell table:formula="of:=POWER([.C1892]-6.75;2)" office:value-type="float" office:value="0.052723574871279" calcext:value-type="float">
            <text:p>0.0527235749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846829" calcext:value-type="float">
            <text:p>6.846829</text:p>
          </table:table-cell>
          <table:table-cell office:value-type="float" office:value="6.5174157593" calcext:value-type="float">
            <text:p>6.5174157593</text:p>
          </table:table-cell>
          <table:table-cell table:formula="of:=POWER([.C1893]-6.75;2)" office:value-type="float" office:value="0.0540954290219954" calcext:value-type="float">
            <text:p>0.054095429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849999" calcext:value-type="float">
            <text:p>6.849999</text:p>
          </table:table-cell>
          <table:table-cell office:value-type="float" office:value="6.5143371308" calcext:value-type="float">
            <text:p>6.5143371308</text:p>
          </table:table-cell>
          <table:table-cell table:formula="of:=POWER([.C1894]-6.75;2)" office:value-type="float" office:value="0.0555369879195765" calcext:value-type="float">
            <text:p>0.0555369879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850663" calcext:value-type="float">
            <text:p>6.850663</text:p>
          </table:table-cell>
          <table:table-cell office:value-type="float" office:value="6.5111705094" calcext:value-type="float">
            <text:p>6.5111705094</text:p>
          </table:table-cell>
          <table:table-cell table:formula="of:=POWER([.C1895]-6.75;2)" office:value-type="float" office:value="0.0570395255802553" calcext:value-type="float">
            <text:p>0.0570395256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849392" calcext:value-type="float">
            <text:p>6.849392</text:p>
          </table:table-cell>
          <table:table-cell office:value-type="float" office:value="6.5079372476" calcext:value-type="float">
            <text:p>6.5079372476</text:p>
          </table:table-cell>
          <table:table-cell table:formula="of:=POWER([.C1896]-6.75;2)" office:value-type="float" office:value="0.0585943760994636" calcext:value-type="float">
            <text:p>0.0585943761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846916" calcext:value-type="float">
            <text:p>6.846916</text:p>
          </table:table-cell>
          <table:table-cell office:value-type="float" office:value="6.5046540288" calcext:value-type="float">
            <text:p>6.5046540288</text:p>
          </table:table-cell>
          <table:table-cell table:formula="of:=POWER([.C1897]-6.75;2)" office:value-type="float" office:value="0.0601946455840712" calcext:value-type="float">
            <text:p>0.0601946456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843915" calcext:value-type="float">
            <text:p>6.843915</text:p>
          </table:table-cell>
          <table:table-cell office:value-type="float" office:value="6.5013310971" calcext:value-type="float">
            <text:p>6.5013310971</text:p>
          </table:table-cell>
          <table:table-cell table:formula="of:=POWER([.C1898]-6.75;2)" office:value-type="float" office:value="0.0618362232694898" calcext:value-type="float">
            <text:p>0.0618362233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840863" calcext:value-type="float">
            <text:p>6.840863</text:p>
          </table:table-cell>
          <table:table-cell office:value-type="float" office:value="6.4979724314" calcext:value-type="float">
            <text:p>6.4979724314</text:p>
          </table:table-cell>
          <table:table-cell table:formula="of:=POWER([.C1899]-6.75;2)" office:value-type="float" office:value="0.0635178953344277" calcext:value-type="float">
            <text:p>0.0635178953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837952" calcext:value-type="float">
            <text:p>6.837952</text:p>
          </table:table-cell>
          <table:table-cell office:value-type="float" office:value="6.4945774752" calcext:value-type="float">
            <text:p>6.4945774752</text:p>
          </table:table-cell>
          <table:table-cell table:formula="of:=POWER([.C1900]-6.75;2)" office:value-type="float" office:value="0.0652406661752067" calcext:value-type="float">
            <text:p>0.0652406662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835114" calcext:value-type="float">
            <text:p>6.835114</text:p>
          </table:table-cell>
          <table:table-cell office:value-type="float" office:value="6.49114373" calcext:value-type="float">
            <text:p>6.49114373</text:p>
          </table:table-cell>
          <table:table-cell table:formula="of:=POWER([.C1901]-6.75;2)" office:value-type="float" office:value="0.0670065685183128" calcext:value-type="float">
            <text:p>0.0670065685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832101" calcext:value-type="float">
            <text:p>6.832101</text:p>
          </table:table-cell>
          <table:table-cell office:value-type="float" office:value="6.4876692828" calcext:value-type="float">
            <text:p>6.4876692828</text:p>
          </table:table-cell>
          <table:table-cell table:formula="of:=POWER([.C1902]-6.75;2)" office:value-type="float" office:value="0.0688174051866665" calcext:value-type="float">
            <text:p>0.0688174052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828599" calcext:value-type="float">
            <text:p>6.828599</text:p>
          </table:table-cell>
          <table:table-cell office:value-type="float" office:value="6.4841546735" calcext:value-type="float">
            <text:p>6.4841546735</text:p>
          </table:table-cell>
          <table:table-cell table:formula="of:=POWER([.C1903]-6.75;2)" office:value-type="float" office:value="0.0706737376218916" calcext:value-type="float">
            <text:p>0.0706737376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824328" calcext:value-type="float">
            <text:p>6.824328</text:p>
          </table:table-cell>
          <table:table-cell office:value-type="float" office:value="6.480603701" calcext:value-type="float">
            <text:p>6.480603701</text:p>
          </table:table-cell>
          <table:table-cell table:formula="of:=POWER([.C1904]-6.75;2)" office:value-type="float" office:value="0.0725743659148975" calcext:value-type="float">
            <text:p>0.0725743659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819092" calcext:value-type="float">
            <text:p>6.819092</text:p>
          </table:table-cell>
          <table:table-cell office:value-type="float" office:value="6.4770232396" calcext:value-type="float">
            <text:p>6.4770232396</text:p>
          </table:table-cell>
          <table:table-cell table:formula="of:=POWER([.C1905]-6.75;2)" office:value-type="float" office:value="0.0745163117184789" calcext:value-type="float">
            <text:p>0.0745163117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812793" calcext:value-type="float">
            <text:p>6.812793</text:p>
          </table:table-cell>
          <table:table-cell office:value-type="float" office:value="6.4734225158" calcext:value-type="float">
            <text:p>6.4734225158</text:p>
          </table:table-cell>
          <table:table-cell table:formula="of:=POWER([.C1906]-6.75;2)" office:value-type="float" office:value="0.0764951047664011" calcext:value-type="float">
            <text:p>0.0764951048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805405" calcext:value-type="float">
            <text:p>6.805405</text:p>
          </table:table-cell>
          <table:table-cell office:value-type="float" office:value="6.4698121915" calcext:value-type="float">
            <text:p>6.4698121915</text:p>
          </table:table-cell>
          <table:table-cell table:formula="of:=POWER([.C1907]-6.75;2)" office:value-type="float" office:value="0.0785052080320327" calcext:value-type="float">
            <text:p>0.078505208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796924" calcext:value-type="float">
            <text:p>6.796924</text:p>
          </table:table-cell>
          <table:table-cell office:value-type="float" office:value="6.4662036667" calcext:value-type="float">
            <text:p>6.4662036667</text:p>
          </table:table-cell>
          <table:table-cell table:formula="of:=POWER([.C1908]-6.75;2)" office:value-type="float" office:value="0.0805403587945246" calcext:value-type="float">
            <text:p>0.0805403588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787342" calcext:value-type="float">
            <text:p>6.787342</text:p>
          </table:table-cell>
          <table:table-cell office:value-type="float" office:value="6.4626088804" calcext:value-type="float">
            <text:p>6.4626088804</text:p>
          </table:table-cell>
          <table:table-cell table:formula="of:=POWER([.C1909]-6.75;2)" office:value-type="float" office:value="0.0825936556249413" calcext:value-type="float">
            <text:p>0.0825936556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776622" calcext:value-type="float">
            <text:p>6.776622</text:p>
          </table:table-cell>
          <table:table-cell office:value-type="float" office:value="6.4590403846" calcext:value-type="float">
            <text:p>6.4590403846</text:p>
          </table:table-cell>
          <table:table-cell table:formula="of:=POWER([.C1910]-6.75;2)" office:value-type="float" office:value="0.0846574977937161" calcext:value-type="float">
            <text:p>0.0846574978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764706" calcext:value-type="float">
            <text:p>6.764706</text:p>
          </table:table-cell>
          <table:table-cell office:value-type="float" office:value="6.4555117" calcext:value-type="float">
            <text:p>6.4555117</text:p>
          </table:table-cell>
          <table:table-cell table:formula="of:=POWER([.C1911]-6.75;2)" office:value-type="float" office:value="0.0867233588368902" calcext:value-type="float">
            <text:p>0.0867233588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751525" calcext:value-type="float">
            <text:p>6.751525</text:p>
          </table:table-cell>
          <table:table-cell office:value-type="float" office:value="6.4520376067" calcext:value-type="float">
            <text:p>6.4520376067</text:p>
          </table:table-cell>
          <table:table-cell table:formula="of:=POWER([.C1912]-6.75;2)" office:value-type="float" office:value="0.0887815878210637" calcext:value-type="float">
            <text:p>0.0887815878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737014" calcext:value-type="float">
            <text:p>6.737014</text:p>
          </table:table-cell>
          <table:table-cell office:value-type="float" office:value="6.4486343409" calcext:value-type="float">
            <text:p>6.4486343409</text:p>
          </table:table-cell>
          <table:table-cell table:formula="of:=POWER([.C1913]-6.75;2)" office:value-type="float" office:value="0.0908212604847774" calcext:value-type="float">
            <text:p>0.0908212605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721115" calcext:value-type="float">
            <text:p>6.721115</text:p>
          </table:table-cell>
          <table:table-cell office:value-type="float" office:value="6.4453196322" calcext:value-type="float">
            <text:p>6.4453196322</text:p>
          </table:table-cell>
          <table:table-cell table:formula="of:=POWER([.C1914]-6.75;2)" office:value-type="float" office:value="0.0928301265227431" calcext:value-type="float">
            <text:p>0.0928301265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703784" calcext:value-type="float">
            <text:p>6.703784</text:p>
          </table:table-cell>
          <table:table-cell office:value-type="float" office:value="6.4421127093" calcext:value-type="float">
            <text:p>6.4421127093</text:p>
          </table:table-cell>
          <table:table-cell table:formula="of:=POWER([.C1915]-6.75;2)" office:value-type="float" office:value="0.0947945837745864" calcext:value-type="float">
            <text:p>0.0947945838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684997" calcext:value-type="float">
            <text:p>6.684997</text:p>
          </table:table-cell>
          <table:table-cell office:value-type="float" office:value="6.4390342235" calcext:value-type="float">
            <text:p>6.4390342235</text:p>
          </table:table-cell>
          <table:table-cell table:formula="of:=POWER([.C1916]-6.75;2)" office:value-type="float" office:value="0.0966997141542478" calcext:value-type="float">
            <text:p>0.0966997142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664789" calcext:value-type="float">
            <text:p>6.664789</text:p>
          </table:table-cell>
          <table:table-cell office:value-type="float" office:value="6.4361060952" calcext:value-type="float">
            <text:p>6.4361060952</text:p>
          </table:table-cell>
          <table:table-cell table:formula="of:=POWER([.C1917]-6.75;2)" office:value-type="float" office:value="0.0985293834705912" calcext:value-type="float">
            <text:p>0.0985293835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643296" calcext:value-type="float">
            <text:p>6.643296</text:p>
          </table:table-cell>
          <table:table-cell office:value-type="float" office:value="6.4333508795" calcext:value-type="float">
            <text:p>6.4333508795</text:p>
          </table:table-cell>
          <table:table-cell table:formula="of:=POWER([.C1918]-6.75;2)" office:value-type="float" office:value="0.100266665513424" calcext:value-type="float">
            <text:p>0.1002666655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62082" calcext:value-type="float">
            <text:p>6.62082</text:p>
          </table:table-cell>
          <table:table-cell office:value-type="float" office:value="6.4307905732" calcext:value-type="float">
            <text:p>6.4307905732</text:p>
          </table:table-cell>
          <table:table-cell table:formula="of:=POWER([.C1919]-6.75;2)" office:value-type="float" office:value="0.101894658157984" calcext:value-type="float">
            <text:p>0.1018946582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597869" calcext:value-type="float">
            <text:p>6.597869</text:p>
          </table:table-cell>
          <table:table-cell office:value-type="float" office:value="6.4284445309" calcext:value-type="float">
            <text:p>6.4284445309</text:p>
          </table:table-cell>
          <table:table-cell table:formula="of:=POWER([.C1920]-6.75;2)" office:value-type="float" office:value="0.103397919708121" calcext:value-type="float">
            <text:p>0.1033979197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575144" calcext:value-type="float">
            <text:p>6.575144</text:p>
          </table:table-cell>
          <table:table-cell office:value-type="float" office:value="6.426326725" calcext:value-type="float">
            <text:p>6.426326725</text:p>
          </table:table-cell>
          <table:table-cell table:formula="of:=POWER([.C1921]-6.75;2)" office:value-type="float" office:value="0.104764388949226" calcext:value-type="float">
            <text:p>0.1047643889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553474" calcext:value-type="float">
            <text:p>6.553474</text:p>
          </table:table-cell>
          <table:table-cell office:value-type="float" office:value="6.424442962" calcext:value-type="float">
            <text:p>6.424442962</text:p>
          </table:table-cell>
          <table:table-cell table:formula="of:=POWER([.C1922]-6.75;2)" office:value-type="float" office:value="0.105987384991334" calcext:value-type="float">
            <text:p>0.105987385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533682" calcext:value-type="float">
            <text:p>6.533682</text:p>
          </table:table-cell>
          <table:table-cell office:value-type="float" office:value="6.4227887179" calcext:value-type="float">
            <text:p>6.4227887179</text:p>
          </table:table-cell>
          <table:table-cell table:formula="of:=POWER([.C1923]-6.75;2)" office:value-type="float" office:value="0.107067223133526" calcext:value-type="float">
            <text:p>0.1070672231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516429" calcext:value-type="float">
            <text:p>6.516429</text:p>
          </table:table-cell>
          <table:table-cell office:value-type="float" office:value="6.4213485455" calcext:value-type="float">
            <text:p>6.4213485455</text:p>
          </table:table-cell>
          <table:table-cell table:formula="of:=POWER([.C1924]-6.75;2)" office:value-type="float" office:value="0.108011778544966" calcext:value-type="float">
            <text:p>0.1080117785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502074" calcext:value-type="float">
            <text:p>6.502074</text:p>
          </table:table-cell>
          <table:table-cell office:value-type="float" office:value="6.4200974868" calcext:value-type="float">
            <text:p>6.4200974868</text:p>
          </table:table-cell>
          <table:table-cell table:formula="of:=POWER([.C1925]-6.75;2)" office:value-type="float" office:value="0.108835668215676" calcext:value-type="float">
            <text:p>0.1088356682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490595" calcext:value-type="float">
            <text:p>6.490595</text:p>
          </table:table-cell>
          <table:table-cell office:value-type="float" office:value="6.4190044667" calcext:value-type="float">
            <text:p>6.4190044667</text:p>
          </table:table-cell>
          <table:table-cell table:formula="of:=POWER([.C1926]-6.75;2)" office:value-type="float" office:value="0.109558043064552" calcext:value-type="float">
            <text:p>0.1095580431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481584" calcext:value-type="float">
            <text:p>6.481584</text:p>
          </table:table-cell>
          <table:table-cell office:value-type="float" office:value="6.418037027" calcext:value-type="float">
            <text:p>6.418037027</text:p>
          </table:table-cell>
          <table:table-cell table:formula="of:=POWER([.C1927]-6.75;2)" office:value-type="float" office:value="0.110199415442998" calcext:value-type="float">
            <text:p>0.1101994154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474319" calcext:value-type="float">
            <text:p>6.474319</text:p>
          </table:table-cell>
          <table:table-cell office:value-type="float" office:value="6.4171665205" calcext:value-type="float">
            <text:p>6.4171665205</text:p>
          </table:table-cell>
          <table:table-cell table:formula="of:=POWER([.C1928]-6.75;2)" office:value-type="float" office:value="0.110778125076077" calcext:value-type="float">
            <text:p>0.1107781251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467872" calcext:value-type="float">
            <text:p>6.467872</text:p>
          </table:table-cell>
          <table:table-cell office:value-type="float" office:value="6.4163727361" calcext:value-type="float">
            <text:p>6.4163727361</text:p>
          </table:table-cell>
          <table:table-cell table:formula="of:=POWER([.C1929]-6.75;2)" office:value-type="float" office:value="0.111307151217401" calcext:value-type="float">
            <text:p>0.1113071512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461224" calcext:value-type="float">
            <text:p>6.461224</text:p>
          </table:table-cell>
          <table:table-cell office:value-type="float" office:value="6.4156473944" calcext:value-type="float">
            <text:p>6.4156473944</text:p>
          </table:table-cell>
          <table:table-cell table:formula="of:=POWER([.C1930]-6.75;2)" office:value-type="float" office:value="0.111791664871509" calcext:value-type="float">
            <text:p>0.1117916649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453371" calcext:value-type="float">
            <text:p>6.453371</text:p>
          </table:table-cell>
          <table:table-cell office:value-type="float" office:value="6.4149963" calcext:value-type="float">
            <text:p>6.4149963</text:p>
          </table:table-cell>
          <table:table-cell table:formula="of:=POWER([.C1931]-6.75;2)" office:value-type="float" office:value="0.11222747901369" calcext:value-type="float">
            <text:p>0.112227479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443404" calcext:value-type="float">
            <text:p>6.443404</text:p>
          </table:table-cell>
          <table:table-cell office:value-type="float" office:value="6.4144401449" calcext:value-type="float">
            <text:p>6.4144401449</text:p>
          </table:table-cell>
          <table:table-cell table:formula="of:=POWER([.C1932]-6.75;2)" office:value-type="float" office:value="0.112600416354733" calcext:value-type="float">
            <text:p>0.1126004164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430585" calcext:value-type="float">
            <text:p>6.430585</text:p>
          </table:table-cell>
          <table:table-cell office:value-type="float" office:value="6.4140142059" calcext:value-type="float">
            <text:p>6.4140142059</text:p>
          </table:table-cell>
          <table:table-cell table:formula="of:=POWER([.C1933]-6.75;2)" office:value-type="float" office:value="0.112886453837008" calcext:value-type="float">
            <text:p>0.1128864538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414432" calcext:value-type="float">
            <text:p>6.414432</text:p>
          </table:table-cell>
          <table:table-cell office:value-type="float" office:value="6.4137668806" calcext:value-type="float">
            <text:p>6.4137668806</text:p>
          </table:table-cell>
          <table:table-cell table:formula="of:=POWER([.C1934]-6.75;2)" office:value-type="float" office:value="0.113052710581455" calcext:value-type="float">
            <text:p>0.1130527106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394809" calcext:value-type="float">
            <text:p>6.394809</text:p>
          </table:table-cell>
          <table:table-cell office:value-type="float" office:value="6.413756803" calcext:value-type="float">
            <text:p>6.413756803</text:p>
          </table:table-cell>
          <table:table-cell table:formula="of:=POWER([.C1935]-6.75;2)" office:value-type="float" office:value="0.113059487528781" calcext:value-type="float">
            <text:p>0.1130594875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372025" calcext:value-type="float">
            <text:p>6.372025</text:p>
          </table:table-cell>
          <table:table-cell office:value-type="float" office:value="6.4140483077" calcext:value-type="float">
            <text:p>6.4140483077</text:p>
          </table:table-cell>
          <table:table-cell table:formula="of:=POWER([.C1936]-6.75;2)" office:value-type="float" office:value="0.112863539559234" calcext:value-type="float">
            <text:p>0.1128635396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346906" calcext:value-type="float">
            <text:p>6.346906</text:p>
          </table:table-cell>
          <table:table-cell office:value-type="float" office:value="6.4147049219" calcext:value-type="float">
            <text:p>6.4147049219</text:p>
          </table:table-cell>
          <table:table-cell table:formula="of:=POWER([.C1937]-6.75;2)" office:value-type="float" office:value="0.112422789398085" calcext:value-type="float">
            <text:p>0.1124227894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320804" calcext:value-type="float">
            <text:p>6.320804</text:p>
          </table:table-cell>
          <table:table-cell office:value-type="float" office:value="6.4157810952" calcext:value-type="float">
            <text:p>6.4157810952</text:p>
          </table:table-cell>
          <table:table-cell table:formula="of:=POWER([.C1938]-6.75;2)" office:value-type="float" office:value="0.111702276325712" calcext:value-type="float">
            <text:p>0.1117022763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29552" calcext:value-type="float">
            <text:p>6.29552</text:p>
          </table:table-cell>
          <table:table-cell office:value-type="float" office:value="6.4173129839" calcext:value-type="float">
            <text:p>6.4173129839</text:p>
          </table:table-cell>
          <table:table-cell table:formula="of:=POWER([.C1939]-6.75;2)" office:value-type="float" office:value="0.110680650681522" calcext:value-type="float">
            <text:p>0.1106806507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273122" calcext:value-type="float">
            <text:p>6.273122</text:p>
          </table:table-cell>
          <table:table-cell office:value-type="float" office:value="6.4193095902" calcext:value-type="float">
            <text:p>6.4193095902</text:p>
          </table:table-cell>
          <table:table-cell table:formula="of:=POWER([.C1940]-6.75;2)" office:value-type="float" office:value="0.109356147133692" calcext:value-type="float">
            <text:p>0.1093561471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25565" calcext:value-type="float">
            <text:p>6.25565</text:p>
          </table:table-cell>
          <table:table-cell office:value-type="float" office:value="6.42174605" calcext:value-type="float">
            <text:p>6.42174605</text:p>
          </table:table-cell>
          <table:table-cell table:formula="of:=POWER([.C1941]-6.75;2)" office:value-type="float" office:value="0.107750655690602" calcext:value-type="float">
            <text:p>0.1077506557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244763" calcext:value-type="float">
            <text:p>6.244763</text:p>
          </table:table-cell>
          <table:table-cell office:value-type="float" office:value="6.4245612373" calcext:value-type="float">
            <text:p>6.4245612373</text:p>
          </table:table-cell>
          <table:table-cell table:formula="of:=POWER([.C1942]-6.75;2)" office:value-type="float" office:value="0.105910388267707" calcext:value-type="float">
            <text:p>0.1059103883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241392" calcext:value-type="float">
            <text:p>6.241392</text:p>
          </table:table-cell>
          <table:table-cell office:value-type="float" office:value="6.4276612069" calcext:value-type="float">
            <text:p>6.4276612069</text:p>
          </table:table-cell>
          <table:table-cell table:formula="of:=POWER([.C1943]-6.75;2)" office:value-type="float" office:value="0.103902297537165" calcext:value-type="float">
            <text:p>0.1039022975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245489" calcext:value-type="float">
            <text:p>6.245489</text:p>
          </table:table-cell>
          <table:table-cell office:value-type="float" office:value="6.4309290877" calcext:value-type="float">
            <text:p>6.4309290877</text:p>
          </table:table-cell>
          <table:table-cell table:formula="of:=POWER([.C1944]-6.75;2)" office:value-type="float" office:value="0.101806247075954" calcext:value-type="float">
            <text:p>0.1018062471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255961" calcext:value-type="float">
            <text:p>6.255961</text:p>
          </table:table-cell>
          <table:table-cell office:value-type="float" office:value="6.4342405179" calcext:value-type="float">
            <text:p>6.4342405179</text:p>
          </table:table-cell>
          <table:table-cell table:formula="of:=POWER([.C1945]-6.75;2)" office:value-type="float" office:value="0.0997040505360601" calcext:value-type="float">
            <text:p>0.0997040505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270851" calcext:value-type="float">
            <text:p>6.270851</text:p>
          </table:table-cell>
          <table:table-cell office:value-type="float" office:value="6.4374819636" calcext:value-type="float">
            <text:p>6.4374819636</text:p>
          </table:table-cell>
          <table:table-cell table:formula="of:=POWER([.C1946]-6.75;2)" office:value-type="float" office:value="0.0976675230753119" calcext:value-type="float">
            <text:p>0.0976675231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287753" calcext:value-type="float">
            <text:p>6.287753</text:p>
          </table:table-cell>
          <table:table-cell office:value-type="float" office:value="6.4405677222" calcext:value-type="float">
            <text:p>6.4405677222</text:p>
          </table:table-cell>
          <table:table-cell table:formula="of:=POWER([.C1947]-6.75;2)" office:value-type="float" office:value="0.0957483345444964" calcext:value-type="float">
            <text:p>0.0957483345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304426" calcext:value-type="float">
            <text:p>6.304426</text:p>
          </table:table-cell>
          <table:table-cell office:value-type="float" office:value="6.4434510189" calcext:value-type="float">
            <text:p>6.4434510189</text:p>
          </table:table-cell>
          <table:table-cell table:formula="of:=POWER([.C1948]-6.75;2)" office:value-type="float" office:value="0.093972277813448" calcext:value-type="float">
            <text:p>0.0939722778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319538" calcext:value-type="float">
            <text:p>6.319538</text:p>
          </table:table-cell>
          <table:table-cell office:value-type="float" office:value="6.4461245769" calcext:value-type="float">
            <text:p>6.4461245769</text:p>
          </table:table-cell>
          <table:table-cell table:formula="of:=POWER([.C1949]-6.75;2)" office:value-type="float" office:value="0.092340272764204" calcext:value-type="float">
            <text:p>0.0923402728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333627" calcext:value-type="float">
            <text:p>6.333627</text:p>
          </table:table-cell>
          <table:table-cell office:value-type="float" office:value="6.4486066667" calcext:value-type="float">
            <text:p>6.4486066667</text:p>
          </table:table-cell>
          <table:table-cell table:formula="of:=POWER([.C1950]-6.75;2)" office:value-type="float" office:value="0.0908379413576849" calcext:value-type="float">
            <text:p>0.0908379414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350848" calcext:value-type="float">
            <text:p>6.350848</text:p>
          </table:table-cell>
          <table:table-cell office:value-type="float" office:value="6.45090626" calcext:value-type="float">
            <text:p>6.45090626</text:p>
          </table:table-cell>
          <table:table-cell table:formula="of:=POWER([.C1951]-6.75;2)" office:value-type="float" office:value="0.0894570653071876" calcext:value-type="float">
            <text:p>0.0894570653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384455" calcext:value-type="float">
            <text:p>6.384455</text:p>
          </table:table-cell>
          <table:table-cell office:value-type="float" office:value="6.4529482653" calcext:value-type="float">
            <text:p>6.4529482653</text:p>
          </table:table-cell>
          <table:table-cell table:formula="of:=POWER([.C1952]-6.75;2)" office:value-type="float" office:value="0.0882397330882793" calcext:value-type="float">
            <text:p>0.0882397331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487191" calcext:value-type="float">
            <text:p>6.487191</text:p>
          </table:table-cell>
          <table:table-cell office:value-type="float" office:value="6.4543752083" calcext:value-type="float">
            <text:p>6.4543752083</text:p>
          </table:table-cell>
          <table:table-cell table:formula="of:=POWER([.C1953]-6.75;2)" office:value-type="float" office:value="0.0873940174676683" calcext:value-type="float">
            <text:p>0.0873940175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7.388746" calcext:value-type="float">
            <text:p>7.388746</text:p>
          </table:table-cell>
          <table:table-cell office:value-type="float" office:value="6.453677" calcext:value-type="float">
            <text:p>6.453677</text:p>
          </table:table-cell>
          <table:table-cell table:formula="of:=POWER([.C1954]-6.75;2)" office:value-type="float" office:value="0.0878073203290001" calcext:value-type="float">
            <text:p>0.0878073203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5.643233" calcext:value-type="float">
            <text:p>5.643233</text:p>
          </table:table-cell>
          <table:table-cell office:value-type="float" office:value="6.433349413" calcext:value-type="float">
            <text:p>6.433349413</text:p>
          </table:table-cell>
          <table:table-cell table:formula="of:=POWER([.C1955]-6.75;2)" office:value-type="float" office:value="0.100267594247444" calcext:value-type="float">
            <text:p>0.1002675942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.939296" calcext:value-type="float">
            <text:p>5.939296</text:p>
          </table:table-cell>
          <table:table-cell office:value-type="float" office:value="6.4509075556" calcext:value-type="float">
            <text:p>6.4509075556</text:p>
          </table:table-cell>
          <table:table-cell table:formula="of:=POWER([.C1956]-6.75;2)" office:value-type="float" office:value="0.0894562902971673" calcext:value-type="float">
            <text:p>0.0894562903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011572" calcext:value-type="float">
            <text:p>6.011572</text:p>
          </table:table-cell>
          <table:table-cell office:value-type="float" office:value="6.4625350909" calcext:value-type="float">
            <text:p>6.4625350909</text:p>
          </table:table-cell>
          <table:table-cell table:formula="of:=POWER([.C1957]-6.75;2)" office:value-type="float" office:value="0.0826360739638711" calcext:value-type="float">
            <text:p>0.082636074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050215" calcext:value-type="float">
            <text:p>6.050215</text:p>
          </table:table-cell>
          <table:table-cell office:value-type="float" office:value="6.4730226047" calcext:value-type="float">
            <text:p>6.4730226047</text:p>
          </table:table-cell>
          <table:table-cell table:formula="of:=POWER([.C1958]-6.75;2)" office:value-type="float" office:value="0.0767164775071726" calcext:value-type="float">
            <text:p>0.0767164775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084517" calcext:value-type="float">
            <text:p>6.084517</text:p>
          </table:table-cell>
          <table:table-cell office:value-type="float" office:value="6.4830894524" calcext:value-type="float">
            <text:p>6.4830894524</text:p>
          </table:table-cell>
          <table:table-cell table:formula="of:=POWER([.C1959]-6.75;2)" office:value-type="float" office:value="0.071241240420132" calcext:value-type="float">
            <text:p>0.0712412404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123063" calcext:value-type="float">
            <text:p>6.123063</text:p>
          </table:table-cell>
          <table:table-cell office:value-type="float" office:value="6.4928107317" calcext:value-type="float">
            <text:p>6.4928107317</text:p>
          </table:table-cell>
          <table:table-cell table:formula="of:=POWER([.C1960]-6.75;2)" office:value-type="float" office:value="0.0661463197286895" calcext:value-type="float">
            <text:p>0.0661463197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167923" calcext:value-type="float">
            <text:p>6.167923</text:p>
          </table:table-cell>
          <table:table-cell office:value-type="float" office:value="6.502054425" calcext:value-type="float">
            <text:p>6.502054425</text:p>
          </table:table-cell>
          <table:table-cell table:formula="of:=POWER([.C1961]-6.75;2)" office:value-type="float" office:value="0.0614770081620807" calcext:value-type="float">
            <text:p>0.0614770082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217783" calcext:value-type="float">
            <text:p>6.217783</text:p>
          </table:table-cell>
          <table:table-cell office:value-type="float" office:value="6.5106218974" calcext:value-type="float">
            <text:p>6.5106218974</text:p>
          </table:table-cell>
          <table:table-cell table:formula="of:=POWER([.C1962]-6.75;2)" office:value-type="float" office:value="0.0573018760043761" calcext:value-type="float">
            <text:p>0.057301876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269218" calcext:value-type="float">
            <text:p>6.269218</text:p>
          </table:table-cell>
          <table:table-cell office:value-type="float" office:value="6.5183281842" calcext:value-type="float">
            <text:p>6.5183281842</text:p>
          </table:table-cell>
          <table:table-cell table:formula="of:=POWER([.C1963]-6.75;2)" office:value-type="float" office:value="0.0536718302360693" calcext:value-type="float">
            <text:p>0.0536718302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317728" calcext:value-type="float">
            <text:p>6.317728</text:p>
          </table:table-cell>
          <table:table-cell office:value-type="float" office:value="6.5250608919" calcext:value-type="float">
            <text:p>6.5250608919</text:p>
          </table:table-cell>
          <table:table-cell table:formula="of:=POWER([.C1964]-6.75;2)" office:value-type="float" office:value="0.0505976023528235" calcext:value-type="float">
            <text:p>0.0505976024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358781" calcext:value-type="float">
            <text:p>6.358781</text:p>
          </table:table-cell>
          <table:table-cell office:value-type="float" office:value="6.5308201389" calcext:value-type="float">
            <text:p>6.5308201389</text:p>
          </table:table-cell>
          <table:table-cell table:formula="of:=POWER([.C1965]-6.75;2)" office:value-type="float" office:value="0.0480398115118152" calcext:value-type="float">
            <text:p>0.0480398115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388808" calcext:value-type="float">
            <text:p>6.388808</text:p>
          </table:table-cell>
          <table:table-cell office:value-type="float" office:value="6.5357355429" calcext:value-type="float">
            <text:p>6.5357355429</text:p>
          </table:table-cell>
          <table:table-cell table:formula="of:=POWER([.C1966]-6.75;2)" office:value-type="float" office:value="0.0459092575763576" calcext:value-type="float">
            <text:p>0.0459092576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405959" calcext:value-type="float">
            <text:p>6.405959</text:p>
          </table:table-cell>
          <table:table-cell office:value-type="float" office:value="6.5400569412" calcext:value-type="float">
            <text:p>6.5400569412</text:p>
          </table:table-cell>
          <table:table-cell table:formula="of:=POWER([.C1967]-6.75;2)" office:value-type="float" office:value="0.0440760879383004" calcext:value-type="float">
            <text:p>0.0440760879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410478" calcext:value-type="float">
            <text:p>6.410478</text:p>
          </table:table-cell>
          <table:table-cell office:value-type="float" office:value="6.5441205152" calcext:value-type="float">
            <text:p>6.5441205152</text:p>
          </table:table-cell>
          <table:table-cell table:formula="of:=POWER([.C1968]-6.75;2)" office:value-type="float" office:value="0.0423863622615133" calcext:value-type="float">
            <text:p>0.0423863623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404623" calcext:value-type="float">
            <text:p>6.404623</text:p>
          </table:table-cell>
          <table:table-cell office:value-type="float" office:value="6.5482968438" calcext:value-type="float">
            <text:p>6.5482968438</text:p>
          </table:table-cell>
          <table:table-cell table:formula="of:=POWER([.C1969]-6.75;2)" office:value-type="float" office:value="0.0406841632210415" calcext:value-type="float">
            <text:p>0.0406841632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392166" calcext:value-type="float">
            <text:p>6.392166</text:p>
          </table:table-cell>
          <table:table-cell office:value-type="float" office:value="6.5529314839" calcext:value-type="float">
            <text:p>6.5529314839</text:p>
          </table:table-cell>
          <table:table-cell table:formula="of:=POWER([.C1970]-6.75;2)" office:value-type="float" office:value="0.0388360000378559" calcext:value-type="float">
            <text:p>0.038836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3776" calcext:value-type="float">
            <text:p>6.3776</text:p>
          </table:table-cell>
          <table:table-cell office:value-type="float" office:value="6.5582903333" calcext:value-type="float">
            <text:p>6.5582903333</text:p>
          </table:table-cell>
          <table:table-cell table:formula="of:=POWER([.C1971]-6.75;2)" office:value-type="float" office:value="0.0367525963062249" calcext:value-type="float">
            <text:p>0.0367525963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365246" calcext:value-type="float">
            <text:p>6.365246</text:p>
          </table:table-cell>
          <table:table-cell office:value-type="float" office:value="6.5645210345" calcext:value-type="float">
            <text:p>6.5645210345</text:p>
          </table:table-cell>
          <table:table-cell table:formula="of:=POWER([.C1972]-6.75;2)" office:value-type="float" office:value="0.0344024466429501" calcext:value-type="float">
            <text:p>0.0344024466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35847" calcext:value-type="float">
            <text:p>6.35847</text:p>
          </table:table-cell>
          <table:table-cell office:value-type="float" office:value="6.571638" calcext:value-type="float">
            <text:p>6.571638</text:p>
          </table:table-cell>
          <table:table-cell table:formula="of:=POWER([.C1973]-6.75;2)" office:value-type="float" office:value="0.031813003044" calcext:value-type="float">
            <text:p>0.03181300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359179" calcext:value-type="float">
            <text:p>6.359179</text:p>
          </table:table-cell>
          <table:table-cell office:value-type="float" office:value="6.5795331111" calcext:value-type="float">
            <text:p>6.5795331111</text:p>
          </table:table-cell>
          <table:table-cell table:formula="of:=POWER([.C1974]-6.75;2)" office:value-type="float" office:value="0.029058960211245" calcext:value-type="float">
            <text:p>0.0290589602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367682" calcext:value-type="float">
            <text:p>6.367682</text:p>
          </table:table-cell>
          <table:table-cell office:value-type="float" office:value="6.5880082692" calcext:value-type="float">
            <text:p>6.5880082692</text:p>
          </table:table-cell>
          <table:table-cell table:formula="of:=POWER([.C1975]-6.75;2)" office:value-type="float" office:value="0.0262413208475795" calcext:value-type="float">
            <text:p>0.0262413208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382894" calcext:value-type="float">
            <text:p>6.382894</text:p>
          </table:table-cell>
          <table:table-cell office:value-type="float" office:value="6.59682132" calcext:value-type="float">
            <text:p>6.59682132</text:p>
          </table:table-cell>
          <table:table-cell table:formula="of:=POWER([.C1976]-6.75;2)" office:value-type="float" office:value="0.0234637080065424" calcext:value-type="float">
            <text:p>0.023463708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402801" calcext:value-type="float">
            <text:p>6.402801</text:p>
          </table:table-cell>
          <table:table-cell office:value-type="float" office:value="6.6057349583" calcext:value-type="float">
            <text:p>6.6057349583</text:p>
          </table:table-cell>
          <table:table-cell table:formula="of:=POWER([.C1977]-6.75;2)" office:value-type="float" office:value="0.0208124022567027" calcext:value-type="float">
            <text:p>0.0208124023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425026" calcext:value-type="float">
            <text:p>6.425026</text:p>
          </table:table-cell>
          <table:table-cell office:value-type="float" office:value="6.6145581739" calcext:value-type="float">
            <text:p>6.6145581739</text:p>
          </table:table-cell>
          <table:table-cell table:formula="of:=POWER([.C1978]-6.75;2)" office:value-type="float" office:value="0.0183444882573027" calcext:value-type="float">
            <text:p>0.018344488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447397" calcext:value-type="float">
            <text:p>6.447397</text:p>
          </table:table-cell>
          <table:table-cell office:value-type="float" office:value="6.6231732727" calcext:value-type="float">
            <text:p>6.6231732727</text:p>
          </table:table-cell>
          <table:table-cell table:formula="of:=POWER([.C1979]-6.75;2)" office:value-type="float" office:value="0.0160850187576286" calcext:value-type="float">
            <text:p>0.0160850188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468386" calcext:value-type="float">
            <text:p>6.468386</text:p>
          </table:table-cell>
          <table:table-cell office:value-type="float" office:value="6.6315435714" calcext:value-type="float">
            <text:p>6.6315435714</text:p>
          </table:table-cell>
          <table:table-cell table:formula="of:=POWER([.C1980]-6.75;2)" office:value-type="float" office:value="0.0140319254766669" calcext:value-type="float">
            <text:p>0.0140319255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48735" calcext:value-type="float">
            <text:p>6.48735</text:p>
          </table:table-cell>
          <table:table-cell office:value-type="float" office:value="6.63970145" calcext:value-type="float">
            <text:p>6.63970145</text:p>
          </table:table-cell>
          <table:table-cell table:formula="of:=POWER([.C1981]-6.75;2)" office:value-type="float" office:value="0.0121657701321024" calcext:value-type="float">
            <text:p>0.0121657701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504534" calcext:value-type="float">
            <text:p>6.504534</text:p>
          </table:table-cell>
          <table:table-cell office:value-type="float" office:value="6.6477199474" calcext:value-type="float">
            <text:p>6.6477199474</text:p>
          </table:table-cell>
          <table:table-cell table:formula="of:=POWER([.C1982]-6.75;2)" office:value-type="float" office:value="0.0104612091598588" calcext:value-type="float">
            <text:p>0.0104612092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520844" calcext:value-type="float">
            <text:p>6.520844</text:p>
          </table:table-cell>
          <table:table-cell office:value-type="float" office:value="6.6556747222" calcext:value-type="float">
            <text:p>6.6556747222</text:p>
          </table:table-cell>
          <table:table-cell table:formula="of:=POWER([.C1983]-6.75;2)" office:value-type="float" office:value="0.00889725803204724" calcext:value-type="float">
            <text:p>0.008897258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537441" calcext:value-type="float">
            <text:p>6.537441</text:p>
          </table:table-cell>
          <table:table-cell office:value-type="float" office:value="6.6636059412" calcext:value-type="float">
            <text:p>6.6636059412</text:p>
          </table:table-cell>
          <table:table-cell table:formula="of:=POWER([.C1984]-6.75;2)" office:value-type="float" office:value="0.00746393339593783" calcext:value-type="float">
            <text:p>0.0074639334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555274" calcext:value-type="float">
            <text:p>6.555274</text:p>
          </table:table-cell>
          <table:table-cell office:value-type="float" office:value="6.67149125" calcext:value-type="float">
            <text:p>6.67149125</text:p>
          </table:table-cell>
          <table:table-cell table:formula="of:=POWER([.C1985]-6.75;2)" office:value-type="float" office:value="0.00616362382656252" calcext:value-type="float">
            <text:p>0.0061636238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574696" calcext:value-type="float">
            <text:p>6.574696</text:p>
          </table:table-cell>
          <table:table-cell office:value-type="float" office:value="6.6792390667" calcext:value-type="float">
            <text:p>6.6792390667</text:p>
          </table:table-cell>
          <table:table-cell table:formula="of:=POWER([.C1986]-6.75;2)" office:value-type="float" office:value="0.00500710968148703" calcext:value-type="float">
            <text:p>0.005007109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595281" calcext:value-type="float">
            <text:p>6.595281</text:p>
          </table:table-cell>
          <table:table-cell office:value-type="float" office:value="6.6867064286" calcext:value-type="float">
            <text:p>6.6867064286</text:p>
          </table:table-cell>
          <table:table-cell table:formula="of:=POWER([.C1987]-6.75;2)" office:value-type="float" office:value="0.0040060761805669" calcext:value-type="float">
            <text:p>0.0040060762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615915" calcext:value-type="float">
            <text:p>6.615915</text:p>
          </table:table-cell>
          <table:table-cell office:value-type="float" office:value="6.6937391538" calcext:value-type="float">
            <text:p>6.6937391538</text:p>
          </table:table-cell>
          <table:table-cell table:formula="of:=POWER([.C1988]-6.75;2)" office:value-type="float" office:value="0.00316528281514003" calcext:value-type="float">
            <text:p>0.0031652828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635143" calcext:value-type="float">
            <text:p>6.635143</text:p>
          </table:table-cell>
          <table:table-cell office:value-type="float" office:value="6.7002245" calcext:value-type="float">
            <text:p>6.7002245</text:p>
          </table:table-cell>
          <table:table-cell table:formula="of:=POWER([.C1989]-6.75;2)" office:value-type="float" office:value="0.00247760040025" calcext:value-type="float">
            <text:p>0.0024776004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651648" calcext:value-type="float">
            <text:p>6.651648</text:p>
          </table:table-cell>
          <table:table-cell office:value-type="float" office:value="6.706141" calcext:value-type="float">
            <text:p>6.706141</text:p>
          </table:table-cell>
          <table:table-cell table:formula="of:=POWER([.C1990]-6.75;2)" office:value-type="float" office:value="0.00192361188100003" calcext:value-type="float">
            <text:p>0.0019236119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664716" calcext:value-type="float">
            <text:p>6.664716</text:p>
          </table:table-cell>
          <table:table-cell office:value-type="float" office:value="6.7115903" calcext:value-type="float">
            <text:p>6.7115903</text:p>
          </table:table-cell>
          <table:table-cell table:formula="of:=POWER([.C1991]-6.75;2)" office:value-type="float" office:value="0.00147530505408999" calcext:value-type="float">
            <text:p>0.0014753051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674524" calcext:value-type="float">
            <text:p>6.674524</text:p>
          </table:table-cell>
          <table:table-cell office:value-type="float" office:value="6.7167985556" calcext:value-type="float">
            <text:p>6.7167985556</text:p>
          </table:table-cell>
          <table:table-cell table:formula="of:=POWER([.C1992]-6.75;2)" office:value-type="float" office:value="0.00110233591024626" calcext:value-type="float">
            <text:p>0.0011023359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682153" calcext:value-type="float">
            <text:p>6.682153</text:p>
          </table:table-cell>
          <table:table-cell office:value-type="float" office:value="6.722082875" calcext:value-type="float">
            <text:p>6.722082875</text:p>
          </table:table-cell>
          <table:table-cell table:formula="of:=POWER([.C1993]-6.75;2)" office:value-type="float" office:value="0.00077936586826563" calcext:value-type="float">
            <text:p>0.0007793659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689308" calcext:value-type="float">
            <text:p>6.689308</text:p>
          </table:table-cell>
          <table:table-cell office:value-type="float" office:value="6.7277871429" calcext:value-type="float">
            <text:p>6.7277871429</text:p>
          </table:table-cell>
          <table:table-cell table:formula="of:=POWER([.C1994]-6.75;2)" office:value-type="float" office:value="0.000493411020545" calcext:value-type="float">
            <text:p>0.00049341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697814" calcext:value-type="float">
            <text:p>6.697814</text:p>
          </table:table-cell>
          <table:table-cell office:value-type="float" office:value="6.7342003333" calcext:value-type="float">
            <text:p>6.7342003333</text:p>
          </table:table-cell>
          <table:table-cell table:formula="of:=POWER([.C1995]-6.75;2)" office:value-type="float" office:value="0.000249629467831075" calcext:value-type="float">
            <text:p>0.0002496295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709047" calcext:value-type="float">
            <text:p>6.709047</text:p>
          </table:table-cell>
          <table:table-cell office:value-type="float" office:value="6.7414776" calcext:value-type="float">
            <text:p>6.7414776</text:p>
          </table:table-cell>
          <table:table-cell table:formula="of:=POWER([.C1996]-6.75;2)" office:value-type="float" office:value="0.0000726313017600064" calcext:value-type="float">
            <text:p>7.26313017600064E-00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72348" calcext:value-type="float">
            <text:p>6.72348</text:p>
          </table:table-cell>
          <table:table-cell office:value-type="float" office:value="6.74958525" calcext:value-type="float">
            <text:p>6.74958525</text:p>
          </table:table-cell>
          <table:table-cell table:formula="of:=POWER([.C1997]-6.75;2)" office:value-type="float" office:value="0.000000172017562500016" calcext:value-type="float">
            <text:p>0.00000017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740506" calcext:value-type="float">
            <text:p>6.740506</text:p>
          </table:table-cell>
          <table:table-cell office:value-type="float" office:value="6.758287" calcext:value-type="float">
            <text:p>6.758287</text:p>
          </table:table-cell>
          <table:table-cell table:formula="of:=POWER([.C1998]-6.75;2)" office:value-type="float" office:value="0.0000686743690000026" calcext:value-type="float">
            <text:p>6.86743690000026E-00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758598" calcext:value-type="float">
            <text:p>6.758598</text:p>
          </table:table-cell>
          <table:table-cell office:value-type="float" office:value="6.7671775" calcext:value-type="float">
            <text:p>6.7671775</text:p>
          </table:table-cell>
          <table:table-cell table:formula="of:=POWER([.C1999]-6.75;2)" office:value-type="float" office:value="0.000295066506249995" calcext:value-type="float">
            <text:p>0.000295066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6.775757" calcext:value-type="float">
            <text:p>6.775757</text:p>
          </table:table-cell>
          <table:table-cell table:formula="of:=POWER([.C2000]-6.75;2)" office:value-type="float" office:value="0.000663423048999979" calcext:value-type="float">
            <text:p>0.0006634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41:16.054921233</dc:date>
    <meta:document-statistic meta:table-count="1" meta:cell-count="7860" meta:object-count="0"/>
    <meta:generator>LibreOffice/4.2.7.2$Linux_X86_64 LibreOffice_project/420m0$Build-2</meta:generator>
  </office:meta>
</office:document-meta>
</file>